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table:style-name="Default" office:value-type="string">
            <text:p>pex</text:p>
          </table:table-cell>
          <table:table-cell office:value-type="string">
            <text:p>flb</text:p>
          </table:table-cell>
          <table:table-cell table:style-name="Default" office:value-type="string">
            <text:p>fex</text:p>
          </table:table-cell>
          <table:table-cell office:value-type="string">
            <text:p>fub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0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1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0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1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2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0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2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2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3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5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6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7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8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9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0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1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2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5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6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7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9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1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2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3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5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6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7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8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9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0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5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7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8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9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1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3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4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5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1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3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4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1</text:p>
          </table:table-cell>
          <table:table-cell office:value-type="float" office:value="55">
            <text:p>5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2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3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4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2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3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4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5</text:p>
          </table:table-cell>
          <table:table-cell office:value-type="float" office:value="60">
            <text:p>6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5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1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5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2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4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5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1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2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3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5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1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3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4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5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1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2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3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4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5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1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2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3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4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5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1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2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3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4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5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4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6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7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8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2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3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4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5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6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7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8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9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20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0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0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1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0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1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0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1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1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2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0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2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4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6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7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8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9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3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4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5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6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7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8</text:p>
          </table:table-cell>
          <table:table-cell office:value-type="float" office:value="122">
            <text:p>122</text:p>
          </table:table-cell>
          <table:table-cell office:value-type="string">
            <text:p>FALSE</text:p>
          </table:table-cell>
          <table:table-cell office:value-type="float" office:value="150">
            <text:p>150</text:p>
          </table:table-cell>
          <table:table-cell office:value-type="string">
            <text:p>FALSE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9</text:p>
          </table:table-cell>
          <table:table-cell office:value-type="float" office:value="103">
            <text:p>10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  <table:table-cell office:value-type="string">
            <text:p>FALSE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0</text:p>
          </table:table-cell>
          <table:table-cell office:value-type="float" office:value="118">
            <text:p>118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1</text:p>
          </table:table-cell>
          <table:table-cell office:value-type="float" office:value="77">
            <text:p>77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2</text:p>
          </table:table-cell>
          <table:table-cell office:value-type="float" office:value="210">
            <text:p>210</text:p>
          </table:table-cell>
          <table:table-cell office:value-type="string">
            <text:p>FALSE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3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4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5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6</text:p>
          </table:table-cell>
          <table:table-cell office:value-type="float" office:value="168">
            <text:p>168</text:p>
          </table:table-cell>
          <table:table-cell office:value-type="string">
            <text:p>FALSE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7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  <table:table-cell office:value-type="string">
            <text:p>FALSE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8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240">
            <text:p>240</text:p>
          </table:table-cell>
          <table:table-cell office:value-type="string">
            <text:p>FALSE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9</text:p>
          </table:table-cell>
          <table:table-cell office:value-type="float" office:value="228">
            <text:p>228</text:p>
          </table:table-cell>
          <table:table-cell office:value-type="string">
            <text:p>FALSE</text:p>
          </table:table-cell>
          <table:table-cell office:value-type="float" office:value="270">
            <text:p>270</text:p>
          </table:table-cell>
          <table:table-cell office:value-type="string">
            <text:p>FALSE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0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23">
            <text:p>12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2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3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4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2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3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4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0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1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2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3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2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0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2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3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0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2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3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3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4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0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4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0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1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3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4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4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0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2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0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2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4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0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2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4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0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2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3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4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0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2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4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0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2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3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4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0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2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3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4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0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1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2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3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0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2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0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2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3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4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2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3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4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2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3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0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1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2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3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0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2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0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2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3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4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2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4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6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3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4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8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2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6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7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8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0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2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3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6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7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8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9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0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2</text:p>
          </table:table-cell>
          <table:table-cell office:value-type="float" office:value="80">
            <text:p>80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4</text:p>
          </table:table-cell>
          <table:table-cell office:value-type="float" office:value="76">
            <text:p>76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5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6">
            <text:p>76</text:p>
          </table:table-cell>
          <table:table-cell office:value-type="string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6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7</text:p>
          </table:table-cell>
          <table:table-cell office:value-type="float" office:value="97">
            <text:p>97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8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9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0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2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3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4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5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6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119">
            <text:p>119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7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8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9</text:p>
          </table:table-cell>
          <table:table-cell office:value-type="float" office:value="140">
            <text:p>140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30</text:p>
          </table:table-cell>
          <table:table-cell office:value-type="float" office:value="131">
            <text:p>131</text:p>
          </table:table-cell>
          <table:table-cell office:value-type="string">
            <text:p>TRUE</text:p>
          </table:table-cell>
          <table:table-cell office:value-type="float" office:value="117">
            <text:p>117</text:p>
          </table:table-cell>
          <table:table-cell office:value-type="string">
            <text:p>FALSE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1_net1_b6_g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2_net1_b6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3_net1_b8_g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4_net1_b8_g5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5_net1_b10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6_net1_b10_g6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7_net1_b12_g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8_net1_b12_g7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9_net1_b14_g6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0_net1_b14_g8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1_net2_b10_g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2_net2_b10_g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3_net2_b12_g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4_net2_b12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5_net2_b14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6_net2_b14_g6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7_net2_b16_g5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8_net2_b16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9_net2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0_net2_b18_g8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1_net3_b12_g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2_net3_b12_g4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3_net3_b14_g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4_net3_b14_g5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5_net3_b16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6_net3_b16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7_net3_b18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8_net3_b18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9_net3_b20_g6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0_net3_b20_g8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1_net4_b1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2_net4_b14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3_net4_b16_g5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4_net4_b16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5_net4_b18_g4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6_net4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7_net4_b20_g5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8_net4_b20_g7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9_net4_b22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0_net4_b22_g8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1_net5_b22_g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2_net5_b22_g4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3_net5_b2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4_net5_b24_g5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5_net5_b26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6_net5_b26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7_net5_b28_g5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8_net5_b28_g7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9_net5_b30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50_net5_b30_g8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1_net1_b6_g2_t5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2_net1_b6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3_net1_b8_g3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4_net1_b8_g5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5_net1_b10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6_net1_b10_g6_t5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7_net1_b12_g5_t8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8_net1_b12_g7_t8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9_net1_b14_g6_t5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0_net1_b14_g8_t5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1_net2_b10_g2_t3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2_net2_b10_g4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3_net2_b12_g3_t7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4_net2_b12_g5_t3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5_net2_b14_g4_t3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6_net2_b14_g6_t8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7_net2_b16_g5_t2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8_net2_b16_g7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9_net2_b18_g6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0_net2_b18_g8_t9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1_net3_b12_g2_t6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2_net3_b12_g4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3_net3_b14_g3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4_net3_b14_g5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5_net3_b16_g5_t6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6_net3_b16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7_net3_b18_g6_t7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8_net3_b18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9_net3_b20_g6_t7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0_net3_b20_g8_t7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1_net4_b14_g3_t2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2_net4_b14_g5_t3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3_net4_b16_g5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4_net4_b16_g6_t6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5_net4_b18_g4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6_net4_b18_g6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7_net4_b20_g5_t60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8_net4_b20_g7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9_net4_b22_g7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0_net4_b22_g8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1_net5_b22_g2_t20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2_net5_b22_g4_t5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3_net5_b24_g3_t8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4_net5_b24_g5_t8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5_net5_b26_g4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6_net5_b26_g6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7_net5_b28_g5_t5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8_net5_b28_g7_t5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9_net5_b30_g6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50_net5_b30_g8_t5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1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2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3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4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6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7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8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9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2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4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8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7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7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9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4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5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5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6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7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8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9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0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2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3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4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6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7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8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9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0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1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2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3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6</text:p>
          </table:table-cell>
          <table:table-cell office:value-type="float" office:value="36">
            <text:p>36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7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9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0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1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8">
            <text:p>68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2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90">
            <text:p>90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3</text:p>
          </table:table-cell>
          <table:table-cell office:value-type="float" office:value="111">
            <text:p>111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4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5</text:p>
          </table:table-cell>
          <table:table-cell office:value-type="float" office:value="146">
            <text:p>146</text:p>
          </table:table-cell>
          <table:table-cell office:value-type="string">
            <text:p>FALSE</text:p>
          </table:table-cell>
          <table:table-cell office:value-type="float" office:value="164">
            <text:p>164</text:p>
          </table:table-cell>
          <table:table-cell office:value-type="string">
            <text:p>FALSE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6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7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8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35">
            <text:p>135</text:p>
          </table:table-cell>
          <table:table-cell office:value-type="string">
            <text:p>FALS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9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2">
            <text:p>172</text:p>
          </table:table-cell>
          <table:table-cell office:value-type="string">
            <text:p>FALS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4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163">
            <text:p>163</text:p>
          </table:table-cell>
          <table:table-cell office:value-type="string">
            <text:p>FALSE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3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5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6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7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8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9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2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4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5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6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7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9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0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2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3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4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5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6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7</text:p>
          </table:table-cell>
          <table:table-cell office:value-type="float" office:value="82">
            <text:p>82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8</text:p>
          </table:table-cell>
          <table:table-cell office:value-type="float" office:value="86">
            <text:p>86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9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30</text:p>
          </table:table-cell>
          <table:table-cell office:value-type="float" office:value="96">
            <text:p>96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1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5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6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7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8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9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2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3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5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6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7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8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0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2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3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5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6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7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8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9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30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</table:table>
      <table:table table:name="Sheet2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office:value-type="string">
            <text:p>exact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MAX([Sheet1.C2];[Sheet1.E2])" office:value-type="float" office:value="18">
            <text:p>18</text:p>
          </table:table-cell>
          <table:table-cell table:formula="of:=[Sheet1.G2]" office:value-type="float" office:value="18">
            <text:p>18</text:p>
          </table:table-cell>
          <table:table-cell table:formula="of:=OR([Sheet1.D2]=&quot;TRUE&quot;; [Sheet1.F2]=&quot;TRUE&quot;; [.C2]=[.D2])" office:value-type="boolean" office:boolean-value="true">
            <text:p>TRUE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MAX([Sheet1.C3];[Sheet1.E3])" office:value-type="float" office:value="19">
            <text:p>19</text:p>
          </table:table-cell>
          <table:table-cell table:formula="of:=[Sheet1.G3]" office:value-type="float" office:value="19">
            <text:p>19</text:p>
          </table:table-cell>
          <table:table-cell table:formula="of:=OR([Sheet1.D3]=&quot;TRUE&quot;; [Sheet1.F3]=&quot;TRUE&quot;; [.C3]=[.D3])" office:value-type="boolean" office:boolean-value="true">
            <text:p>TRUE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MAX([Sheet1.C4];[Sheet1.E4])" office:value-type="float" office:value="19">
            <text:p>19</text:p>
          </table:table-cell>
          <table:table-cell table:formula="of:=[Sheet1.G4]" office:value-type="float" office:value="19">
            <text:p>19</text:p>
          </table:table-cell>
          <table:table-cell table:formula="of:=OR([Sheet1.D4]=&quot;TRUE&quot;; [Sheet1.F4]=&quot;TRUE&quot;; [.C4]=[.D4])" office:value-type="boolean" office:boolean-value="true">
            <text:p>TRUE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MAX([Sheet1.C5];[Sheet1.E5])" office:value-type="float" office:value="19">
            <text:p>19</text:p>
          </table:table-cell>
          <table:table-cell table:formula="of:=[Sheet1.G5]" office:value-type="float" office:value="19">
            <text:p>19</text:p>
          </table:table-cell>
          <table:table-cell table:formula="of:=OR([Sheet1.D5]=&quot;TRUE&quot;; [Sheet1.F5]=&quot;TRUE&quot;; [.C5]=[.D5])" office:value-type="boolean" office:boolean-value="true">
            <text:p>TRUE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MAX([Sheet1.C6];[Sheet1.E6])" office:value-type="float" office:value="21">
            <text:p>21</text:p>
          </table:table-cell>
          <table:table-cell table:formula="of:=[Sheet1.G6]" office:value-type="float" office:value="21">
            <text:p>21</text:p>
          </table:table-cell>
          <table:table-cell table:formula="of:=OR([Sheet1.D6]=&quot;TRUE&quot;; [Sheet1.F6]=&quot;TRUE&quot;; [.C6]=[.D6])" office:value-type="boolean" office:boolean-value="true">
            <text:p>TRUE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MAX([Sheet1.C7];[Sheet1.E7])" office:value-type="float" office:value="19">
            <text:p>19</text:p>
          </table:table-cell>
          <table:table-cell table:formula="of:=[Sheet1.G7]" office:value-type="float" office:value="19">
            <text:p>19</text:p>
          </table:table-cell>
          <table:table-cell table:formula="of:=OR([Sheet1.D7]=&quot;TRUE&quot;; [Sheet1.F7]=&quot;TRUE&quot;; [.C7]=[.D7])" office:value-type="boolean" office:boolean-value="true">
            <text:p>TRUE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MAX([Sheet1.C8];[Sheet1.E8])" office:value-type="float" office:value="22">
            <text:p>22</text:p>
          </table:table-cell>
          <table:table-cell table:formula="of:=[Sheet1.G8]" office:value-type="float" office:value="22">
            <text:p>22</text:p>
          </table:table-cell>
          <table:table-cell table:formula="of:=OR([Sheet1.D8]=&quot;TRUE&quot;; [Sheet1.F8]=&quot;TRUE&quot;; [.C8]=[.D8])" office:value-type="boolean" office:boolean-value="true">
            <text:p>TRUE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MAX([Sheet1.C9];[Sheet1.E9])" office:value-type="float" office:value="22">
            <text:p>22</text:p>
          </table:table-cell>
          <table:table-cell table:formula="of:=[Sheet1.G9]" office:value-type="float" office:value="22">
            <text:p>22</text:p>
          </table:table-cell>
          <table:table-cell table:formula="of:=OR([Sheet1.D9]=&quot;TRUE&quot;; [Sheet1.F9]=&quot;TRUE&quot;; [.C9]=[.D9])" office:value-type="boolean" office:boolean-value="true">
            <text:p>TRUE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MAX([Sheet1.C10];[Sheet1.E10])" office:value-type="float" office:value="24">
            <text:p>24</text:p>
          </table:table-cell>
          <table:table-cell table:formula="of:=[Sheet1.G10]" office:value-type="float" office:value="24">
            <text:p>24</text:p>
          </table:table-cell>
          <table:table-cell table:formula="of:=OR([Sheet1.D10]=&quot;TRUE&quot;; [Sheet1.F10]=&quot;TRUE&quot;; [.C10]=[.D10])" office:value-type="boolean" office:boolean-value="true">
            <text:p>TRUE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MAX([Sheet1.C11];[Sheet1.E11])" office:value-type="float" office:value="25">
            <text:p>25</text:p>
          </table:table-cell>
          <table:table-cell table:formula="of:=[Sheet1.G11]" office:value-type="float" office:value="25">
            <text:p>25</text:p>
          </table:table-cell>
          <table:table-cell table:formula="of:=OR([Sheet1.D11]=&quot;TRUE&quot;; [Sheet1.F11]=&quot;TRUE&quot;; [.C11]=[.D11])" office:value-type="boolean" office:boolean-value="true">
            <text:p>TRUE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MAX([Sheet1.C12];[Sheet1.E12])" office:value-type="float" office:value="25">
            <text:p>25</text:p>
          </table:table-cell>
          <table:table-cell table:formula="of:=[Sheet1.G12]" office:value-type="float" office:value="25">
            <text:p>25</text:p>
          </table:table-cell>
          <table:table-cell table:formula="of:=OR([Sheet1.D12]=&quot;TRUE&quot;; [Sheet1.F12]=&quot;TRUE&quot;; [.C12]=[.D12])" office:value-type="boolean" office:boolean-value="true">
            <text:p>TRUE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MAX([Sheet1.C13];[Sheet1.E13])" office:value-type="float" office:value="27">
            <text:p>27</text:p>
          </table:table-cell>
          <table:table-cell table:formula="of:=[Sheet1.G13]" office:value-type="float" office:value="27">
            <text:p>27</text:p>
          </table:table-cell>
          <table:table-cell table:formula="of:=OR([Sheet1.D13]=&quot;TRUE&quot;; [Sheet1.F13]=&quot;TRUE&quot;; [.C13]=[.D13])" office:value-type="boolean" office:boolean-value="true">
            <text:p>TRUE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MAX([Sheet1.C14];[Sheet1.E14])" office:value-type="float" office:value="28">
            <text:p>28</text:p>
          </table:table-cell>
          <table:table-cell table:formula="of:=[Sheet1.G14]" office:value-type="float" office:value="28">
            <text:p>28</text:p>
          </table:table-cell>
          <table:table-cell table:formula="of:=OR([Sheet1.D14]=&quot;TRUE&quot;; [Sheet1.F14]=&quot;TRUE&quot;; [.C14]=[.D14])" office:value-type="boolean" office:boolean-value="true">
            <text:p>TRUE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MAX([Sheet1.C15];[Sheet1.E15])" office:value-type="float" office:value="28">
            <text:p>28</text:p>
          </table:table-cell>
          <table:table-cell table:formula="of:=[Sheet1.G15]" office:value-type="float" office:value="28">
            <text:p>28</text:p>
          </table:table-cell>
          <table:table-cell table:formula="of:=OR([Sheet1.D15]=&quot;TRUE&quot;; [Sheet1.F15]=&quot;TRUE&quot;; [.C15]=[.D15])" office:value-type="boolean" office:boolean-value="true">
            <text:p>TRUE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MAX([Sheet1.C16];[Sheet1.E16])" office:value-type="float" office:value="31">
            <text:p>31</text:p>
          </table:table-cell>
          <table:table-cell table:formula="of:=[Sheet1.G16]" office:value-type="float" office:value="31">
            <text:p>31</text:p>
          </table:table-cell>
          <table:table-cell table:formula="of:=OR([Sheet1.D16]=&quot;TRUE&quot;; [Sheet1.F16]=&quot;TRUE&quot;; [.C16]=[.D16])" office:value-type="boolean" office:boolean-value="true">
            <text:p>TRUE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MAX([Sheet1.C17];[Sheet1.E17])" office:value-type="float" office:value="28">
            <text:p>28</text:p>
          </table:table-cell>
          <table:table-cell table:formula="of:=[Sheet1.G17]" office:value-type="float" office:value="28">
            <text:p>28</text:p>
          </table:table-cell>
          <table:table-cell table:formula="of:=OR([Sheet1.D17]=&quot;TRUE&quot;; [Sheet1.F17]=&quot;TRUE&quot;; [.C17]=[.D17])" office:value-type="boolean" office:boolean-value="true">
            <text:p>TRUE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MAX([Sheet1.C18];[Sheet1.E18])" office:value-type="float" office:value="33">
            <text:p>33</text:p>
          </table:table-cell>
          <table:table-cell table:formula="of:=[Sheet1.G18]" office:value-type="float" office:value="33">
            <text:p>33</text:p>
          </table:table-cell>
          <table:table-cell table:formula="of:=OR([Sheet1.D18]=&quot;TRUE&quot;; [Sheet1.F18]=&quot;TRUE&quot;; [.C18]=[.D18])" office:value-type="boolean" office:boolean-value="true">
            <text:p>TRUE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MAX([Sheet1.C19];[Sheet1.E19])" office:value-type="float" office:value="6">
            <text:p>6</text:p>
          </table:table-cell>
          <table:table-cell table:formula="of:=[Sheet1.G19]" office:value-type="float" office:value="6">
            <text:p>6</text:p>
          </table:table-cell>
          <table:table-cell table:formula="of:=OR([Sheet1.D19]=&quot;TRUE&quot;; [Sheet1.F19]=&quot;TRUE&quot;; [.C19]=[.D19])" office:value-type="boolean" office:boolean-value="true">
            <text:p>TRUE</text:p>
          </table:table-cell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MAX([Sheet1.C20];[Sheet1.E20])" office:value-type="float" office:value="6">
            <text:p>6</text:p>
          </table:table-cell>
          <table:table-cell table:formula="of:=[Sheet1.G20]" office:value-type="float" office:value="6">
            <text:p>6</text:p>
          </table:table-cell>
          <table:table-cell table:formula="of:=OR([Sheet1.D20]=&quot;TRUE&quot;; [Sheet1.F20]=&quot;TRUE&quot;; [.C20]=[.D20])" office:value-type="boolean" office:boolean-value="true">
            <text:p>TRUE</text:p>
          </table:table-cell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MAX([Sheet1.C21];[Sheet1.E21])" office:value-type="float" office:value="6">
            <text:p>6</text:p>
          </table:table-cell>
          <table:table-cell table:formula="of:=[Sheet1.G21]" office:value-type="float" office:value="6">
            <text:p>6</text:p>
          </table:table-cell>
          <table:table-cell table:formula="of:=OR([Sheet1.D21]=&quot;TRUE&quot;; [Sheet1.F21]=&quot;TRUE&quot;; [.C21]=[.D21])" office:value-type="boolean" office:boolean-value="true">
            <text:p>TRUE</text:p>
          </table:table-cell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MAX([Sheet1.C22];[Sheet1.E22])" office:value-type="float" office:value="8">
            <text:p>8</text:p>
          </table:table-cell>
          <table:table-cell table:formula="of:=[Sheet1.G22]" office:value-type="float" office:value="8">
            <text:p>8</text:p>
          </table:table-cell>
          <table:table-cell table:formula="of:=OR([Sheet1.D22]=&quot;TRUE&quot;; [Sheet1.F22]=&quot;TRUE&quot;; [.C22]=[.D22])" office:value-type="boolean" office:boolean-value="true">
            <text:p>TRUE</text:p>
          </table:table-cell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MAX([Sheet1.C23];[Sheet1.E23])" office:value-type="float" office:value="7">
            <text:p>7</text:p>
          </table:table-cell>
          <table:table-cell table:formula="of:=[Sheet1.G23]" office:value-type="float" office:value="7">
            <text:p>7</text:p>
          </table:table-cell>
          <table:table-cell table:formula="of:=OR([Sheet1.D23]=&quot;TRUE&quot;; [Sheet1.F23]=&quot;TRUE&quot;; [.C23]=[.D23])" office:value-type="boolean" office:boolean-value="true">
            <text:p>TRUE</text:p>
          </table:table-cell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MAX([Sheet1.C24];[Sheet1.E24])" office:value-type="float" office:value="9">
            <text:p>9</text:p>
          </table:table-cell>
          <table:table-cell table:formula="of:=[Sheet1.G24]" office:value-type="float" office:value="9">
            <text:p>9</text:p>
          </table:table-cell>
          <table:table-cell table:formula="of:=OR([Sheet1.D24]=&quot;TRUE&quot;; [Sheet1.F24]=&quot;TRUE&quot;; [.C24]=[.D24])" office:value-type="boolean" office:boolean-value="true">
            <text:p>TRUE</text:p>
          </table:table-cell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MAX([Sheet1.C25];[Sheet1.E25])" office:value-type="float" office:value="11">
            <text:p>11</text:p>
          </table:table-cell>
          <table:table-cell table:formula="of:=[Sheet1.G25]" office:value-type="float" office:value="11">
            <text:p>11</text:p>
          </table:table-cell>
          <table:table-cell table:formula="of:=OR([Sheet1.D25]=&quot;TRUE&quot;; [Sheet1.F25]=&quot;TRUE&quot;; [.C25]=[.D25])" office:value-type="boolean" office:boolean-value="true">
            <text:p>TRUE</text:p>
          </table:table-cell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MAX([Sheet1.C26];[Sheet1.E26])" office:value-type="float" office:value="10">
            <text:p>10</text:p>
          </table:table-cell>
          <table:table-cell table:formula="of:=[Sheet1.G26]" office:value-type="float" office:value="10">
            <text:p>10</text:p>
          </table:table-cell>
          <table:table-cell table:formula="of:=OR([Sheet1.D26]=&quot;TRUE&quot;; [Sheet1.F26]=&quot;TRUE&quot;; [.C26]=[.D26])" office:value-type="boolean" office:boolean-value="true">
            <text:p>TRUE</text:p>
          </table:table-cell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MAX([Sheet1.C27];[Sheet1.E27])" office:value-type="float" office:value="11">
            <text:p>11</text:p>
          </table:table-cell>
          <table:table-cell table:formula="of:=[Sheet1.G27]" office:value-type="float" office:value="11">
            <text:p>11</text:p>
          </table:table-cell>
          <table:table-cell table:formula="of:=OR([Sheet1.D27]=&quot;TRUE&quot;; [Sheet1.F27]=&quot;TRUE&quot;; [.C27]=[.D27])" office:value-type="boolean" office:boolean-value="true">
            <text:p>TRUE</text:p>
          </table:table-cell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MAX([Sheet1.C28];[Sheet1.E28])" office:value-type="float" office:value="13">
            <text:p>13</text:p>
          </table:table-cell>
          <table:table-cell table:formula="of:=[Sheet1.G28]" office:value-type="float" office:value="13">
            <text:p>13</text:p>
          </table:table-cell>
          <table:table-cell table:formula="of:=OR([Sheet1.D28]=&quot;TRUE&quot;; [Sheet1.F28]=&quot;TRUE&quot;; [.C28]=[.D28])" office:value-type="boolean" office:boolean-value="true">
            <text:p>TRUE</text:p>
          </table:table-cell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MAX([Sheet1.C29];[Sheet1.E29])" office:value-type="float" office:value="12">
            <text:p>12</text:p>
          </table:table-cell>
          <table:table-cell table:formula="of:=[Sheet1.G29]" office:value-type="float" office:value="12">
            <text:p>12</text:p>
          </table:table-cell>
          <table:table-cell table:formula="of:=OR([Sheet1.D29]=&quot;TRUE&quot;; [Sheet1.F29]=&quot;TRUE&quot;; [.C29]=[.D29])" office:value-type="boolean" office:boolean-value="true">
            <text:p>TRUE</text:p>
          </table:table-cell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MAX([Sheet1.C30];[Sheet1.E30])" office:value-type="float" office:value="12">
            <text:p>12</text:p>
          </table:table-cell>
          <table:table-cell table:formula="of:=[Sheet1.G30]" office:value-type="float" office:value="12">
            <text:p>12</text:p>
          </table:table-cell>
          <table:table-cell table:formula="of:=OR([Sheet1.D30]=&quot;TRUE&quot;; [Sheet1.F30]=&quot;TRUE&quot;; [.C30]=[.D30])" office:value-type="boolean" office:boolean-value="true">
            <text:p>TRUE</text:p>
          </table:table-cell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MAX([Sheet1.C31];[Sheet1.E31])" office:value-type="float" office:value="13">
            <text:p>13</text:p>
          </table:table-cell>
          <table:table-cell table:formula="of:=[Sheet1.G31]" office:value-type="float" office:value="13">
            <text:p>13</text:p>
          </table:table-cell>
          <table:table-cell table:formula="of:=OR([Sheet1.D31]=&quot;TRUE&quot;; [Sheet1.F31]=&quot;TRUE&quot;; [.C31]=[.D31])" office:value-type="boolean" office:boolean-value="true">
            <text:p>TRUE</text:p>
          </table:table-cell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MAX([Sheet1.C32];[Sheet1.E32])" office:value-type="float" office:value="13">
            <text:p>13</text:p>
          </table:table-cell>
          <table:table-cell table:formula="of:=[Sheet1.G32]" office:value-type="float" office:value="13">
            <text:p>13</text:p>
          </table:table-cell>
          <table:table-cell table:formula="of:=OR([Sheet1.D32]=&quot;TRUE&quot;; [Sheet1.F32]=&quot;TRUE&quot;; [.C32]=[.D32])" office:value-type="boolean" office:boolean-value="true">
            <text:p>TRUE</text:p>
          </table:table-cell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MAX([Sheet1.C33];[Sheet1.E33])" office:value-type="float" office:value="14">
            <text:p>14</text:p>
          </table:table-cell>
          <table:table-cell table:formula="of:=[Sheet1.G33]" office:value-type="float" office:value="14">
            <text:p>14</text:p>
          </table:table-cell>
          <table:table-cell table:formula="of:=OR([Sheet1.D33]=&quot;TRUE&quot;; [Sheet1.F33]=&quot;TRUE&quot;; [.C33]=[.D33])" office:value-type="boolean" office:boolean-value="true">
            <text:p>TRUE</text:p>
          </table:table-cell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MAX([Sheet1.C34];[Sheet1.E34])" office:value-type="float" office:value="16">
            <text:p>16</text:p>
          </table:table-cell>
          <table:table-cell table:formula="of:=[Sheet1.G34]" office:value-type="float" office:value="16">
            <text:p>16</text:p>
          </table:table-cell>
          <table:table-cell table:formula="of:=OR([Sheet1.D34]=&quot;TRUE&quot;; [Sheet1.F34]=&quot;TRUE&quot;; [.C34]=[.D34])" office:value-type="boolean" office:boolean-value="true">
            <text:p>TRUE</text:p>
          </table:table-cell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MAX([Sheet1.C35];[Sheet1.E35])" office:value-type="float" office:value="16">
            <text:p>16</text:p>
          </table:table-cell>
          <table:table-cell table:formula="of:=[Sheet1.G35]" office:value-type="float" office:value="16">
            <text:p>16</text:p>
          </table:table-cell>
          <table:table-cell table:formula="of:=OR([Sheet1.D35]=&quot;TRUE&quot;; [Sheet1.F35]=&quot;TRUE&quot;; [.C35]=[.D35])" office:value-type="boolean" office:boolean-value="true">
            <text:p>TRUE</text:p>
          </table:table-cell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MAX([Sheet1.C36];[Sheet1.E36])" office:value-type="float" office:value="17">
            <text:p>17</text:p>
          </table:table-cell>
          <table:table-cell table:formula="of:=[Sheet1.G36]" office:value-type="float" office:value="17">
            <text:p>17</text:p>
          </table:table-cell>
          <table:table-cell table:formula="of:=OR([Sheet1.D36]=&quot;TRUE&quot;; [Sheet1.F36]=&quot;TRUE&quot;; [.C36]=[.D36])" office:value-type="boolean" office:boolean-value="true">
            <text:p>TRUE</text:p>
          </table:table-cell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MAX([Sheet1.C37];[Sheet1.E37])" office:value-type="float" office:value="10">
            <text:p>10</text:p>
          </table:table-cell>
          <table:table-cell table:formula="of:=[Sheet1.G37]" office:value-type="float" office:value="10">
            <text:p>10</text:p>
          </table:table-cell>
          <table:table-cell table:formula="of:=OR([Sheet1.D37]=&quot;TRUE&quot;; [Sheet1.F37]=&quot;TRUE&quot;; [.C37]=[.D37])" office:value-type="boolean" office:boolean-value="true">
            <text:p>TRUE</text:p>
          </table:table-cell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MAX([Sheet1.C38];[Sheet1.E38])" office:value-type="float" office:value="22">
            <text:p>22</text:p>
          </table:table-cell>
          <table:table-cell table:formula="of:=[Sheet1.G38]" office:value-type="float" office:value="22">
            <text:p>22</text:p>
          </table:table-cell>
          <table:table-cell table:formula="of:=OR([Sheet1.D38]=&quot;TRUE&quot;; [Sheet1.F38]=&quot;TRUE&quot;; [.C38]=[.D38])" office:value-type="boolean" office:boolean-value="true">
            <text:p>TRUE</text:p>
          </table:table-cell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MAX([Sheet1.C39];[Sheet1.E39])" office:value-type="float" office:value="41">
            <text:p>41</text:p>
          </table:table-cell>
          <table:table-cell table:formula="of:=[Sheet1.G39]" office:value-type="float" office:value="45">
            <text:p>45</text:p>
          </table:table-cell>
          <table:table-cell table:formula="of:=OR([Sheet1.D39]=&quot;TRUE&quot;; [Sheet1.F39]=&quot;TRUE&quot;; [.C39]=[.D39])" office:value-type="boolean" office:boolean-value="true">
            <text:p>TRUE</text:p>
          </table:table-cell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MAX([Sheet1.C40];[Sheet1.E40])" office:value-type="float" office:value="45">
            <text:p>45</text:p>
          </table:table-cell>
          <table:table-cell table:formula="of:=[Sheet1.G40]" office:value-type="float" office:value="45">
            <text:p>45</text:p>
          </table:table-cell>
          <table:table-cell table:formula="of:=OR([Sheet1.D40]=&quot;TRUE&quot;; [Sheet1.F40]=&quot;TRUE&quot;; [.C40]=[.D40])" office:value-type="boolean" office:boolean-value="true">
            <text:p>TRUE</text:p>
          </table:table-cell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MAX([Sheet1.C41];[Sheet1.E41])" office:value-type="float" office:value="24">
            <text:p>24</text:p>
          </table:table-cell>
          <table:table-cell table:formula="of:=[Sheet1.G41]" office:value-type="float" office:value="24">
            <text:p>24</text:p>
          </table:table-cell>
          <table:table-cell table:formula="of:=OR([Sheet1.D41]=&quot;TRUE&quot;; [Sheet1.F41]=&quot;TRUE&quot;; [.C41]=[.D41])" office:value-type="boolean" office:boolean-value="true">
            <text:p>TRUE</text:p>
          </table:table-cell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MAX([Sheet1.C42];[Sheet1.E42])" office:value-type="float" office:value="23">
            <text:p>23</text:p>
          </table:table-cell>
          <table:table-cell table:formula="of:=[Sheet1.G42]" office:value-type="float" office:value="23">
            <text:p>23</text:p>
          </table:table-cell>
          <table:table-cell table:formula="of:=OR([Sheet1.D42]=&quot;TRUE&quot;; [Sheet1.F42]=&quot;TRUE&quot;; [.C42]=[.D42])" office:value-type="boolean" office:boolean-value="true">
            <text:p>TRUE</text:p>
          </table:table-cell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MAX([Sheet1.C43];[Sheet1.E43])" office:value-type="float" office:value="49">
            <text:p>49</text:p>
          </table:table-cell>
          <table:table-cell table:formula="of:=[Sheet1.G43]" office:value-type="float" office:value="52">
            <text:p>52</text:p>
          </table:table-cell>
          <table:table-cell table:formula="of:=OR([Sheet1.D43]=&quot;TRUE&quot;; [Sheet1.F43]=&quot;TRUE&quot;; [.C43]=[.D43])" office:value-type="boolean" office:boolean-value="true">
            <text:p>TRUE</text:p>
          </table:table-cell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MAX([Sheet1.C44];[Sheet1.E44])" office:value-type="float" office:value="24">
            <text:p>24</text:p>
          </table:table-cell>
          <table:table-cell table:formula="of:=[Sheet1.G44]" office:value-type="float" office:value="24">
            <text:p>24</text:p>
          </table:table-cell>
          <table:table-cell table:formula="of:=OR([Sheet1.D44]=&quot;TRUE&quot;; [Sheet1.F44]=&quot;TRUE&quot;; [.C44]=[.D44])" office:value-type="boolean" office:boolean-value="true">
            <text:p>TRUE</text:p>
          </table:table-cell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MAX([Sheet1.C45];[Sheet1.E45])" office:value-type="float" office:value="22">
            <text:p>22</text:p>
          </table:table-cell>
          <table:table-cell table:formula="of:=[Sheet1.G45]" office:value-type="float" office:value="22">
            <text:p>22</text:p>
          </table:table-cell>
          <table:table-cell table:formula="of:=OR([Sheet1.D45]=&quot;TRUE&quot;; [Sheet1.F45]=&quot;TRUE&quot;; [.C45]=[.D45])" office:value-type="boolean" office:boolean-value="true">
            <text:p>TRUE</text:p>
          </table:table-cell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MAX([Sheet1.C46];[Sheet1.E46])" office:value-type="float" office:value="47">
            <text:p>47</text:p>
          </table:table-cell>
          <table:table-cell table:formula="of:=[Sheet1.G46]" office:value-type="float" office:value="50">
            <text:p>50</text:p>
          </table:table-cell>
          <table:table-cell table:formula="of:=OR([Sheet1.D46]=&quot;TRUE&quot;; [Sheet1.F46]=&quot;TRUE&quot;; [.C46]=[.D46])" office:value-type="boolean" office:boolean-value="false">
            <text:p>FALSE</text:p>
          </table:table-cell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MAX([Sheet1.C47];[Sheet1.E47])" office:value-type="float" office:value="32">
            <text:p>32</text:p>
          </table:table-cell>
          <table:table-cell table:formula="of:=[Sheet1.G47]" office:value-type="float" office:value="32">
            <text:p>32</text:p>
          </table:table-cell>
          <table:table-cell table:formula="of:=OR([Sheet1.D47]=&quot;TRUE&quot;; [Sheet1.F47]=&quot;TRUE&quot;; [.C47]=[.D47])" office:value-type="boolean" office:boolean-value="true">
            <text:p>TRUE</text:p>
          </table:table-cell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MAX([Sheet1.C48];[Sheet1.E48])" office:value-type="float" office:value="14">
            <text:p>14</text:p>
          </table:table-cell>
          <table:table-cell table:formula="of:=[Sheet1.G48]" office:value-type="float" office:value="14">
            <text:p>14</text:p>
          </table:table-cell>
          <table:table-cell table:formula="of:=OR([Sheet1.D48]=&quot;TRUE&quot;; [Sheet1.F48]=&quot;TRUE&quot;; [.C48]=[.D48])" office:value-type="boolean" office:boolean-value="true">
            <text:p>TRUE</text:p>
          </table:table-cell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MAX([Sheet1.C49];[Sheet1.E49])" office:value-type="float" office:value="51">
            <text:p>51</text:p>
          </table:table-cell>
          <table:table-cell table:formula="of:=[Sheet1.G49]" office:value-type="float" office:value="58">
            <text:p>58</text:p>
          </table:table-cell>
          <table:table-cell table:formula="of:=OR([Sheet1.D49]=&quot;TRUE&quot;; [Sheet1.F49]=&quot;TRUE&quot;; [.C49]=[.D49])" office:value-type="boolean" office:boolean-value="false">
            <text:p>FALSE</text:p>
          </table:table-cell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MAX([Sheet1.C50];[Sheet1.E50])" office:value-type="float" office:value="32">
            <text:p>32</text:p>
          </table:table-cell>
          <table:table-cell table:formula="of:=[Sheet1.G50]" office:value-type="float" office:value="32">
            <text:p>32</text:p>
          </table:table-cell>
          <table:table-cell table:formula="of:=OR([Sheet1.D50]=&quot;TRUE&quot;; [Sheet1.F50]=&quot;TRUE&quot;; [.C50]=[.D50])" office:value-type="boolean" office:boolean-value="true">
            <text:p>TRUE</text:p>
          </table:table-cell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MAX([Sheet1.C51];[Sheet1.E51])" office:value-type="float" office:value="66">
            <text:p>66</text:p>
          </table:table-cell>
          <table:table-cell table:formula="of:=[Sheet1.G51]" office:value-type="float" office:value="81">
            <text:p>81</text:p>
          </table:table-cell>
          <table:table-cell table:formula="of:=OR([Sheet1.D51]=&quot;TRUE&quot;; [Sheet1.F51]=&quot;TRUE&quot;; [.C51]=[.D51])" office:value-type="boolean" office:boolean-value="false">
            <text:p>FALSE</text:p>
          </table:table-cell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MAX([Sheet1.C52];[Sheet1.E52])" office:value-type="float" office:value="22">
            <text:p>22</text:p>
          </table:table-cell>
          <table:table-cell table:formula="of:=[Sheet1.G52]" office:value-type="float" office:value="22">
            <text:p>22</text:p>
          </table:table-cell>
          <table:table-cell table:formula="of:=OR([Sheet1.D52]=&quot;TRUE&quot;; [Sheet1.F52]=&quot;TRUE&quot;; [.C52]=[.D52])" office:value-type="boolean" office:boolean-value="true">
            <text:p>TRUE</text:p>
          </table:table-cell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MAX([Sheet1.C53];[Sheet1.E53])" office:value-type="float" office:value="17">
            <text:p>17</text:p>
          </table:table-cell>
          <table:table-cell table:formula="of:=[Sheet1.G53]" office:value-type="float" office:value="17">
            <text:p>17</text:p>
          </table:table-cell>
          <table:table-cell table:formula="of:=OR([Sheet1.D53]=&quot;TRUE&quot;; [Sheet1.F53]=&quot;TRUE&quot;; [.C53]=[.D53])" office:value-type="boolean" office:boolean-value="true">
            <text:p>TRUE</text:p>
          </table:table-cell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MAX([Sheet1.C54];[Sheet1.E54])" office:value-type="float" office:value="33">
            <text:p>33</text:p>
          </table:table-cell>
          <table:table-cell table:formula="of:=[Sheet1.G54]" office:value-type="float" office:value="33">
            <text:p>33</text:p>
          </table:table-cell>
          <table:table-cell table:formula="of:=OR([Sheet1.D54]=&quot;TRUE&quot;; [Sheet1.F54]=&quot;TRUE&quot;; [.C54]=[.D54])" office:value-type="boolean" office:boolean-value="true">
            <text:p>TRUE</text:p>
          </table:table-cell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MAX([Sheet1.C55];[Sheet1.E55])" office:value-type="float" office:value="42">
            <text:p>42</text:p>
          </table:table-cell>
          <table:table-cell table:formula="of:=[Sheet1.G55]" office:value-type="float" office:value="42">
            <text:p>42</text:p>
          </table:table-cell>
          <table:table-cell table:formula="of:=OR([Sheet1.D55]=&quot;TRUE&quot;; [Sheet1.F55]=&quot;TRUE&quot;; [.C55]=[.D55])" office:value-type="boolean" office:boolean-value="true">
            <text:p>TRUE</text:p>
          </table:table-cell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MAX([Sheet1.C56];[Sheet1.E56])" office:value-type="float" office:value="18">
            <text:p>18</text:p>
          </table:table-cell>
          <table:table-cell table:formula="of:=[Sheet1.G56]" office:value-type="float" office:value="18">
            <text:p>18</text:p>
          </table:table-cell>
          <table:table-cell table:formula="of:=OR([Sheet1.D56]=&quot;TRUE&quot;; [Sheet1.F56]=&quot;TRUE&quot;; [.C56]=[.D56])" office:value-type="boolean" office:boolean-value="true">
            <text:p>TRUE</text:p>
          </table:table-cell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MAX([Sheet1.C57];[Sheet1.E57])" office:value-type="float" office:value="27">
            <text:p>27</text:p>
          </table:table-cell>
          <table:table-cell table:formula="of:=[Sheet1.G57]" office:value-type="float" office:value="27">
            <text:p>27</text:p>
          </table:table-cell>
          <table:table-cell table:formula="of:=OR([Sheet1.D57]=&quot;TRUE&quot;; [Sheet1.F57]=&quot;TRUE&quot;; [.C57]=[.D57])" office:value-type="boolean" office:boolean-value="true">
            <text:p>TRUE</text:p>
          </table:table-cell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MAX([Sheet1.C58];[Sheet1.E58])" office:value-type="float" office:value="44">
            <text:p>44</text:p>
          </table:table-cell>
          <table:table-cell table:formula="of:=[Sheet1.G58]" office:value-type="float" office:value="44">
            <text:p>44</text:p>
          </table:table-cell>
          <table:table-cell table:formula="of:=OR([Sheet1.D58]=&quot;TRUE&quot;; [Sheet1.F58]=&quot;TRUE&quot;; [.C58]=[.D58])" office:value-type="boolean" office:boolean-value="true">
            <text:p>TRUE</text:p>
          </table:table-cell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MAX([Sheet1.C59];[Sheet1.E59])" office:value-type="float" office:value="6">
            <text:p>6</text:p>
          </table:table-cell>
          <table:table-cell table:formula="of:=[Sheet1.G59]" office:value-type="float" office:value="6">
            <text:p>6</text:p>
          </table:table-cell>
          <table:table-cell table:formula="of:=OR([Sheet1.D59]=&quot;TRUE&quot;; [Sheet1.F59]=&quot;TRUE&quot;; [.C59]=[.D59])" office:value-type="boolean" office:boolean-value="true">
            <text:p>TRUE</text:p>
          </table:table-cell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MAX([Sheet1.C60];[Sheet1.E60])" office:value-type="float" office:value="16">
            <text:p>16</text:p>
          </table:table-cell>
          <table:table-cell table:formula="of:=[Sheet1.G60]" office:value-type="float" office:value="16">
            <text:p>16</text:p>
          </table:table-cell>
          <table:table-cell table:formula="of:=OR([Sheet1.D60]=&quot;TRUE&quot;; [Sheet1.F60]=&quot;TRUE&quot;; [.C60]=[.D60])" office:value-type="boolean" office:boolean-value="true">
            <text:p>TRUE</text:p>
          </table:table-cell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MAX([Sheet1.C61];[Sheet1.E61])" office:value-type="float" office:value="18">
            <text:p>18</text:p>
          </table:table-cell>
          <table:table-cell table:formula="of:=[Sheet1.G61]" office:value-type="float" office:value="18">
            <text:p>18</text:p>
          </table:table-cell>
          <table:table-cell table:formula="of:=OR([Sheet1.D61]=&quot;TRUE&quot;; [Sheet1.F61]=&quot;TRUE&quot;; [.C61]=[.D61])" office:value-type="boolean" office:boolean-value="true">
            <text:p>TRUE</text:p>
          </table:table-cell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MAX([Sheet1.C62];[Sheet1.E62])" office:value-type="float" office:value="24">
            <text:p>24</text:p>
          </table:table-cell>
          <table:table-cell table:formula="of:=[Sheet1.G62]" office:value-type="float" office:value="24">
            <text:p>24</text:p>
          </table:table-cell>
          <table:table-cell table:formula="of:=OR([Sheet1.D62]=&quot;TRUE&quot;; [Sheet1.F62]=&quot;TRUE&quot;; [.C62]=[.D62])" office:value-type="boolean" office:boolean-value="true">
            <text:p>TRUE</text:p>
          </table:table-cell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MAX([Sheet1.C63];[Sheet1.E63])" office:value-type="float" office:value="21">
            <text:p>21</text:p>
          </table:table-cell>
          <table:table-cell table:formula="of:=[Sheet1.G63]" office:value-type="float" office:value="21">
            <text:p>21</text:p>
          </table:table-cell>
          <table:table-cell table:formula="of:=OR([Sheet1.D63]=&quot;TRUE&quot;; [Sheet1.F63]=&quot;TRUE&quot;; [.C63]=[.D63])" office:value-type="boolean" office:boolean-value="true">
            <text:p>TRUE</text:p>
          </table:table-cell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MAX([Sheet1.C64];[Sheet1.E64])" office:value-type="float" office:value="25">
            <text:p>25</text:p>
          </table:table-cell>
          <table:table-cell table:formula="of:=[Sheet1.G64]" office:value-type="float" office:value="25">
            <text:p>25</text:p>
          </table:table-cell>
          <table:table-cell table:formula="of:=OR([Sheet1.D64]=&quot;TRUE&quot;; [Sheet1.F64]=&quot;TRUE&quot;; [.C64]=[.D64])" office:value-type="boolean" office:boolean-value="true">
            <text:p>TRUE</text:p>
          </table:table-cell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MAX([Sheet1.C65];[Sheet1.E65])" office:value-type="float" office:value="30">
            <text:p>30</text:p>
          </table:table-cell>
          <table:table-cell table:formula="of:=[Sheet1.G65]" office:value-type="float" office:value="30">
            <text:p>30</text:p>
          </table:table-cell>
          <table:table-cell table:formula="of:=OR([Sheet1.D65]=&quot;TRUE&quot;; [Sheet1.F65]=&quot;TRUE&quot;; [.C65]=[.D65])" office:value-type="boolean" office:boolean-value="true">
            <text:p>TRUE</text:p>
          </table:table-cell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MAX([Sheet1.C66];[Sheet1.E66])" office:value-type="float" office:value="43">
            <text:p>43</text:p>
          </table:table-cell>
          <table:table-cell table:formula="of:=[Sheet1.G66]" office:value-type="float" office:value="55">
            <text:p>55</text:p>
          </table:table-cell>
          <table:table-cell table:formula="of:=OR([Sheet1.D66]=&quot;TRUE&quot;; [Sheet1.F66]=&quot;TRUE&quot;; [.C66]=[.D66])" office:value-type="boolean" office:boolean-value="false">
            <text:p>FALSE</text:p>
          </table:table-cell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MAX([Sheet1.C67];[Sheet1.E67])" office:value-type="float" office:value="50">
            <text:p>50</text:p>
          </table:table-cell>
          <table:table-cell table:formula="of:=[Sheet1.G67]" office:value-type="float" office:value="61">
            <text:p>61</text:p>
          </table:table-cell>
          <table:table-cell table:formula="of:=OR([Sheet1.D67]=&quot;TRUE&quot;; [Sheet1.F67]=&quot;TRUE&quot;; [.C67]=[.D67])" office:value-type="boolean" office:boolean-value="false">
            <text:p>FALSE</text:p>
          </table:table-cell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MAX([Sheet1.C68];[Sheet1.E68])" office:value-type="float" office:value="52">
            <text:p>52</text:p>
          </table:table-cell>
          <table:table-cell table:formula="of:=[Sheet1.G68]" office:value-type="float" office:value="64">
            <text:p>64</text:p>
          </table:table-cell>
          <table:table-cell table:formula="of:=OR([Sheet1.D68]=&quot;TRUE&quot;; [Sheet1.F68]=&quot;TRUE&quot;; [.C68]=[.D68])" office:value-type="boolean" office:boolean-value="false">
            <text:p>FALSE</text:p>
          </table:table-cell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MAX([Sheet1.C69];[Sheet1.E69])" office:value-type="float" office:value="71">
            <text:p>71</text:p>
          </table:table-cell>
          <table:table-cell table:formula="of:=[Sheet1.G69]" office:value-type="float" office:value="87">
            <text:p>87</text:p>
          </table:table-cell>
          <table:table-cell table:formula="of:=OR([Sheet1.D69]=&quot;TRUE&quot;; [Sheet1.F69]=&quot;TRUE&quot;; [.C69]=[.D69])" office:value-type="boolean" office:boolean-value="false">
            <text:p>FALSE</text:p>
          </table:table-cell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MAX([Sheet1.C70];[Sheet1.E70])" office:value-type="float" office:value="14">
            <text:p>14</text:p>
          </table:table-cell>
          <table:table-cell table:formula="of:=[Sheet1.G70]" office:value-type="float" office:value="14">
            <text:p>14</text:p>
          </table:table-cell>
          <table:table-cell table:formula="of:=OR([Sheet1.D70]=&quot;TRUE&quot;; [Sheet1.F70]=&quot;TRUE&quot;; [.C70]=[.D70])" office:value-type="boolean" office:boolean-value="true">
            <text:p>TRUE</text:p>
          </table:table-cell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MAX([Sheet1.C71];[Sheet1.E71])" office:value-type="float" office:value="65">
            <text:p>65</text:p>
          </table:table-cell>
          <table:table-cell table:formula="of:=[Sheet1.G71]" office:value-type="float" office:value="83">
            <text:p>83</text:p>
          </table:table-cell>
          <table:table-cell table:formula="of:=OR([Sheet1.D71]=&quot;TRUE&quot;; [Sheet1.F71]=&quot;TRUE&quot;; [.C71]=[.D71])" office:value-type="boolean" office:boolean-value="false">
            <text:p>FALSE</text:p>
          </table:table-cell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MAX([Sheet1.C72];[Sheet1.E72])" office:value-type="float" office:value="11">
            <text:p>11</text:p>
          </table:table-cell>
          <table:table-cell table:formula="of:=[Sheet1.G72]" office:value-type="float" office:value="11">
            <text:p>11</text:p>
          </table:table-cell>
          <table:table-cell table:formula="of:=OR([Sheet1.D72]=&quot;TRUE&quot;; [Sheet1.F72]=&quot;TRUE&quot;; [.C72]=[.D72])" office:value-type="boolean" office:boolean-value="true">
            <text:p>TRUE</text:p>
          </table:table-cell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MAX([Sheet1.C73];[Sheet1.E73])" office:value-type="float" office:value="12">
            <text:p>12</text:p>
          </table:table-cell>
          <table:table-cell table:formula="of:=[Sheet1.G73]" office:value-type="float" office:value="12">
            <text:p>12</text:p>
          </table:table-cell>
          <table:table-cell table:formula="of:=OR([Sheet1.D73]=&quot;TRUE&quot;; [Sheet1.F73]=&quot;TRUE&quot;; [.C73]=[.D73])" office:value-type="boolean" office:boolean-value="true">
            <text:p>TRUE</text:p>
          </table:table-cell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MAX([Sheet1.C74];[Sheet1.E74])" office:value-type="float" office:value="15">
            <text:p>15</text:p>
          </table:table-cell>
          <table:table-cell table:formula="of:=[Sheet1.G74]" office:value-type="float" office:value="15">
            <text:p>15</text:p>
          </table:table-cell>
          <table:table-cell table:formula="of:=OR([Sheet1.D74]=&quot;TRUE&quot;; [Sheet1.F74]=&quot;TRUE&quot;; [.C74]=[.D74])" office:value-type="boolean" office:boolean-value="true">
            <text:p>TRUE</text:p>
          </table:table-cell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MAX([Sheet1.C75];[Sheet1.E75])" office:value-type="float" office:value="10">
            <text:p>10</text:p>
          </table:table-cell>
          <table:table-cell table:formula="of:=[Sheet1.G75]" office:value-type="float" office:value="10">
            <text:p>10</text:p>
          </table:table-cell>
          <table:table-cell table:formula="of:=OR([Sheet1.D75]=&quot;TRUE&quot;; [Sheet1.F75]=&quot;TRUE&quot;; [.C75]=[.D75])" office:value-type="boolean" office:boolean-value="true">
            <text:p>TRUE</text:p>
          </table:table-cell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MAX([Sheet1.C76];[Sheet1.E76])" office:value-type="float" office:value="12">
            <text:p>12</text:p>
          </table:table-cell>
          <table:table-cell table:formula="of:=[Sheet1.G76]" office:value-type="float" office:value="12">
            <text:p>12</text:p>
          </table:table-cell>
          <table:table-cell table:formula="of:=OR([Sheet1.D76]=&quot;TRUE&quot;; [Sheet1.F76]=&quot;TRUE&quot;; [.C76]=[.D76])" office:value-type="boolean" office:boolean-value="true">
            <text:p>TRUE</text:p>
          </table:table-cell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MAX([Sheet1.C77];[Sheet1.E77])" office:value-type="float" office:value="15">
            <text:p>15</text:p>
          </table:table-cell>
          <table:table-cell table:formula="of:=[Sheet1.G77]" office:value-type="float" office:value="15">
            <text:p>15</text:p>
          </table:table-cell>
          <table:table-cell table:formula="of:=OR([Sheet1.D77]=&quot;TRUE&quot;; [Sheet1.F77]=&quot;TRUE&quot;; [.C77]=[.D77])" office:value-type="boolean" office:boolean-value="true">
            <text:p>TRUE</text:p>
          </table:table-cell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MAX([Sheet1.C78];[Sheet1.E78])" office:value-type="float" office:value="18">
            <text:p>18</text:p>
          </table:table-cell>
          <table:table-cell table:formula="of:=[Sheet1.G78]" office:value-type="float" office:value="18">
            <text:p>18</text:p>
          </table:table-cell>
          <table:table-cell table:formula="of:=OR([Sheet1.D78]=&quot;TRUE&quot;; [Sheet1.F78]=&quot;TRUE&quot;; [.C78]=[.D78])" office:value-type="boolean" office:boolean-value="true">
            <text:p>TRUE</text:p>
          </table:table-cell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MAX([Sheet1.C79];[Sheet1.E79])" office:value-type="float" office:value="48">
            <text:p>48</text:p>
          </table:table-cell>
          <table:table-cell table:formula="of:=[Sheet1.G79]" office:value-type="float" office:value="72">
            <text:p>72</text:p>
          </table:table-cell>
          <table:table-cell table:formula="of:=OR([Sheet1.D79]=&quot;TRUE&quot;; [Sheet1.F79]=&quot;TRUE&quot;; [.C79]=[.D79])" office:value-type="boolean" office:boolean-value="false">
            <text:p>FALSE</text:p>
          </table:table-cell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MAX([Sheet1.C80];[Sheet1.E80])" office:value-type="float" office:value="50">
            <text:p>50</text:p>
          </table:table-cell>
          <table:table-cell table:formula="of:=[Sheet1.G80]" office:value-type="float" office:value="72">
            <text:p>72</text:p>
          </table:table-cell>
          <table:table-cell table:formula="of:=OR([Sheet1.D80]=&quot;TRUE&quot;; [Sheet1.F80]=&quot;TRUE&quot;; [.C80]=[.D80])" office:value-type="boolean" office:boolean-value="false">
            <text:p>FALSE</text:p>
          </table:table-cell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MAX([Sheet1.C81];[Sheet1.E81])" office:value-type="float" office:value="47">
            <text:p>47</text:p>
          </table:table-cell>
          <table:table-cell table:formula="of:=[Sheet1.G81]" office:value-type="float" office:value="72">
            <text:p>72</text:p>
          </table:table-cell>
          <table:table-cell table:formula="of:=OR([Sheet1.D81]=&quot;TRUE&quot;; [Sheet1.F81]=&quot;TRUE&quot;; [.C81]=[.D81])" office:value-type="boolean" office:boolean-value="false">
            <text:p>FALSE</text:p>
          </table:table-cell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MAX([Sheet1.C82];[Sheet1.E82])" office:value-type="float" office:value="48">
            <text:p>48</text:p>
          </table:table-cell>
          <table:table-cell table:formula="of:=[Sheet1.G82]" office:value-type="float" office:value="72">
            <text:p>72</text:p>
          </table:table-cell>
          <table:table-cell table:formula="of:=OR([Sheet1.D82]=&quot;TRUE&quot;; [Sheet1.F82]=&quot;TRUE&quot;; [.C82]=[.D82])" office:value-type="boolean" office:boolean-value="false">
            <text:p>FALSE</text:p>
          </table:table-cell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MAX([Sheet1.C83];[Sheet1.E83])" office:value-type="float" office:value="46">
            <text:p>46</text:p>
          </table:table-cell>
          <table:table-cell table:formula="of:=[Sheet1.G83]" office:value-type="float" office:value="72">
            <text:p>72</text:p>
          </table:table-cell>
          <table:table-cell table:formula="of:=OR([Sheet1.D83]=&quot;TRUE&quot;; [Sheet1.F83]=&quot;TRUE&quot;; [.C83]=[.D83])" office:value-type="boolean" office:boolean-value="false">
            <text:p>FALSE</text:p>
          </table:table-cell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MAX([Sheet1.C84];[Sheet1.E84])" office:value-type="float" office:value="49">
            <text:p>49</text:p>
          </table:table-cell>
          <table:table-cell table:formula="of:=[Sheet1.G84]" office:value-type="float" office:value="80">
            <text:p>80</text:p>
          </table:table-cell>
          <table:table-cell table:formula="of:=OR([Sheet1.D84]=&quot;TRUE&quot;; [Sheet1.F84]=&quot;TRUE&quot;; [.C84]=[.D84])" office:value-type="boolean" office:boolean-value="false">
            <text:p>FALSE</text:p>
          </table:table-cell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MAX([Sheet1.C85];[Sheet1.E85])" office:value-type="float" office:value="50">
            <text:p>50</text:p>
          </table:table-cell>
          <table:table-cell table:formula="of:=[Sheet1.G85]" office:value-type="float" office:value="80">
            <text:p>80</text:p>
          </table:table-cell>
          <table:table-cell table:formula="of:=OR([Sheet1.D85]=&quot;TRUE&quot;; [Sheet1.F85]=&quot;TRUE&quot;; [.C85]=[.D85])" office:value-type="boolean" office:boolean-value="false">
            <text:p>FALSE</text:p>
          </table:table-cell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MAX([Sheet1.C86];[Sheet1.E86])" office:value-type="float" office:value="49">
            <text:p>49</text:p>
          </table:table-cell>
          <table:table-cell table:formula="of:=[Sheet1.G86]" office:value-type="float" office:value="80">
            <text:p>80</text:p>
          </table:table-cell>
          <table:table-cell table:formula="of:=OR([Sheet1.D86]=&quot;TRUE&quot;; [Sheet1.F86]=&quot;TRUE&quot;; [.C86]=[.D86])" office:value-type="boolean" office:boolean-value="false">
            <text:p>FALSE</text:p>
          </table:table-cell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MAX([Sheet1.C87];[Sheet1.E87])" office:value-type="float" office:value="52">
            <text:p>52</text:p>
          </table:table-cell>
          <table:table-cell table:formula="of:=[Sheet1.G87]" office:value-type="float" office:value="80">
            <text:p>80</text:p>
          </table:table-cell>
          <table:table-cell table:formula="of:=OR([Sheet1.D87]=&quot;TRUE&quot;; [Sheet1.F87]=&quot;TRUE&quot;; [.C87]=[.D87])" office:value-type="boolean" office:boolean-value="false">
            <text:p>FALSE</text:p>
          </table:table-cell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MAX([Sheet1.C88];[Sheet1.E88])" office:value-type="float" office:value="53">
            <text:p>53</text:p>
          </table:table-cell>
          <table:table-cell table:formula="of:=[Sheet1.G88]" office:value-type="float" office:value="80">
            <text:p>80</text:p>
          </table:table-cell>
          <table:table-cell table:formula="of:=OR([Sheet1.D88]=&quot;TRUE&quot;; [Sheet1.F88]=&quot;TRUE&quot;; [.C88]=[.D88])" office:value-type="boolean" office:boolean-value="false">
            <text:p>FALSE</text:p>
          </table:table-cell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MAX([Sheet1.C89];[Sheet1.E89])" office:value-type="float" office:value="55">
            <text:p>55</text:p>
          </table:table-cell>
          <table:table-cell table:formula="of:=[Sheet1.G89]" office:value-type="float" office:value="88">
            <text:p>88</text:p>
          </table:table-cell>
          <table:table-cell table:formula="of:=OR([Sheet1.D89]=&quot;TRUE&quot;; [Sheet1.F89]=&quot;TRUE&quot;; [.C89]=[.D89])" office:value-type="boolean" office:boolean-value="false">
            <text:p>FALSE</text:p>
          </table:table-cell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MAX([Sheet1.C90];[Sheet1.E90])" office:value-type="float" office:value="51">
            <text:p>51</text:p>
          </table:table-cell>
          <table:table-cell table:formula="of:=[Sheet1.G90]" office:value-type="float" office:value="88">
            <text:p>88</text:p>
          </table:table-cell>
          <table:table-cell table:formula="of:=OR([Sheet1.D90]=&quot;TRUE&quot;; [Sheet1.F90]=&quot;TRUE&quot;; [.C90]=[.D90])" office:value-type="boolean" office:boolean-value="false">
            <text:p>FALSE</text:p>
          </table:table-cell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MAX([Sheet1.C91];[Sheet1.E91])" office:value-type="float" office:value="53">
            <text:p>53</text:p>
          </table:table-cell>
          <table:table-cell table:formula="of:=[Sheet1.G91]" office:value-type="float" office:value="88">
            <text:p>88</text:p>
          </table:table-cell>
          <table:table-cell table:formula="of:=OR([Sheet1.D91]=&quot;TRUE&quot;; [Sheet1.F91]=&quot;TRUE&quot;; [.C91]=[.D91])" office:value-type="boolean" office:boolean-value="false">
            <text:p>FALSE</text:p>
          </table:table-cell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MAX([Sheet1.C92];[Sheet1.E92])" office:value-type="float" office:value="54">
            <text:p>54</text:p>
          </table:table-cell>
          <table:table-cell table:formula="of:=[Sheet1.G92]" office:value-type="float" office:value="88">
            <text:p>88</text:p>
          </table:table-cell>
          <table:table-cell table:formula="of:=OR([Sheet1.D92]=&quot;TRUE&quot;; [Sheet1.F92]=&quot;TRUE&quot;; [.C92]=[.D92])" office:value-type="boolean" office:boolean-value="false">
            <text:p>FALSE</text:p>
          </table:table-cell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MAX([Sheet1.C93];[Sheet1.E93])" office:value-type="float" office:value="53">
            <text:p>53</text:p>
          </table:table-cell>
          <table:table-cell table:formula="of:=[Sheet1.G93]" office:value-type="float" office:value="88">
            <text:p>88</text:p>
          </table:table-cell>
          <table:table-cell table:formula="of:=OR([Sheet1.D93]=&quot;TRUE&quot;; [Sheet1.F93]=&quot;TRUE&quot;; [.C93]=[.D93])" office:value-type="boolean" office:boolean-value="false">
            <text:p>FALSE</text:p>
          </table:table-cell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MAX([Sheet1.C94];[Sheet1.E94])" office:value-type="float" office:value="58">
            <text:p>58</text:p>
          </table:table-cell>
          <table:table-cell table:formula="of:=[Sheet1.G94]" office:value-type="float" office:value="96">
            <text:p>96</text:p>
          </table:table-cell>
          <table:table-cell table:formula="of:=OR([Sheet1.D94]=&quot;TRUE&quot;; [Sheet1.F94]=&quot;TRUE&quot;; [.C94]=[.D94])" office:value-type="boolean" office:boolean-value="false">
            <text:p>FALSE</text:p>
          </table:table-cell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MAX([Sheet1.C95];[Sheet1.E95])" office:value-type="float" office:value="58">
            <text:p>58</text:p>
          </table:table-cell>
          <table:table-cell table:formula="of:=[Sheet1.G95]" office:value-type="float" office:value="96">
            <text:p>96</text:p>
          </table:table-cell>
          <table:table-cell table:formula="of:=OR([Sheet1.D95]=&quot;TRUE&quot;; [Sheet1.F95]=&quot;TRUE&quot;; [.C95]=[.D95])" office:value-type="boolean" office:boolean-value="false">
            <text:p>FALSE</text:p>
          </table:table-cell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MAX([Sheet1.C96];[Sheet1.E96])" office:value-type="float" office:value="59">
            <text:p>59</text:p>
          </table:table-cell>
          <table:table-cell table:formula="of:=[Sheet1.G96]" office:value-type="float" office:value="96">
            <text:p>96</text:p>
          </table:table-cell>
          <table:table-cell table:formula="of:=OR([Sheet1.D96]=&quot;TRUE&quot;; [Sheet1.F96]=&quot;TRUE&quot;; [.C96]=[.D96])" office:value-type="boolean" office:boolean-value="false">
            <text:p>FALSE</text:p>
          </table:table-cell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MAX([Sheet1.C97];[Sheet1.E97])" office:value-type="float" office:value="58">
            <text:p>58</text:p>
          </table:table-cell>
          <table:table-cell table:formula="of:=[Sheet1.G97]" office:value-type="float" office:value="96">
            <text:p>96</text:p>
          </table:table-cell>
          <table:table-cell table:formula="of:=OR([Sheet1.D97]=&quot;TRUE&quot;; [Sheet1.F97]=&quot;TRUE&quot;; [.C97]=[.D97])" office:value-type="boolean" office:boolean-value="false">
            <text:p>FALSE</text:p>
          </table:table-cell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MAX([Sheet1.C98];[Sheet1.E98])" office:value-type="float" office:value="60">
            <text:p>60</text:p>
          </table:table-cell>
          <table:table-cell table:formula="of:=[Sheet1.G98]" office:value-type="float" office:value="96">
            <text:p>96</text:p>
          </table:table-cell>
          <table:table-cell table:formula="of:=OR([Sheet1.D98]=&quot;TRUE&quot;; [Sheet1.F98]=&quot;TRUE&quot;; [.C98]=[.D98])" office:value-type="boolean" office:boolean-value="false">
            <text:p>FALSE</text:p>
          </table:table-cell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MAX([Sheet1.C99];[Sheet1.E99])" office:value-type="float" office:value="9">
            <text:p>9</text:p>
          </table:table-cell>
          <table:table-cell table:formula="of:=[Sheet1.G99]" office:value-type="float" office:value="9">
            <text:p>9</text:p>
          </table:table-cell>
          <table:table-cell table:formula="of:=OR([Sheet1.D99]=&quot;TRUE&quot;; [Sheet1.F99]=&quot;TRUE&quot;; [.C99]=[.D99])" office:value-type="boolean" office:boolean-value="true">
            <text:p>TRUE</text:p>
          </table:table-cell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MAX([Sheet1.C100];[Sheet1.E100])" office:value-type="float" office:value="8">
            <text:p>8</text:p>
          </table:table-cell>
          <table:table-cell table:formula="of:=[Sheet1.G100]" office:value-type="float" office:value="8">
            <text:p>8</text:p>
          </table:table-cell>
          <table:table-cell table:formula="of:=OR([Sheet1.D100]=&quot;TRUE&quot;; [Sheet1.F100]=&quot;TRUE&quot;; [.C100]=[.D100])" office:value-type="boolean" office:boolean-value="true">
            <text:p>TRUE</text:p>
          </table:table-cell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MAX([Sheet1.C101];[Sheet1.E101])" office:value-type="float" office:value="8">
            <text:p>8</text:p>
          </table:table-cell>
          <table:table-cell table:formula="of:=[Sheet1.G101]" office:value-type="float" office:value="8">
            <text:p>8</text:p>
          </table:table-cell>
          <table:table-cell table:formula="of:=OR([Sheet1.D101]=&quot;TRUE&quot;; [Sheet1.F101]=&quot;TRUE&quot;; [.C101]=[.D101])" office:value-type="boolean" office:boolean-value="true">
            <text:p>TRUE</text:p>
          </table:table-cell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MAX([Sheet1.C102];[Sheet1.E102])" office:value-type="float" office:value="8">
            <text:p>8</text:p>
          </table:table-cell>
          <table:table-cell table:formula="of:=[Sheet1.G102]" office:value-type="float" office:value="8">
            <text:p>8</text:p>
          </table:table-cell>
          <table:table-cell table:formula="of:=OR([Sheet1.D102]=&quot;TRUE&quot;; [Sheet1.F102]=&quot;TRUE&quot;; [.C102]=[.D102])" office:value-type="boolean" office:boolean-value="true">
            <text:p>TRUE</text:p>
          </table:table-cell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MAX([Sheet1.C103];[Sheet1.E103])" office:value-type="float" office:value="9">
            <text:p>9</text:p>
          </table:table-cell>
          <table:table-cell table:formula="of:=[Sheet1.G103]" office:value-type="float" office:value="9">
            <text:p>9</text:p>
          </table:table-cell>
          <table:table-cell table:formula="of:=OR([Sheet1.D103]=&quot;TRUE&quot;; [Sheet1.F103]=&quot;TRUE&quot;; [.C103]=[.D103])" office:value-type="boolean" office:boolean-value="true">
            <text:p>TRUE</text:p>
          </table:table-cell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MAX([Sheet1.C104];[Sheet1.E104])" office:value-type="float" office:value="14">
            <text:p>14</text:p>
          </table:table-cell>
          <table:table-cell table:formula="of:=[Sheet1.G104]" office:value-type="float" office:value="17">
            <text:p>17</text:p>
          </table:table-cell>
          <table:table-cell table:formula="of:=OR([Sheet1.D104]=&quot;TRUE&quot;; [Sheet1.F104]=&quot;TRUE&quot;; [.C104]=[.D104])" office:value-type="boolean" office:boolean-value="true">
            <text:p>TRUE</text:p>
          </table:table-cell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MAX([Sheet1.C105];[Sheet1.E105])" office:value-type="float" office:value="13">
            <text:p>13</text:p>
          </table:table-cell>
          <table:table-cell table:formula="of:=[Sheet1.G105]" office:value-type="float" office:value="14">
            <text:p>14</text:p>
          </table:table-cell>
          <table:table-cell table:formula="of:=OR([Sheet1.D105]=&quot;TRUE&quot;; [Sheet1.F105]=&quot;TRUE&quot;; [.C105]=[.D105])" office:value-type="boolean" office:boolean-value="true">
            <text:p>TRUE</text:p>
          </table:table-cell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MAX([Sheet1.C106];[Sheet1.E106])" office:value-type="float" office:value="12">
            <text:p>12</text:p>
          </table:table-cell>
          <table:table-cell table:formula="of:=[Sheet1.G106]" office:value-type="float" office:value="19">
            <text:p>19</text:p>
          </table:table-cell>
          <table:table-cell table:formula="of:=OR([Sheet1.D106]=&quot;TRUE&quot;; [Sheet1.F106]=&quot;TRUE&quot;; [.C106]=[.D106])" office:value-type="boolean" office:boolean-value="true">
            <text:p>TRUE</text:p>
          </table:table-cell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MAX([Sheet1.C107];[Sheet1.E107])" office:value-type="float" office:value="12">
            <text:p>12</text:p>
          </table:table-cell>
          <table:table-cell table:formula="of:=[Sheet1.G107]" office:value-type="float" office:value="14">
            <text:p>14</text:p>
          </table:table-cell>
          <table:table-cell table:formula="of:=OR([Sheet1.D107]=&quot;TRUE&quot;; [Sheet1.F107]=&quot;TRUE&quot;; [.C107]=[.D107])" office:value-type="boolean" office:boolean-value="true">
            <text:p>TRUE</text:p>
          </table:table-cell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MAX([Sheet1.C108];[Sheet1.E108])" office:value-type="float" office:value="13">
            <text:p>13</text:p>
          </table:table-cell>
          <table:table-cell table:formula="of:=[Sheet1.G108]" office:value-type="float" office:value="14">
            <text:p>14</text:p>
          </table:table-cell>
          <table:table-cell table:formula="of:=OR([Sheet1.D108]=&quot;TRUE&quot;; [Sheet1.F108]=&quot;TRUE&quot;; [.C108]=[.D108])" office:value-type="boolean" office:boolean-value="true">
            <text:p>TRUE</text:p>
          </table:table-cell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MAX([Sheet1.C109];[Sheet1.E109])" office:value-type="float" office:value="19">
            <text:p>19</text:p>
          </table:table-cell>
          <table:table-cell table:formula="of:=[Sheet1.G109]" office:value-type="float" office:value="26">
            <text:p>26</text:p>
          </table:table-cell>
          <table:table-cell table:formula="of:=OR([Sheet1.D109]=&quot;TRUE&quot;; [Sheet1.F109]=&quot;TRUE&quot;; [.C109]=[.D109])" office:value-type="boolean" office:boolean-value="true">
            <text:p>TRUE</text:p>
          </table:table-cell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MAX([Sheet1.C110];[Sheet1.E110])" office:value-type="float" office:value="17">
            <text:p>17</text:p>
          </table:table-cell>
          <table:table-cell table:formula="of:=[Sheet1.G110]" office:value-type="float" office:value="20">
            <text:p>20</text:p>
          </table:table-cell>
          <table:table-cell table:formula="of:=OR([Sheet1.D110]=&quot;TRUE&quot;; [Sheet1.F110]=&quot;TRUE&quot;; [.C110]=[.D110])" office:value-type="boolean" office:boolean-value="false">
            <text:p>FALSE</text:p>
          </table:table-cell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MAX([Sheet1.C111];[Sheet1.E111])" office:value-type="float" office:value="18">
            <text:p>18</text:p>
          </table:table-cell>
          <table:table-cell table:formula="of:=[Sheet1.G111]" office:value-type="float" office:value="37">
            <text:p>37</text:p>
          </table:table-cell>
          <table:table-cell table:formula="of:=OR([Sheet1.D111]=&quot;TRUE&quot;; [Sheet1.F111]=&quot;TRUE&quot;; [.C111]=[.D111])" office:value-type="boolean" office:boolean-value="true">
            <text:p>TRUE</text:p>
          </table:table-cell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MAX([Sheet1.C112];[Sheet1.E112])" office:value-type="float" office:value="18">
            <text:p>18</text:p>
          </table:table-cell>
          <table:table-cell table:formula="of:=[Sheet1.G112]" office:value-type="float" office:value="28">
            <text:p>28</text:p>
          </table:table-cell>
          <table:table-cell table:formula="of:=OR([Sheet1.D112]=&quot;TRUE&quot;; [Sheet1.F112]=&quot;TRUE&quot;; [.C112]=[.D112])" office:value-type="boolean" office:boolean-value="true">
            <text:p>TRUE</text:p>
          </table:table-cell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MAX([Sheet1.C113];[Sheet1.E113])" office:value-type="float" office:value="18">
            <text:p>18</text:p>
          </table:table-cell>
          <table:table-cell table:formula="of:=[Sheet1.G113]" office:value-type="float" office:value="21">
            <text:p>21</text:p>
          </table:table-cell>
          <table:table-cell table:formula="of:=OR([Sheet1.D113]=&quot;TRUE&quot;; [Sheet1.F113]=&quot;TRUE&quot;; [.C113]=[.D113])" office:value-type="boolean" office:boolean-value="false">
            <text:p>FALSE</text:p>
          </table:table-cell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MAX([Sheet1.C114];[Sheet1.E114])" office:value-type="float" office:value="24">
            <text:p>24</text:p>
          </table:table-cell>
          <table:table-cell table:formula="of:=[Sheet1.G114]" office:value-type="float" office:value="32">
            <text:p>32</text:p>
          </table:table-cell>
          <table:table-cell table:formula="of:=OR([Sheet1.D114]=&quot;TRUE&quot;; [Sheet1.F114]=&quot;TRUE&quot;; [.C114]=[.D114])" office:value-type="boolean" office:boolean-value="false">
            <text:p>FALSE</text:p>
          </table:table-cell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MAX([Sheet1.C115];[Sheet1.E115])" office:value-type="float" office:value="23">
            <text:p>23</text:p>
          </table:table-cell>
          <table:table-cell table:formula="of:=[Sheet1.G115]" office:value-type="float" office:value="25">
            <text:p>25</text:p>
          </table:table-cell>
          <table:table-cell table:formula="of:=OR([Sheet1.D115]=&quot;TRUE&quot;; [Sheet1.F115]=&quot;TRUE&quot;; [.C115]=[.D115])" office:value-type="boolean" office:boolean-value="false">
            <text:p>FALSE</text:p>
          </table:table-cell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MAX([Sheet1.C116];[Sheet1.E116])" office:value-type="float" office:value="24">
            <text:p>24</text:p>
          </table:table-cell>
          <table:table-cell table:formula="of:=[Sheet1.G116]" office:value-type="float" office:value="32">
            <text:p>32</text:p>
          </table:table-cell>
          <table:table-cell table:formula="of:=OR([Sheet1.D116]=&quot;TRUE&quot;; [Sheet1.F116]=&quot;TRUE&quot;; [.C116]=[.D116])" office:value-type="boolean" office:boolean-value="false">
            <text:p>FALSE</text:p>
          </table:table-cell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MAX([Sheet1.C117];[Sheet1.E117])" office:value-type="float" office:value="23">
            <text:p>23</text:p>
          </table:table-cell>
          <table:table-cell table:formula="of:=[Sheet1.G117]" office:value-type="float" office:value="32">
            <text:p>32</text:p>
          </table:table-cell>
          <table:table-cell table:formula="of:=OR([Sheet1.D117]=&quot;TRUE&quot;; [Sheet1.F117]=&quot;TRUE&quot;; [.C117]=[.D117])" office:value-type="boolean" office:boolean-value="true">
            <text:p>TRUE</text:p>
          </table:table-cell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MAX([Sheet1.C118];[Sheet1.E118])" office:value-type="float" office:value="25">
            <text:p>25</text:p>
          </table:table-cell>
          <table:table-cell table:formula="of:=[Sheet1.G118]" office:value-type="float" office:value="30">
            <text:p>30</text:p>
          </table:table-cell>
          <table:table-cell table:formula="of:=OR([Sheet1.D118]=&quot;TRUE&quot;; [Sheet1.F118]=&quot;TRUE&quot;; [.C118]=[.D118])" office:value-type="boolean" office:boolean-value="false">
            <text:p>FALSE</text:p>
          </table:table-cell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MAX([Sheet1.C119];[Sheet1.E119])" office:value-type="float" office:value="29">
            <text:p>29</text:p>
          </table:table-cell>
          <table:table-cell table:formula="of:=[Sheet1.G119]" office:value-type="float" office:value="40">
            <text:p>40</text:p>
          </table:table-cell>
          <table:table-cell table:formula="of:=OR([Sheet1.D119]=&quot;TRUE&quot;; [Sheet1.F119]=&quot;TRUE&quot;; [.C119]=[.D119])" office:value-type="boolean" office:boolean-value="false">
            <text:p>FALSE</text:p>
          </table:table-cell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MAX([Sheet1.C120];[Sheet1.E120])" office:value-type="float" office:value="28">
            <text:p>28</text:p>
          </table:table-cell>
          <table:table-cell table:formula="of:=[Sheet1.G120]" office:value-type="float" office:value="34">
            <text:p>34</text:p>
          </table:table-cell>
          <table:table-cell table:formula="of:=OR([Sheet1.D120]=&quot;TRUE&quot;; [Sheet1.F120]=&quot;TRUE&quot;; [.C120]=[.D120])" office:value-type="boolean" office:boolean-value="false">
            <text:p>FALSE</text:p>
          </table:table-cell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MAX([Sheet1.C121];[Sheet1.E121])" office:value-type="float" office:value="28">
            <text:p>28</text:p>
          </table:table-cell>
          <table:table-cell table:formula="of:=[Sheet1.G121]" office:value-type="float" office:value="39">
            <text:p>39</text:p>
          </table:table-cell>
          <table:table-cell table:formula="of:=OR([Sheet1.D121]=&quot;TRUE&quot;; [Sheet1.F121]=&quot;TRUE&quot;; [.C121]=[.D121])" office:value-type="boolean" office:boolean-value="false">
            <text:p>FALSE</text:p>
          </table:table-cell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MAX([Sheet1.C122];[Sheet1.E122])" office:value-type="float" office:value="28">
            <text:p>28</text:p>
          </table:table-cell>
          <table:table-cell table:formula="of:=[Sheet1.G122]" office:value-type="float" office:value="64">
            <text:p>64</text:p>
          </table:table-cell>
          <table:table-cell table:formula="of:=OR([Sheet1.D122]=&quot;TRUE&quot;; [Sheet1.F122]=&quot;TRUE&quot;; [.C122]=[.D122])" office:value-type="boolean" office:boolean-value="true">
            <text:p>TRUE</text:p>
          </table:table-cell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MAX([Sheet1.C123];[Sheet1.E123])" office:value-type="float" office:value="32">
            <text:p>32</text:p>
          </table:table-cell>
          <table:table-cell table:formula="of:=[Sheet1.G123]" office:value-type="float" office:value="40">
            <text:p>40</text:p>
          </table:table-cell>
          <table:table-cell table:formula="of:=OR([Sheet1.D123]=&quot;TRUE&quot;; [Sheet1.F123]=&quot;TRUE&quot;; [.C123]=[.D123])" office:value-type="boolean" office:boolean-value="false">
            <text:p>FALSE</text:p>
          </table:table-cell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MAX([Sheet1.C124];[Sheet1.E124])" office:value-type="float" office:value="35">
            <text:p>35</text:p>
          </table:table-cell>
          <table:table-cell table:formula="of:=[Sheet1.G124]" office:value-type="float" office:value="48">
            <text:p>48</text:p>
          </table:table-cell>
          <table:table-cell table:formula="of:=OR([Sheet1.D124]=&quot;TRUE&quot;; [Sheet1.F124]=&quot;TRUE&quot;; [.C124]=[.D124])" office:value-type="boolean" office:boolean-value="false">
            <text:p>FALSE</text:p>
          </table:table-cell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MAX([Sheet1.C125];[Sheet1.E125])" office:value-type="float" office:value="34">
            <text:p>34</text:p>
          </table:table-cell>
          <table:table-cell table:formula="of:=[Sheet1.G125]" office:value-type="float" office:value="48">
            <text:p>48</text:p>
          </table:table-cell>
          <table:table-cell table:formula="of:=OR([Sheet1.D125]=&quot;TRUE&quot;; [Sheet1.F125]=&quot;TRUE&quot;; [.C125]=[.D125])" office:value-type="boolean" office:boolean-value="false">
            <text:p>FALSE</text:p>
          </table:table-cell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MAX([Sheet1.C126];[Sheet1.E126])" office:value-type="float" office:value="31">
            <text:p>31</text:p>
          </table:table-cell>
          <table:table-cell table:formula="of:=[Sheet1.G126]" office:value-type="float" office:value="48">
            <text:p>48</text:p>
          </table:table-cell>
          <table:table-cell table:formula="of:=OR([Sheet1.D126]=&quot;TRUE&quot;; [Sheet1.F126]=&quot;TRUE&quot;; [.C126]=[.D126])" office:value-type="boolean" office:boolean-value="false">
            <text:p>FALSE</text:p>
          </table:table-cell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MAX([Sheet1.C127];[Sheet1.E127])" office:value-type="float" office:value="35">
            <text:p>35</text:p>
          </table:table-cell>
          <table:table-cell table:formula="of:=[Sheet1.G127]" office:value-type="float" office:value="45">
            <text:p>45</text:p>
          </table:table-cell>
          <table:table-cell table:formula="of:=OR([Sheet1.D127]=&quot;TRUE&quot;; [Sheet1.F127]=&quot;TRUE&quot;; [.C127]=[.D127])" office:value-type="boolean" office:boolean-value="false">
            <text:p>FALSE</text:p>
          </table:table-cell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MAX([Sheet1.C128];[Sheet1.E128])" office:value-type="float" office:value="34">
            <text:p>34</text:p>
          </table:table-cell>
          <table:table-cell table:formula="of:=[Sheet1.G128]" office:value-type="float" office:value="48">
            <text:p>48</text:p>
          </table:table-cell>
          <table:table-cell table:formula="of:=OR([Sheet1.D128]=&quot;TRUE&quot;; [Sheet1.F128]=&quot;TRUE&quot;; [.C128]=[.D128])" office:value-type="boolean" office:boolean-value="false">
            <text:p>FALSE</text:p>
          </table:table-cell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MAX([Sheet1.C129];[Sheet1.E129])" office:value-type="float" office:value="38">
            <text:p>38</text:p>
          </table:table-cell>
          <table:table-cell table:formula="of:=[Sheet1.G129]" office:value-type="float" office:value="56">
            <text:p>56</text:p>
          </table:table-cell>
          <table:table-cell table:formula="of:=OR([Sheet1.D129]=&quot;TRUE&quot;; [Sheet1.F129]=&quot;TRUE&quot;; [.C129]=[.D129])" office:value-type="boolean" office:boolean-value="false">
            <text:p>FALSE</text:p>
          </table:table-cell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MAX([Sheet1.C130];[Sheet1.E130])" office:value-type="float" office:value="38">
            <text:p>38</text:p>
          </table:table-cell>
          <table:table-cell table:formula="of:=[Sheet1.G130]" office:value-type="float" office:value="56">
            <text:p>56</text:p>
          </table:table-cell>
          <table:table-cell table:formula="of:=OR([Sheet1.D130]=&quot;TRUE&quot;; [Sheet1.F130]=&quot;TRUE&quot;; [.C130]=[.D130])" office:value-type="boolean" office:boolean-value="false">
            <text:p>FALSE</text:p>
          </table:table-cell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MAX([Sheet1.C131];[Sheet1.E131])" office:value-type="float" office:value="38">
            <text:p>38</text:p>
          </table:table-cell>
          <table:table-cell table:formula="of:=[Sheet1.G131]" office:value-type="float" office:value="56">
            <text:p>56</text:p>
          </table:table-cell>
          <table:table-cell table:formula="of:=OR([Sheet1.D131]=&quot;TRUE&quot;; [Sheet1.F131]=&quot;TRUE&quot;; [.C131]=[.D131])" office:value-type="boolean" office:boolean-value="false">
            <text:p>FALSE</text:p>
          </table:table-cell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MAX([Sheet1.C132];[Sheet1.E132])" office:value-type="float" office:value="40">
            <text:p>40</text:p>
          </table:table-cell>
          <table:table-cell table:formula="of:=[Sheet1.G132]" office:value-type="float" office:value="56">
            <text:p>56</text:p>
          </table:table-cell>
          <table:table-cell table:formula="of:=OR([Sheet1.D132]=&quot;TRUE&quot;; [Sheet1.F132]=&quot;TRUE&quot;; [.C132]=[.D132])" office:value-type="boolean" office:boolean-value="false">
            <text:p>FALSE</text:p>
          </table:table-cell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MAX([Sheet1.C133];[Sheet1.E133])" office:value-type="float" office:value="39">
            <text:p>39</text:p>
          </table:table-cell>
          <table:table-cell table:formula="of:=[Sheet1.G133]" office:value-type="float" office:value="56">
            <text:p>56</text:p>
          </table:table-cell>
          <table:table-cell table:formula="of:=OR([Sheet1.D133]=&quot;TRUE&quot;; [Sheet1.F133]=&quot;TRUE&quot;; [.C133]=[.D133])" office:value-type="boolean" office:boolean-value="false">
            <text:p>FALSE</text:p>
          </table:table-cell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MAX([Sheet1.C134];[Sheet1.E134])" office:value-type="float" office:value="44">
            <text:p>44</text:p>
          </table:table-cell>
          <table:table-cell table:formula="of:=[Sheet1.G134]" office:value-type="float" office:value="64">
            <text:p>64</text:p>
          </table:table-cell>
          <table:table-cell table:formula="of:=OR([Sheet1.D134]=&quot;TRUE&quot;; [Sheet1.F134]=&quot;TRUE&quot;; [.C134]=[.D134])" office:value-type="boolean" office:boolean-value="false">
            <text:p>FALSE</text:p>
          </table:table-cell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MAX([Sheet1.C135];[Sheet1.E135])" office:value-type="float" office:value="43">
            <text:p>43</text:p>
          </table:table-cell>
          <table:table-cell table:formula="of:=[Sheet1.G135]" office:value-type="float" office:value="64">
            <text:p>64</text:p>
          </table:table-cell>
          <table:table-cell table:formula="of:=OR([Sheet1.D135]=&quot;TRUE&quot;; [Sheet1.F135]=&quot;TRUE&quot;; [.C135]=[.D135])" office:value-type="boolean" office:boolean-value="false">
            <text:p>FALSE</text:p>
          </table:table-cell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MAX([Sheet1.C136];[Sheet1.E136])" office:value-type="float" office:value="41">
            <text:p>41</text:p>
          </table:table-cell>
          <table:table-cell table:formula="of:=[Sheet1.G136]" office:value-type="float" office:value="64">
            <text:p>64</text:p>
          </table:table-cell>
          <table:table-cell table:formula="of:=OR([Sheet1.D136]=&quot;TRUE&quot;; [Sheet1.F136]=&quot;TRUE&quot;; [.C136]=[.D136])" office:value-type="boolean" office:boolean-value="false">
            <text:p>FALSE</text:p>
          </table:table-cell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MAX([Sheet1.C137];[Sheet1.E137])" office:value-type="float" office:value="44">
            <text:p>44</text:p>
          </table:table-cell>
          <table:table-cell table:formula="of:=[Sheet1.G137]" office:value-type="float" office:value="64">
            <text:p>64</text:p>
          </table:table-cell>
          <table:table-cell table:formula="of:=OR([Sheet1.D137]=&quot;TRUE&quot;; [Sheet1.F137]=&quot;TRUE&quot;; [.C137]=[.D137])" office:value-type="boolean" office:boolean-value="false">
            <text:p>FALSE</text:p>
          </table:table-cell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MAX([Sheet1.C138];[Sheet1.E138])" office:value-type="float" office:value="41">
            <text:p>41</text:p>
          </table:table-cell>
          <table:table-cell table:formula="of:=[Sheet1.G138]" office:value-type="float" office:value="64">
            <text:p>64</text:p>
          </table:table-cell>
          <table:table-cell table:formula="of:=OR([Sheet1.D138]=&quot;TRUE&quot;; [Sheet1.F138]=&quot;TRUE&quot;; [.C138]=[.D138])" office:value-type="boolean" office:boolean-value="false">
            <text:p>FALSE</text:p>
          </table:table-cell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MAX([Sheet1.C139];[Sheet1.E139])" office:value-type="float" office:value="9">
            <text:p>9</text:p>
          </table:table-cell>
          <table:table-cell table:formula="of:=[Sheet1.G139]" office:value-type="float" office:value="9">
            <text:p>9</text:p>
          </table:table-cell>
          <table:table-cell table:formula="of:=OR([Sheet1.D139]=&quot;TRUE&quot;; [Sheet1.F139]=&quot;TRUE&quot;; [.C139]=[.D139])" office:value-type="boolean" office:boolean-value="true">
            <text:p>TRUE</text:p>
          </table:table-cell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MAX([Sheet1.C140];[Sheet1.E140])" office:value-type="float" office:value="13">
            <text:p>13</text:p>
          </table:table-cell>
          <table:table-cell table:formula="of:=[Sheet1.G140]" office:value-type="float" office:value="13">
            <text:p>13</text:p>
          </table:table-cell>
          <table:table-cell table:formula="of:=OR([Sheet1.D140]=&quot;TRUE&quot;; [Sheet1.F140]=&quot;TRUE&quot;; [.C140]=[.D140])" office:value-type="boolean" office:boolean-value="true">
            <text:p>TRUE</text:p>
          </table:table-cell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MAX([Sheet1.C141];[Sheet1.E141])" office:value-type="float" office:value="17">
            <text:p>17</text:p>
          </table:table-cell>
          <table:table-cell table:formula="of:=[Sheet1.G141]" office:value-type="float" office:value="17">
            <text:p>17</text:p>
          </table:table-cell>
          <table:table-cell table:formula="of:=OR([Sheet1.D141]=&quot;TRUE&quot;; [Sheet1.F141]=&quot;TRUE&quot;; [.C141]=[.D141])" office:value-type="boolean" office:boolean-value="true">
            <text:p>TRUE</text:p>
          </table:table-cell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MAX([Sheet1.C142];[Sheet1.E142])" office:value-type="float" office:value="21">
            <text:p>21</text:p>
          </table:table-cell>
          <table:table-cell table:formula="of:=[Sheet1.G142]" office:value-type="float" office:value="21">
            <text:p>21</text:p>
          </table:table-cell>
          <table:table-cell table:formula="of:=OR([Sheet1.D142]=&quot;TRUE&quot;; [Sheet1.F142]=&quot;TRUE&quot;; [.C142]=[.D142])" office:value-type="boolean" office:boolean-value="true">
            <text:p>TRUE</text:p>
          </table:table-cell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MAX([Sheet1.C143];[Sheet1.E143])" office:value-type="float" office:value="25">
            <text:p>25</text:p>
          </table:table-cell>
          <table:table-cell table:formula="of:=[Sheet1.G143]" office:value-type="float" office:value="25">
            <text:p>25</text:p>
          </table:table-cell>
          <table:table-cell table:formula="of:=OR([Sheet1.D143]=&quot;TRUE&quot;; [Sheet1.F143]=&quot;TRUE&quot;; [.C143]=[.D143])" office:value-type="boolean" office:boolean-value="true">
            <text:p>TRUE</text:p>
          </table:table-cell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MAX([Sheet1.C144];[Sheet1.E144])" office:value-type="float" office:value="29">
            <text:p>29</text:p>
          </table:table-cell>
          <table:table-cell table:formula="of:=[Sheet1.G144]" office:value-type="float" office:value="29">
            <text:p>29</text:p>
          </table:table-cell>
          <table:table-cell table:formula="of:=OR([Sheet1.D144]=&quot;TRUE&quot;; [Sheet1.F144]=&quot;TRUE&quot;; [.C144]=[.D144])" office:value-type="boolean" office:boolean-value="true">
            <text:p>TRUE</text:p>
          </table:table-cell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MAX([Sheet1.C145];[Sheet1.E145])" office:value-type="float" office:value="33">
            <text:p>33</text:p>
          </table:table-cell>
          <table:table-cell table:formula="of:=[Sheet1.G145]" office:value-type="float" office:value="33">
            <text:p>33</text:p>
          </table:table-cell>
          <table:table-cell table:formula="of:=OR([Sheet1.D145]=&quot;TRUE&quot;; [Sheet1.F145]=&quot;TRUE&quot;; [.C145]=[.D145])" office:value-type="boolean" office:boolean-value="true">
            <text:p>TRUE</text:p>
          </table:table-cell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MAX([Sheet1.C146];[Sheet1.E146])" office:value-type="float" office:value="37">
            <text:p>37</text:p>
          </table:table-cell>
          <table:table-cell table:formula="of:=[Sheet1.G146]" office:value-type="float" office:value="37">
            <text:p>37</text:p>
          </table:table-cell>
          <table:table-cell table:formula="of:=OR([Sheet1.D146]=&quot;TRUE&quot;; [Sheet1.F146]=&quot;TRUE&quot;; [.C146]=[.D146])" office:value-type="boolean" office:boolean-value="true">
            <text:p>TRUE</text:p>
          </table:table-cell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MAX([Sheet1.C147];[Sheet1.E147])" office:value-type="float" office:value="41">
            <text:p>41</text:p>
          </table:table-cell>
          <table:table-cell table:formula="of:=[Sheet1.G147]" office:value-type="float" office:value="41">
            <text:p>41</text:p>
          </table:table-cell>
          <table:table-cell table:formula="of:=OR([Sheet1.D147]=&quot;TRUE&quot;; [Sheet1.F147]=&quot;TRUE&quot;; [.C147]=[.D147])" office:value-type="boolean" office:boolean-value="true">
            <text:p>TRUE</text:p>
          </table:table-cell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MAX([Sheet1.C148];[Sheet1.E148])" office:value-type="float" office:value="45">
            <text:p>45</text:p>
          </table:table-cell>
          <table:table-cell table:formula="of:=[Sheet1.G148]" office:value-type="float" office:value="45">
            <text:p>45</text:p>
          </table:table-cell>
          <table:table-cell table:formula="of:=OR([Sheet1.D148]=&quot;TRUE&quot;; [Sheet1.F148]=&quot;TRUE&quot;; [.C148]=[.D148])" office:value-type="boolean" office:boolean-value="true">
            <text:p>TRUE</text:p>
          </table:table-cell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MAX([Sheet1.C149];[Sheet1.E149])" office:value-type="float" office:value="49">
            <text:p>49</text:p>
          </table:table-cell>
          <table:table-cell table:formula="of:=[Sheet1.G149]" office:value-type="float" office:value="49">
            <text:p>49</text:p>
          </table:table-cell>
          <table:table-cell table:formula="of:=OR([Sheet1.D149]=&quot;TRUE&quot;; [Sheet1.F149]=&quot;TRUE&quot;; [.C149]=[.D149])" office:value-type="boolean" office:boolean-value="true">
            <text:p>TRUE</text:p>
          </table:table-cell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MAX([Sheet1.C150];[Sheet1.E150])" office:value-type="float" office:value="53">
            <text:p>53</text:p>
          </table:table-cell>
          <table:table-cell table:formula="of:=[Sheet1.G150]" office:value-type="float" office:value="53">
            <text:p>53</text:p>
          </table:table-cell>
          <table:table-cell table:formula="of:=OR([Sheet1.D150]=&quot;TRUE&quot;; [Sheet1.F150]=&quot;TRUE&quot;; [.C150]=[.D150])" office:value-type="boolean" office:boolean-value="true">
            <text:p>TRUE</text:p>
          </table:table-cell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MAX([Sheet1.C151];[Sheet1.E151])" office:value-type="float" office:value="57">
            <text:p>57</text:p>
          </table:table-cell>
          <table:table-cell table:formula="of:=[Sheet1.G151]" office:value-type="float" office:value="57">
            <text:p>57</text:p>
          </table:table-cell>
          <table:table-cell table:formula="of:=OR([Sheet1.D151]=&quot;TRUE&quot;; [Sheet1.F151]=&quot;TRUE&quot;; [.C151]=[.D151])" office:value-type="boolean" office:boolean-value="true">
            <text:p>TRUE</text:p>
          </table:table-cell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MAX([Sheet1.C152];[Sheet1.E152])" office:value-type="float" office:value="61">
            <text:p>61</text:p>
          </table:table-cell>
          <table:table-cell table:formula="of:=[Sheet1.G152]" office:value-type="float" office:value="61">
            <text:p>61</text:p>
          </table:table-cell>
          <table:table-cell table:formula="of:=OR([Sheet1.D152]=&quot;TRUE&quot;; [Sheet1.F152]=&quot;TRUE&quot;; [.C152]=[.D152])" office:value-type="boolean" office:boolean-value="true">
            <text:p>TRUE</text:p>
          </table:table-cell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MAX([Sheet1.C153];[Sheet1.E153])" office:value-type="float" office:value="65">
            <text:p>65</text:p>
          </table:table-cell>
          <table:table-cell table:formula="of:=[Sheet1.G153]" office:value-type="float" office:value="65">
            <text:p>65</text:p>
          </table:table-cell>
          <table:table-cell table:formula="of:=OR([Sheet1.D153]=&quot;TRUE&quot;; [Sheet1.F153]=&quot;TRUE&quot;; [.C153]=[.D153])" office:value-type="boolean" office:boolean-value="true">
            <text:p>TRUE</text:p>
          </table:table-cell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MAX([Sheet1.C154];[Sheet1.E154])" office:value-type="float" office:value="69">
            <text:p>69</text:p>
          </table:table-cell>
          <table:table-cell table:formula="of:=[Sheet1.G154]" office:value-type="float" office:value="69">
            <text:p>69</text:p>
          </table:table-cell>
          <table:table-cell table:formula="of:=OR([Sheet1.D154]=&quot;TRUE&quot;; [Sheet1.F154]=&quot;TRUE&quot;; [.C154]=[.D154])" office:value-type="boolean" office:boolean-value="true">
            <text:p>TRUE</text:p>
          </table:table-cell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MAX([Sheet1.C155];[Sheet1.E155])" office:value-type="float" office:value="73">
            <text:p>73</text:p>
          </table:table-cell>
          <table:table-cell table:formula="of:=[Sheet1.G155]" office:value-type="float" office:value="73">
            <text:p>73</text:p>
          </table:table-cell>
          <table:table-cell table:formula="of:=OR([Sheet1.D155]=&quot;TRUE&quot;; [Sheet1.F155]=&quot;TRUE&quot;; [.C155]=[.D155])" office:value-type="boolean" office:boolean-value="true">
            <text:p>TRUE</text:p>
          </table:table-cell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MAX([Sheet1.C156];[Sheet1.E156])" office:value-type="float" office:value="77">
            <text:p>77</text:p>
          </table:table-cell>
          <table:table-cell table:formula="of:=[Sheet1.G156]" office:value-type="float" office:value="77">
            <text:p>77</text:p>
          </table:table-cell>
          <table:table-cell table:formula="of:=OR([Sheet1.D156]=&quot;TRUE&quot;; [Sheet1.F156]=&quot;TRUE&quot;; [.C156]=[.D156])" office:value-type="boolean" office:boolean-value="true">
            <text:p>TRUE</text:p>
          </table:table-cell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MAX([Sheet1.C157];[Sheet1.E157])" office:value-type="float" office:value="81">
            <text:p>81</text:p>
          </table:table-cell>
          <table:table-cell table:formula="of:=[Sheet1.G157]" office:value-type="float" office:value="81">
            <text:p>81</text:p>
          </table:table-cell>
          <table:table-cell table:formula="of:=OR([Sheet1.D157]=&quot;TRUE&quot;; [Sheet1.F157]=&quot;TRUE&quot;; [.C157]=[.D157])" office:value-type="boolean" office:boolean-value="true">
            <text:p>TRUE</text:p>
          </table:table-cell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MAX([Sheet1.C158];[Sheet1.E158])" office:value-type="float" office:value="85">
            <text:p>85</text:p>
          </table:table-cell>
          <table:table-cell table:formula="of:=[Sheet1.G158]" office:value-type="float" office:value="85">
            <text:p>85</text:p>
          </table:table-cell>
          <table:table-cell table:formula="of:=OR([Sheet1.D158]=&quot;TRUE&quot;; [Sheet1.F158]=&quot;TRUE&quot;; [.C158]=[.D158])" office:value-type="boolean" office:boolean-value="true">
            <text:p>TRUE</text:p>
          </table:table-cell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MAX([Sheet1.C159];[Sheet1.E159])" office:value-type="float" office:value="41">
            <text:p>41</text:p>
          </table:table-cell>
          <table:table-cell table:formula="of:=[Sheet1.G159]" office:value-type="float" office:value="41">
            <text:p>41</text:p>
          </table:table-cell>
          <table:table-cell table:formula="of:=OR([Sheet1.D159]=&quot;TRUE&quot;; [Sheet1.F159]=&quot;TRUE&quot;; [.C159]=[.D159])" office:value-type="boolean" office:boolean-value="true">
            <text:p>TRUE</text:p>
          </table:table-cell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MAX([Sheet1.C160];[Sheet1.E160])" office:value-type="float" office:value="39">
            <text:p>39</text:p>
          </table:table-cell>
          <table:table-cell table:formula="of:=[Sheet1.G160]" office:value-type="float" office:value="39">
            <text:p>39</text:p>
          </table:table-cell>
          <table:table-cell table:formula="of:=OR([Sheet1.D160]=&quot;TRUE&quot;; [Sheet1.F160]=&quot;TRUE&quot;; [.C160]=[.D160])" office:value-type="boolean" office:boolean-value="true">
            <text:p>TRUE</text:p>
          </table:table-cell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office:value-type="string">
            <text:p>Inf</text:p>
          </table:table-cell>
          <table:table-cell table:formula="of:=[Sheet1.G161]" office:value-type="float" office:value="45">
            <text:p>45</text:p>
          </table:table-cell>
          <table:table-cell table:formula="of:=OR([Sheet1.D161]=&quot;TRUE&quot;; [Sheet1.F161]=&quot;TRUE&quot;; [.C161]=[.D161])" office:value-type="boolean" office:boolean-value="true">
            <text:p>TRUE</text:p>
          </table:table-cell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MAX([Sheet1.C162];[Sheet1.E162])" office:value-type="float" office:value="55">
            <text:p>55</text:p>
          </table:table-cell>
          <table:table-cell table:formula="of:=[Sheet1.G162]" office:value-type="float" office:value="55">
            <text:p>55</text:p>
          </table:table-cell>
          <table:table-cell table:formula="of:=OR([Sheet1.D162]=&quot;TRUE&quot;; [Sheet1.F162]=&quot;TRUE&quot;; [.C162]=[.D162])" office:value-type="boolean" office:boolean-value="true">
            <text:p>TRUE</text:p>
          </table:table-cell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MAX([Sheet1.C163];[Sheet1.E163])" office:value-type="float" office:value="39">
            <text:p>39</text:p>
          </table:table-cell>
          <table:table-cell table:formula="of:=[Sheet1.G163]" office:value-type="float" office:value="39">
            <text:p>39</text:p>
          </table:table-cell>
          <table:table-cell table:formula="of:=OR([Sheet1.D163]=&quot;TRUE&quot;; [Sheet1.F163]=&quot;TRUE&quot;; [.C163]=[.D163])" office:value-type="boolean" office:boolean-value="true">
            <text:p>TRUE</text:p>
          </table:table-cell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MAX([Sheet1.C164];[Sheet1.E164])" office:value-type="float" office:value="63">
            <text:p>63</text:p>
          </table:table-cell>
          <table:table-cell table:formula="of:=[Sheet1.G164]" office:value-type="float" office:value="63">
            <text:p>63</text:p>
          </table:table-cell>
          <table:table-cell table:formula="of:=OR([Sheet1.D164]=&quot;TRUE&quot;; [Sheet1.F164]=&quot;TRUE&quot;; [.C164]=[.D164])" office:value-type="boolean" office:boolean-value="true">
            <text:p>TRUE</text:p>
          </table:table-cell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MAX([Sheet1.C165];[Sheet1.E165])" office:value-type="float" office:value="67">
            <text:p>67</text:p>
          </table:table-cell>
          <table:table-cell table:formula="of:=[Sheet1.G165]" office:value-type="float" office:value="67">
            <text:p>67</text:p>
          </table:table-cell>
          <table:table-cell table:formula="of:=OR([Sheet1.D165]=&quot;TRUE&quot;; [Sheet1.F165]=&quot;TRUE&quot;; [.C165]=[.D165])" office:value-type="boolean" office:boolean-value="true">
            <text:p>TRUE</text:p>
          </table:table-cell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MAX([Sheet1.C166];[Sheet1.E166])" office:value-type="float" office:value="57">
            <text:p>57</text:p>
          </table:table-cell>
          <table:table-cell table:formula="of:=[Sheet1.G166]" office:value-type="float" office:value="57">
            <text:p>57</text:p>
          </table:table-cell>
          <table:table-cell table:formula="of:=OR([Sheet1.D166]=&quot;TRUE&quot;; [Sheet1.F166]=&quot;TRUE&quot;; [.C166]=[.D166])" office:value-type="boolean" office:boolean-value="true">
            <text:p>TRUE</text:p>
          </table:table-cell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MAX([Sheet1.C167];[Sheet1.E167])" office:value-type="float" office:value="55">
            <text:p>55</text:p>
          </table:table-cell>
          <table:table-cell table:formula="of:=[Sheet1.G167]" office:value-type="float" office:value="55">
            <text:p>55</text:p>
          </table:table-cell>
          <table:table-cell table:formula="of:=OR([Sheet1.D167]=&quot;TRUE&quot;; [Sheet1.F167]=&quot;TRUE&quot;; [.C167]=[.D167])" office:value-type="boolean" office:boolean-value="true">
            <text:p>TRUE</text:p>
          </table:table-cell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MAX([Sheet1.C168];[Sheet1.E168])" office:value-type="float" office:value="67">
            <text:p>67</text:p>
          </table:table-cell>
          <table:table-cell table:formula="of:=[Sheet1.G168]" office:value-type="float" office:value="67">
            <text:p>67</text:p>
          </table:table-cell>
          <table:table-cell table:formula="of:=OR([Sheet1.D168]=&quot;TRUE&quot;; [Sheet1.F168]=&quot;TRUE&quot;; [.C168]=[.D168])" office:value-type="boolean" office:boolean-value="true">
            <text:p>TRUE</text:p>
          </table:table-cell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MAX([Sheet1.C169];[Sheet1.E169])" office:value-type="float" office:value="71">
            <text:p>71</text:p>
          </table:table-cell>
          <table:table-cell table:formula="of:=[Sheet1.G169]" office:value-type="float" office:value="71">
            <text:p>71</text:p>
          </table:table-cell>
          <table:table-cell table:formula="of:=OR([Sheet1.D169]=&quot;TRUE&quot;; [Sheet1.F169]=&quot;TRUE&quot;; [.C169]=[.D169])" office:value-type="boolean" office:boolean-value="true">
            <text:p>TRUE</text:p>
          </table:table-cell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MAX([Sheet1.C170];[Sheet1.E170])" office:value-type="float" office:value="63">
            <text:p>63</text:p>
          </table:table-cell>
          <table:table-cell table:formula="of:=[Sheet1.G170]" office:value-type="float" office:value="63">
            <text:p>63</text:p>
          </table:table-cell>
          <table:table-cell table:formula="of:=OR([Sheet1.D170]=&quot;TRUE&quot;; [Sheet1.F170]=&quot;TRUE&quot;; [.C170]=[.D170])" office:value-type="boolean" office:boolean-value="true">
            <text:p>TRUE</text:p>
          </table:table-cell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MAX([Sheet1.C171];[Sheet1.E171])" office:value-type="float" office:value="19">
            <text:p>19</text:p>
          </table:table-cell>
          <table:table-cell table:formula="of:=[Sheet1.G171]" office:value-type="float" office:value="19">
            <text:p>19</text:p>
          </table:table-cell>
          <table:table-cell table:formula="of:=OR([Sheet1.D171]=&quot;TRUE&quot;; [Sheet1.F171]=&quot;TRUE&quot;; [.C171]=[.D171])" office:value-type="boolean" office:boolean-value="true">
            <text:p>TRUE</text:p>
          </table:table-cell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MAX([Sheet1.C172];[Sheet1.E172])" office:value-type="float" office:value="17">
            <text:p>17</text:p>
          </table:table-cell>
          <table:table-cell table:formula="of:=[Sheet1.G172]" office:value-type="float" office:value="17">
            <text:p>17</text:p>
          </table:table-cell>
          <table:table-cell table:formula="of:=OR([Sheet1.D172]=&quot;TRUE&quot;; [Sheet1.F172]=&quot;TRUE&quot;; [.C172]=[.D172])" office:value-type="boolean" office:boolean-value="true">
            <text:p>TRUE</text:p>
          </table:table-cell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MAX([Sheet1.C173];[Sheet1.E173])" office:value-type="float" office:value="13">
            <text:p>13</text:p>
          </table:table-cell>
          <table:table-cell table:formula="of:=[Sheet1.G173]" office:value-type="float" office:value="13">
            <text:p>13</text:p>
          </table:table-cell>
          <table:table-cell table:formula="of:=OR([Sheet1.D173]=&quot;TRUE&quot;; [Sheet1.F173]=&quot;TRUE&quot;; [.C173]=[.D173])" office:value-type="boolean" office:boolean-value="true">
            <text:p>TRUE</text:p>
          </table:table-cell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MAX([Sheet1.C174];[Sheet1.E174])" office:value-type="float" office:value="25">
            <text:p>25</text:p>
          </table:table-cell>
          <table:table-cell table:formula="of:=[Sheet1.G174]" office:value-type="float" office:value="25">
            <text:p>25</text:p>
          </table:table-cell>
          <table:table-cell table:formula="of:=OR([Sheet1.D174]=&quot;TRUE&quot;; [Sheet1.F174]=&quot;TRUE&quot;; [.C174]=[.D174])" office:value-type="boolean" office:boolean-value="true">
            <text:p>TRUE</text:p>
          </table:table-cell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MAX([Sheet1.C175];[Sheet1.E175])" office:value-type="float" office:value="15">
            <text:p>15</text:p>
          </table:table-cell>
          <table:table-cell table:formula="of:=[Sheet1.G175]" office:value-type="float" office:value="15">
            <text:p>15</text:p>
          </table:table-cell>
          <table:table-cell table:formula="of:=OR([Sheet1.D175]=&quot;TRUE&quot;; [Sheet1.F175]=&quot;TRUE&quot;; [.C175]=[.D175])" office:value-type="boolean" office:boolean-value="true">
            <text:p>TRUE</text:p>
          </table:table-cell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MAX([Sheet1.C176];[Sheet1.E176])" office:value-type="float" office:value="8">
            <text:p>8</text:p>
          </table:table-cell>
          <table:table-cell table:formula="of:=[Sheet1.G176]" office:value-type="float" office:value="8">
            <text:p>8</text:p>
          </table:table-cell>
          <table:table-cell table:formula="of:=OR([Sheet1.D176]=&quot;TRUE&quot;; [Sheet1.F176]=&quot;TRUE&quot;; [.C176]=[.D176])" office:value-type="boolean" office:boolean-value="true">
            <text:p>TRUE</text:p>
          </table:table-cell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MAX([Sheet1.C177];[Sheet1.E177])" office:value-type="float" office:value="23">
            <text:p>23</text:p>
          </table:table-cell>
          <table:table-cell table:formula="of:=[Sheet1.G177]" office:value-type="float" office:value="23">
            <text:p>23</text:p>
          </table:table-cell>
          <table:table-cell table:formula="of:=OR([Sheet1.D177]=&quot;TRUE&quot;; [Sheet1.F177]=&quot;TRUE&quot;; [.C177]=[.D177])" office:value-type="boolean" office:boolean-value="true">
            <text:p>TRUE</text:p>
          </table:table-cell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MAX([Sheet1.C178];[Sheet1.E178])" office:value-type="float" office:value="13">
            <text:p>13</text:p>
          </table:table-cell>
          <table:table-cell table:formula="of:=[Sheet1.G178]" office:value-type="float" office:value="13">
            <text:p>13</text:p>
          </table:table-cell>
          <table:table-cell table:formula="of:=OR([Sheet1.D178]=&quot;TRUE&quot;; [Sheet1.F178]=&quot;TRUE&quot;; [.C178]=[.D178])" office:value-type="boolean" office:boolean-value="true">
            <text:p>TRUE</text:p>
          </table:table-cell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MAX([Sheet1.C179];[Sheet1.E179])" office:value-type="float" office:value="23">
            <text:p>23</text:p>
          </table:table-cell>
          <table:table-cell table:formula="of:=[Sheet1.G179]" office:value-type="float" office:value="23">
            <text:p>23</text:p>
          </table:table-cell>
          <table:table-cell table:formula="of:=OR([Sheet1.D179]=&quot;TRUE&quot;; [Sheet1.F179]=&quot;TRUE&quot;; [.C179]=[.D179])" office:value-type="boolean" office:boolean-value="true">
            <text:p>TRUE</text:p>
          </table:table-cell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MAX([Sheet1.C180];[Sheet1.E180])" office:value-type="float" office:value="33">
            <text:p>33</text:p>
          </table:table-cell>
          <table:table-cell table:formula="of:=[Sheet1.G180]" office:value-type="float" office:value="33">
            <text:p>33</text:p>
          </table:table-cell>
          <table:table-cell table:formula="of:=OR([Sheet1.D180]=&quot;TRUE&quot;; [Sheet1.F180]=&quot;TRUE&quot;; [.C180]=[.D180])" office:value-type="boolean" office:boolean-value="true">
            <text:p>TRUE</text:p>
          </table:table-cell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MAX([Sheet1.C181];[Sheet1.E181])" office:value-type="float" office:value="39">
            <text:p>39</text:p>
          </table:table-cell>
          <table:table-cell table:formula="of:=[Sheet1.G181]" office:value-type="float" office:value="39">
            <text:p>39</text:p>
          </table:table-cell>
          <table:table-cell table:formula="of:=OR([Sheet1.D181]=&quot;TRUE&quot;; [Sheet1.F181]=&quot;TRUE&quot;; [.C181]=[.D181])" office:value-type="boolean" office:boolean-value="true">
            <text:p>TRUE</text:p>
          </table:table-cell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MAX([Sheet1.C182];[Sheet1.E182])" office:value-type="float" office:value="29">
            <text:p>29</text:p>
          </table:table-cell>
          <table:table-cell table:formula="of:=[Sheet1.G182]" office:value-type="float" office:value="29">
            <text:p>29</text:p>
          </table:table-cell>
          <table:table-cell table:formula="of:=OR([Sheet1.D182]=&quot;TRUE&quot;; [Sheet1.F182]=&quot;TRUE&quot;; [.C182]=[.D182])" office:value-type="boolean" office:boolean-value="true">
            <text:p>TRUE</text:p>
          </table:table-cell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MAX([Sheet1.C183];[Sheet1.E183])" office:value-type="float" office:value="41">
            <text:p>41</text:p>
          </table:table-cell>
          <table:table-cell table:formula="of:=[Sheet1.G183]" office:value-type="float" office:value="41">
            <text:p>41</text:p>
          </table:table-cell>
          <table:table-cell table:formula="of:=OR([Sheet1.D183]=&quot;TRUE&quot;; [Sheet1.F183]=&quot;TRUE&quot;; [.C183]=[.D183])" office:value-type="boolean" office:boolean-value="true">
            <text:p>TRUE</text:p>
          </table:table-cell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MAX([Sheet1.C184];[Sheet1.E184])" office:value-type="float" office:value="33">
            <text:p>33</text:p>
          </table:table-cell>
          <table:table-cell table:formula="of:=[Sheet1.G184]" office:value-type="float" office:value="33">
            <text:p>33</text:p>
          </table:table-cell>
          <table:table-cell table:formula="of:=OR([Sheet1.D184]=&quot;TRUE&quot;; [Sheet1.F184]=&quot;TRUE&quot;; [.C184]=[.D184])" office:value-type="boolean" office:boolean-value="true">
            <text:p>TRUE</text:p>
          </table:table-cell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MAX([Sheet1.C185];[Sheet1.E185])" office:value-type="float" office:value="29">
            <text:p>29</text:p>
          </table:table-cell>
          <table:table-cell table:formula="of:=[Sheet1.G185]" office:value-type="float" office:value="29">
            <text:p>29</text:p>
          </table:table-cell>
          <table:table-cell table:formula="of:=OR([Sheet1.D185]=&quot;TRUE&quot;; [Sheet1.F185]=&quot;TRUE&quot;; [.C185]=[.D185])" office:value-type="boolean" office:boolean-value="true">
            <text:p>TRUE</text:p>
          </table:table-cell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MAX([Sheet1.C186];[Sheet1.E186])" office:value-type="float" office:value="24">
            <text:p>24</text:p>
          </table:table-cell>
          <table:table-cell table:formula="of:=[Sheet1.G186]" office:value-type="float" office:value="24">
            <text:p>24</text:p>
          </table:table-cell>
          <table:table-cell table:formula="of:=OR([Sheet1.D186]=&quot;TRUE&quot;; [Sheet1.F186]=&quot;TRUE&quot;; [.C186]=[.D186])" office:value-type="boolean" office:boolean-value="true">
            <text:p>TRUE</text:p>
          </table:table-cell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MAX([Sheet1.C187];[Sheet1.E187])" office:value-type="float" office:value="28">
            <text:p>28</text:p>
          </table:table-cell>
          <table:table-cell table:formula="of:=[Sheet1.G187]" office:value-type="float" office:value="28">
            <text:p>28</text:p>
          </table:table-cell>
          <table:table-cell table:formula="of:=OR([Sheet1.D187]=&quot;TRUE&quot;; [Sheet1.F187]=&quot;TRUE&quot;; [.C187]=[.D187])" office:value-type="boolean" office:boolean-value="true">
            <text:p>TRUE</text:p>
          </table:table-cell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MAX([Sheet1.C188];[Sheet1.E188])" office:value-type="float" office:value="50">
            <text:p>50</text:p>
          </table:table-cell>
          <table:table-cell table:formula="of:=[Sheet1.G188]" office:value-type="float" office:value="50">
            <text:p>50</text:p>
          </table:table-cell>
          <table:table-cell table:formula="of:=OR([Sheet1.D188]=&quot;TRUE&quot;; [Sheet1.F188]=&quot;TRUE&quot;; [.C188]=[.D188])" office:value-type="boolean" office:boolean-value="true">
            <text:p>TRUE</text:p>
          </table:table-cell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MAX([Sheet1.C189];[Sheet1.E189])" office:value-type="float" office:value="53">
            <text:p>53</text:p>
          </table:table-cell>
          <table:table-cell table:formula="of:=[Sheet1.G189]" office:value-type="float" office:value="53">
            <text:p>53</text:p>
          </table:table-cell>
          <table:table-cell table:formula="of:=OR([Sheet1.D189]=&quot;TRUE&quot;; [Sheet1.F189]=&quot;TRUE&quot;; [.C189]=[.D189])" office:value-type="boolean" office:boolean-value="true">
            <text:p>TRUE</text:p>
          </table:table-cell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MAX([Sheet1.C190];[Sheet1.E190])" office:value-type="float" office:value="22">
            <text:p>22</text:p>
          </table:table-cell>
          <table:table-cell table:formula="of:=[Sheet1.G190]" office:value-type="float" office:value="22">
            <text:p>22</text:p>
          </table:table-cell>
          <table:table-cell table:formula="of:=OR([Sheet1.D190]=&quot;TRUE&quot;; [Sheet1.F190]=&quot;TRUE&quot;; [.C190]=[.D190])" office:value-type="boolean" office:boolean-value="true">
            <text:p>TRUE</text:p>
          </table:table-cell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MAX([Sheet1.C191];[Sheet1.E191])" office:value-type="float" office:value="65">
            <text:p>65</text:p>
          </table:table-cell>
          <table:table-cell table:formula="of:=[Sheet1.G191]" office:value-type="float" office:value="65">
            <text:p>65</text:p>
          </table:table-cell>
          <table:table-cell table:formula="of:=OR([Sheet1.D191]=&quot;TRUE&quot;; [Sheet1.F191]=&quot;TRUE&quot;; [.C191]=[.D191])" office:value-type="boolean" office:boolean-value="true">
            <text:p>TRUE</text:p>
          </table:table-cell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MAX([Sheet1.C192];[Sheet1.E192])" office:value-type="float" office:value="29">
            <text:p>29</text:p>
          </table:table-cell>
          <table:table-cell table:formula="of:=[Sheet1.G192]" office:value-type="float" office:value="29">
            <text:p>29</text:p>
          </table:table-cell>
          <table:table-cell table:formula="of:=OR([Sheet1.D192]=&quot;TRUE&quot;; [Sheet1.F192]=&quot;TRUE&quot;; [.C192]=[.D192])" office:value-type="boolean" office:boolean-value="true">
            <text:p>TRUE</text:p>
          </table:table-cell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MAX([Sheet1.C193];[Sheet1.E193])" office:value-type="float" office:value="37">
            <text:p>37</text:p>
          </table:table-cell>
          <table:table-cell table:formula="of:=[Sheet1.G193]" office:value-type="float" office:value="37">
            <text:p>37</text:p>
          </table:table-cell>
          <table:table-cell table:formula="of:=OR([Sheet1.D193]=&quot;TRUE&quot;; [Sheet1.F193]=&quot;TRUE&quot;; [.C193]=[.D193])" office:value-type="boolean" office:boolean-value="true">
            <text:p>TRUE</text:p>
          </table:table-cell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MAX([Sheet1.C194];[Sheet1.E194])" office:value-type="float" office:value="75">
            <text:p>75</text:p>
          </table:table-cell>
          <table:table-cell table:formula="of:=[Sheet1.G194]" office:value-type="float" office:value="83">
            <text:p>83</text:p>
          </table:table-cell>
          <table:table-cell table:formula="of:=OR([Sheet1.D194]=&quot;TRUE&quot;; [Sheet1.F194]=&quot;TRUE&quot;; [.C194]=[.D194])" office:value-type="boolean" office:boolean-value="true">
            <text:p>TRUE</text:p>
          </table:table-cell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MAX([Sheet1.C195];[Sheet1.E195])" office:value-type="float" office:value="92">
            <text:p>92</text:p>
          </table:table-cell>
          <table:table-cell table:formula="of:=[Sheet1.G195]" office:value-type="float" office:value="94">
            <text:p>94</text:p>
          </table:table-cell>
          <table:table-cell table:formula="of:=OR([Sheet1.D195]=&quot;TRUE&quot;; [Sheet1.F195]=&quot;TRUE&quot;; [.C195]=[.D195])" office:value-type="boolean" office:boolean-value="false">
            <text:p>FALSE</text:p>
          </table:table-cell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MAX([Sheet1.C196];[Sheet1.E196])" office:value-type="float" office:value="27">
            <text:p>27</text:p>
          </table:table-cell>
          <table:table-cell table:formula="of:=[Sheet1.G196]" office:value-type="float" office:value="27">
            <text:p>27</text:p>
          </table:table-cell>
          <table:table-cell table:formula="of:=OR([Sheet1.D196]=&quot;TRUE&quot;; [Sheet1.F196]=&quot;TRUE&quot;; [.C196]=[.D196])" office:value-type="boolean" office:boolean-value="true">
            <text:p>TRUE</text:p>
          </table:table-cell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MAX([Sheet1.C197];[Sheet1.E197])" office:value-type="float" office:value="37">
            <text:p>37</text:p>
          </table:table-cell>
          <table:table-cell table:formula="of:=[Sheet1.G197]" office:value-type="float" office:value="37">
            <text:p>37</text:p>
          </table:table-cell>
          <table:table-cell table:formula="of:=OR([Sheet1.D197]=&quot;TRUE&quot;; [Sheet1.F197]=&quot;TRUE&quot;; [.C197]=[.D197])" office:value-type="boolean" office:boolean-value="true">
            <text:p>TRUE</text:p>
          </table:table-cell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MAX([Sheet1.C198];[Sheet1.E198])" office:value-type="float" office:value="65">
            <text:p>65</text:p>
          </table:table-cell>
          <table:table-cell table:formula="of:=[Sheet1.G198]" office:value-type="float" office:value="65">
            <text:p>65</text:p>
          </table:table-cell>
          <table:table-cell table:formula="of:=OR([Sheet1.D198]=&quot;TRUE&quot;; [Sheet1.F198]=&quot;TRUE&quot;; [.C198]=[.D198])" office:value-type="boolean" office:boolean-value="true">
            <text:p>TRUE</text:p>
          </table:table-cell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MAX([Sheet1.C199];[Sheet1.E199])" office:value-type="float" office:value="80">
            <text:p>80</text:p>
          </table:table-cell>
          <table:table-cell table:formula="of:=[Sheet1.G199]" office:value-type="float" office:value="85">
            <text:p>85</text:p>
          </table:table-cell>
          <table:table-cell table:formula="of:=OR([Sheet1.D199]=&quot;TRUE&quot;; [Sheet1.F199]=&quot;TRUE&quot;; [.C199]=[.D199])" office:value-type="boolean" office:boolean-value="false">
            <text:p>FALSE</text:p>
          </table:table-cell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MAX([Sheet1.C200];[Sheet1.E200])" office:value-type="float" office:value="82">
            <text:p>82</text:p>
          </table:table-cell>
          <table:table-cell table:formula="of:=[Sheet1.G200]" office:value-type="float" office:value="86">
            <text:p>86</text:p>
          </table:table-cell>
          <table:table-cell table:formula="of:=OR([Sheet1.D200]=&quot;TRUE&quot;; [Sheet1.F200]=&quot;TRUE&quot;; [.C200]=[.D200])" office:value-type="boolean" office:boolean-value="true">
            <text:p>TRUE</text:p>
          </table:table-cell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MAX([Sheet1.C201];[Sheet1.E201])" office:value-type="float" office:value="51">
            <text:p>51</text:p>
          </table:table-cell>
          <table:table-cell table:formula="of:=[Sheet1.G201]" office:value-type="float" office:value="52">
            <text:p>52</text:p>
          </table:table-cell>
          <table:table-cell table:formula="of:=OR([Sheet1.D201]=&quot;TRUE&quot;; [Sheet1.F201]=&quot;TRUE&quot;; [.C201]=[.D201])" office:value-type="boolean" office:boolean-value="false">
            <text:p>FALSE</text:p>
          </table:table-cell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MAX([Sheet1.C202];[Sheet1.E202])" office:value-type="float" office:value="42">
            <text:p>42</text:p>
          </table:table-cell>
          <table:table-cell table:formula="of:=[Sheet1.G202]" office:value-type="float" office:value="42">
            <text:p>42</text:p>
          </table:table-cell>
          <table:table-cell table:formula="of:=OR([Sheet1.D202]=&quot;TRUE&quot;; [Sheet1.F202]=&quot;TRUE&quot;; [.C202]=[.D202])" office:value-type="boolean" office:boolean-value="true">
            <text:p>TRUE</text:p>
          </table:table-cell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MAX([Sheet1.C203];[Sheet1.E203])" office:value-type="float" office:value="150">
            <text:p>150</text:p>
          </table:table-cell>
          <table:table-cell table:formula="of:=[Sheet1.G203]" office:value-type="float" office:value="153">
            <text:p>153</text:p>
          </table:table-cell>
          <table:table-cell table:formula="of:=OR([Sheet1.D203]=&quot;TRUE&quot;; [Sheet1.F203]=&quot;TRUE&quot;; [.C203]=[.D203])" office:value-type="boolean" office:boolean-value="false">
            <text:p>FALSE</text:p>
          </table:table-cell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MAX([Sheet1.C204];[Sheet1.E204])" office:value-type="float" office:value="126">
            <text:p>126</text:p>
          </table:table-cell>
          <table:table-cell table:formula="of:=[Sheet1.G204]" office:value-type="float" office:value="136">
            <text:p>136</text:p>
          </table:table-cell>
          <table:table-cell table:formula="of:=OR([Sheet1.D204]=&quot;TRUE&quot;; [Sheet1.F204]=&quot;TRUE&quot;; [.C204]=[.D204])" office:value-type="boolean" office:boolean-value="false">
            <text:p>FALSE</text:p>
          </table:table-cell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MAX([Sheet1.C205];[Sheet1.E205])" office:value-type="float" office:value="127">
            <text:p>127</text:p>
          </table:table-cell>
          <table:table-cell table:formula="of:=[Sheet1.G205]" office:value-type="float" office:value="131">
            <text:p>131</text:p>
          </table:table-cell>
          <table:table-cell table:formula="of:=OR([Sheet1.D205]=&quot;TRUE&quot;; [Sheet1.F205]=&quot;TRUE&quot;; [.C205]=[.D205])" office:value-type="boolean" office:boolean-value="false">
            <text:p>FALSE</text:p>
          </table:table-cell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MAX([Sheet1.C206];[Sheet1.E206])" office:value-type="float" office:value="94">
            <text:p>94</text:p>
          </table:table-cell>
          <table:table-cell table:formula="of:=[Sheet1.G206]" office:value-type="float" office:value="96">
            <text:p>96</text:p>
          </table:table-cell>
          <table:table-cell table:formula="of:=OR([Sheet1.D206]=&quot;TRUE&quot;; [Sheet1.F206]=&quot;TRUE&quot;; [.C206]=[.D206])" office:value-type="boolean" office:boolean-value="false">
            <text:p>FALSE</text:p>
          </table:table-cell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MAX([Sheet1.C207];[Sheet1.E207])" office:value-type="float" office:value="247">
            <text:p>247</text:p>
          </table:table-cell>
          <table:table-cell table:formula="of:=[Sheet1.G207]" office:value-type="float" office:value="257">
            <text:p>257</text:p>
          </table:table-cell>
          <table:table-cell table:formula="of:=OR([Sheet1.D207]=&quot;TRUE&quot;; [Sheet1.F207]=&quot;TRUE&quot;; [.C207]=[.D207])" office:value-type="boolean" office:boolean-value="false">
            <text:p>FALSE</text:p>
          </table:table-cell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MAX([Sheet1.C208];[Sheet1.E208])" office:value-type="float" office:value="99">
            <text:p>99</text:p>
          </table:table-cell>
          <table:table-cell table:formula="of:=[Sheet1.G208]" office:value-type="float" office:value="103">
            <text:p>103</text:p>
          </table:table-cell>
          <table:table-cell table:formula="of:=OR([Sheet1.D208]=&quot;TRUE&quot;; [Sheet1.F208]=&quot;TRUE&quot;; [.C208]=[.D208])" office:value-type="boolean" office:boolean-value="false">
            <text:p>FALSE</text:p>
          </table:table-cell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MAX([Sheet1.C209];[Sheet1.E209])" office:value-type="float" office:value="38">
            <text:p>38</text:p>
          </table:table-cell>
          <table:table-cell table:formula="of:=[Sheet1.G209]" office:value-type="float" office:value="39">
            <text:p>39</text:p>
          </table:table-cell>
          <table:table-cell table:formula="of:=OR([Sheet1.D209]=&quot;TRUE&quot;; [Sheet1.F209]=&quot;TRUE&quot;; [.C209]=[.D209])" office:value-type="boolean" office:boolean-value="false">
            <text:p>FALSE</text:p>
          </table:table-cell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MAX([Sheet1.C210];[Sheet1.E210])" office:value-type="float" office:value="173">
            <text:p>173</text:p>
          </table:table-cell>
          <table:table-cell table:formula="of:=[Sheet1.G210]" office:value-type="float" office:value="178">
            <text:p>178</text:p>
          </table:table-cell>
          <table:table-cell table:formula="of:=OR([Sheet1.D210]=&quot;TRUE&quot;; [Sheet1.F210]=&quot;TRUE&quot;; [.C210]=[.D210])" office:value-type="boolean" office:boolean-value="false">
            <text:p>FALSE</text:p>
          </table:table-cell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MAX([Sheet1.C211];[Sheet1.E211])" office:value-type="float" office:value="175">
            <text:p>175</text:p>
          </table:table-cell>
          <table:table-cell table:formula="of:=[Sheet1.G211]" office:value-type="float" office:value="175">
            <text:p>175</text:p>
          </table:table-cell>
          <table:table-cell table:formula="of:=OR([Sheet1.D211]=&quot;TRUE&quot;; [Sheet1.F211]=&quot;TRUE&quot;; [.C211]=[.D211])" office:value-type="boolean" office:boolean-value="true">
            <text:p>TRUE</text:p>
          </table:table-cell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MAX([Sheet1.C212];[Sheet1.E212])" office:value-type="float" office:value="133">
            <text:p>133</text:p>
          </table:table-cell>
          <table:table-cell table:formula="of:=[Sheet1.G212]" office:value-type="float" office:value="139">
            <text:p>139</text:p>
          </table:table-cell>
          <table:table-cell table:formula="of:=OR([Sheet1.D212]=&quot;TRUE&quot;; [Sheet1.F212]=&quot;TRUE&quot;; [.C212]=[.D212])" office:value-type="boolean" office:boolean-value="false">
            <text:p>FALSE</text:p>
          </table:table-cell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MAX([Sheet1.C213];[Sheet1.E213])" office:value-type="float" office:value="240">
            <text:p>240</text:p>
          </table:table-cell>
          <table:table-cell table:formula="of:=[Sheet1.G213]" office:value-type="float" office:value="251">
            <text:p>251</text:p>
          </table:table-cell>
          <table:table-cell table:formula="of:=OR([Sheet1.D213]=&quot;TRUE&quot;; [Sheet1.F213]=&quot;TRUE&quot;; [.C213]=[.D213])" office:value-type="boolean" office:boolean-value="false">
            <text:p>FALSE</text:p>
          </table:table-cell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MAX([Sheet1.C214];[Sheet1.E214])" office:value-type="float" office:value="270">
            <text:p>270</text:p>
          </table:table-cell>
          <table:table-cell table:formula="of:=[Sheet1.G214]" office:value-type="float" office:value="287">
            <text:p>287</text:p>
          </table:table-cell>
          <table:table-cell table:formula="of:=OR([Sheet1.D214]=&quot;TRUE&quot;; [Sheet1.F214]=&quot;TRUE&quot;; [.C214]=[.D214])" office:value-type="boolean" office:boolean-value="false">
            <text:p>FALSE</text:p>
          </table:table-cell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MAX([Sheet1.C215];[Sheet1.E215])" office:value-type="float" office:value="123">
            <text:p>123</text:p>
          </table:table-cell>
          <table:table-cell table:formula="of:=[Sheet1.G215]" office:value-type="float" office:value="126">
            <text:p>126</text:p>
          </table:table-cell>
          <table:table-cell table:formula="of:=OR([Sheet1.D215]=&quot;TRUE&quot;; [Sheet1.F215]=&quot;TRUE&quot;; [.C215]=[.D215])" office:value-type="boolean" office:boolean-value="false">
            <text:p>FALSE</text:p>
          </table:table-cell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MAX([Sheet1.C216];[Sheet1.E216])" office:value-type="float" office:value="12">
            <text:p>12</text:p>
          </table:table-cell>
          <table:table-cell table:formula="of:=[Sheet1.G216]" office:value-type="float" office:value="12">
            <text:p>12</text:p>
          </table:table-cell>
          <table:table-cell table:formula="of:=OR([Sheet1.D216]=&quot;TRUE&quot;; [Sheet1.F216]=&quot;TRUE&quot;; [.C216]=[.D216])" office:value-type="boolean" office:boolean-value="true">
            <text:p>TRUE</text:p>
          </table:table-cell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MAX([Sheet1.C217];[Sheet1.E217])" office:value-type="float" office:value="18">
            <text:p>18</text:p>
          </table:table-cell>
          <table:table-cell table:formula="of:=[Sheet1.G217]" office:value-type="float" office:value="18">
            <text:p>18</text:p>
          </table:table-cell>
          <table:table-cell table:formula="of:=OR([Sheet1.D217]=&quot;TRUE&quot;; [Sheet1.F217]=&quot;TRUE&quot;; [.C217]=[.D217])" office:value-type="boolean" office:boolean-value="true">
            <text:p>TRUE</text:p>
          </table:table-cell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MAX([Sheet1.C218];[Sheet1.E218])" office:value-type="float" office:value="25">
            <text:p>25</text:p>
          </table:table-cell>
          <table:table-cell table:formula="of:=[Sheet1.G218]" office:value-type="float" office:value="25">
            <text:p>25</text:p>
          </table:table-cell>
          <table:table-cell table:formula="of:=OR([Sheet1.D218]=&quot;TRUE&quot;; [Sheet1.F218]=&quot;TRUE&quot;; [.C218]=[.D218])" office:value-type="boolean" office:boolean-value="true">
            <text:p>TRUE</text:p>
          </table:table-cell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MAX([Sheet1.C219];[Sheet1.E219])" office:value-type="float" office:value="42">
            <text:p>42</text:p>
          </table:table-cell>
          <table:table-cell table:formula="of:=[Sheet1.G219]" office:value-type="float" office:value="42">
            <text:p>42</text:p>
          </table:table-cell>
          <table:table-cell table:formula="of:=OR([Sheet1.D219]=&quot;TRUE&quot;; [Sheet1.F219]=&quot;TRUE&quot;; [.C219]=[.D219])" office:value-type="boolean" office:boolean-value="true">
            <text:p>TRUE</text:p>
          </table:table-cell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MAX([Sheet1.C220];[Sheet1.E220])" office:value-type="float" office:value="29">
            <text:p>29</text:p>
          </table:table-cell>
          <table:table-cell table:formula="of:=[Sheet1.G220]" office:value-type="float" office:value="29">
            <text:p>29</text:p>
          </table:table-cell>
          <table:table-cell table:formula="of:=OR([Sheet1.D220]=&quot;TRUE&quot;; [Sheet1.F220]=&quot;TRUE&quot;; [.C220]=[.D220])" office:value-type="boolean" office:boolean-value="true">
            <text:p>TRUE</text:p>
          </table:table-cell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MAX([Sheet1.C221];[Sheet1.E221])" office:value-type="float" office:value="3">
            <text:p>3</text:p>
          </table:table-cell>
          <table:table-cell table:formula="of:=[Sheet1.G221]" office:value-type="float" office:value="3">
            <text:p>3</text:p>
          </table:table-cell>
          <table:table-cell table:formula="of:=OR([Sheet1.D221]=&quot;TRUE&quot;; [Sheet1.F221]=&quot;TRUE&quot;; [.C221]=[.D221])" office:value-type="boolean" office:boolean-value="true">
            <text:p>TRUE</text:p>
          </table:table-cell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MAX([Sheet1.C222];[Sheet1.E222])" office:value-type="float" office:value="33">
            <text:p>33</text:p>
          </table:table-cell>
          <table:table-cell table:formula="of:=[Sheet1.G222]" office:value-type="float" office:value="33">
            <text:p>33</text:p>
          </table:table-cell>
          <table:table-cell table:formula="of:=OR([Sheet1.D222]=&quot;TRUE&quot;; [Sheet1.F222]=&quot;TRUE&quot;; [.C222]=[.D222])" office:value-type="boolean" office:boolean-value="true">
            <text:p>TRUE</text:p>
          </table:table-cell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MAX([Sheet1.C223];[Sheet1.E223])" office:value-type="float" office:value="32">
            <text:p>32</text:p>
          </table:table-cell>
          <table:table-cell table:formula="of:=[Sheet1.G223]" office:value-type="float" office:value="32">
            <text:p>32</text:p>
          </table:table-cell>
          <table:table-cell table:formula="of:=OR([Sheet1.D223]=&quot;TRUE&quot;; [Sheet1.F223]=&quot;TRUE&quot;; [.C223]=[.D223])" office:value-type="boolean" office:boolean-value="true">
            <text:p>TRUE</text:p>
          </table:table-cell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MAX([Sheet1.C224];[Sheet1.E224])" office:value-type="float" office:value="31">
            <text:p>31</text:p>
          </table:table-cell>
          <table:table-cell table:formula="of:=[Sheet1.G224]" office:value-type="float" office:value="31">
            <text:p>31</text:p>
          </table:table-cell>
          <table:table-cell table:formula="of:=OR([Sheet1.D224]=&quot;TRUE&quot;; [Sheet1.F224]=&quot;TRUE&quot;; [.C224]=[.D224])" office:value-type="boolean" office:boolean-value="true">
            <text:p>TRUE</text:p>
          </table:table-cell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MAX([Sheet1.C225];[Sheet1.E225])" office:value-type="float" office:value="34">
            <text:p>34</text:p>
          </table:table-cell>
          <table:table-cell table:formula="of:=[Sheet1.G225]" office:value-type="float" office:value="34">
            <text:p>34</text:p>
          </table:table-cell>
          <table:table-cell table:formula="of:=OR([Sheet1.D225]=&quot;TRUE&quot;; [Sheet1.F225]=&quot;TRUE&quot;; [.C225]=[.D225])" office:value-type="boolean" office:boolean-value="true">
            <text:p>TRUE</text:p>
          </table:table-cell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MAX([Sheet1.C226];[Sheet1.E226])" office:value-type="float" office:value="32">
            <text:p>32</text:p>
          </table:table-cell>
          <table:table-cell table:formula="of:=[Sheet1.G226]" office:value-type="float" office:value="32">
            <text:p>32</text:p>
          </table:table-cell>
          <table:table-cell table:formula="of:=OR([Sheet1.D226]=&quot;TRUE&quot;; [Sheet1.F226]=&quot;TRUE&quot;; [.C226]=[.D226])" office:value-type="boolean" office:boolean-value="true">
            <text:p>TRUE</text:p>
          </table:table-cell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MAX([Sheet1.C227];[Sheet1.E227])" office:value-type="float" office:value="3">
            <text:p>3</text:p>
          </table:table-cell>
          <table:table-cell table:formula="of:=[Sheet1.G227]" office:value-type="float" office:value="3">
            <text:p>3</text:p>
          </table:table-cell>
          <table:table-cell table:formula="of:=OR([Sheet1.D227]=&quot;TRUE&quot;; [Sheet1.F227]=&quot;TRUE&quot;; [.C227]=[.D227])" office:value-type="boolean" office:boolean-value="true">
            <text:p>TRUE</text:p>
          </table:table-cell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MAX([Sheet1.C228];[Sheet1.E228])" office:value-type="float" office:value="36">
            <text:p>36</text:p>
          </table:table-cell>
          <table:table-cell table:formula="of:=[Sheet1.G228]" office:value-type="float" office:value="36">
            <text:p>36</text:p>
          </table:table-cell>
          <table:table-cell table:formula="of:=OR([Sheet1.D228]=&quot;TRUE&quot;; [Sheet1.F228]=&quot;TRUE&quot;; [.C228]=[.D228])" office:value-type="boolean" office:boolean-value="true">
            <text:p>TRUE</text:p>
          </table:table-cell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MAX([Sheet1.C229];[Sheet1.E229])" office:value-type="float" office:value="34">
            <text:p>34</text:p>
          </table:table-cell>
          <table:table-cell table:formula="of:=[Sheet1.G229]" office:value-type="float" office:value="34">
            <text:p>34</text:p>
          </table:table-cell>
          <table:table-cell table:formula="of:=OR([Sheet1.D229]=&quot;TRUE&quot;; [Sheet1.F229]=&quot;TRUE&quot;; [.C229]=[.D229])" office:value-type="boolean" office:boolean-value="true">
            <text:p>TRUE</text:p>
          </table:table-cell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MAX([Sheet1.C230];[Sheet1.E230])" office:value-type="float" office:value="37">
            <text:p>37</text:p>
          </table:table-cell>
          <table:table-cell table:formula="of:=[Sheet1.G230]" office:value-type="float" office:value="37">
            <text:p>37</text:p>
          </table:table-cell>
          <table:table-cell table:formula="of:=OR([Sheet1.D230]=&quot;TRUE&quot;; [Sheet1.F230]=&quot;TRUE&quot;; [.C230]=[.D230])" office:value-type="boolean" office:boolean-value="true">
            <text:p>TRUE</text:p>
          </table:table-cell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MAX([Sheet1.C231];[Sheet1.E231])" office:value-type="float" office:value="37">
            <text:p>37</text:p>
          </table:table-cell>
          <table:table-cell table:formula="of:=[Sheet1.G231]" office:value-type="float" office:value="37">
            <text:p>37</text:p>
          </table:table-cell>
          <table:table-cell table:formula="of:=OR([Sheet1.D231]=&quot;TRUE&quot;; [Sheet1.F231]=&quot;TRUE&quot;; [.C231]=[.D231])" office:value-type="boolean" office:boolean-value="true">
            <text:p>TRUE</text:p>
          </table:table-cell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MAX([Sheet1.C232];[Sheet1.E232])" office:value-type="float" office:value="34">
            <text:p>34</text:p>
          </table:table-cell>
          <table:table-cell table:formula="of:=[Sheet1.G232]" office:value-type="float" office:value="34">
            <text:p>34</text:p>
          </table:table-cell>
          <table:table-cell table:formula="of:=OR([Sheet1.D232]=&quot;TRUE&quot;; [Sheet1.F232]=&quot;TRUE&quot;; [.C232]=[.D232])" office:value-type="boolean" office:boolean-value="true">
            <text:p>TRUE</text:p>
          </table:table-cell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MAX([Sheet1.C233];[Sheet1.E233])" office:value-type="float" office:value="3">
            <text:p>3</text:p>
          </table:table-cell>
          <table:table-cell table:formula="of:=[Sheet1.G233]" office:value-type="float" office:value="3">
            <text:p>3</text:p>
          </table:table-cell>
          <table:table-cell table:formula="of:=OR([Sheet1.D233]=&quot;TRUE&quot;; [Sheet1.F233]=&quot;TRUE&quot;; [.C233]=[.D233])" office:value-type="boolean" office:boolean-value="true">
            <text:p>TRUE</text:p>
          </table:table-cell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MAX([Sheet1.C234];[Sheet1.E234])" office:value-type="float" office:value="40">
            <text:p>40</text:p>
          </table:table-cell>
          <table:table-cell table:formula="of:=[Sheet1.G234]" office:value-type="float" office:value="40">
            <text:p>40</text:p>
          </table:table-cell>
          <table:table-cell table:formula="of:=OR([Sheet1.D234]=&quot;TRUE&quot;; [Sheet1.F234]=&quot;TRUE&quot;; [.C234]=[.D234])" office:value-type="boolean" office:boolean-value="true">
            <text:p>TRUE</text:p>
          </table:table-cell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MAX([Sheet1.C235];[Sheet1.E235])" office:value-type="float" office:value="40">
            <text:p>40</text:p>
          </table:table-cell>
          <table:table-cell table:formula="of:=[Sheet1.G235]" office:value-type="float" office:value="40">
            <text:p>40</text:p>
          </table:table-cell>
          <table:table-cell table:formula="of:=OR([Sheet1.D235]=&quot;TRUE&quot;; [Sheet1.F235]=&quot;TRUE&quot;; [.C235]=[.D235])" office:value-type="boolean" office:boolean-value="true">
            <text:p>TRUE</text:p>
          </table:table-cell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MAX([Sheet1.C236];[Sheet1.E236])" office:value-type="float" office:value="39">
            <text:p>39</text:p>
          </table:table-cell>
          <table:table-cell table:formula="of:=[Sheet1.G236]" office:value-type="float" office:value="39">
            <text:p>39</text:p>
          </table:table-cell>
          <table:table-cell table:formula="of:=OR([Sheet1.D236]=&quot;TRUE&quot;; [Sheet1.F236]=&quot;TRUE&quot;; [.C236]=[.D236])" office:value-type="boolean" office:boolean-value="true">
            <text:p>TRUE</text:p>
          </table:table-cell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MAX([Sheet1.C237];[Sheet1.E237])" office:value-type="float" office:value="38">
            <text:p>38</text:p>
          </table:table-cell>
          <table:table-cell table:formula="of:=[Sheet1.G237]" office:value-type="float" office:value="38">
            <text:p>38</text:p>
          </table:table-cell>
          <table:table-cell table:formula="of:=OR([Sheet1.D237]=&quot;TRUE&quot;; [Sheet1.F237]=&quot;TRUE&quot;; [.C237]=[.D237])" office:value-type="boolean" office:boolean-value="true">
            <text:p>TRUE</text:p>
          </table:table-cell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MAX([Sheet1.C238];[Sheet1.E238])" office:value-type="float" office:value="41">
            <text:p>41</text:p>
          </table:table-cell>
          <table:table-cell table:formula="of:=[Sheet1.G238]" office:value-type="float" office:value="41">
            <text:p>41</text:p>
          </table:table-cell>
          <table:table-cell table:formula="of:=OR([Sheet1.D238]=&quot;TRUE&quot;; [Sheet1.F238]=&quot;TRUE&quot;; [.C238]=[.D238])" office:value-type="boolean" office:boolean-value="true">
            <text:p>TRUE</text:p>
          </table:table-cell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MAX([Sheet1.C239];[Sheet1.E239])" office:value-type="float" office:value="3">
            <text:p>3</text:p>
          </table:table-cell>
          <table:table-cell table:formula="of:=[Sheet1.G239]" office:value-type="float" office:value="3">
            <text:p>3</text:p>
          </table:table-cell>
          <table:table-cell table:formula="of:=OR([Sheet1.D239]=&quot;TRUE&quot;; [Sheet1.F239]=&quot;TRUE&quot;; [.C239]=[.D239])" office:value-type="boolean" office:boolean-value="true">
            <text:p>TRUE</text:p>
          </table:table-cell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MAX([Sheet1.C240];[Sheet1.E240])" office:value-type="float" office:value="43">
            <text:p>43</text:p>
          </table:table-cell>
          <table:table-cell table:formula="of:=[Sheet1.G240]" office:value-type="float" office:value="43">
            <text:p>43</text:p>
          </table:table-cell>
          <table:table-cell table:formula="of:=OR([Sheet1.D240]=&quot;TRUE&quot;; [Sheet1.F240]=&quot;TRUE&quot;; [.C240]=[.D240])" office:value-type="boolean" office:boolean-value="true">
            <text:p>TRUE</text:p>
          </table:table-cell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MAX([Sheet1.C241];[Sheet1.E241])" office:value-type="float" office:value="41">
            <text:p>41</text:p>
          </table:table-cell>
          <table:table-cell table:formula="of:=[Sheet1.G241]" office:value-type="float" office:value="41">
            <text:p>41</text:p>
          </table:table-cell>
          <table:table-cell table:formula="of:=OR([Sheet1.D241]=&quot;TRUE&quot;; [Sheet1.F241]=&quot;TRUE&quot;; [.C241]=[.D241])" office:value-type="boolean" office:boolean-value="true">
            <text:p>TRUE</text:p>
          </table:table-cell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MAX([Sheet1.C242];[Sheet1.E242])" office:value-type="float" office:value="46">
            <text:p>46</text:p>
          </table:table-cell>
          <table:table-cell table:formula="of:=[Sheet1.G242]" office:value-type="float" office:value="46">
            <text:p>46</text:p>
          </table:table-cell>
          <table:table-cell table:formula="of:=OR([Sheet1.D242]=&quot;TRUE&quot;; [Sheet1.F242]=&quot;TRUE&quot;; [.C242]=[.D242])" office:value-type="boolean" office:boolean-value="true">
            <text:p>TRUE</text:p>
          </table:table-cell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MAX([Sheet1.C243];[Sheet1.E243])" office:value-type="float" office:value="43">
            <text:p>43</text:p>
          </table:table-cell>
          <table:table-cell table:formula="of:=[Sheet1.G243]" office:value-type="float" office:value="43">
            <text:p>43</text:p>
          </table:table-cell>
          <table:table-cell table:formula="of:=OR([Sheet1.D243]=&quot;TRUE&quot;; [Sheet1.F243]=&quot;TRUE&quot;; [.C243]=[.D243])" office:value-type="boolean" office:boolean-value="true">
            <text:p>TRUE</text:p>
          </table:table-cell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MAX([Sheet1.C244];[Sheet1.E244])" office:value-type="float" office:value="41">
            <text:p>41</text:p>
          </table:table-cell>
          <table:table-cell table:formula="of:=[Sheet1.G244]" office:value-type="float" office:value="41">
            <text:p>41</text:p>
          </table:table-cell>
          <table:table-cell table:formula="of:=OR([Sheet1.D244]=&quot;TRUE&quot;; [Sheet1.F244]=&quot;TRUE&quot;; [.C244]=[.D244])" office:value-type="boolean" office:boolean-value="true">
            <text:p>TRUE</text:p>
          </table:table-cell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MAX([Sheet1.C245];[Sheet1.E245])" office:value-type="float" office:value="3">
            <text:p>3</text:p>
          </table:table-cell>
          <table:table-cell table:formula="of:=[Sheet1.G245]" office:value-type="float" office:value="3">
            <text:p>3</text:p>
          </table:table-cell>
          <table:table-cell table:formula="of:=OR([Sheet1.D245]=&quot;TRUE&quot;; [Sheet1.F245]=&quot;TRUE&quot;; [.C245]=[.D245])" office:value-type="boolean" office:boolean-value="true">
            <text:p>TRUE</text:p>
          </table:table-cell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MAX([Sheet1.C246];[Sheet1.E246])" office:value-type="float" office:value="45">
            <text:p>45</text:p>
          </table:table-cell>
          <table:table-cell table:formula="of:=[Sheet1.G246]" office:value-type="float" office:value="45">
            <text:p>45</text:p>
          </table:table-cell>
          <table:table-cell table:formula="of:=OR([Sheet1.D246]=&quot;TRUE&quot;; [Sheet1.F246]=&quot;TRUE&quot;; [.C246]=[.D246])" office:value-type="boolean" office:boolean-value="true">
            <text:p>TRUE</text:p>
          </table:table-cell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MAX([Sheet1.C247];[Sheet1.E247])" office:value-type="float" office:value="47">
            <text:p>47</text:p>
          </table:table-cell>
          <table:table-cell table:formula="of:=[Sheet1.G247]" office:value-type="float" office:value="47">
            <text:p>47</text:p>
          </table:table-cell>
          <table:table-cell table:formula="of:=OR([Sheet1.D247]=&quot;TRUE&quot;; [Sheet1.F247]=&quot;TRUE&quot;; [.C247]=[.D247])" office:value-type="boolean" office:boolean-value="true">
            <text:p>TRUE</text:p>
          </table:table-cell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MAX([Sheet1.C248];[Sheet1.E248])" office:value-type="float" office:value="49">
            <text:p>49</text:p>
          </table:table-cell>
          <table:table-cell table:formula="of:=[Sheet1.G248]" office:value-type="float" office:value="49">
            <text:p>49</text:p>
          </table:table-cell>
          <table:table-cell table:formula="of:=OR([Sheet1.D248]=&quot;TRUE&quot;; [Sheet1.F248]=&quot;TRUE&quot;; [.C248]=[.D248])" office:value-type="boolean" office:boolean-value="true">
            <text:p>TRUE</text:p>
          </table:table-cell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MAX([Sheet1.C249];[Sheet1.E249])" office:value-type="float" office:value="42">
            <text:p>42</text:p>
          </table:table-cell>
          <table:table-cell table:formula="of:=[Sheet1.G249]" office:value-type="float" office:value="42">
            <text:p>42</text:p>
          </table:table-cell>
          <table:table-cell table:formula="of:=OR([Sheet1.D249]=&quot;TRUE&quot;; [Sheet1.F249]=&quot;TRUE&quot;; [.C249]=[.D249])" office:value-type="boolean" office:boolean-value="true">
            <text:p>TRUE</text:p>
          </table:table-cell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MAX([Sheet1.C250];[Sheet1.E250])" office:value-type="float" office:value="45">
            <text:p>45</text:p>
          </table:table-cell>
          <table:table-cell table:formula="of:=[Sheet1.G250]" office:value-type="float" office:value="45">
            <text:p>45</text:p>
          </table:table-cell>
          <table:table-cell table:formula="of:=OR([Sheet1.D250]=&quot;TRUE&quot;; [Sheet1.F250]=&quot;TRUE&quot;; [.C250]=[.D250])" office:value-type="boolean" office:boolean-value="true">
            <text:p>TRUE</text:p>
          </table:table-cell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MAX([Sheet1.C251];[Sheet1.E251])" office:value-type="float" office:value="46">
            <text:p>46</text:p>
          </table:table-cell>
          <table:table-cell table:formula="of:=[Sheet1.G251]" office:value-type="float" office:value="46">
            <text:p>46</text:p>
          </table:table-cell>
          <table:table-cell table:formula="of:=OR([Sheet1.D251]=&quot;TRUE&quot;; [Sheet1.F251]=&quot;TRUE&quot;; [.C251]=[.D251])" office:value-type="boolean" office:boolean-value="true">
            <text:p>TRUE</text:p>
          </table:table-cell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MAX([Sheet1.C252];[Sheet1.E252])" office:value-type="float" office:value="49">
            <text:p>49</text:p>
          </table:table-cell>
          <table:table-cell table:formula="of:=[Sheet1.G252]" office:value-type="float" office:value="49">
            <text:p>49</text:p>
          </table:table-cell>
          <table:table-cell table:formula="of:=OR([Sheet1.D252]=&quot;TRUE&quot;; [Sheet1.F252]=&quot;TRUE&quot;; [.C252]=[.D252])" office:value-type="boolean" office:boolean-value="true">
            <text:p>TRUE</text:p>
          </table:table-cell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MAX([Sheet1.C253];[Sheet1.E253])" office:value-type="float" office:value="49">
            <text:p>49</text:p>
          </table:table-cell>
          <table:table-cell table:formula="of:=[Sheet1.G253]" office:value-type="float" office:value="49">
            <text:p>49</text:p>
          </table:table-cell>
          <table:table-cell table:formula="of:=OR([Sheet1.D253]=&quot;TRUE&quot;; [Sheet1.F253]=&quot;TRUE&quot;; [.C253]=[.D253])" office:value-type="boolean" office:boolean-value="true">
            <text:p>TRUE</text:p>
          </table:table-cell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MAX([Sheet1.C254];[Sheet1.E254])" office:value-type="float" office:value="50">
            <text:p>50</text:p>
          </table:table-cell>
          <table:table-cell table:formula="of:=[Sheet1.G254]" office:value-type="float" office:value="50">
            <text:p>50</text:p>
          </table:table-cell>
          <table:table-cell table:formula="of:=OR([Sheet1.D254]=&quot;TRUE&quot;; [Sheet1.F254]=&quot;TRUE&quot;; [.C254]=[.D254])" office:value-type="boolean" office:boolean-value="true">
            <text:p>TRUE</text:p>
          </table:table-cell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MAX([Sheet1.C255];[Sheet1.E255])" office:value-type="float" office:value="46">
            <text:p>46</text:p>
          </table:table-cell>
          <table:table-cell table:formula="of:=[Sheet1.G255]" office:value-type="float" office:value="46">
            <text:p>46</text:p>
          </table:table-cell>
          <table:table-cell table:formula="of:=OR([Sheet1.D255]=&quot;TRUE&quot;; [Sheet1.F255]=&quot;TRUE&quot;; [.C255]=[.D255])" office:value-type="boolean" office:boolean-value="true">
            <text:p>TRUE</text:p>
          </table:table-cell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MAX([Sheet1.C256];[Sheet1.E256])" office:value-type="float" office:value="53">
            <text:p>53</text:p>
          </table:table-cell>
          <table:table-cell table:formula="of:=[Sheet1.G256]" office:value-type="float" office:value="53">
            <text:p>53</text:p>
          </table:table-cell>
          <table:table-cell table:formula="of:=OR([Sheet1.D256]=&quot;TRUE&quot;; [Sheet1.F256]=&quot;TRUE&quot;; [.C256]=[.D256])" office:value-type="boolean" office:boolean-value="true">
            <text:p>TRUE</text:p>
          </table:table-cell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MAX([Sheet1.C257];[Sheet1.E257])" office:value-type="float" office:value="52">
            <text:p>52</text:p>
          </table:table-cell>
          <table:table-cell table:formula="of:=[Sheet1.G257]" office:value-type="float" office:value="52">
            <text:p>52</text:p>
          </table:table-cell>
          <table:table-cell table:formula="of:=OR([Sheet1.D257]=&quot;TRUE&quot;; [Sheet1.F257]=&quot;TRUE&quot;; [.C257]=[.D257])" office:value-type="boolean" office:boolean-value="true">
            <text:p>TRUE</text:p>
          </table:table-cell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MAX([Sheet1.C258];[Sheet1.E258])" office:value-type="float" office:value="54">
            <text:p>54</text:p>
          </table:table-cell>
          <table:table-cell table:formula="of:=[Sheet1.G258]" office:value-type="float" office:value="54">
            <text:p>54</text:p>
          </table:table-cell>
          <table:table-cell table:formula="of:=OR([Sheet1.D258]=&quot;TRUE&quot;; [Sheet1.F258]=&quot;TRUE&quot;; [.C258]=[.D258])" office:value-type="boolean" office:boolean-value="true">
            <text:p>TRUE</text:p>
          </table:table-cell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MAX([Sheet1.C259];[Sheet1.E259])" office:value-type="float" office:value="51">
            <text:p>51</text:p>
          </table:table-cell>
          <table:table-cell table:formula="of:=[Sheet1.G259]" office:value-type="float" office:value="51">
            <text:p>51</text:p>
          </table:table-cell>
          <table:table-cell table:formula="of:=OR([Sheet1.D259]=&quot;TRUE&quot;; [Sheet1.F259]=&quot;TRUE&quot;; [.C259]=[.D259])" office:value-type="boolean" office:boolean-value="true">
            <text:p>TRUE</text:p>
          </table:table-cell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MAX([Sheet1.C260];[Sheet1.E260])" office:value-type="float" office:value="53">
            <text:p>53</text:p>
          </table:table-cell>
          <table:table-cell table:formula="of:=[Sheet1.G260]" office:value-type="float" office:value="53">
            <text:p>53</text:p>
          </table:table-cell>
          <table:table-cell table:formula="of:=OR([Sheet1.D260]=&quot;TRUE&quot;; [Sheet1.F260]=&quot;TRUE&quot;; [.C260]=[.D260])" office:value-type="boolean" office:boolean-value="true">
            <text:p>TRUE</text:p>
          </table:table-cell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MAX([Sheet1.C261];[Sheet1.E261])" office:value-type="float" office:value="55">
            <text:p>55</text:p>
          </table:table-cell>
          <table:table-cell table:formula="of:=[Sheet1.G261]" office:value-type="float" office:value="55">
            <text:p>55</text:p>
          </table:table-cell>
          <table:table-cell table:formula="of:=OR([Sheet1.D261]=&quot;TRUE&quot;; [Sheet1.F261]=&quot;TRUE&quot;; [.C261]=[.D261])" office:value-type="boolean" office:boolean-value="true">
            <text:p>TRUE</text:p>
          </table:table-cell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MAX([Sheet1.C262];[Sheet1.E262])" office:value-type="float" office:value="54">
            <text:p>54</text:p>
          </table:table-cell>
          <table:table-cell table:formula="of:=[Sheet1.G262]" office:value-type="float" office:value="54">
            <text:p>54</text:p>
          </table:table-cell>
          <table:table-cell table:formula="of:=OR([Sheet1.D262]=&quot;TRUE&quot;; [Sheet1.F262]=&quot;TRUE&quot;; [.C262]=[.D262])" office:value-type="boolean" office:boolean-value="true">
            <text:p>TRUE</text:p>
          </table:table-cell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MAX([Sheet1.C263];[Sheet1.E263])" office:value-type="float" office:value="54">
            <text:p>54</text:p>
          </table:table-cell>
          <table:table-cell table:formula="of:=[Sheet1.G263]" office:value-type="float" office:value="54">
            <text:p>54</text:p>
          </table:table-cell>
          <table:table-cell table:formula="of:=OR([Sheet1.D263]=&quot;TRUE&quot;; [Sheet1.F263]=&quot;TRUE&quot;; [.C263]=[.D263])" office:value-type="boolean" office:boolean-value="true">
            <text:p>TRUE</text:p>
          </table:table-cell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MAX([Sheet1.C264];[Sheet1.E264])" office:value-type="float" office:value="59">
            <text:p>59</text:p>
          </table:table-cell>
          <table:table-cell table:formula="of:=[Sheet1.G264]" office:value-type="float" office:value="59">
            <text:p>59</text:p>
          </table:table-cell>
          <table:table-cell table:formula="of:=OR([Sheet1.D264]=&quot;TRUE&quot;; [Sheet1.F264]=&quot;TRUE&quot;; [.C264]=[.D264])" office:value-type="boolean" office:boolean-value="true">
            <text:p>TRUE</text:p>
          </table:table-cell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MAX([Sheet1.C265];[Sheet1.E265])" office:value-type="float" office:value="54">
            <text:p>54</text:p>
          </table:table-cell>
          <table:table-cell table:formula="of:=[Sheet1.G265]" office:value-type="float" office:value="54">
            <text:p>54</text:p>
          </table:table-cell>
          <table:table-cell table:formula="of:=OR([Sheet1.D265]=&quot;TRUE&quot;; [Sheet1.F265]=&quot;TRUE&quot;; [.C265]=[.D265])" office:value-type="boolean" office:boolean-value="true">
            <text:p>TRUE</text:p>
          </table:table-cell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MAX([Sheet1.C266];[Sheet1.E266])" office:value-type="float" office:value="59">
            <text:p>59</text:p>
          </table:table-cell>
          <table:table-cell table:formula="of:=[Sheet1.G266]" office:value-type="float" office:value="59">
            <text:p>59</text:p>
          </table:table-cell>
          <table:table-cell table:formula="of:=OR([Sheet1.D266]=&quot;TRUE&quot;; [Sheet1.F266]=&quot;TRUE&quot;; [.C266]=[.D266])" office:value-type="boolean" office:boolean-value="true">
            <text:p>TRUE</text:p>
          </table:table-cell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MAX([Sheet1.C267];[Sheet1.E267])" office:value-type="float" office:value="58">
            <text:p>58</text:p>
          </table:table-cell>
          <table:table-cell table:formula="of:=[Sheet1.G267]" office:value-type="float" office:value="58">
            <text:p>58</text:p>
          </table:table-cell>
          <table:table-cell table:formula="of:=OR([Sheet1.D267]=&quot;TRUE&quot;; [Sheet1.F267]=&quot;TRUE&quot;; [.C267]=[.D267])" office:value-type="boolean" office:boolean-value="true">
            <text:p>TRUE</text:p>
          </table:table-cell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MAX([Sheet1.C268];[Sheet1.E268])" office:value-type="float" office:value="58">
            <text:p>58</text:p>
          </table:table-cell>
          <table:table-cell table:formula="of:=[Sheet1.G268]" office:value-type="float" office:value="58">
            <text:p>58</text:p>
          </table:table-cell>
          <table:table-cell table:formula="of:=OR([Sheet1.D268]=&quot;TRUE&quot;; [Sheet1.F268]=&quot;TRUE&quot;; [.C268]=[.D268])" office:value-type="boolean" office:boolean-value="true">
            <text:p>TRUE</text:p>
          </table:table-cell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MAX([Sheet1.C269];[Sheet1.E269])" office:value-type="float" office:value="59">
            <text:p>59</text:p>
          </table:table-cell>
          <table:table-cell table:formula="of:=[Sheet1.G269]" office:value-type="float" office:value="59">
            <text:p>59</text:p>
          </table:table-cell>
          <table:table-cell table:formula="of:=OR([Sheet1.D269]=&quot;TRUE&quot;; [Sheet1.F269]=&quot;TRUE&quot;; [.C269]=[.D269])" office:value-type="boolean" office:boolean-value="true">
            <text:p>TRUE</text:p>
          </table:table-cell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MAX([Sheet1.C270];[Sheet1.E270])" office:value-type="float" office:value="56">
            <text:p>56</text:p>
          </table:table-cell>
          <table:table-cell table:formula="of:=[Sheet1.G270]" office:value-type="float" office:value="56">
            <text:p>56</text:p>
          </table:table-cell>
          <table:table-cell table:formula="of:=OR([Sheet1.D270]=&quot;TRUE&quot;; [Sheet1.F270]=&quot;TRUE&quot;; [.C270]=[.D270])" office:value-type="boolean" office:boolean-value="true">
            <text:p>TRUE</text:p>
          </table:table-cell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MAX([Sheet1.C271];[Sheet1.E271])" office:value-type="float" office:value="62">
            <text:p>62</text:p>
          </table:table-cell>
          <table:table-cell table:formula="of:=[Sheet1.G271]" office:value-type="float" office:value="62">
            <text:p>62</text:p>
          </table:table-cell>
          <table:table-cell table:formula="of:=OR([Sheet1.D271]=&quot;TRUE&quot;; [Sheet1.F271]=&quot;TRUE&quot;; [.C271]=[.D271])" office:value-type="boolean" office:boolean-value="true">
            <text:p>TRUE</text:p>
          </table:table-cell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MAX([Sheet1.C272];[Sheet1.E272])" office:value-type="float" office:value="65">
            <text:p>65</text:p>
          </table:table-cell>
          <table:table-cell table:formula="of:=[Sheet1.G272]" office:value-type="float" office:value="65">
            <text:p>65</text:p>
          </table:table-cell>
          <table:table-cell table:formula="of:=OR([Sheet1.D272]=&quot;TRUE&quot;; [Sheet1.F272]=&quot;TRUE&quot;; [.C272]=[.D272])" office:value-type="boolean" office:boolean-value="true">
            <text:p>TRUE</text:p>
          </table:table-cell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MAX([Sheet1.C273];[Sheet1.E273])" office:value-type="float" office:value="61">
            <text:p>61</text:p>
          </table:table-cell>
          <table:table-cell table:formula="of:=[Sheet1.G273]" office:value-type="float" office:value="61">
            <text:p>61</text:p>
          </table:table-cell>
          <table:table-cell table:formula="of:=OR([Sheet1.D273]=&quot;TRUE&quot;; [Sheet1.F273]=&quot;TRUE&quot;; [.C273]=[.D273])" office:value-type="boolean" office:boolean-value="true">
            <text:p>TRUE</text:p>
          </table:table-cell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MAX([Sheet1.C274];[Sheet1.E274])" office:value-type="float" office:value="63">
            <text:p>63</text:p>
          </table:table-cell>
          <table:table-cell table:formula="of:=[Sheet1.G274]" office:value-type="float" office:value="63">
            <text:p>63</text:p>
          </table:table-cell>
          <table:table-cell table:formula="of:=OR([Sheet1.D274]=&quot;TRUE&quot;; [Sheet1.F274]=&quot;TRUE&quot;; [.C274]=[.D274])" office:value-type="boolean" office:boolean-value="true">
            <text:p>TRUE</text:p>
          </table:table-cell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MAX([Sheet1.C275];[Sheet1.E275])" office:value-type="float" office:value="62">
            <text:p>62</text:p>
          </table:table-cell>
          <table:table-cell table:formula="of:=[Sheet1.G275]" office:value-type="float" office:value="62">
            <text:p>62</text:p>
          </table:table-cell>
          <table:table-cell table:formula="of:=OR([Sheet1.D275]=&quot;TRUE&quot;; [Sheet1.F275]=&quot;TRUE&quot;; [.C275]=[.D275])" office:value-type="boolean" office:boolean-value="true">
            <text:p>TRUE</text:p>
          </table:table-cell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MAX([Sheet1.C276];[Sheet1.E276])" office:value-type="float" office:value="7">
            <text:p>7</text:p>
          </table:table-cell>
          <table:table-cell table:formula="of:=[Sheet1.G276]" office:value-type="float" office:value="7">
            <text:p>7</text:p>
          </table:table-cell>
          <table:table-cell table:formula="of:=OR([Sheet1.D276]=&quot;TRUE&quot;; [Sheet1.F276]=&quot;TRUE&quot;; [.C276]=[.D276])" office:value-type="boolean" office:boolean-value="true">
            <text:p>TRUE</text:p>
          </table:table-cell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MAX([Sheet1.C277];[Sheet1.E277])" office:value-type="float" office:value="63">
            <text:p>63</text:p>
          </table:table-cell>
          <table:table-cell table:formula="of:=[Sheet1.G277]" office:value-type="float" office:value="63">
            <text:p>63</text:p>
          </table:table-cell>
          <table:table-cell table:formula="of:=OR([Sheet1.D277]=&quot;TRUE&quot;; [Sheet1.F277]=&quot;TRUE&quot;; [.C277]=[.D277])" office:value-type="boolean" office:boolean-value="true">
            <text:p>TRUE</text:p>
          </table:table-cell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MAX([Sheet1.C278];[Sheet1.E278])" office:value-type="float" office:value="66">
            <text:p>66</text:p>
          </table:table-cell>
          <table:table-cell table:formula="of:=[Sheet1.G278]" office:value-type="float" office:value="66">
            <text:p>66</text:p>
          </table:table-cell>
          <table:table-cell table:formula="of:=OR([Sheet1.D278]=&quot;TRUE&quot;; [Sheet1.F278]=&quot;TRUE&quot;; [.C278]=[.D278])" office:value-type="boolean" office:boolean-value="true">
            <text:p>TRUE</text:p>
          </table:table-cell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MAX([Sheet1.C279];[Sheet1.E279])" office:value-type="float" office:value="62">
            <text:p>62</text:p>
          </table:table-cell>
          <table:table-cell table:formula="of:=[Sheet1.G279]" office:value-type="float" office:value="62">
            <text:p>62</text:p>
          </table:table-cell>
          <table:table-cell table:formula="of:=OR([Sheet1.D279]=&quot;TRUE&quot;; [Sheet1.F279]=&quot;TRUE&quot;; [.C279]=[.D279])" office:value-type="boolean" office:boolean-value="true">
            <text:p>TRUE</text:p>
          </table:table-cell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MAX([Sheet1.C280];[Sheet1.E280])" office:value-type="float" office:value="63">
            <text:p>63</text:p>
          </table:table-cell>
          <table:table-cell table:formula="of:=[Sheet1.G280]" office:value-type="float" office:value="63">
            <text:p>63</text:p>
          </table:table-cell>
          <table:table-cell table:formula="of:=OR([Sheet1.D280]=&quot;TRUE&quot;; [Sheet1.F280]=&quot;TRUE&quot;; [.C280]=[.D280])" office:value-type="boolean" office:boolean-value="true">
            <text:p>TRUE</text:p>
          </table:table-cell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MAX([Sheet1.C281];[Sheet1.E281])" office:value-type="float" office:value="64">
            <text:p>64</text:p>
          </table:table-cell>
          <table:table-cell table:formula="of:=[Sheet1.G281]" office:value-type="float" office:value="64">
            <text:p>64</text:p>
          </table:table-cell>
          <table:table-cell table:formula="of:=OR([Sheet1.D281]=&quot;TRUE&quot;; [Sheet1.F281]=&quot;TRUE&quot;; [.C281]=[.D281])" office:value-type="boolean" office:boolean-value="true">
            <text:p>TRUE</text:p>
          </table:table-cell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MAX([Sheet1.C282];[Sheet1.E282])" office:value-type="float" office:value="6">
            <text:p>6</text:p>
          </table:table-cell>
          <table:table-cell table:formula="of:=[Sheet1.G282]" office:value-type="float" office:value="6">
            <text:p>6</text:p>
          </table:table-cell>
          <table:table-cell table:formula="of:=OR([Sheet1.D282]=&quot;TRUE&quot;; [Sheet1.F282]=&quot;TRUE&quot;; [.C282]=[.D282])" office:value-type="boolean" office:boolean-value="true">
            <text:p>TRUE</text:p>
          </table:table-cell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MAX([Sheet1.C283];[Sheet1.E283])" office:value-type="float" office:value="69">
            <text:p>69</text:p>
          </table:table-cell>
          <table:table-cell table:formula="of:=[Sheet1.G283]" office:value-type="float" office:value="69">
            <text:p>69</text:p>
          </table:table-cell>
          <table:table-cell table:formula="of:=OR([Sheet1.D283]=&quot;TRUE&quot;; [Sheet1.F283]=&quot;TRUE&quot;; [.C283]=[.D283])" office:value-type="boolean" office:boolean-value="true">
            <text:p>TRUE</text:p>
          </table:table-cell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MAX([Sheet1.C284];[Sheet1.E284])" office:value-type="float" office:value="69">
            <text:p>69</text:p>
          </table:table-cell>
          <table:table-cell table:formula="of:=[Sheet1.G284]" office:value-type="float" office:value="69">
            <text:p>69</text:p>
          </table:table-cell>
          <table:table-cell table:formula="of:=OR([Sheet1.D284]=&quot;TRUE&quot;; [Sheet1.F284]=&quot;TRUE&quot;; [.C284]=[.D284])" office:value-type="boolean" office:boolean-value="true">
            <text:p>TRUE</text:p>
          </table:table-cell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MAX([Sheet1.C285];[Sheet1.E285])" office:value-type="float" office:value="69">
            <text:p>69</text:p>
          </table:table-cell>
          <table:table-cell table:formula="of:=[Sheet1.G285]" office:value-type="float" office:value="69">
            <text:p>69</text:p>
          </table:table-cell>
          <table:table-cell table:formula="of:=OR([Sheet1.D285]=&quot;TRUE&quot;; [Sheet1.F285]=&quot;TRUE&quot;; [.C285]=[.D285])" office:value-type="boolean" office:boolean-value="true">
            <text:p>TRUE</text:p>
          </table:table-cell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MAX([Sheet1.C286];[Sheet1.E286])" office:value-type="float" office:value="66">
            <text:p>66</text:p>
          </table:table-cell>
          <table:table-cell table:formula="of:=[Sheet1.G286]" office:value-type="float" office:value="66">
            <text:p>66</text:p>
          </table:table-cell>
          <table:table-cell table:formula="of:=OR([Sheet1.D286]=&quot;TRUE&quot;; [Sheet1.F286]=&quot;TRUE&quot;; [.C286]=[.D286])" office:value-type="boolean" office:boolean-value="true">
            <text:p>TRUE</text:p>
          </table:table-cell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MAX([Sheet1.C287];[Sheet1.E287])" office:value-type="float" office:value="70">
            <text:p>70</text:p>
          </table:table-cell>
          <table:table-cell table:formula="of:=[Sheet1.G287]" office:value-type="float" office:value="70">
            <text:p>70</text:p>
          </table:table-cell>
          <table:table-cell table:formula="of:=OR([Sheet1.D287]=&quot;TRUE&quot;; [Sheet1.F287]=&quot;TRUE&quot;; [.C287]=[.D287])" office:value-type="boolean" office:boolean-value="true">
            <text:p>TRUE</text:p>
          </table:table-cell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MAX([Sheet1.C288];[Sheet1.E288])" office:value-type="float" office:value="6">
            <text:p>6</text:p>
          </table:table-cell>
          <table:table-cell table:formula="of:=[Sheet1.G288]" office:value-type="float" office:value="6">
            <text:p>6</text:p>
          </table:table-cell>
          <table:table-cell table:formula="of:=OR([Sheet1.D288]=&quot;TRUE&quot;; [Sheet1.F288]=&quot;TRUE&quot;; [.C288]=[.D288])" office:value-type="boolean" office:boolean-value="true">
            <text:p>TRUE</text:p>
          </table:table-cell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MAX([Sheet1.C289];[Sheet1.E289])" office:value-type="float" office:value="72">
            <text:p>72</text:p>
          </table:table-cell>
          <table:table-cell table:formula="of:=[Sheet1.G289]" office:value-type="float" office:value="72">
            <text:p>72</text:p>
          </table:table-cell>
          <table:table-cell table:formula="of:=OR([Sheet1.D289]=&quot;TRUE&quot;; [Sheet1.F289]=&quot;TRUE&quot;; [.C289]=[.D289])" office:value-type="boolean" office:boolean-value="true">
            <text:p>TRUE</text:p>
          </table:table-cell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MAX([Sheet1.C290];[Sheet1.E290])" office:value-type="float" office:value="70">
            <text:p>70</text:p>
          </table:table-cell>
          <table:table-cell table:formula="of:=[Sheet1.G290]" office:value-type="float" office:value="70">
            <text:p>70</text:p>
          </table:table-cell>
          <table:table-cell table:formula="of:=OR([Sheet1.D290]=&quot;TRUE&quot;; [Sheet1.F290]=&quot;TRUE&quot;; [.C290]=[.D290])" office:value-type="boolean" office:boolean-value="true">
            <text:p>TRUE</text:p>
          </table:table-cell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MAX([Sheet1.C291];[Sheet1.E291])" office:value-type="float" office:value="71">
            <text:p>71</text:p>
          </table:table-cell>
          <table:table-cell table:formula="of:=[Sheet1.G291]" office:value-type="float" office:value="71">
            <text:p>71</text:p>
          </table:table-cell>
          <table:table-cell table:formula="of:=OR([Sheet1.D291]=&quot;TRUE&quot;; [Sheet1.F291]=&quot;TRUE&quot;; [.C291]=[.D291])" office:value-type="boolean" office:boolean-value="true">
            <text:p>TRUE</text:p>
          </table:table-cell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MAX([Sheet1.C292];[Sheet1.E292])" office:value-type="float" office:value="75">
            <text:p>75</text:p>
          </table:table-cell>
          <table:table-cell table:formula="of:=[Sheet1.G292]" office:value-type="float" office:value="75">
            <text:p>75</text:p>
          </table:table-cell>
          <table:table-cell table:formula="of:=OR([Sheet1.D292]=&quot;TRUE&quot;; [Sheet1.F292]=&quot;TRUE&quot;; [.C292]=[.D292])" office:value-type="boolean" office:boolean-value="true">
            <text:p>TRUE</text:p>
          </table:table-cell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MAX([Sheet1.C293];[Sheet1.E293])" office:value-type="float" office:value="71">
            <text:p>71</text:p>
          </table:table-cell>
          <table:table-cell table:formula="of:=[Sheet1.G293]" office:value-type="float" office:value="71">
            <text:p>71</text:p>
          </table:table-cell>
          <table:table-cell table:formula="of:=OR([Sheet1.D293]=&quot;TRUE&quot;; [Sheet1.F293]=&quot;TRUE&quot;; [.C293]=[.D293])" office:value-type="boolean" office:boolean-value="true">
            <text:p>TRUE</text:p>
          </table:table-cell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MAX([Sheet1.C294];[Sheet1.E294])" office:value-type="float" office:value="7">
            <text:p>7</text:p>
          </table:table-cell>
          <table:table-cell table:formula="of:=[Sheet1.G294]" office:value-type="float" office:value="7">
            <text:p>7</text:p>
          </table:table-cell>
          <table:table-cell table:formula="of:=OR([Sheet1.D294]=&quot;TRUE&quot;; [Sheet1.F294]=&quot;TRUE&quot;; [.C294]=[.D294])" office:value-type="boolean" office:boolean-value="true">
            <text:p>TRUE</text:p>
          </table:table-cell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MAX([Sheet1.C295];[Sheet1.E295])" office:value-type="float" office:value="75">
            <text:p>75</text:p>
          </table:table-cell>
          <table:table-cell table:formula="of:=[Sheet1.G295]" office:value-type="float" office:value="75">
            <text:p>75</text:p>
          </table:table-cell>
          <table:table-cell table:formula="of:=OR([Sheet1.D295]=&quot;TRUE&quot;; [Sheet1.F295]=&quot;TRUE&quot;; [.C295]=[.D295])" office:value-type="boolean" office:boolean-value="true">
            <text:p>TRUE</text:p>
          </table:table-cell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MAX([Sheet1.C296];[Sheet1.E296])" office:value-type="float" office:value="74">
            <text:p>74</text:p>
          </table:table-cell>
          <table:table-cell table:formula="of:=[Sheet1.G296]" office:value-type="float" office:value="74">
            <text:p>74</text:p>
          </table:table-cell>
          <table:table-cell table:formula="of:=OR([Sheet1.D296]=&quot;TRUE&quot;; [Sheet1.F296]=&quot;TRUE&quot;; [.C296]=[.D296])" office:value-type="boolean" office:boolean-value="true">
            <text:p>TRUE</text:p>
          </table:table-cell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MAX([Sheet1.C297];[Sheet1.E297])" office:value-type="float" office:value="73">
            <text:p>73</text:p>
          </table:table-cell>
          <table:table-cell table:formula="of:=[Sheet1.G297]" office:value-type="float" office:value="73">
            <text:p>73</text:p>
          </table:table-cell>
          <table:table-cell table:formula="of:=OR([Sheet1.D297]=&quot;TRUE&quot;; [Sheet1.F297]=&quot;TRUE&quot;; [.C297]=[.D297])" office:value-type="boolean" office:boolean-value="true">
            <text:p>TRUE</text:p>
          </table:table-cell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MAX([Sheet1.C298];[Sheet1.E298])" office:value-type="float" office:value="71">
            <text:p>71</text:p>
          </table:table-cell>
          <table:table-cell table:formula="of:=[Sheet1.G298]" office:value-type="float" office:value="71">
            <text:p>71</text:p>
          </table:table-cell>
          <table:table-cell table:formula="of:=OR([Sheet1.D298]=&quot;TRUE&quot;; [Sheet1.F298]=&quot;TRUE&quot;; [.C298]=[.D298])" office:value-type="boolean" office:boolean-value="true">
            <text:p>TRUE</text:p>
          </table:table-cell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MAX([Sheet1.C299];[Sheet1.E299])" office:value-type="float" office:value="74">
            <text:p>74</text:p>
          </table:table-cell>
          <table:table-cell table:formula="of:=[Sheet1.G299]" office:value-type="float" office:value="74">
            <text:p>74</text:p>
          </table:table-cell>
          <table:table-cell table:formula="of:=OR([Sheet1.D299]=&quot;TRUE&quot;; [Sheet1.F299]=&quot;TRUE&quot;; [.C299]=[.D299])" office:value-type="boolean" office:boolean-value="true">
            <text:p>TRUE</text:p>
          </table:table-cell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MAX([Sheet1.C300];[Sheet1.E300])" office:value-type="float" office:value="6">
            <text:p>6</text:p>
          </table:table-cell>
          <table:table-cell table:formula="of:=[Sheet1.G300]" office:value-type="float" office:value="6">
            <text:p>6</text:p>
          </table:table-cell>
          <table:table-cell table:formula="of:=OR([Sheet1.D300]=&quot;TRUE&quot;; [Sheet1.F300]=&quot;TRUE&quot;; [.C300]=[.D300])" office:value-type="boolean" office:boolean-value="true">
            <text:p>TRUE</text:p>
          </table:table-cell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MAX([Sheet1.C301];[Sheet1.E301])" office:value-type="float" office:value="79">
            <text:p>79</text:p>
          </table:table-cell>
          <table:table-cell table:formula="of:=[Sheet1.G301]" office:value-type="float" office:value="79">
            <text:p>79</text:p>
          </table:table-cell>
          <table:table-cell table:formula="of:=OR([Sheet1.D301]=&quot;TRUE&quot;; [Sheet1.F301]=&quot;TRUE&quot;; [.C301]=[.D301])" office:value-type="boolean" office:boolean-value="true">
            <text:p>TRUE</text:p>
          </table:table-cell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MAX([Sheet1.C302];[Sheet1.E302])" office:value-type="float" office:value="78">
            <text:p>78</text:p>
          </table:table-cell>
          <table:table-cell table:formula="of:=[Sheet1.G302]" office:value-type="float" office:value="78">
            <text:p>78</text:p>
          </table:table-cell>
          <table:table-cell table:formula="of:=OR([Sheet1.D302]=&quot;TRUE&quot;; [Sheet1.F302]=&quot;TRUE&quot;; [.C302]=[.D302])" office:value-type="boolean" office:boolean-value="true">
            <text:p>TRUE</text:p>
          </table:table-cell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MAX([Sheet1.C303];[Sheet1.E303])" office:value-type="float" office:value="77">
            <text:p>77</text:p>
          </table:table-cell>
          <table:table-cell table:formula="of:=[Sheet1.G303]" office:value-type="float" office:value="77">
            <text:p>77</text:p>
          </table:table-cell>
          <table:table-cell table:formula="of:=OR([Sheet1.D303]=&quot;TRUE&quot;; [Sheet1.F303]=&quot;TRUE&quot;; [.C303]=[.D303])" office:value-type="boolean" office:boolean-value="true">
            <text:p>TRUE</text:p>
          </table:table-cell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MAX([Sheet1.C304];[Sheet1.E304])" office:value-type="float" office:value="79">
            <text:p>79</text:p>
          </table:table-cell>
          <table:table-cell table:formula="of:=[Sheet1.G304]" office:value-type="float" office:value="79">
            <text:p>79</text:p>
          </table:table-cell>
          <table:table-cell table:formula="of:=OR([Sheet1.D304]=&quot;TRUE&quot;; [Sheet1.F304]=&quot;TRUE&quot;; [.C304]=[.D304])" office:value-type="boolean" office:boolean-value="true">
            <text:p>TRUE</text:p>
          </table:table-cell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MAX([Sheet1.C305];[Sheet1.E305])" office:value-type="float" office:value="77">
            <text:p>77</text:p>
          </table:table-cell>
          <table:table-cell table:formula="of:=[Sheet1.G305]" office:value-type="float" office:value="77">
            <text:p>77</text:p>
          </table:table-cell>
          <table:table-cell table:formula="of:=OR([Sheet1.D305]=&quot;TRUE&quot;; [Sheet1.F305]=&quot;TRUE&quot;; [.C305]=[.D305])" office:value-type="boolean" office:boolean-value="true">
            <text:p>TRUE</text:p>
          </table:table-cell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MAX([Sheet1.C306];[Sheet1.E306])" office:value-type="float" office:value="81">
            <text:p>81</text:p>
          </table:table-cell>
          <table:table-cell table:formula="of:=[Sheet1.G306]" office:value-type="float" office:value="81">
            <text:p>81</text:p>
          </table:table-cell>
          <table:table-cell table:formula="of:=OR([Sheet1.D306]=&quot;TRUE&quot;; [Sheet1.F306]=&quot;TRUE&quot;; [.C306]=[.D306])" office:value-type="boolean" office:boolean-value="true">
            <text:p>TRUE</text:p>
          </table:table-cell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MAX([Sheet1.C307];[Sheet1.E307])" office:value-type="float" office:value="85">
            <text:p>85</text:p>
          </table:table-cell>
          <table:table-cell table:formula="of:=[Sheet1.G307]" office:value-type="float" office:value="85">
            <text:p>85</text:p>
          </table:table-cell>
          <table:table-cell table:formula="of:=OR([Sheet1.D307]=&quot;TRUE&quot;; [Sheet1.F307]=&quot;TRUE&quot;; [.C307]=[.D307])" office:value-type="boolean" office:boolean-value="true">
            <text:p>TRUE</text:p>
          </table:table-cell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MAX([Sheet1.C308];[Sheet1.E308])" office:value-type="float" office:value="78">
            <text:p>78</text:p>
          </table:table-cell>
          <table:table-cell table:formula="of:=[Sheet1.G308]" office:value-type="float" office:value="78">
            <text:p>78</text:p>
          </table:table-cell>
          <table:table-cell table:formula="of:=OR([Sheet1.D308]=&quot;TRUE&quot;; [Sheet1.F308]=&quot;TRUE&quot;; [.C308]=[.D308])" office:value-type="boolean" office:boolean-value="true">
            <text:p>TRUE</text:p>
          </table:table-cell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MAX([Sheet1.C309];[Sheet1.E309])" office:value-type="float" office:value="84">
            <text:p>84</text:p>
          </table:table-cell>
          <table:table-cell table:formula="of:=[Sheet1.G309]" office:value-type="float" office:value="84">
            <text:p>84</text:p>
          </table:table-cell>
          <table:table-cell table:formula="of:=OR([Sheet1.D309]=&quot;TRUE&quot;; [Sheet1.F309]=&quot;TRUE&quot;; [.C309]=[.D309])" office:value-type="boolean" office:boolean-value="true">
            <text:p>TRUE</text:p>
          </table:table-cell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MAX([Sheet1.C310];[Sheet1.E310])" office:value-type="float" office:value="82">
            <text:p>82</text:p>
          </table:table-cell>
          <table:table-cell table:formula="of:=[Sheet1.G310]" office:value-type="float" office:value="82">
            <text:p>82</text:p>
          </table:table-cell>
          <table:table-cell table:formula="of:=OR([Sheet1.D310]=&quot;TRUE&quot;; [Sheet1.F310]=&quot;TRUE&quot;; [.C310]=[.D310])" office:value-type="boolean" office:boolean-value="true">
            <text:p>TRUE</text:p>
          </table:table-cell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MAX([Sheet1.C311];[Sheet1.E311])" office:value-type="float" office:value="83">
            <text:p>83</text:p>
          </table:table-cell>
          <table:table-cell table:formula="of:=[Sheet1.G311]" office:value-type="float" office:value="83">
            <text:p>83</text:p>
          </table:table-cell>
          <table:table-cell table:formula="of:=OR([Sheet1.D311]=&quot;TRUE&quot;; [Sheet1.F311]=&quot;TRUE&quot;; [.C311]=[.D311])" office:value-type="boolean" office:boolean-value="true">
            <text:p>TRUE</text:p>
          </table:table-cell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MAX([Sheet1.C312];[Sheet1.E312])" office:value-type="float" office:value="83">
            <text:p>83</text:p>
          </table:table-cell>
          <table:table-cell table:formula="of:=[Sheet1.G312]" office:value-type="float" office:value="83">
            <text:p>83</text:p>
          </table:table-cell>
          <table:table-cell table:formula="of:=OR([Sheet1.D312]=&quot;TRUE&quot;; [Sheet1.F312]=&quot;TRUE&quot;; [.C312]=[.D312])" office:value-type="boolean" office:boolean-value="true">
            <text:p>TRUE</text:p>
          </table:table-cell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MAX([Sheet1.C313];[Sheet1.E313])" office:value-type="float" office:value="90">
            <text:p>90</text:p>
          </table:table-cell>
          <table:table-cell table:formula="of:=[Sheet1.G313]" office:value-type="float" office:value="90">
            <text:p>90</text:p>
          </table:table-cell>
          <table:table-cell table:formula="of:=OR([Sheet1.D313]=&quot;TRUE&quot;; [Sheet1.F313]=&quot;TRUE&quot;; [.C313]=[.D313])" office:value-type="boolean" office:boolean-value="true">
            <text:p>TRUE</text:p>
          </table:table-cell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MAX([Sheet1.C314];[Sheet1.E314])" office:value-type="float" office:value="88">
            <text:p>88</text:p>
          </table:table-cell>
          <table:table-cell table:formula="of:=[Sheet1.G314]" office:value-type="float" office:value="88">
            <text:p>88</text:p>
          </table:table-cell>
          <table:table-cell table:formula="of:=OR([Sheet1.D314]=&quot;TRUE&quot;; [Sheet1.F314]=&quot;TRUE&quot;; [.C314]=[.D314])" office:value-type="boolean" office:boolean-value="true">
            <text:p>TRUE</text:p>
          </table:table-cell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MAX([Sheet1.C315];[Sheet1.E315])" office:value-type="float" office:value="82">
            <text:p>82</text:p>
          </table:table-cell>
          <table:table-cell table:formula="of:=[Sheet1.G315]" office:value-type="float" office:value="82">
            <text:p>82</text:p>
          </table:table-cell>
          <table:table-cell table:formula="of:=OR([Sheet1.D315]=&quot;TRUE&quot;; [Sheet1.F315]=&quot;TRUE&quot;; [.C315]=[.D315])" office:value-type="boolean" office:boolean-value="true">
            <text:p>TRUE</text:p>
          </table:table-cell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MAX([Sheet1.C316];[Sheet1.E316])" office:value-type="float" office:value="87">
            <text:p>87</text:p>
          </table:table-cell>
          <table:table-cell table:formula="of:=[Sheet1.G316]" office:value-type="float" office:value="87">
            <text:p>87</text:p>
          </table:table-cell>
          <table:table-cell table:formula="of:=OR([Sheet1.D316]=&quot;TRUE&quot;; [Sheet1.F316]=&quot;TRUE&quot;; [.C316]=[.D316])" office:value-type="boolean" office:boolean-value="true">
            <text:p>TRUE</text:p>
          </table:table-cell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MAX([Sheet1.C317];[Sheet1.E317])" office:value-type="float" office:value="91">
            <text:p>91</text:p>
          </table:table-cell>
          <table:table-cell table:formula="of:=[Sheet1.G317]" office:value-type="float" office:value="91">
            <text:p>91</text:p>
          </table:table-cell>
          <table:table-cell table:formula="of:=OR([Sheet1.D317]=&quot;TRUE&quot;; [Sheet1.F317]=&quot;TRUE&quot;; [.C317]=[.D317])" office:value-type="boolean" office:boolean-value="true">
            <text:p>TRUE</text:p>
          </table:table-cell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MAX([Sheet1.C318];[Sheet1.E318])" office:value-type="float" office:value="87">
            <text:p>87</text:p>
          </table:table-cell>
          <table:table-cell table:formula="of:=[Sheet1.G318]" office:value-type="float" office:value="87">
            <text:p>87</text:p>
          </table:table-cell>
          <table:table-cell table:formula="of:=OR([Sheet1.D318]=&quot;TRUE&quot;; [Sheet1.F318]=&quot;TRUE&quot;; [.C318]=[.D318])" office:value-type="boolean" office:boolean-value="true">
            <text:p>TRUE</text:p>
          </table:table-cell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MAX([Sheet1.C319];[Sheet1.E319])" office:value-type="float" office:value="89">
            <text:p>89</text:p>
          </table:table-cell>
          <table:table-cell table:formula="of:=[Sheet1.G319]" office:value-type="float" office:value="89">
            <text:p>89</text:p>
          </table:table-cell>
          <table:table-cell table:formula="of:=OR([Sheet1.D319]=&quot;TRUE&quot;; [Sheet1.F319]=&quot;TRUE&quot;; [.C319]=[.D319])" office:value-type="boolean" office:boolean-value="true">
            <text:p>TRUE</text:p>
          </table:table-cell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MAX([Sheet1.C320];[Sheet1.E320])" office:value-type="float" office:value="88">
            <text:p>88</text:p>
          </table:table-cell>
          <table:table-cell table:formula="of:=[Sheet1.G320]" office:value-type="float" office:value="88">
            <text:p>88</text:p>
          </table:table-cell>
          <table:table-cell table:formula="of:=OR([Sheet1.D320]=&quot;TRUE&quot;; [Sheet1.F320]=&quot;TRUE&quot;; [.C320]=[.D320])" office:value-type="boolean" office:boolean-value="true">
            <text:p>TRUE</text:p>
          </table:table-cell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MAX([Sheet1.C321];[Sheet1.E321])" office:value-type="float" office:value="94">
            <text:p>94</text:p>
          </table:table-cell>
          <table:table-cell table:formula="of:=[Sheet1.G321]" office:value-type="float" office:value="94">
            <text:p>94</text:p>
          </table:table-cell>
          <table:table-cell table:formula="of:=OR([Sheet1.D321]=&quot;TRUE&quot;; [Sheet1.F321]=&quot;TRUE&quot;; [.C321]=[.D321])" office:value-type="boolean" office:boolean-value="true">
            <text:p>TRUE</text:p>
          </table:table-cell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MAX([Sheet1.C322];[Sheet1.E322])" office:value-type="float" office:value="92">
            <text:p>92</text:p>
          </table:table-cell>
          <table:table-cell table:formula="of:=[Sheet1.G322]" office:value-type="float" office:value="92">
            <text:p>92</text:p>
          </table:table-cell>
          <table:table-cell table:formula="of:=OR([Sheet1.D322]=&quot;TRUE&quot;; [Sheet1.F322]=&quot;TRUE&quot;; [.C322]=[.D322])" office:value-type="boolean" office:boolean-value="true">
            <text:p>TRUE</text:p>
          </table:table-cell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MAX([Sheet1.C323];[Sheet1.E323])" office:value-type="float" office:value="93">
            <text:p>93</text:p>
          </table:table-cell>
          <table:table-cell table:formula="of:=[Sheet1.G323]" office:value-type="float" office:value="93">
            <text:p>93</text:p>
          </table:table-cell>
          <table:table-cell table:formula="of:=OR([Sheet1.D323]=&quot;TRUE&quot;; [Sheet1.F323]=&quot;TRUE&quot;; [.C323]=[.D323])" office:value-type="boolean" office:boolean-value="true">
            <text:p>TRUE</text:p>
          </table:table-cell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MAX([Sheet1.C324];[Sheet1.E324])" office:value-type="float" office:value="87">
            <text:p>87</text:p>
          </table:table-cell>
          <table:table-cell table:formula="of:=[Sheet1.G324]" office:value-type="float" office:value="87">
            <text:p>87</text:p>
          </table:table-cell>
          <table:table-cell table:formula="of:=OR([Sheet1.D324]=&quot;TRUE&quot;; [Sheet1.F324]=&quot;TRUE&quot;; [.C324]=[.D324])" office:value-type="boolean" office:boolean-value="true">
            <text:p>TRUE</text:p>
          </table:table-cell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MAX([Sheet1.C325];[Sheet1.E325])" office:value-type="float" office:value="92">
            <text:p>92</text:p>
          </table:table-cell>
          <table:table-cell table:formula="of:=[Sheet1.G325]" office:value-type="float" office:value="92">
            <text:p>92</text:p>
          </table:table-cell>
          <table:table-cell table:formula="of:=OR([Sheet1.D325]=&quot;TRUE&quot;; [Sheet1.F325]=&quot;TRUE&quot;; [.C325]=[.D325])" office:value-type="boolean" office:boolean-value="true">
            <text:p>TRUE</text:p>
          </table:table-cell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MAX([Sheet1.C326];[Sheet1.E326])" office:value-type="float" office:value="94">
            <text:p>94</text:p>
          </table:table-cell>
          <table:table-cell table:formula="of:=[Sheet1.G326]" office:value-type="float" office:value="94">
            <text:p>94</text:p>
          </table:table-cell>
          <table:table-cell table:formula="of:=OR([Sheet1.D326]=&quot;TRUE&quot;; [Sheet1.F326]=&quot;TRUE&quot;; [.C326]=[.D326])" office:value-type="boolean" office:boolean-value="true">
            <text:p>TRUE</text:p>
          </table:table-cell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MAX([Sheet1.C327];[Sheet1.E327])" office:value-type="float" office:value="91">
            <text:p>91</text:p>
          </table:table-cell>
          <table:table-cell table:formula="of:=[Sheet1.G327]" office:value-type="float" office:value="91">
            <text:p>91</text:p>
          </table:table-cell>
          <table:table-cell table:formula="of:=OR([Sheet1.D327]=&quot;TRUE&quot;; [Sheet1.F327]=&quot;TRUE&quot;; [.C327]=[.D327])" office:value-type="boolean" office:boolean-value="true">
            <text:p>TRUE</text:p>
          </table:table-cell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MAX([Sheet1.C328];[Sheet1.E328])" office:value-type="float" office:value="95">
            <text:p>95</text:p>
          </table:table-cell>
          <table:table-cell table:formula="of:=[Sheet1.G328]" office:value-type="float" office:value="95">
            <text:p>95</text:p>
          </table:table-cell>
          <table:table-cell table:formula="of:=OR([Sheet1.D328]=&quot;TRUE&quot;; [Sheet1.F328]=&quot;TRUE&quot;; [.C328]=[.D328])" office:value-type="boolean" office:boolean-value="true">
            <text:p>TRUE</text:p>
          </table:table-cell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MAX([Sheet1.C329];[Sheet1.E329])" office:value-type="float" office:value="96">
            <text:p>96</text:p>
          </table:table-cell>
          <table:table-cell table:formula="of:=[Sheet1.G329]" office:value-type="float" office:value="96">
            <text:p>96</text:p>
          </table:table-cell>
          <table:table-cell table:formula="of:=OR([Sheet1.D329]=&quot;TRUE&quot;; [Sheet1.F329]=&quot;TRUE&quot;; [.C329]=[.D329])" office:value-type="boolean" office:boolean-value="true">
            <text:p>TRUE</text:p>
          </table:table-cell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MAX([Sheet1.C330];[Sheet1.E330])" office:value-type="float" office:value="99">
            <text:p>99</text:p>
          </table:table-cell>
          <table:table-cell table:formula="of:=[Sheet1.G330]" office:value-type="float" office:value="99">
            <text:p>99</text:p>
          </table:table-cell>
          <table:table-cell table:formula="of:=OR([Sheet1.D330]=&quot;TRUE&quot;; [Sheet1.F330]=&quot;TRUE&quot;; [.C330]=[.D330])" office:value-type="boolean" office:boolean-value="true">
            <text:p>TRUE</text:p>
          </table:table-cell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MAX([Sheet1.C331];[Sheet1.E331])" office:value-type="float" office:value="10">
            <text:p>10</text:p>
          </table:table-cell>
          <table:table-cell table:formula="of:=[Sheet1.G331]" office:value-type="float" office:value="10">
            <text:p>10</text:p>
          </table:table-cell>
          <table:table-cell table:formula="of:=OR([Sheet1.D331]=&quot;TRUE&quot;; [Sheet1.F331]=&quot;TRUE&quot;; [.C331]=[.D331])" office:value-type="boolean" office:boolean-value="true">
            <text:p>TRUE</text:p>
          </table:table-cell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MAX([Sheet1.C332];[Sheet1.E332])" office:value-type="float" office:value="95">
            <text:p>95</text:p>
          </table:table-cell>
          <table:table-cell table:formula="of:=[Sheet1.G332]" office:value-type="float" office:value="95">
            <text:p>95</text:p>
          </table:table-cell>
          <table:table-cell table:formula="of:=OR([Sheet1.D332]=&quot;TRUE&quot;; [Sheet1.F332]=&quot;TRUE&quot;; [.C332]=[.D332])" office:value-type="boolean" office:boolean-value="true">
            <text:p>TRUE</text:p>
          </table:table-cell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MAX([Sheet1.C333];[Sheet1.E333])" office:value-type="float" office:value="98">
            <text:p>98</text:p>
          </table:table-cell>
          <table:table-cell table:formula="of:=[Sheet1.G333]" office:value-type="float" office:value="98">
            <text:p>98</text:p>
          </table:table-cell>
          <table:table-cell table:formula="of:=OR([Sheet1.D333]=&quot;TRUE&quot;; [Sheet1.F333]=&quot;TRUE&quot;; [.C333]=[.D333])" office:value-type="boolean" office:boolean-value="true">
            <text:p>TRUE</text:p>
          </table:table-cell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MAX([Sheet1.C334];[Sheet1.E334])" office:value-type="float" office:value="96">
            <text:p>96</text:p>
          </table:table-cell>
          <table:table-cell table:formula="of:=[Sheet1.G334]" office:value-type="float" office:value="96">
            <text:p>96</text:p>
          </table:table-cell>
          <table:table-cell table:formula="of:=OR([Sheet1.D334]=&quot;TRUE&quot;; [Sheet1.F334]=&quot;TRUE&quot;; [.C334]=[.D334])" office:value-type="boolean" office:boolean-value="true">
            <text:p>TRUE</text:p>
          </table:table-cell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MAX([Sheet1.C335];[Sheet1.E335])" office:value-type="float" office:value="100">
            <text:p>100</text:p>
          </table:table-cell>
          <table:table-cell table:formula="of:=[Sheet1.G335]" office:value-type="float" office:value="100">
            <text:p>100</text:p>
          </table:table-cell>
          <table:table-cell table:formula="of:=OR([Sheet1.D335]=&quot;TRUE&quot;; [Sheet1.F335]=&quot;TRUE&quot;; [.C335]=[.D335])" office:value-type="boolean" office:boolean-value="true">
            <text:p>TRUE</text:p>
          </table:table-cell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MAX([Sheet1.C336];[Sheet1.E336])" office:value-type="float" office:value="99">
            <text:p>99</text:p>
          </table:table-cell>
          <table:table-cell table:formula="of:=[Sheet1.G336]" office:value-type="float" office:value="99">
            <text:p>99</text:p>
          </table:table-cell>
          <table:table-cell table:formula="of:=OR([Sheet1.D336]=&quot;TRUE&quot;; [Sheet1.F336]=&quot;TRUE&quot;; [.C336]=[.D336])" office:value-type="boolean" office:boolean-value="true">
            <text:p>TRUE</text:p>
          </table:table-cell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MAX([Sheet1.C337];[Sheet1.E337])" office:value-type="float" office:value="10">
            <text:p>10</text:p>
          </table:table-cell>
          <table:table-cell table:formula="of:=[Sheet1.G337]" office:value-type="float" office:value="10">
            <text:p>10</text:p>
          </table:table-cell>
          <table:table-cell table:formula="of:=OR([Sheet1.D337]=&quot;TRUE&quot;; [Sheet1.F337]=&quot;TRUE&quot;; [.C337]=[.D337])" office:value-type="boolean" office:boolean-value="true">
            <text:p>TRUE</text:p>
          </table:table-cell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MAX([Sheet1.C338];[Sheet1.E338])" office:value-type="float" office:value="9">
            <text:p>9</text:p>
          </table:table-cell>
          <table:table-cell table:formula="of:=[Sheet1.G338]" office:value-type="float" office:value="9">
            <text:p>9</text:p>
          </table:table-cell>
          <table:table-cell table:formula="of:=OR([Sheet1.D338]=&quot;TRUE&quot;; [Sheet1.F338]=&quot;TRUE&quot;; [.C338]=[.D338])" office:value-type="boolean" office:boolean-value="true">
            <text:p>TRUE</text:p>
          </table:table-cell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MAX([Sheet1.C339];[Sheet1.E339])" office:value-type="float" office:value="9">
            <text:p>9</text:p>
          </table:table-cell>
          <table:table-cell table:formula="of:=[Sheet1.G339]" office:value-type="float" office:value="9">
            <text:p>9</text:p>
          </table:table-cell>
          <table:table-cell table:formula="of:=OR([Sheet1.D339]=&quot;TRUE&quot;; [Sheet1.F339]=&quot;TRUE&quot;; [.C339]=[.D339])" office:value-type="boolean" office:boolean-value="true">
            <text:p>TRUE</text:p>
          </table:table-cell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MAX([Sheet1.C340];[Sheet1.E340])" office:value-type="float" office:value="9">
            <text:p>9</text:p>
          </table:table-cell>
          <table:table-cell table:formula="of:=[Sheet1.G340]" office:value-type="float" office:value="9">
            <text:p>9</text:p>
          </table:table-cell>
          <table:table-cell table:formula="of:=OR([Sheet1.D340]=&quot;TRUE&quot;; [Sheet1.F340]=&quot;TRUE&quot;; [.C340]=[.D340])" office:value-type="boolean" office:boolean-value="true">
            <text:p>TRUE</text:p>
          </table:table-cell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MAX([Sheet1.C341];[Sheet1.E341])" office:value-type="float" office:value="14">
            <text:p>14</text:p>
          </table:table-cell>
          <table:table-cell table:formula="of:=[Sheet1.G341]" office:value-type="float" office:value="14">
            <text:p>14</text:p>
          </table:table-cell>
          <table:table-cell table:formula="of:=OR([Sheet1.D341]=&quot;TRUE&quot;; [Sheet1.F341]=&quot;TRUE&quot;; [.C341]=[.D341])" office:value-type="boolean" office:boolean-value="true">
            <text:p>TRUE</text:p>
          </table:table-cell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MAX([Sheet1.C342];[Sheet1.E342])" office:value-type="float" office:value="13">
            <text:p>13</text:p>
          </table:table-cell>
          <table:table-cell table:formula="of:=[Sheet1.G342]" office:value-type="float" office:value="13">
            <text:p>13</text:p>
          </table:table-cell>
          <table:table-cell table:formula="of:=OR([Sheet1.D342]=&quot;TRUE&quot;; [Sheet1.F342]=&quot;TRUE&quot;; [.C342]=[.D342])" office:value-type="boolean" office:boolean-value="true">
            <text:p>TRUE</text:p>
          </table:table-cell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MAX([Sheet1.C343];[Sheet1.E343])" office:value-type="float" office:value="14">
            <text:p>14</text:p>
          </table:table-cell>
          <table:table-cell table:formula="of:=[Sheet1.G343]" office:value-type="float" office:value="14">
            <text:p>14</text:p>
          </table:table-cell>
          <table:table-cell table:formula="of:=OR([Sheet1.D343]=&quot;TRUE&quot;; [Sheet1.F343]=&quot;TRUE&quot;; [.C343]=[.D343])" office:value-type="boolean" office:boolean-value="true">
            <text:p>TRUE</text:p>
          </table:table-cell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MAX([Sheet1.C344];[Sheet1.E344])" office:value-type="float" office:value="14">
            <text:p>14</text:p>
          </table:table-cell>
          <table:table-cell table:formula="of:=[Sheet1.G344]" office:value-type="float" office:value="14">
            <text:p>14</text:p>
          </table:table-cell>
          <table:table-cell table:formula="of:=OR([Sheet1.D344]=&quot;TRUE&quot;; [Sheet1.F344]=&quot;TRUE&quot;; [.C344]=[.D344])" office:value-type="boolean" office:boolean-value="true">
            <text:p>TRUE</text:p>
          </table:table-cell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MAX([Sheet1.C345];[Sheet1.E345])" office:value-type="float" office:value="15">
            <text:p>15</text:p>
          </table:table-cell>
          <table:table-cell table:formula="of:=[Sheet1.G345]" office:value-type="float" office:value="15">
            <text:p>15</text:p>
          </table:table-cell>
          <table:table-cell table:formula="of:=OR([Sheet1.D345]=&quot;TRUE&quot;; [Sheet1.F345]=&quot;TRUE&quot;; [.C345]=[.D345])" office:value-type="boolean" office:boolean-value="true">
            <text:p>TRUE</text:p>
          </table:table-cell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MAX([Sheet1.C346];[Sheet1.E346])" office:value-type="float" office:value="17">
            <text:p>17</text:p>
          </table:table-cell>
          <table:table-cell table:formula="of:=[Sheet1.G346]" office:value-type="float" office:value="17">
            <text:p>17</text:p>
          </table:table-cell>
          <table:table-cell table:formula="of:=OR([Sheet1.D346]=&quot;TRUE&quot;; [Sheet1.F346]=&quot;TRUE&quot;; [.C346]=[.D346])" office:value-type="boolean" office:boolean-value="true">
            <text:p>TRUE</text:p>
          </table:table-cell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MAX([Sheet1.C347];[Sheet1.E347])" office:value-type="float" office:value="16">
            <text:p>16</text:p>
          </table:table-cell>
          <table:table-cell table:formula="of:=[Sheet1.G347]" office:value-type="float" office:value="16">
            <text:p>16</text:p>
          </table:table-cell>
          <table:table-cell table:formula="of:=OR([Sheet1.D347]=&quot;TRUE&quot;; [Sheet1.F347]=&quot;TRUE&quot;; [.C347]=[.D347])" office:value-type="boolean" office:boolean-value="true">
            <text:p>TRUE</text:p>
          </table:table-cell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MAX([Sheet1.C348];[Sheet1.E348])" office:value-type="float" office:value="14">
            <text:p>14</text:p>
          </table:table-cell>
          <table:table-cell table:formula="of:=[Sheet1.G348]" office:value-type="float" office:value="14">
            <text:p>14</text:p>
          </table:table-cell>
          <table:table-cell table:formula="of:=OR([Sheet1.D348]=&quot;TRUE&quot;; [Sheet1.F348]=&quot;TRUE&quot;; [.C348]=[.D348])" office:value-type="boolean" office:boolean-value="true">
            <text:p>TRUE</text:p>
          </table:table-cell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MAX([Sheet1.C349];[Sheet1.E349])" office:value-type="float" office:value="17">
            <text:p>17</text:p>
          </table:table-cell>
          <table:table-cell table:formula="of:=[Sheet1.G349]" office:value-type="float" office:value="17">
            <text:p>17</text:p>
          </table:table-cell>
          <table:table-cell table:formula="of:=OR([Sheet1.D349]=&quot;TRUE&quot;; [Sheet1.F349]=&quot;TRUE&quot;; [.C349]=[.D349])" office:value-type="boolean" office:boolean-value="true">
            <text:p>TRUE</text:p>
          </table:table-cell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MAX([Sheet1.C350];[Sheet1.E350])" office:value-type="float" office:value="17">
            <text:p>17</text:p>
          </table:table-cell>
          <table:table-cell table:formula="of:=[Sheet1.G350]" office:value-type="float" office:value="17">
            <text:p>17</text:p>
          </table:table-cell>
          <table:table-cell table:formula="of:=OR([Sheet1.D350]=&quot;TRUE&quot;; [Sheet1.F350]=&quot;TRUE&quot;; [.C350]=[.D350])" office:value-type="boolean" office:boolean-value="true">
            <text:p>TRUE</text:p>
          </table:table-cell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MAX([Sheet1.C351];[Sheet1.E351])" office:value-type="float" office:value="18">
            <text:p>18</text:p>
          </table:table-cell>
          <table:table-cell table:formula="of:=[Sheet1.G351]" office:value-type="float" office:value="18">
            <text:p>18</text:p>
          </table:table-cell>
          <table:table-cell table:formula="of:=OR([Sheet1.D351]=&quot;TRUE&quot;; [Sheet1.F351]=&quot;TRUE&quot;; [.C351]=[.D351])" office:value-type="boolean" office:boolean-value="true">
            <text:p>TRUE</text:p>
          </table:table-cell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MAX([Sheet1.C352];[Sheet1.E352])" office:value-type="float" office:value="19">
            <text:p>19</text:p>
          </table:table-cell>
          <table:table-cell table:formula="of:=[Sheet1.G352]" office:value-type="float" office:value="19">
            <text:p>19</text:p>
          </table:table-cell>
          <table:table-cell table:formula="of:=OR([Sheet1.D352]=&quot;TRUE&quot;; [Sheet1.F352]=&quot;TRUE&quot;; [.C352]=[.D352])" office:value-type="boolean" office:boolean-value="true">
            <text:p>TRUE</text:p>
          </table:table-cell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MAX([Sheet1.C353];[Sheet1.E353])" office:value-type="float" office:value="19">
            <text:p>19</text:p>
          </table:table-cell>
          <table:table-cell table:formula="of:=[Sheet1.G353]" office:value-type="float" office:value="19">
            <text:p>19</text:p>
          </table:table-cell>
          <table:table-cell table:formula="of:=OR([Sheet1.D353]=&quot;TRUE&quot;; [Sheet1.F353]=&quot;TRUE&quot;; [.C353]=[.D353])" office:value-type="boolean" office:boolean-value="true">
            <text:p>TRUE</text:p>
          </table:table-cell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MAX([Sheet1.C354];[Sheet1.E354])" office:value-type="float" office:value="18">
            <text:p>18</text:p>
          </table:table-cell>
          <table:table-cell table:formula="of:=[Sheet1.G354]" office:value-type="float" office:value="18">
            <text:p>18</text:p>
          </table:table-cell>
          <table:table-cell table:formula="of:=OR([Sheet1.D354]=&quot;TRUE&quot;; [Sheet1.F354]=&quot;TRUE&quot;; [.C354]=[.D354])" office:value-type="boolean" office:boolean-value="true">
            <text:p>TRUE</text:p>
          </table:table-cell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MAX([Sheet1.C355];[Sheet1.E355])" office:value-type="float" office:value="20">
            <text:p>20</text:p>
          </table:table-cell>
          <table:table-cell table:formula="of:=[Sheet1.G355]" office:value-type="float" office:value="20">
            <text:p>20</text:p>
          </table:table-cell>
          <table:table-cell table:formula="of:=OR([Sheet1.D355]=&quot;TRUE&quot;; [Sheet1.F355]=&quot;TRUE&quot;; [.C355]=[.D355])" office:value-type="boolean" office:boolean-value="true">
            <text:p>TRUE</text:p>
          </table:table-cell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MAX([Sheet1.C356];[Sheet1.E356])" office:value-type="float" office:value="23">
            <text:p>23</text:p>
          </table:table-cell>
          <table:table-cell table:formula="of:=[Sheet1.G356]" office:value-type="float" office:value="23">
            <text:p>23</text:p>
          </table:table-cell>
          <table:table-cell table:formula="of:=OR([Sheet1.D356]=&quot;TRUE&quot;; [Sheet1.F356]=&quot;TRUE&quot;; [.C356]=[.D356])" office:value-type="boolean" office:boolean-value="true">
            <text:p>TRUE</text:p>
          </table:table-cell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MAX([Sheet1.C357];[Sheet1.E357])" office:value-type="float" office:value="24">
            <text:p>24</text:p>
          </table:table-cell>
          <table:table-cell table:formula="of:=[Sheet1.G357]" office:value-type="float" office:value="24">
            <text:p>24</text:p>
          </table:table-cell>
          <table:table-cell table:formula="of:=OR([Sheet1.D357]=&quot;TRUE&quot;; [Sheet1.F357]=&quot;TRUE&quot;; [.C357]=[.D357])" office:value-type="boolean" office:boolean-value="true">
            <text:p>TRUE</text:p>
          </table:table-cell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MAX([Sheet1.C358];[Sheet1.E358])" office:value-type="float" office:value="22">
            <text:p>22</text:p>
          </table:table-cell>
          <table:table-cell table:formula="of:=[Sheet1.G358]" office:value-type="float" office:value="22">
            <text:p>22</text:p>
          </table:table-cell>
          <table:table-cell table:formula="of:=OR([Sheet1.D358]=&quot;TRUE&quot;; [Sheet1.F358]=&quot;TRUE&quot;; [.C358]=[.D358])" office:value-type="boolean" office:boolean-value="true">
            <text:p>TRUE</text:p>
          </table:table-cell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MAX([Sheet1.C359];[Sheet1.E359])" office:value-type="float" office:value="22">
            <text:p>22</text:p>
          </table:table-cell>
          <table:table-cell table:formula="of:=[Sheet1.G359]" office:value-type="float" office:value="22">
            <text:p>22</text:p>
          </table:table-cell>
          <table:table-cell table:formula="of:=OR([Sheet1.D359]=&quot;TRUE&quot;; [Sheet1.F359]=&quot;TRUE&quot;; [.C359]=[.D359])" office:value-type="boolean" office:boolean-value="true">
            <text:p>TRUE</text:p>
          </table:table-cell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MAX([Sheet1.C360];[Sheet1.E360])" office:value-type="float" office:value="25">
            <text:p>25</text:p>
          </table:table-cell>
          <table:table-cell table:formula="of:=[Sheet1.G360]" office:value-type="float" office:value="25">
            <text:p>25</text:p>
          </table:table-cell>
          <table:table-cell table:formula="of:=OR([Sheet1.D360]=&quot;TRUE&quot;; [Sheet1.F360]=&quot;TRUE&quot;; [.C360]=[.D360])" office:value-type="boolean" office:boolean-value="true">
            <text:p>TRUE</text:p>
          </table:table-cell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MAX([Sheet1.C361];[Sheet1.E361])" office:value-type="float" office:value="27">
            <text:p>27</text:p>
          </table:table-cell>
          <table:table-cell table:formula="of:=[Sheet1.G361]" office:value-type="float" office:value="27">
            <text:p>27</text:p>
          </table:table-cell>
          <table:table-cell table:formula="of:=OR([Sheet1.D361]=&quot;TRUE&quot;; [Sheet1.F361]=&quot;TRUE&quot;; [.C361]=[.D361])" office:value-type="boolean" office:boolean-value="true">
            <text:p>TRUE</text:p>
          </table:table-cell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MAX([Sheet1.C362];[Sheet1.E362])" office:value-type="float" office:value="26">
            <text:p>26</text:p>
          </table:table-cell>
          <table:table-cell table:formula="of:=[Sheet1.G362]" office:value-type="float" office:value="26">
            <text:p>26</text:p>
          </table:table-cell>
          <table:table-cell table:formula="of:=OR([Sheet1.D362]=&quot;TRUE&quot;; [Sheet1.F362]=&quot;TRUE&quot;; [.C362]=[.D362])" office:value-type="boolean" office:boolean-value="true">
            <text:p>TRUE</text:p>
          </table:table-cell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MAX([Sheet1.C363];[Sheet1.E363])" office:value-type="float" office:value="25">
            <text:p>25</text:p>
          </table:table-cell>
          <table:table-cell table:formula="of:=[Sheet1.G363]" office:value-type="float" office:value="25">
            <text:p>25</text:p>
          </table:table-cell>
          <table:table-cell table:formula="of:=OR([Sheet1.D363]=&quot;TRUE&quot;; [Sheet1.F363]=&quot;TRUE&quot;; [.C363]=[.D363])" office:value-type="boolean" office:boolean-value="true">
            <text:p>TRUE</text:p>
          </table:table-cell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MAX([Sheet1.C364];[Sheet1.E364])" office:value-type="float" office:value="27">
            <text:p>27</text:p>
          </table:table-cell>
          <table:table-cell table:formula="of:=[Sheet1.G364]" office:value-type="float" office:value="27">
            <text:p>27</text:p>
          </table:table-cell>
          <table:table-cell table:formula="of:=OR([Sheet1.D364]=&quot;TRUE&quot;; [Sheet1.F364]=&quot;TRUE&quot;; [.C364]=[.D364])" office:value-type="boolean" office:boolean-value="true">
            <text:p>TRUE</text:p>
          </table:table-cell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MAX([Sheet1.C365];[Sheet1.E365])" office:value-type="float" office:value="26">
            <text:p>26</text:p>
          </table:table-cell>
          <table:table-cell table:formula="of:=[Sheet1.G365]" office:value-type="float" office:value="26">
            <text:p>26</text:p>
          </table:table-cell>
          <table:table-cell table:formula="of:=OR([Sheet1.D365]=&quot;TRUE&quot;; [Sheet1.F365]=&quot;TRUE&quot;; [.C365]=[.D365])" office:value-type="boolean" office:boolean-value="true">
            <text:p>TRUE</text:p>
          </table:table-cell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MAX([Sheet1.C366];[Sheet1.E366])" office:value-type="float" office:value="30">
            <text:p>30</text:p>
          </table:table-cell>
          <table:table-cell table:formula="of:=[Sheet1.G366]" office:value-type="float" office:value="30">
            <text:p>30</text:p>
          </table:table-cell>
          <table:table-cell table:formula="of:=OR([Sheet1.D366]=&quot;TRUE&quot;; [Sheet1.F366]=&quot;TRUE&quot;; [.C366]=[.D366])" office:value-type="boolean" office:boolean-value="true">
            <text:p>TRUE</text:p>
          </table:table-cell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MAX([Sheet1.C367];[Sheet1.E367])" office:value-type="float" office:value="29">
            <text:p>29</text:p>
          </table:table-cell>
          <table:table-cell table:formula="of:=[Sheet1.G367]" office:value-type="float" office:value="29">
            <text:p>29</text:p>
          </table:table-cell>
          <table:table-cell table:formula="of:=OR([Sheet1.D367]=&quot;TRUE&quot;; [Sheet1.F367]=&quot;TRUE&quot;; [.C367]=[.D367])" office:value-type="boolean" office:boolean-value="true">
            <text:p>TRUE</text:p>
          </table:table-cell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MAX([Sheet1.C368];[Sheet1.E368])" office:value-type="float" office:value="29">
            <text:p>29</text:p>
          </table:table-cell>
          <table:table-cell table:formula="of:=[Sheet1.G368]" office:value-type="float" office:value="29">
            <text:p>29</text:p>
          </table:table-cell>
          <table:table-cell table:formula="of:=OR([Sheet1.D368]=&quot;TRUE&quot;; [Sheet1.F368]=&quot;TRUE&quot;; [.C368]=[.D368])" office:value-type="boolean" office:boolean-value="true">
            <text:p>TRUE</text:p>
          </table:table-cell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MAX([Sheet1.C369];[Sheet1.E369])" office:value-type="float" office:value="31">
            <text:p>31</text:p>
          </table:table-cell>
          <table:table-cell table:formula="of:=[Sheet1.G369]" office:value-type="float" office:value="31">
            <text:p>31</text:p>
          </table:table-cell>
          <table:table-cell table:formula="of:=OR([Sheet1.D369]=&quot;TRUE&quot;; [Sheet1.F369]=&quot;TRUE&quot;; [.C369]=[.D369])" office:value-type="boolean" office:boolean-value="true">
            <text:p>TRUE</text:p>
          </table:table-cell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MAX([Sheet1.C370];[Sheet1.E370])" office:value-type="float" office:value="27">
            <text:p>27</text:p>
          </table:table-cell>
          <table:table-cell table:formula="of:=[Sheet1.G370]" office:value-type="float" office:value="27">
            <text:p>27</text:p>
          </table:table-cell>
          <table:table-cell table:formula="of:=OR([Sheet1.D370]=&quot;TRUE&quot;; [Sheet1.F370]=&quot;TRUE&quot;; [.C370]=[.D370])" office:value-type="boolean" office:boolean-value="true">
            <text:p>TRUE</text:p>
          </table:table-cell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MAX([Sheet1.C371];[Sheet1.E371])" office:value-type="float" office:value="5">
            <text:p>5</text:p>
          </table:table-cell>
          <table:table-cell table:formula="of:=[Sheet1.G371]" office:value-type="float" office:value="5">
            <text:p>5</text:p>
          </table:table-cell>
          <table:table-cell table:formula="of:=OR([Sheet1.D371]=&quot;TRUE&quot;; [Sheet1.F371]=&quot;TRUE&quot;; [.C371]=[.D371])" office:value-type="boolean" office:boolean-value="true">
            <text:p>TRUE</text:p>
          </table:table-cell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MAX([Sheet1.C372];[Sheet1.E372])" office:value-type="float" office:value="7">
            <text:p>7</text:p>
          </table:table-cell>
          <table:table-cell table:formula="of:=[Sheet1.G372]" office:value-type="float" office:value="7">
            <text:p>7</text:p>
          </table:table-cell>
          <table:table-cell table:formula="of:=OR([Sheet1.D372]=&quot;TRUE&quot;; [Sheet1.F372]=&quot;TRUE&quot;; [.C372]=[.D372])" office:value-type="boolean" office:boolean-value="true">
            <text:p>TRUE</text:p>
          </table:table-cell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MAX([Sheet1.C373];[Sheet1.E373])" office:value-type="float" office:value="4">
            <text:p>4</text:p>
          </table:table-cell>
          <table:table-cell table:formula="of:=[Sheet1.G373]" office:value-type="float" office:value="4">
            <text:p>4</text:p>
          </table:table-cell>
          <table:table-cell table:formula="of:=OR([Sheet1.D373]=&quot;TRUE&quot;; [Sheet1.F373]=&quot;TRUE&quot;; [.C373]=[.D373])" office:value-type="boolean" office:boolean-value="true">
            <text:p>TRUE</text:p>
          </table:table-cell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MAX([Sheet1.C374];[Sheet1.E374])" office:value-type="float" office:value="7">
            <text:p>7</text:p>
          </table:table-cell>
          <table:table-cell table:formula="of:=[Sheet1.G374]" office:value-type="float" office:value="7">
            <text:p>7</text:p>
          </table:table-cell>
          <table:table-cell table:formula="of:=OR([Sheet1.D374]=&quot;TRUE&quot;; [Sheet1.F374]=&quot;TRUE&quot;; [.C374]=[.D374])" office:value-type="boolean" office:boolean-value="true">
            <text:p>TRUE</text:p>
          </table:table-cell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MAX([Sheet1.C375];[Sheet1.E375])" office:value-type="float" office:value="8">
            <text:p>8</text:p>
          </table:table-cell>
          <table:table-cell table:formula="of:=[Sheet1.G375]" office:value-type="float" office:value="8">
            <text:p>8</text:p>
          </table:table-cell>
          <table:table-cell table:formula="of:=OR([Sheet1.D375]=&quot;TRUE&quot;; [Sheet1.F375]=&quot;TRUE&quot;; [.C375]=[.D375])" office:value-type="boolean" office:boolean-value="true">
            <text:p>TRUE</text:p>
          </table:table-cell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MAX([Sheet1.C376];[Sheet1.E376])" office:value-type="float" office:value="9">
            <text:p>9</text:p>
          </table:table-cell>
          <table:table-cell table:formula="of:=[Sheet1.G376]" office:value-type="float" office:value="11">
            <text:p>11</text:p>
          </table:table-cell>
          <table:table-cell table:formula="of:=OR([Sheet1.D376]=&quot;TRUE&quot;; [Sheet1.F376]=&quot;TRUE&quot;; [.C376]=[.D376])" office:value-type="boolean" office:boolean-value="false">
            <text:p>FALSE</text:p>
          </table:table-cell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MAX([Sheet1.C377];[Sheet1.E377])" office:value-type="float" office:value="5">
            <text:p>5</text:p>
          </table:table-cell>
          <table:table-cell table:formula="of:=[Sheet1.G377]" office:value-type="float" office:value="5">
            <text:p>5</text:p>
          </table:table-cell>
          <table:table-cell table:formula="of:=OR([Sheet1.D377]=&quot;TRUE&quot;; [Sheet1.F377]=&quot;TRUE&quot;; [.C377]=[.D377])" office:value-type="boolean" office:boolean-value="true">
            <text:p>TRUE</text:p>
          </table:table-cell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MAX([Sheet1.C378];[Sheet1.E378])" office:value-type="float" office:value="5">
            <text:p>5</text:p>
          </table:table-cell>
          <table:table-cell table:formula="of:=[Sheet1.G378]" office:value-type="float" office:value="5">
            <text:p>5</text:p>
          </table:table-cell>
          <table:table-cell table:formula="of:=OR([Sheet1.D378]=&quot;TRUE&quot;; [Sheet1.F378]=&quot;TRUE&quot;; [.C378]=[.D378])" office:value-type="boolean" office:boolean-value="true">
            <text:p>TRUE</text:p>
          </table:table-cell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MAX([Sheet1.C379];[Sheet1.E379])" office:value-type="float" office:value="8">
            <text:p>8</text:p>
          </table:table-cell>
          <table:table-cell table:formula="of:=[Sheet1.G379]" office:value-type="float" office:value="8">
            <text:p>8</text:p>
          </table:table-cell>
          <table:table-cell table:formula="of:=OR([Sheet1.D379]=&quot;TRUE&quot;; [Sheet1.F379]=&quot;TRUE&quot;; [.C379]=[.D379])" office:value-type="boolean" office:boolean-value="true">
            <text:p>TRUE</text:p>
          </table:table-cell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MAX([Sheet1.C380];[Sheet1.E380])" office:value-type="float" office:value="7">
            <text:p>7</text:p>
          </table:table-cell>
          <table:table-cell table:formula="of:=[Sheet1.G380]" office:value-type="float" office:value="7">
            <text:p>7</text:p>
          </table:table-cell>
          <table:table-cell table:formula="of:=OR([Sheet1.D380]=&quot;TRUE&quot;; [Sheet1.F380]=&quot;TRUE&quot;; [.C380]=[.D380])" office:value-type="boolean" office:boolean-value="true">
            <text:p>TRUE</text:p>
          </table:table-cell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MAX([Sheet1.C381];[Sheet1.E381])" office:value-type="float" office:value="7">
            <text:p>7</text:p>
          </table:table-cell>
          <table:table-cell table:formula="of:=[Sheet1.G381]" office:value-type="float" office:value="7">
            <text:p>7</text:p>
          </table:table-cell>
          <table:table-cell table:formula="of:=OR([Sheet1.D381]=&quot;TRUE&quot;; [Sheet1.F381]=&quot;TRUE&quot;; [.C381]=[.D381])" office:value-type="boolean" office:boolean-value="true">
            <text:p>TRUE</text:p>
          </table:table-cell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MAX([Sheet1.C382];[Sheet1.E382])" office:value-type="float" office:value="5">
            <text:p>5</text:p>
          </table:table-cell>
          <table:table-cell table:formula="of:=[Sheet1.G382]" office:value-type="float" office:value="5">
            <text:p>5</text:p>
          </table:table-cell>
          <table:table-cell table:formula="of:=OR([Sheet1.D382]=&quot;TRUE&quot;; [Sheet1.F382]=&quot;TRUE&quot;; [.C382]=[.D382])" office:value-type="boolean" office:boolean-value="true">
            <text:p>TRUE</text:p>
          </table:table-cell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MAX([Sheet1.C383];[Sheet1.E383])" office:value-type="float" office:value="11">
            <text:p>11</text:p>
          </table:table-cell>
          <table:table-cell table:formula="of:=[Sheet1.G383]" office:value-type="float" office:value="11">
            <text:p>11</text:p>
          </table:table-cell>
          <table:table-cell table:formula="of:=OR([Sheet1.D383]=&quot;TRUE&quot;; [Sheet1.F383]=&quot;TRUE&quot;; [.C383]=[.D383])" office:value-type="boolean" office:boolean-value="true">
            <text:p>TRUE</text:p>
          </table:table-cell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MAX([Sheet1.C384];[Sheet1.E384])" office:value-type="float" office:value="9">
            <text:p>9</text:p>
          </table:table-cell>
          <table:table-cell table:formula="of:=[Sheet1.G384]" office:value-type="float" office:value="9">
            <text:p>9</text:p>
          </table:table-cell>
          <table:table-cell table:formula="of:=OR([Sheet1.D384]=&quot;TRUE&quot;; [Sheet1.F384]=&quot;TRUE&quot;; [.C384]=[.D384])" office:value-type="boolean" office:boolean-value="true">
            <text:p>TRUE</text:p>
          </table:table-cell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MAX([Sheet1.C385];[Sheet1.E385])" office:value-type="float" office:value="6">
            <text:p>6</text:p>
          </table:table-cell>
          <table:table-cell table:formula="of:=[Sheet1.G385]" office:value-type="float" office:value="6">
            <text:p>6</text:p>
          </table:table-cell>
          <table:table-cell table:formula="of:=OR([Sheet1.D385]=&quot;TRUE&quot;; [Sheet1.F385]=&quot;TRUE&quot;; [.C385]=[.D385])" office:value-type="boolean" office:boolean-value="true">
            <text:p>TRUE</text:p>
          </table:table-cell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MAX([Sheet1.C386];[Sheet1.E386])" office:value-type="float" office:value="5">
            <text:p>5</text:p>
          </table:table-cell>
          <table:table-cell table:formula="of:=[Sheet1.G386]" office:value-type="float" office:value="5">
            <text:p>5</text:p>
          </table:table-cell>
          <table:table-cell table:formula="of:=OR([Sheet1.D386]=&quot;TRUE&quot;; [Sheet1.F386]=&quot;TRUE&quot;; [.C386]=[.D386])" office:value-type="boolean" office:boolean-value="true">
            <text:p>TRUE</text:p>
          </table:table-cell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MAX([Sheet1.C387];[Sheet1.E387])" office:value-type="float" office:value="4">
            <text:p>4</text:p>
          </table:table-cell>
          <table:table-cell table:formula="of:=[Sheet1.G387]" office:value-type="float" office:value="4">
            <text:p>4</text:p>
          </table:table-cell>
          <table:table-cell table:formula="of:=OR([Sheet1.D387]=&quot;TRUE&quot;; [Sheet1.F387]=&quot;TRUE&quot;; [.C387]=[.D387])" office:value-type="boolean" office:boolean-value="true">
            <text:p>TRUE</text:p>
          </table:table-cell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MAX([Sheet1.C388];[Sheet1.E388])" office:value-type="float" office:value="12">
            <text:p>12</text:p>
          </table:table-cell>
          <table:table-cell table:formula="of:=[Sheet1.G388]" office:value-type="float" office:value="14">
            <text:p>14</text:p>
          </table:table-cell>
          <table:table-cell table:formula="of:=OR([Sheet1.D388]=&quot;TRUE&quot;; [Sheet1.F388]=&quot;TRUE&quot;; [.C388]=[.D388])" office:value-type="boolean" office:boolean-value="false">
            <text:p>FALSE</text:p>
          </table:table-cell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MAX([Sheet1.C389];[Sheet1.E389])" office:value-type="float" office:value="5">
            <text:p>5</text:p>
          </table:table-cell>
          <table:table-cell table:formula="of:=[Sheet1.G389]" office:value-type="float" office:value="5">
            <text:p>5</text:p>
          </table:table-cell>
          <table:table-cell table:formula="of:=OR([Sheet1.D389]=&quot;TRUE&quot;; [Sheet1.F389]=&quot;TRUE&quot;; [.C389]=[.D389])" office:value-type="boolean" office:boolean-value="true">
            <text:p>TRUE</text:p>
          </table:table-cell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MAX([Sheet1.C390];[Sheet1.E390])" office:value-type="float" office:value="6">
            <text:p>6</text:p>
          </table:table-cell>
          <table:table-cell table:formula="of:=[Sheet1.G390]" office:value-type="float" office:value="7">
            <text:p>7</text:p>
          </table:table-cell>
          <table:table-cell table:formula="of:=OR([Sheet1.D390]=&quot;TRUE&quot;; [Sheet1.F390]=&quot;TRUE&quot;; [.C390]=[.D390])" office:value-type="boolean" office:boolean-value="false">
            <text:p>FALSE</text:p>
          </table:table-cell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MAX([Sheet1.C391];[Sheet1.E391])" office:value-type="float" office:value="4">
            <text:p>4</text:p>
          </table:table-cell>
          <table:table-cell table:formula="of:=[Sheet1.G391]" office:value-type="float" office:value="4">
            <text:p>4</text:p>
          </table:table-cell>
          <table:table-cell table:formula="of:=OR([Sheet1.D391]=&quot;TRUE&quot;; [Sheet1.F391]=&quot;TRUE&quot;; [.C391]=[.D391])" office:value-type="boolean" office:boolean-value="true">
            <text:p>TRUE</text:p>
          </table:table-cell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MAX([Sheet1.C392];[Sheet1.E392])" office:value-type="float" office:value="7">
            <text:p>7</text:p>
          </table:table-cell>
          <table:table-cell table:formula="of:=[Sheet1.G392]" office:value-type="float" office:value="9">
            <text:p>9</text:p>
          </table:table-cell>
          <table:table-cell table:formula="of:=OR([Sheet1.D392]=&quot;TRUE&quot;; [Sheet1.F392]=&quot;TRUE&quot;; [.C392]=[.D392])" office:value-type="boolean" office:boolean-value="false">
            <text:p>FALSE</text:p>
          </table:table-cell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MAX([Sheet1.C393];[Sheet1.E393])" office:value-type="float" office:value="8">
            <text:p>8</text:p>
          </table:table-cell>
          <table:table-cell table:formula="of:=[Sheet1.G393]" office:value-type="float" office:value="8">
            <text:p>8</text:p>
          </table:table-cell>
          <table:table-cell table:formula="of:=OR([Sheet1.D393]=&quot;TRUE&quot;; [Sheet1.F393]=&quot;TRUE&quot;; [.C393]=[.D393])" office:value-type="boolean" office:boolean-value="true">
            <text:p>TRUE</text:p>
          </table:table-cell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MAX([Sheet1.C394];[Sheet1.E394])" office:value-type="float" office:value="6">
            <text:p>6</text:p>
          </table:table-cell>
          <table:table-cell table:formula="of:=[Sheet1.G394]" office:value-type="float" office:value="6">
            <text:p>6</text:p>
          </table:table-cell>
          <table:table-cell table:formula="of:=OR([Sheet1.D394]=&quot;TRUE&quot;; [Sheet1.F394]=&quot;TRUE&quot;; [.C394]=[.D394])" office:value-type="boolean" office:boolean-value="true">
            <text:p>TRUE</text:p>
          </table:table-cell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MAX([Sheet1.C395];[Sheet1.E395])" office:value-type="float" office:value="4">
            <text:p>4</text:p>
          </table:table-cell>
          <table:table-cell table:formula="of:=[Sheet1.G395]" office:value-type="float" office:value="4">
            <text:p>4</text:p>
          </table:table-cell>
          <table:table-cell table:formula="of:=OR([Sheet1.D395]=&quot;TRUE&quot;; [Sheet1.F395]=&quot;TRUE&quot;; [.C395]=[.D395])" office:value-type="boolean" office:boolean-value="true">
            <text:p>TRUE</text:p>
          </table:table-cell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MAX([Sheet1.C396];[Sheet1.E396])" office:value-type="float" office:value="6">
            <text:p>6</text:p>
          </table:table-cell>
          <table:table-cell table:formula="of:=[Sheet1.G396]" office:value-type="float" office:value="6">
            <text:p>6</text:p>
          </table:table-cell>
          <table:table-cell table:formula="of:=OR([Sheet1.D396]=&quot;TRUE&quot;; [Sheet1.F396]=&quot;TRUE&quot;; [.C396]=[.D396])" office:value-type="boolean" office:boolean-value="true">
            <text:p>TRUE</text:p>
          </table:table-cell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MAX([Sheet1.C397];[Sheet1.E397])" office:value-type="float" office:value="5">
            <text:p>5</text:p>
          </table:table-cell>
          <table:table-cell table:formula="of:=[Sheet1.G397]" office:value-type="float" office:value="5">
            <text:p>5</text:p>
          </table:table-cell>
          <table:table-cell table:formula="of:=OR([Sheet1.D397]=&quot;TRUE&quot;; [Sheet1.F397]=&quot;TRUE&quot;; [.C397]=[.D397])" office:value-type="boolean" office:boolean-value="true">
            <text:p>TRUE</text:p>
          </table:table-cell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MAX([Sheet1.C398];[Sheet1.E398])" office:value-type="float" office:value="7">
            <text:p>7</text:p>
          </table:table-cell>
          <table:table-cell table:formula="of:=[Sheet1.G398]" office:value-type="float" office:value="7">
            <text:p>7</text:p>
          </table:table-cell>
          <table:table-cell table:formula="of:=OR([Sheet1.D398]=&quot;TRUE&quot;; [Sheet1.F398]=&quot;TRUE&quot;; [.C398]=[.D398])" office:value-type="boolean" office:boolean-value="true">
            <text:p>TRUE</text:p>
          </table:table-cell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MAX([Sheet1.C399];[Sheet1.E399])" office:value-type="float" office:value="4">
            <text:p>4</text:p>
          </table:table-cell>
          <table:table-cell table:formula="of:=[Sheet1.G399]" office:value-type="float" office:value="4">
            <text:p>4</text:p>
          </table:table-cell>
          <table:table-cell table:formula="of:=OR([Sheet1.D399]=&quot;TRUE&quot;; [Sheet1.F399]=&quot;TRUE&quot;; [.C399]=[.D399])" office:value-type="boolean" office:boolean-value="true">
            <text:p>TRUE</text:p>
          </table:table-cell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MAX([Sheet1.C400];[Sheet1.E400])" office:value-type="float" office:value="8">
            <text:p>8</text:p>
          </table:table-cell>
          <table:table-cell table:formula="of:=[Sheet1.G400]" office:value-type="float" office:value="8">
            <text:p>8</text:p>
          </table:table-cell>
          <table:table-cell table:formula="of:=OR([Sheet1.D400]=&quot;TRUE&quot;; [Sheet1.F400]=&quot;TRUE&quot;; [.C400]=[.D400])" office:value-type="boolean" office:boolean-value="true">
            <text:p>TRUE</text:p>
          </table:table-cell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MAX([Sheet1.C401];[Sheet1.E401])" office:value-type="float" office:value="4">
            <text:p>4</text:p>
          </table:table-cell>
          <table:table-cell table:formula="of:=[Sheet1.G401]" office:value-type="float" office:value="4">
            <text:p>4</text:p>
          </table:table-cell>
          <table:table-cell table:formula="of:=OR([Sheet1.D401]=&quot;TRUE&quot;; [Sheet1.F401]=&quot;TRUE&quot;; [.C401]=[.D401])" office:value-type="boolean" office:boolean-value="true">
            <text:p>TRUE</text:p>
          </table:table-cell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MAX([Sheet1.C402];[Sheet1.E402])" office:value-type="float" office:value="5">
            <text:p>5</text:p>
          </table:table-cell>
          <table:table-cell table:formula="of:=[Sheet1.G402]" office:value-type="float" office:value="5">
            <text:p>5</text:p>
          </table:table-cell>
          <table:table-cell table:formula="of:=OR([Sheet1.D402]=&quot;TRUE&quot;; [Sheet1.F402]=&quot;TRUE&quot;; [.C402]=[.D402])" office:value-type="boolean" office:boolean-value="true">
            <text:p>TRUE</text:p>
          </table:table-cell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MAX([Sheet1.C403];[Sheet1.E403])" office:value-type="float" office:value="8">
            <text:p>8</text:p>
          </table:table-cell>
          <table:table-cell table:formula="of:=[Sheet1.G403]" office:value-type="float" office:value="8">
            <text:p>8</text:p>
          </table:table-cell>
          <table:table-cell table:formula="of:=OR([Sheet1.D403]=&quot;TRUE&quot;; [Sheet1.F403]=&quot;TRUE&quot;; [.C403]=[.D403])" office:value-type="boolean" office:boolean-value="true">
            <text:p>TRUE</text:p>
          </table:table-cell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MAX([Sheet1.C404];[Sheet1.E404])" office:value-type="float" office:value="4">
            <text:p>4</text:p>
          </table:table-cell>
          <table:table-cell table:formula="of:=[Sheet1.G404]" office:value-type="float" office:value="4">
            <text:p>4</text:p>
          </table:table-cell>
          <table:table-cell table:formula="of:=OR([Sheet1.D404]=&quot;TRUE&quot;; [Sheet1.F404]=&quot;TRUE&quot;; [.C404]=[.D404])" office:value-type="boolean" office:boolean-value="true">
            <text:p>TRUE</text:p>
          </table:table-cell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MAX([Sheet1.C405];[Sheet1.E405])" office:value-type="float" office:value="4">
            <text:p>4</text:p>
          </table:table-cell>
          <table:table-cell table:formula="of:=[Sheet1.G405]" office:value-type="float" office:value="4">
            <text:p>4</text:p>
          </table:table-cell>
          <table:table-cell table:formula="of:=OR([Sheet1.D405]=&quot;TRUE&quot;; [Sheet1.F405]=&quot;TRUE&quot;; [.C405]=[.D405])" office:value-type="boolean" office:boolean-value="true">
            <text:p>TRUE</text:p>
          </table:table-cell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MAX([Sheet1.C406];[Sheet1.E406])" office:value-type="float" office:value="5">
            <text:p>5</text:p>
          </table:table-cell>
          <table:table-cell table:formula="of:=[Sheet1.G406]" office:value-type="float" office:value="5">
            <text:p>5</text:p>
          </table:table-cell>
          <table:table-cell table:formula="of:=OR([Sheet1.D406]=&quot;TRUE&quot;; [Sheet1.F406]=&quot;TRUE&quot;; [.C406]=[.D406])" office:value-type="boolean" office:boolean-value="true">
            <text:p>TRUE</text:p>
          </table:table-cell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MAX([Sheet1.C407];[Sheet1.E407])" office:value-type="float" office:value="7">
            <text:p>7</text:p>
          </table:table-cell>
          <table:table-cell table:formula="of:=[Sheet1.G407]" office:value-type="float" office:value="7">
            <text:p>7</text:p>
          </table:table-cell>
          <table:table-cell table:formula="of:=OR([Sheet1.D407]=&quot;TRUE&quot;; [Sheet1.F407]=&quot;TRUE&quot;; [.C407]=[.D407])" office:value-type="boolean" office:boolean-value="true">
            <text:p>TRUE</text:p>
          </table:table-cell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MAX([Sheet1.C408];[Sheet1.E408])" office:value-type="float" office:value="4">
            <text:p>4</text:p>
          </table:table-cell>
          <table:table-cell table:formula="of:=[Sheet1.G408]" office:value-type="float" office:value="4">
            <text:p>4</text:p>
          </table:table-cell>
          <table:table-cell table:formula="of:=OR([Sheet1.D408]=&quot;TRUE&quot;; [Sheet1.F408]=&quot;TRUE&quot;; [.C408]=[.D408])" office:value-type="boolean" office:boolean-value="true">
            <text:p>TRUE</text:p>
          </table:table-cell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MAX([Sheet1.C409];[Sheet1.E409])" office:value-type="float" office:value="7">
            <text:p>7</text:p>
          </table:table-cell>
          <table:table-cell table:formula="of:=[Sheet1.G409]" office:value-type="float" office:value="7">
            <text:p>7</text:p>
          </table:table-cell>
          <table:table-cell table:formula="of:=OR([Sheet1.D409]=&quot;TRUE&quot;; [Sheet1.F409]=&quot;TRUE&quot;; [.C409]=[.D409])" office:value-type="boolean" office:boolean-value="true">
            <text:p>TRUE</text:p>
          </table:table-cell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MAX([Sheet1.C410];[Sheet1.E410])" office:value-type="float" office:value="8">
            <text:p>8</text:p>
          </table:table-cell>
          <table:table-cell table:formula="of:=[Sheet1.G410]" office:value-type="float" office:value="8">
            <text:p>8</text:p>
          </table:table-cell>
          <table:table-cell table:formula="of:=OR([Sheet1.D410]=&quot;TRUE&quot;; [Sheet1.F410]=&quot;TRUE&quot;; [.C410]=[.D410])" office:value-type="boolean" office:boolean-value="true">
            <text:p>TRUE</text:p>
          </table:table-cell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MAX([Sheet1.C411];[Sheet1.E411])" office:value-type="float" office:value="11">
            <text:p>11</text:p>
          </table:table-cell>
          <table:table-cell table:formula="of:=[Sheet1.G411]" office:value-type="float" office:value="11">
            <text:p>11</text:p>
          </table:table-cell>
          <table:table-cell table:formula="of:=OR([Sheet1.D411]=&quot;TRUE&quot;; [Sheet1.F411]=&quot;TRUE&quot;; [.C411]=[.D411])" office:value-type="boolean" office:boolean-value="true">
            <text:p>TRUE</text:p>
          </table:table-cell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office:value-type="string">
            <text:p>Inf</text:p>
          </table:table-cell>
          <table:table-cell table:formula="of:=[Sheet1.G412]" office:value-type="string" office:string-value="Inf">
            <text:p>Inf</text:p>
          </table:table-cell>
          <table:table-cell table:formula="of:=OR([Sheet1.D412]=&quot;TRUE&quot;; [Sheet1.F412]=&quot;TRUE&quot;; [.C412]=[.D412])" office:value-type="boolean" office:boolean-value="true">
            <text:p>TRUE</text:p>
          </table:table-cell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MAX([Sheet1.C413];[Sheet1.E413])" office:value-type="float" office:value="5">
            <text:p>5</text:p>
          </table:table-cell>
          <table:table-cell table:formula="of:=[Sheet1.G413]" office:value-type="float" office:value="5">
            <text:p>5</text:p>
          </table:table-cell>
          <table:table-cell table:formula="of:=OR([Sheet1.D413]=&quot;TRUE&quot;; [Sheet1.F413]=&quot;TRUE&quot;; [.C413]=[.D413])" office:value-type="boolean" office:boolean-value="true">
            <text:p>TRUE</text:p>
          </table:table-cell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MAX([Sheet1.C414];[Sheet1.E414])" office:value-type="float" office:value="8">
            <text:p>8</text:p>
          </table:table-cell>
          <table:table-cell table:formula="of:=[Sheet1.G414]" office:value-type="float" office:value="8">
            <text:p>8</text:p>
          </table:table-cell>
          <table:table-cell table:formula="of:=OR([Sheet1.D414]=&quot;TRUE&quot;; [Sheet1.F414]=&quot;TRUE&quot;; [.C414]=[.D414])" office:value-type="boolean" office:boolean-value="true">
            <text:p>TRUE</text:p>
          </table:table-cell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MAX([Sheet1.C415];[Sheet1.E415])" office:value-type="float" office:value="7">
            <text:p>7</text:p>
          </table:table-cell>
          <table:table-cell table:formula="of:=[Sheet1.G415]" office:value-type="float" office:value="7">
            <text:p>7</text:p>
          </table:table-cell>
          <table:table-cell table:formula="of:=OR([Sheet1.D415]=&quot;TRUE&quot;; [Sheet1.F415]=&quot;TRUE&quot;; [.C415]=[.D415])" office:value-type="boolean" office:boolean-value="true">
            <text:p>TRUE</text:p>
          </table:table-cell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MAX([Sheet1.C416];[Sheet1.E416])" office:value-type="float" office:value="7">
            <text:p>7</text:p>
          </table:table-cell>
          <table:table-cell table:formula="of:=[Sheet1.G416]" office:value-type="float" office:value="7">
            <text:p>7</text:p>
          </table:table-cell>
          <table:table-cell table:formula="of:=OR([Sheet1.D416]=&quot;TRUE&quot;; [Sheet1.F416]=&quot;TRUE&quot;; [.C416]=[.D416])" office:value-type="boolean" office:boolean-value="true">
            <text:p>TRUE</text:p>
          </table:table-cell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MAX([Sheet1.C417];[Sheet1.E417])" office:value-type="float" office:value="5">
            <text:p>5</text:p>
          </table:table-cell>
          <table:table-cell table:formula="of:=[Sheet1.G417]" office:value-type="float" office:value="5">
            <text:p>5</text:p>
          </table:table-cell>
          <table:table-cell table:formula="of:=OR([Sheet1.D417]=&quot;TRUE&quot;; [Sheet1.F417]=&quot;TRUE&quot;; [.C417]=[.D417])" office:value-type="boolean" office:boolean-value="true">
            <text:p>TRUE</text:p>
          </table:table-cell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MAX([Sheet1.C418];[Sheet1.E418])" office:value-type="float" office:value="11">
            <text:p>11</text:p>
          </table:table-cell>
          <table:table-cell table:formula="of:=[Sheet1.G418]" office:value-type="float" office:value="11">
            <text:p>11</text:p>
          </table:table-cell>
          <table:table-cell table:formula="of:=OR([Sheet1.D418]=&quot;TRUE&quot;; [Sheet1.F418]=&quot;TRUE&quot;; [.C418]=[.D418])" office:value-type="boolean" office:boolean-value="true">
            <text:p>TRUE</text:p>
          </table:table-cell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MAX([Sheet1.C419];[Sheet1.E419])" office:value-type="float" office:value="9">
            <text:p>9</text:p>
          </table:table-cell>
          <table:table-cell table:formula="of:=[Sheet1.G419]" office:value-type="float" office:value="9">
            <text:p>9</text:p>
          </table:table-cell>
          <table:table-cell table:formula="of:=OR([Sheet1.D419]=&quot;TRUE&quot;; [Sheet1.F419]=&quot;TRUE&quot;; [.C419]=[.D419])" office:value-type="boolean" office:boolean-value="true">
            <text:p>TRUE</text:p>
          </table:table-cell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MAX([Sheet1.C420];[Sheet1.E420])" office:value-type="float" office:value="6">
            <text:p>6</text:p>
          </table:table-cell>
          <table:table-cell table:formula="of:=[Sheet1.G420]" office:value-type="float" office:value="6">
            <text:p>6</text:p>
          </table:table-cell>
          <table:table-cell table:formula="of:=OR([Sheet1.D420]=&quot;TRUE&quot;; [Sheet1.F420]=&quot;TRUE&quot;; [.C420]=[.D420])" office:value-type="boolean" office:boolean-value="true">
            <text:p>TRUE</text:p>
          </table:table-cell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MAX([Sheet1.C421];[Sheet1.E421])" office:value-type="float" office:value="5">
            <text:p>5</text:p>
          </table:table-cell>
          <table:table-cell table:formula="of:=[Sheet1.G421]" office:value-type="float" office:value="5">
            <text:p>5</text:p>
          </table:table-cell>
          <table:table-cell table:formula="of:=OR([Sheet1.D421]=&quot;TRUE&quot;; [Sheet1.F421]=&quot;TRUE&quot;; [.C421]=[.D421])" office:value-type="boolean" office:boolean-value="true">
            <text:p>TRUE</text:p>
          </table:table-cell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MAX([Sheet1.C422];[Sheet1.E422])" office:value-type="float" office:value="4">
            <text:p>4</text:p>
          </table:table-cell>
          <table:table-cell table:formula="of:=[Sheet1.G422]" office:value-type="float" office:value="4">
            <text:p>4</text:p>
          </table:table-cell>
          <table:table-cell table:formula="of:=OR([Sheet1.D422]=&quot;TRUE&quot;; [Sheet1.F422]=&quot;TRUE&quot;; [.C422]=[.D422])" office:value-type="boolean" office:boolean-value="true">
            <text:p>TRUE</text:p>
          </table:table-cell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office:value-type="string">
            <text:p>Inf</text:p>
          </table:table-cell>
          <table:table-cell table:formula="of:=[Sheet1.G423]" office:value-type="string" office:string-value="Inf">
            <text:p>Inf</text:p>
          </table:table-cell>
          <table:table-cell table:formula="of:=OR([Sheet1.D423]=&quot;TRUE&quot;; [Sheet1.F423]=&quot;TRUE&quot;; [.C423]=[.D423])" office:value-type="boolean" office:boolean-value="true">
            <text:p>TRUE</text:p>
          </table:table-cell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MAX([Sheet1.C424];[Sheet1.E424])" office:value-type="float" office:value="5">
            <text:p>5</text:p>
          </table:table-cell>
          <table:table-cell table:formula="of:=[Sheet1.G424]" office:value-type="float" office:value="5">
            <text:p>5</text:p>
          </table:table-cell>
          <table:table-cell table:formula="of:=OR([Sheet1.D424]=&quot;TRUE&quot;; [Sheet1.F424]=&quot;TRUE&quot;; [.C424]=[.D424])" office:value-type="boolean" office:boolean-value="true">
            <text:p>TRUE</text:p>
          </table:table-cell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MAX([Sheet1.C425];[Sheet1.E425])" office:value-type="float" office:value="7">
            <text:p>7</text:p>
          </table:table-cell>
          <table:table-cell table:formula="of:=[Sheet1.G425]" office:value-type="float" office:value="7">
            <text:p>7</text:p>
          </table:table-cell>
          <table:table-cell table:formula="of:=OR([Sheet1.D425]=&quot;TRUE&quot;; [Sheet1.F425]=&quot;TRUE&quot;; [.C425]=[.D425])" office:value-type="boolean" office:boolean-value="true">
            <text:p>TRUE</text:p>
          </table:table-cell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MAX([Sheet1.C426];[Sheet1.E426])" office:value-type="float" office:value="4">
            <text:p>4</text:p>
          </table:table-cell>
          <table:table-cell table:formula="of:=[Sheet1.G426]" office:value-type="float" office:value="4">
            <text:p>4</text:p>
          </table:table-cell>
          <table:table-cell table:formula="of:=OR([Sheet1.D426]=&quot;TRUE&quot;; [Sheet1.F426]=&quot;TRUE&quot;; [.C426]=[.D426])" office:value-type="boolean" office:boolean-value="true">
            <text:p>TRUE</text:p>
          </table:table-cell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MAX([Sheet1.C427];[Sheet1.E427])" office:value-type="float" office:value="10">
            <text:p>10</text:p>
          </table:table-cell>
          <table:table-cell table:formula="of:=[Sheet1.G427]" office:value-type="float" office:value="10">
            <text:p>10</text:p>
          </table:table-cell>
          <table:table-cell table:formula="of:=OR([Sheet1.D427]=&quot;TRUE&quot;; [Sheet1.F427]=&quot;TRUE&quot;; [.C427]=[.D427])" office:value-type="boolean" office:boolean-value="true">
            <text:p>TRUE</text:p>
          </table:table-cell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MAX([Sheet1.C428];[Sheet1.E428])" office:value-type="float" office:value="11">
            <text:p>11</text:p>
          </table:table-cell>
          <table:table-cell table:formula="of:=[Sheet1.G428]" office:value-type="float" office:value="11">
            <text:p>11</text:p>
          </table:table-cell>
          <table:table-cell table:formula="of:=OR([Sheet1.D428]=&quot;TRUE&quot;; [Sheet1.F428]=&quot;TRUE&quot;; [.C428]=[.D428])" office:value-type="boolean" office:boolean-value="true">
            <text:p>TRUE</text:p>
          </table:table-cell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MAX([Sheet1.C429];[Sheet1.E429])" office:value-type="float" office:value="10">
            <text:p>10</text:p>
          </table:table-cell>
          <table:table-cell table:formula="of:=[Sheet1.G429]" office:value-type="float" office:value="10">
            <text:p>10</text:p>
          </table:table-cell>
          <table:table-cell table:formula="of:=OR([Sheet1.D429]=&quot;TRUE&quot;; [Sheet1.F429]=&quot;TRUE&quot;; [.C429]=[.D429])" office:value-type="boolean" office:boolean-value="true">
            <text:p>TRUE</text:p>
          </table:table-cell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MAX([Sheet1.C430];[Sheet1.E430])" office:value-type="float" office:value="4">
            <text:p>4</text:p>
          </table:table-cell>
          <table:table-cell table:formula="of:=[Sheet1.G430]" office:value-type="float" office:value="4">
            <text:p>4</text:p>
          </table:table-cell>
          <table:table-cell table:formula="of:=OR([Sheet1.D430]=&quot;TRUE&quot;; [Sheet1.F430]=&quot;TRUE&quot;; [.C430]=[.D430])" office:value-type="boolean" office:boolean-value="true">
            <text:p>TRUE</text:p>
          </table:table-cell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MAX([Sheet1.C431];[Sheet1.E431])" office:value-type="float" office:value="6">
            <text:p>6</text:p>
          </table:table-cell>
          <table:table-cell table:formula="of:=[Sheet1.G431]" office:value-type="float" office:value="6">
            <text:p>6</text:p>
          </table:table-cell>
          <table:table-cell table:formula="of:=OR([Sheet1.D431]=&quot;TRUE&quot;; [Sheet1.F431]=&quot;TRUE&quot;; [.C431]=[.D431])" office:value-type="boolean" office:boolean-value="true">
            <text:p>TRUE</text:p>
          </table:table-cell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MAX([Sheet1.C432];[Sheet1.E432])" office:value-type="float" office:value="5">
            <text:p>5</text:p>
          </table:table-cell>
          <table:table-cell table:formula="of:=[Sheet1.G432]" office:value-type="float" office:value="5">
            <text:p>5</text:p>
          </table:table-cell>
          <table:table-cell table:formula="of:=OR([Sheet1.D432]=&quot;TRUE&quot;; [Sheet1.F432]=&quot;TRUE&quot;; [.C432]=[.D432])" office:value-type="boolean" office:boolean-value="true">
            <text:p>TRUE</text:p>
          </table:table-cell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MAX([Sheet1.C433];[Sheet1.E433])" office:value-type="float" office:value="7">
            <text:p>7</text:p>
          </table:table-cell>
          <table:table-cell table:formula="of:=[Sheet1.G433]" office:value-type="float" office:value="7">
            <text:p>7</text:p>
          </table:table-cell>
          <table:table-cell table:formula="of:=OR([Sheet1.D433]=&quot;TRUE&quot;; [Sheet1.F433]=&quot;TRUE&quot;; [.C433]=[.D433])" office:value-type="boolean" office:boolean-value="true">
            <text:p>TRUE</text:p>
          </table:table-cell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MAX([Sheet1.C434];[Sheet1.E434])" office:value-type="float" office:value="4">
            <text:p>4</text:p>
          </table:table-cell>
          <table:table-cell table:formula="of:=[Sheet1.G434]" office:value-type="float" office:value="4">
            <text:p>4</text:p>
          </table:table-cell>
          <table:table-cell table:formula="of:=OR([Sheet1.D434]=&quot;TRUE&quot;; [Sheet1.F434]=&quot;TRUE&quot;; [.C434]=[.D434])" office:value-type="boolean" office:boolean-value="true">
            <text:p>TRUE</text:p>
          </table:table-cell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MAX([Sheet1.C435];[Sheet1.E435])" office:value-type="float" office:value="8">
            <text:p>8</text:p>
          </table:table-cell>
          <table:table-cell table:formula="of:=[Sheet1.G435]" office:value-type="float" office:value="8">
            <text:p>8</text:p>
          </table:table-cell>
          <table:table-cell table:formula="of:=OR([Sheet1.D435]=&quot;TRUE&quot;; [Sheet1.F435]=&quot;TRUE&quot;; [.C435]=[.D435])" office:value-type="boolean" office:boolean-value="true">
            <text:p>TRUE</text:p>
          </table:table-cell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MAX([Sheet1.C436];[Sheet1.E436])" office:value-type="float" office:value="6">
            <text:p>6</text:p>
          </table:table-cell>
          <table:table-cell table:formula="of:=[Sheet1.G436]" office:value-type="float" office:value="6">
            <text:p>6</text:p>
          </table:table-cell>
          <table:table-cell table:formula="of:=OR([Sheet1.D436]=&quot;TRUE&quot;; [Sheet1.F436]=&quot;TRUE&quot;; [.C436]=[.D436])" office:value-type="boolean" office:boolean-value="true">
            <text:p>TRUE</text:p>
          </table:table-cell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MAX([Sheet1.C437];[Sheet1.E437])" office:value-type="float" office:value="12">
            <text:p>12</text:p>
          </table:table-cell>
          <table:table-cell table:formula="of:=[Sheet1.G437]" office:value-type="float" office:value="12">
            <text:p>12</text:p>
          </table:table-cell>
          <table:table-cell table:formula="of:=OR([Sheet1.D437]=&quot;TRUE&quot;; [Sheet1.F437]=&quot;TRUE&quot;; [.C437]=[.D437])" office:value-type="boolean" office:boolean-value="true">
            <text:p>TRUE</text:p>
          </table:table-cell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MAX([Sheet1.C438];[Sheet1.E438])" office:value-type="float" office:value="16">
            <text:p>16</text:p>
          </table:table-cell>
          <table:table-cell table:formula="of:=[Sheet1.G438]" office:value-type="float" office:value="16">
            <text:p>16</text:p>
          </table:table-cell>
          <table:table-cell table:formula="of:=OR([Sheet1.D438]=&quot;TRUE&quot;; [Sheet1.F438]=&quot;TRUE&quot;; [.C438]=[.D438])" office:value-type="boolean" office:boolean-value="true">
            <text:p>TRUE</text:p>
          </table:table-cell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MAX([Sheet1.C439];[Sheet1.E439])" office:value-type="float" office:value="15">
            <text:p>15</text:p>
          </table:table-cell>
          <table:table-cell table:formula="of:=[Sheet1.G439]" office:value-type="float" office:value="15">
            <text:p>15</text:p>
          </table:table-cell>
          <table:table-cell table:formula="of:=OR([Sheet1.D439]=&quot;TRUE&quot;; [Sheet1.F439]=&quot;TRUE&quot;; [.C439]=[.D439])" office:value-type="boolean" office:boolean-value="true">
            <text:p>TRUE</text:p>
          </table:table-cell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MAX([Sheet1.C440];[Sheet1.E440])" office:value-type="float" office:value="29">
            <text:p>29</text:p>
          </table:table-cell>
          <table:table-cell table:formula="of:=[Sheet1.G440]" office:value-type="float" office:value="29">
            <text:p>29</text:p>
          </table:table-cell>
          <table:table-cell table:formula="of:=OR([Sheet1.D440]=&quot;TRUE&quot;; [Sheet1.F440]=&quot;TRUE&quot;; [.C440]=[.D440])" office:value-type="boolean" office:boolean-value="true">
            <text:p>TRUE</text:p>
          </table:table-cell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MAX([Sheet1.C441];[Sheet1.E441])" office:value-type="float" office:value="46">
            <text:p>46</text:p>
          </table:table-cell>
          <table:table-cell table:formula="of:=[Sheet1.G441]" office:value-type="float" office:value="46">
            <text:p>46</text:p>
          </table:table-cell>
          <table:table-cell table:formula="of:=OR([Sheet1.D441]=&quot;TRUE&quot;; [Sheet1.F441]=&quot;TRUE&quot;; [.C441]=[.D441])" office:value-type="boolean" office:boolean-value="true">
            <text:p>TRUE</text:p>
          </table:table-cell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MAX([Sheet1.C442];[Sheet1.E442])" office:value-type="float" office:value="46">
            <text:p>46</text:p>
          </table:table-cell>
          <table:table-cell table:formula="of:=[Sheet1.G442]" office:value-type="float" office:value="46">
            <text:p>46</text:p>
          </table:table-cell>
          <table:table-cell table:formula="of:=OR([Sheet1.D442]=&quot;TRUE&quot;; [Sheet1.F442]=&quot;TRUE&quot;; [.C442]=[.D442])" office:value-type="boolean" office:boolean-value="true">
            <text:p>TRUE</text:p>
          </table:table-cell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MAX([Sheet1.C443];[Sheet1.E443])" office:value-type="float" office:value="66">
            <text:p>66</text:p>
          </table:table-cell>
          <table:table-cell table:formula="of:=[Sheet1.G443]" office:value-type="float" office:value="67">
            <text:p>67</text:p>
          </table:table-cell>
          <table:table-cell table:formula="of:=OR([Sheet1.D443]=&quot;TRUE&quot;; [Sheet1.F443]=&quot;TRUE&quot;; [.C443]=[.D443])" office:value-type="boolean" office:boolean-value="true">
            <text:p>TRUE</text:p>
          </table:table-cell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MAX([Sheet1.C444];[Sheet1.E444])" office:value-type="float" office:value="50">
            <text:p>50</text:p>
          </table:table-cell>
          <table:table-cell table:formula="of:=[Sheet1.G444]" office:value-type="float" office:value="50">
            <text:p>50</text:p>
          </table:table-cell>
          <table:table-cell table:formula="of:=OR([Sheet1.D444]=&quot;TRUE&quot;; [Sheet1.F444]=&quot;TRUE&quot;; [.C444]=[.D444])" office:value-type="boolean" office:boolean-value="true">
            <text:p>TRUE</text:p>
          </table:table-cell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MAX([Sheet1.C445];[Sheet1.E445])" office:value-type="float" office:value="58">
            <text:p>58</text:p>
          </table:table-cell>
          <table:table-cell table:formula="of:=[Sheet1.G445]" office:value-type="float" office:value="58">
            <text:p>58</text:p>
          </table:table-cell>
          <table:table-cell table:formula="of:=OR([Sheet1.D445]=&quot;TRUE&quot;; [Sheet1.F445]=&quot;TRUE&quot;; [.C445]=[.D445])" office:value-type="boolean" office:boolean-value="true">
            <text:p>TRUE</text:p>
          </table:table-cell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MAX([Sheet1.C446];[Sheet1.E446])" office:value-type="float" office:value="54">
            <text:p>54</text:p>
          </table:table-cell>
          <table:table-cell table:formula="of:=[Sheet1.G446]" office:value-type="float" office:value="56">
            <text:p>56</text:p>
          </table:table-cell>
          <table:table-cell table:formula="of:=OR([Sheet1.D446]=&quot;TRUE&quot;; [Sheet1.F446]=&quot;TRUE&quot;; [.C446]=[.D446])" office:value-type="boolean" office:boolean-value="true">
            <text:p>TRUE</text:p>
          </table:table-cell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MAX([Sheet1.C447];[Sheet1.E447])" office:value-type="float" office:value="80">
            <text:p>80</text:p>
          </table:table-cell>
          <table:table-cell table:formula="of:=[Sheet1.G447]" office:value-type="float" office:value="86">
            <text:p>86</text:p>
          </table:table-cell>
          <table:table-cell table:formula="of:=OR([Sheet1.D447]=&quot;TRUE&quot;; [Sheet1.F447]=&quot;TRUE&quot;; [.C447]=[.D447])" office:value-type="boolean" office:boolean-value="true">
            <text:p>TRUE</text:p>
          </table:table-cell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MAX([Sheet1.C448];[Sheet1.E448])" office:value-type="float" office:value="75">
            <text:p>75</text:p>
          </table:table-cell>
          <table:table-cell table:formula="of:=[Sheet1.G448]" office:value-type="float" office:value="76">
            <text:p>76</text:p>
          </table:table-cell>
          <table:table-cell table:formula="of:=OR([Sheet1.D448]=&quot;TRUE&quot;; [Sheet1.F448]=&quot;TRUE&quot;; [.C448]=[.D448])" office:value-type="boolean" office:boolean-value="true">
            <text:p>TRUE</text:p>
          </table:table-cell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MAX([Sheet1.C449];[Sheet1.E449])" office:value-type="float" office:value="76">
            <text:p>76</text:p>
          </table:table-cell>
          <table:table-cell table:formula="of:=[Sheet1.G449]" office:value-type="float" office:value="76">
            <text:p>76</text:p>
          </table:table-cell>
          <table:table-cell table:formula="of:=OR([Sheet1.D449]=&quot;TRUE&quot;; [Sheet1.F449]=&quot;TRUE&quot;; [.C449]=[.D449])" office:value-type="boolean" office:boolean-value="true">
            <text:p>TRUE</text:p>
          </table:table-cell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MAX([Sheet1.C450];[Sheet1.E450])" office:value-type="float" office:value="78">
            <text:p>78</text:p>
          </table:table-cell>
          <table:table-cell table:formula="of:=[Sheet1.G450]" office:value-type="float" office:value="78">
            <text:p>78</text:p>
          </table:table-cell>
          <table:table-cell table:formula="of:=OR([Sheet1.D450]=&quot;TRUE&quot;; [Sheet1.F450]=&quot;TRUE&quot;; [.C450]=[.D450])" office:value-type="boolean" office:boolean-value="true">
            <text:p>TRUE</text:p>
          </table:table-cell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MAX([Sheet1.C451];[Sheet1.E451])" office:value-type="float" office:value="89">
            <text:p>89</text:p>
          </table:table-cell>
          <table:table-cell table:formula="of:=[Sheet1.G451]" office:value-type="float" office:value="91">
            <text:p>91</text:p>
          </table:table-cell>
          <table:table-cell table:formula="of:=OR([Sheet1.D451]=&quot;TRUE&quot;; [Sheet1.F451]=&quot;TRUE&quot;; [.C451]=[.D451])" office:value-type="boolean" office:boolean-value="true">
            <text:p>TRUE</text:p>
          </table:table-cell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MAX([Sheet1.C452];[Sheet1.E452])" office:value-type="float" office:value="97">
            <text:p>97</text:p>
          </table:table-cell>
          <table:table-cell table:formula="of:=[Sheet1.G452]" office:value-type="float" office:value="98">
            <text:p>98</text:p>
          </table:table-cell>
          <table:table-cell table:formula="of:=OR([Sheet1.D452]=&quot;TRUE&quot;; [Sheet1.F452]=&quot;TRUE&quot;; [.C452]=[.D452])" office:value-type="boolean" office:boolean-value="true">
            <text:p>TRUE</text:p>
          </table:table-cell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MAX([Sheet1.C453];[Sheet1.E453])" office:value-type="float" office:value="98">
            <text:p>98</text:p>
          </table:table-cell>
          <table:table-cell table:formula="of:=[Sheet1.G453]" office:value-type="float" office:value="98">
            <text:p>98</text:p>
          </table:table-cell>
          <table:table-cell table:formula="of:=OR([Sheet1.D453]=&quot;TRUE&quot;; [Sheet1.F453]=&quot;TRUE&quot;; [.C453]=[.D453])" office:value-type="boolean" office:boolean-value="true">
            <text:p>TRUE</text:p>
          </table:table-cell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MAX([Sheet1.C454];[Sheet1.E454])" office:value-type="float" office:value="106">
            <text:p>106</text:p>
          </table:table-cell>
          <table:table-cell table:formula="of:=[Sheet1.G454]" office:value-type="float" office:value="111">
            <text:p>111</text:p>
          </table:table-cell>
          <table:table-cell table:formula="of:=OR([Sheet1.D454]=&quot;TRUE&quot;; [Sheet1.F454]=&quot;TRUE&quot;; [.C454]=[.D454])" office:value-type="boolean" office:boolean-value="true">
            <text:p>TRUE</text:p>
          </table:table-cell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MAX([Sheet1.C455];[Sheet1.E455])" office:value-type="float" office:value="102">
            <text:p>102</text:p>
          </table:table-cell>
          <table:table-cell table:formula="of:=[Sheet1.G455]" office:value-type="float" office:value="103">
            <text:p>103</text:p>
          </table:table-cell>
          <table:table-cell table:formula="of:=OR([Sheet1.D455]=&quot;TRUE&quot;; [Sheet1.F455]=&quot;TRUE&quot;; [.C455]=[.D455])" office:value-type="boolean" office:boolean-value="true">
            <text:p>TRUE</text:p>
          </table:table-cell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MAX([Sheet1.C456];[Sheet1.E456])" office:value-type="float" office:value="106">
            <text:p>106</text:p>
          </table:table-cell>
          <table:table-cell table:formula="of:=[Sheet1.G456]" office:value-type="float" office:value="107">
            <text:p>107</text:p>
          </table:table-cell>
          <table:table-cell table:formula="of:=OR([Sheet1.D456]=&quot;TRUE&quot;; [Sheet1.F456]=&quot;TRUE&quot;; [.C456]=[.D456])" office:value-type="boolean" office:boolean-value="true">
            <text:p>TRUE</text:p>
          </table:table-cell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MAX([Sheet1.C457];[Sheet1.E457])" office:value-type="float" office:value="106">
            <text:p>106</text:p>
          </table:table-cell>
          <table:table-cell table:formula="of:=[Sheet1.G457]" office:value-type="float" office:value="111">
            <text:p>111</text:p>
          </table:table-cell>
          <table:table-cell table:formula="of:=OR([Sheet1.D457]=&quot;TRUE&quot;; [Sheet1.F457]=&quot;TRUE&quot;; [.C457]=[.D457])" office:value-type="boolean" office:boolean-value="true">
            <text:p>TRUE</text:p>
          </table:table-cell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MAX([Sheet1.C458];[Sheet1.E458])" office:value-type="float" office:value="112">
            <text:p>112</text:p>
          </table:table-cell>
          <table:table-cell table:formula="of:=[Sheet1.G458]" office:value-type="float" office:value="116">
            <text:p>116</text:p>
          </table:table-cell>
          <table:table-cell table:formula="of:=OR([Sheet1.D458]=&quot;TRUE&quot;; [Sheet1.F458]=&quot;TRUE&quot;; [.C458]=[.D458])" office:value-type="boolean" office:boolean-value="true">
            <text:p>TRUE</text:p>
          </table:table-cell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MAX([Sheet1.C459];[Sheet1.E459])" office:value-type="float" office:value="117">
            <text:p>117</text:p>
          </table:table-cell>
          <table:table-cell table:formula="of:=[Sheet1.G459]" office:value-type="float" office:value="121">
            <text:p>121</text:p>
          </table:table-cell>
          <table:table-cell table:formula="of:=OR([Sheet1.D459]=&quot;TRUE&quot;; [Sheet1.F459]=&quot;TRUE&quot;; [.C459]=[.D459])" office:value-type="boolean" office:boolean-value="true">
            <text:p>TRUE</text:p>
          </table:table-cell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MAX([Sheet1.C460];[Sheet1.E460])" office:value-type="float" office:value="127">
            <text:p>127</text:p>
          </table:table-cell>
          <table:table-cell table:formula="of:=[Sheet1.G460]" office:value-type="float" office:value="133">
            <text:p>133</text:p>
          </table:table-cell>
          <table:table-cell table:formula="of:=OR([Sheet1.D460]=&quot;TRUE&quot;; [Sheet1.F460]=&quot;TRUE&quot;; [.C460]=[.D460])" office:value-type="boolean" office:boolean-value="true">
            <text:p>TRUE</text:p>
          </table:table-cell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MAX([Sheet1.C461];[Sheet1.E461])" office:value-type="float" office:value="129">
            <text:p>129</text:p>
          </table:table-cell>
          <table:table-cell table:formula="of:=[Sheet1.G461]" office:value-type="float" office:value="132">
            <text:p>132</text:p>
          </table:table-cell>
          <table:table-cell table:formula="of:=OR([Sheet1.D461]=&quot;TRUE&quot;; [Sheet1.F461]=&quot;TRUE&quot;; [.C461]=[.D461])" office:value-type="boolean" office:boolean-value="true">
            <text:p>TRUE</text:p>
          </table:table-cell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MAX([Sheet1.C462];[Sheet1.E462])" office:value-type="float" office:value="127">
            <text:p>127</text:p>
          </table:table-cell>
          <table:table-cell table:formula="of:=[Sheet1.G462]" office:value-type="float" office:value="130">
            <text:p>130</text:p>
          </table:table-cell>
          <table:table-cell table:formula="of:=OR([Sheet1.D462]=&quot;TRUE&quot;; [Sheet1.F462]=&quot;TRUE&quot;; [.C462]=[.D462])" office:value-type="boolean" office:boolean-value="true">
            <text:p>TRUE</text:p>
          </table:table-cell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MAX([Sheet1.C463];[Sheet1.E463])" office:value-type="float" office:value="127">
            <text:p>127</text:p>
          </table:table-cell>
          <table:table-cell table:formula="of:=[Sheet1.G463]" office:value-type="float" office:value="128">
            <text:p>128</text:p>
          </table:table-cell>
          <table:table-cell table:formula="of:=OR([Sheet1.D463]=&quot;TRUE&quot;; [Sheet1.F463]=&quot;TRUE&quot;; [.C463]=[.D463])" office:value-type="boolean" office:boolean-value="true">
            <text:p>TRUE</text:p>
          </table:table-cell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MAX([Sheet1.C464];[Sheet1.E464])" office:value-type="float" office:value="140">
            <text:p>140</text:p>
          </table:table-cell>
          <table:table-cell table:formula="of:=[Sheet1.G464]" office:value-type="float" office:value="144">
            <text:p>144</text:p>
          </table:table-cell>
          <table:table-cell table:formula="of:=OR([Sheet1.D464]=&quot;TRUE&quot;; [Sheet1.F464]=&quot;TRUE&quot;; [.C464]=[.D464])" office:value-type="boolean" office:boolean-value="false">
            <text:p>FALSE</text:p>
          </table:table-cell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MAX([Sheet1.C465];[Sheet1.E465])" office:value-type="float" office:value="131">
            <text:p>131</text:p>
          </table:table-cell>
          <table:table-cell table:formula="of:=[Sheet1.G465]" office:value-type="float" office:value="138">
            <text:p>138</text:p>
          </table:table-cell>
          <table:table-cell table:formula="of:=OR([Sheet1.D465]=&quot;TRUE&quot;; [Sheet1.F465]=&quot;TRUE&quot;; [.C465]=[.D465])" office:value-type="boolean" office:boolean-value="true">
            <text:p>TRUE</text:p>
          </table:table-cell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MAX([Sheet1.C466];[Sheet1.E466])" office:value-type="float" office:value="5">
            <text:p>5</text:p>
          </table:table-cell>
          <table:table-cell table:formula="of:=[Sheet1.G466]" office:value-type="float" office:value="5">
            <text:p>5</text:p>
          </table:table-cell>
          <table:table-cell table:formula="of:=OR([Sheet1.D466]=&quot;TRUE&quot;; [Sheet1.F466]=&quot;TRUE&quot;; [.C466]=[.D466])" office:value-type="boolean" office:boolean-value="true">
            <text:p>TRUE</text:p>
          </table:table-cell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MAX([Sheet1.C467];[Sheet1.E467])" office:value-type="float" office:value="7">
            <text:p>7</text:p>
          </table:table-cell>
          <table:table-cell table:formula="of:=[Sheet1.G467]" office:value-type="float" office:value="7">
            <text:p>7</text:p>
          </table:table-cell>
          <table:table-cell table:formula="of:=OR([Sheet1.D467]=&quot;TRUE&quot;; [Sheet1.F467]=&quot;TRUE&quot;; [.C467]=[.D467])" office:value-type="boolean" office:boolean-value="true">
            <text:p>TRUE</text:p>
          </table:table-cell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MAX([Sheet1.C468];[Sheet1.E468])" office:value-type="float" office:value="7">
            <text:p>7</text:p>
          </table:table-cell>
          <table:table-cell table:formula="of:=[Sheet1.G468]" office:value-type="float" office:value="7">
            <text:p>7</text:p>
          </table:table-cell>
          <table:table-cell table:formula="of:=OR([Sheet1.D468]=&quot;TRUE&quot;; [Sheet1.F468]=&quot;TRUE&quot;; [.C468]=[.D468])" office:value-type="boolean" office:boolean-value="true">
            <text:p>TRUE</text:p>
          </table:table-cell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MAX([Sheet1.C469];[Sheet1.E469])" office:value-type="float" office:value="7">
            <text:p>7</text:p>
          </table:table-cell>
          <table:table-cell table:formula="of:=[Sheet1.G469]" office:value-type="float" office:value="7">
            <text:p>7</text:p>
          </table:table-cell>
          <table:table-cell table:formula="of:=OR([Sheet1.D469]=&quot;TRUE&quot;; [Sheet1.F469]=&quot;TRUE&quot;; [.C469]=[.D469])" office:value-type="boolean" office:boolean-value="true">
            <text:p>TRUE</text:p>
          </table:table-cell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MAX([Sheet1.C470];[Sheet1.E470])" office:value-type="float" office:value="7">
            <text:p>7</text:p>
          </table:table-cell>
          <table:table-cell table:formula="of:=[Sheet1.G470]" office:value-type="float" office:value="7">
            <text:p>7</text:p>
          </table:table-cell>
          <table:table-cell table:formula="of:=OR([Sheet1.D470]=&quot;TRUE&quot;; [Sheet1.F470]=&quot;TRUE&quot;; [.C470]=[.D470])" office:value-type="boolean" office:boolean-value="true">
            <text:p>TRUE</text:p>
          </table:table-cell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MAX([Sheet1.C471];[Sheet1.E471])" office:value-type="float" office:value="9">
            <text:p>9</text:p>
          </table:table-cell>
          <table:table-cell table:formula="of:=[Sheet1.G471]" office:value-type="float" office:value="9">
            <text:p>9</text:p>
          </table:table-cell>
          <table:table-cell table:formula="of:=OR([Sheet1.D471]=&quot;TRUE&quot;; [Sheet1.F471]=&quot;TRUE&quot;; [.C471]=[.D471])" office:value-type="boolean" office:boolean-value="true">
            <text:p>TRUE</text:p>
          </table:table-cell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MAX([Sheet1.C472];[Sheet1.E472])" office:value-type="float" office:value="8">
            <text:p>8</text:p>
          </table:table-cell>
          <table:table-cell table:formula="of:=[Sheet1.G472]" office:value-type="float" office:value="8">
            <text:p>8</text:p>
          </table:table-cell>
          <table:table-cell table:formula="of:=OR([Sheet1.D472]=&quot;TRUE&quot;; [Sheet1.F472]=&quot;TRUE&quot;; [.C472]=[.D472])" office:value-type="boolean" office:boolean-value="true">
            <text:p>TRUE</text:p>
          </table:table-cell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MAX([Sheet1.C473];[Sheet1.E473])" office:value-type="float" office:value="10">
            <text:p>10</text:p>
          </table:table-cell>
          <table:table-cell table:formula="of:=[Sheet1.G473]" office:value-type="float" office:value="10">
            <text:p>10</text:p>
          </table:table-cell>
          <table:table-cell table:formula="of:=OR([Sheet1.D473]=&quot;TRUE&quot;; [Sheet1.F473]=&quot;TRUE&quot;; [.C473]=[.D473])" office:value-type="boolean" office:boolean-value="true">
            <text:p>TRUE</text:p>
          </table:table-cell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MAX([Sheet1.C474];[Sheet1.E474])" office:value-type="float" office:value="13">
            <text:p>13</text:p>
          </table:table-cell>
          <table:table-cell table:formula="of:=[Sheet1.G474]" office:value-type="float" office:value="13">
            <text:p>13</text:p>
          </table:table-cell>
          <table:table-cell table:formula="of:=OR([Sheet1.D474]=&quot;TRUE&quot;; [Sheet1.F474]=&quot;TRUE&quot;; [.C474]=[.D474])" office:value-type="boolean" office:boolean-value="true">
            <text:p>TRUE</text:p>
          </table:table-cell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MAX([Sheet1.C475];[Sheet1.E475])" office:value-type="float" office:value="17">
            <text:p>17</text:p>
          </table:table-cell>
          <table:table-cell table:formula="of:=[Sheet1.G475]" office:value-type="float" office:value="20">
            <text:p>20</text:p>
          </table:table-cell>
          <table:table-cell table:formula="of:=OR([Sheet1.D475]=&quot;TRUE&quot;; [Sheet1.F475]=&quot;TRUE&quot;; [.C475]=[.D475])" office:value-type="boolean" office:boolean-value="true">
            <text:p>TRUE</text:p>
          </table:table-cell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MAX([Sheet1.C476];[Sheet1.E476])" office:value-type="float" office:value="11">
            <text:p>11</text:p>
          </table:table-cell>
          <table:table-cell table:formula="of:=[Sheet1.G476]" office:value-type="float" office:value="11">
            <text:p>11</text:p>
          </table:table-cell>
          <table:table-cell table:formula="of:=OR([Sheet1.D476]=&quot;TRUE&quot;; [Sheet1.F476]=&quot;TRUE&quot;; [.C476]=[.D476])" office:value-type="boolean" office:boolean-value="true">
            <text:p>TRUE</text:p>
          </table:table-cell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MAX([Sheet1.C477];[Sheet1.E477])" office:value-type="float" office:value="13">
            <text:p>13</text:p>
          </table:table-cell>
          <table:table-cell table:formula="of:=[Sheet1.G477]" office:value-type="float" office:value="13">
            <text:p>13</text:p>
          </table:table-cell>
          <table:table-cell table:formula="of:=OR([Sheet1.D477]=&quot;TRUE&quot;; [Sheet1.F477]=&quot;TRUE&quot;; [.C477]=[.D477])" office:value-type="boolean" office:boolean-value="true">
            <text:p>TRUE</text:p>
          </table:table-cell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MAX([Sheet1.C478];[Sheet1.E478])" office:value-type="float" office:value="12">
            <text:p>12</text:p>
          </table:table-cell>
          <table:table-cell table:formula="of:=[Sheet1.G478]" office:value-type="float" office:value="12">
            <text:p>12</text:p>
          </table:table-cell>
          <table:table-cell table:formula="of:=OR([Sheet1.D478]=&quot;TRUE&quot;; [Sheet1.F478]=&quot;TRUE&quot;; [.C478]=[.D478])" office:value-type="boolean" office:boolean-value="true">
            <text:p>TRUE</text:p>
          </table:table-cell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MAX([Sheet1.C479];[Sheet1.E479])" office:value-type="float" office:value="18">
            <text:p>18</text:p>
          </table:table-cell>
          <table:table-cell table:formula="of:=[Sheet1.G479]" office:value-type="float" office:value="18">
            <text:p>18</text:p>
          </table:table-cell>
          <table:table-cell table:formula="of:=OR([Sheet1.D479]=&quot;TRUE&quot;; [Sheet1.F479]=&quot;TRUE&quot;; [.C479]=[.D479])" office:value-type="boolean" office:boolean-value="true">
            <text:p>TRUE</text:p>
          </table:table-cell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MAX([Sheet1.C480];[Sheet1.E480])" office:value-type="float" office:value="14">
            <text:p>14</text:p>
          </table:table-cell>
          <table:table-cell table:formula="of:=[Sheet1.G480]" office:value-type="float" office:value="14">
            <text:p>14</text:p>
          </table:table-cell>
          <table:table-cell table:formula="of:=OR([Sheet1.D480]=&quot;TRUE&quot;; [Sheet1.F480]=&quot;TRUE&quot;; [.C480]=[.D480])" office:value-type="boolean" office:boolean-value="true">
            <text:p>TRUE</text:p>
          </table:table-cell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MAX([Sheet1.C481];[Sheet1.E481])" office:value-type="float" office:value="19">
            <text:p>19</text:p>
          </table:table-cell>
          <table:table-cell table:formula="of:=[Sheet1.G481]" office:value-type="float" office:value="19">
            <text:p>19</text:p>
          </table:table-cell>
          <table:table-cell table:formula="of:=OR([Sheet1.D481]=&quot;TRUE&quot;; [Sheet1.F481]=&quot;TRUE&quot;; [.C481]=[.D481])" office:value-type="boolean" office:boolean-value="true">
            <text:p>TRUE</text:p>
          </table:table-cell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MAX([Sheet1.C482];[Sheet1.E482])" office:value-type="float" office:value="12">
            <text:p>12</text:p>
          </table:table-cell>
          <table:table-cell table:formula="of:=[Sheet1.G482]" office:value-type="float" office:value="12">
            <text:p>12</text:p>
          </table:table-cell>
          <table:table-cell table:formula="of:=OR([Sheet1.D482]=&quot;TRUE&quot;; [Sheet1.F482]=&quot;TRUE&quot;; [.C482]=[.D482])" office:value-type="boolean" office:boolean-value="true">
            <text:p>TRUE</text:p>
          </table:table-cell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MAX([Sheet1.C483];[Sheet1.E483])" office:value-type="float" office:value="16">
            <text:p>16</text:p>
          </table:table-cell>
          <table:table-cell table:formula="of:=[Sheet1.G483]" office:value-type="float" office:value="19">
            <text:p>19</text:p>
          </table:table-cell>
          <table:table-cell table:formula="of:=OR([Sheet1.D483]=&quot;TRUE&quot;; [Sheet1.F483]=&quot;TRUE&quot;; [.C483]=[.D483])" office:value-type="boolean" office:boolean-value="false">
            <text:p>FALSE</text:p>
          </table:table-cell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MAX([Sheet1.C484];[Sheet1.E484])" office:value-type="float" office:value="16">
            <text:p>16</text:p>
          </table:table-cell>
          <table:table-cell table:formula="of:=[Sheet1.G484]" office:value-type="float" office:value="21">
            <text:p>21</text:p>
          </table:table-cell>
          <table:table-cell table:formula="of:=OR([Sheet1.D484]=&quot;TRUE&quot;; [Sheet1.F484]=&quot;TRUE&quot;; [.C484]=[.D484])" office:value-type="boolean" office:boolean-value="false">
            <text:p>FALSE</text:p>
          </table:table-cell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MAX([Sheet1.C485];[Sheet1.E485])" office:value-type="float" office:value="18">
            <text:p>18</text:p>
          </table:table-cell>
          <table:table-cell table:formula="of:=[Sheet1.G485]" office:value-type="float" office:value="26">
            <text:p>26</text:p>
          </table:table-cell>
          <table:table-cell table:formula="of:=OR([Sheet1.D485]=&quot;TRUE&quot;; [Sheet1.F485]=&quot;TRUE&quot;; [.C485]=[.D485])" office:value-type="boolean" office:boolean-value="false">
            <text:p>FALSE</text:p>
          </table:table-cell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MAX([Sheet1.C486];[Sheet1.E486])" office:value-type="float" office:value="9">
            <text:p>9</text:p>
          </table:table-cell>
          <table:table-cell table:formula="of:=[Sheet1.G486]" office:value-type="float" office:value="9">
            <text:p>9</text:p>
          </table:table-cell>
          <table:table-cell table:formula="of:=OR([Sheet1.D486]=&quot;TRUE&quot;; [Sheet1.F486]=&quot;TRUE&quot;; [.C486]=[.D486])" office:value-type="boolean" office:boolean-value="true">
            <text:p>TRUE</text:p>
          </table:table-cell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MAX([Sheet1.C487];[Sheet1.E487])" office:value-type="float" office:value="19">
            <text:p>19</text:p>
          </table:table-cell>
          <table:table-cell table:formula="of:=[Sheet1.G487]" office:value-type="float" office:value="19">
            <text:p>19</text:p>
          </table:table-cell>
          <table:table-cell table:formula="of:=OR([Sheet1.D487]=&quot;TRUE&quot;; [Sheet1.F487]=&quot;TRUE&quot;; [.C487]=[.D487])" office:value-type="boolean" office:boolean-value="true">
            <text:p>TRUE</text:p>
          </table:table-cell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MAX([Sheet1.C488];[Sheet1.E488])" office:value-type="float" office:value="14">
            <text:p>14</text:p>
          </table:table-cell>
          <table:table-cell table:formula="of:=[Sheet1.G488]" office:value-type="float" office:value="14">
            <text:p>14</text:p>
          </table:table-cell>
          <table:table-cell table:formula="of:=OR([Sheet1.D488]=&quot;TRUE&quot;; [Sheet1.F488]=&quot;TRUE&quot;; [.C488]=[.D488])" office:value-type="boolean" office:boolean-value="true">
            <text:p>TRUE</text:p>
          </table:table-cell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MAX([Sheet1.C489];[Sheet1.E489])" office:value-type="float" office:value="18">
            <text:p>18</text:p>
          </table:table-cell>
          <table:table-cell table:formula="of:=[Sheet1.G489]" office:value-type="float" office:value="18">
            <text:p>18</text:p>
          </table:table-cell>
          <table:table-cell table:formula="of:=OR([Sheet1.D489]=&quot;TRUE&quot;; [Sheet1.F489]=&quot;TRUE&quot;; [.C489]=[.D489])" office:value-type="boolean" office:boolean-value="true">
            <text:p>TRUE</text:p>
          </table:table-cell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MAX([Sheet1.C490];[Sheet1.E490])" office:value-type="float" office:value="17">
            <text:p>17</text:p>
          </table:table-cell>
          <table:table-cell table:formula="of:=[Sheet1.G490]" office:value-type="float" office:value="20">
            <text:p>20</text:p>
          </table:table-cell>
          <table:table-cell table:formula="of:=OR([Sheet1.D490]=&quot;TRUE&quot;; [Sheet1.F490]=&quot;TRUE&quot;; [.C490]=[.D490])" office:value-type="boolean" office:boolean-value="false">
            <text:p>FALSE</text:p>
          </table:table-cell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MAX([Sheet1.C491];[Sheet1.E491])" office:value-type="float" office:value="21">
            <text:p>21</text:p>
          </table:table-cell>
          <table:table-cell table:formula="of:=[Sheet1.G491]" office:value-type="float" office:value="31">
            <text:p>31</text:p>
          </table:table-cell>
          <table:table-cell table:formula="of:=OR([Sheet1.D491]=&quot;TRUE&quot;; [Sheet1.F491]=&quot;TRUE&quot;; [.C491]=[.D491])" office:value-type="boolean" office:boolean-value="false">
            <text:p>FALSE</text:p>
          </table:table-cell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MAX([Sheet1.C492];[Sheet1.E492])" office:value-type="float" office:value="16">
            <text:p>16</text:p>
          </table:table-cell>
          <table:table-cell table:formula="of:=[Sheet1.G492]" office:value-type="float" office:value="22">
            <text:p>22</text:p>
          </table:table-cell>
          <table:table-cell table:formula="of:=OR([Sheet1.D492]=&quot;TRUE&quot;; [Sheet1.F492]=&quot;TRUE&quot;; [.C492]=[.D492])" office:value-type="boolean" office:boolean-value="false">
            <text:p>FALSE</text:p>
          </table:table-cell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MAX([Sheet1.C493];[Sheet1.E493])" office:value-type="float" office:value="21">
            <text:p>21</text:p>
          </table:table-cell>
          <table:table-cell table:formula="of:=[Sheet1.G493]" office:value-type="float" office:value="36">
            <text:p>36</text:p>
          </table:table-cell>
          <table:table-cell table:formula="of:=OR([Sheet1.D493]=&quot;TRUE&quot;; [Sheet1.F493]=&quot;TRUE&quot;; [.C493]=[.D493])" office:value-type="boolean" office:boolean-value="false">
            <text:p>FALSE</text:p>
          </table:table-cell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MAX([Sheet1.C494];[Sheet1.E494])" office:value-type="float" office:value="17">
            <text:p>17</text:p>
          </table:table-cell>
          <table:table-cell table:formula="of:=[Sheet1.G494]" office:value-type="float" office:value="23">
            <text:p>23</text:p>
          </table:table-cell>
          <table:table-cell table:formula="of:=OR([Sheet1.D494]=&quot;TRUE&quot;; [Sheet1.F494]=&quot;TRUE&quot;; [.C494]=[.D494])" office:value-type="boolean" office:boolean-value="false">
            <text:p>FALSE</text:p>
          </table:table-cell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MAX([Sheet1.C495];[Sheet1.E495])" office:value-type="float" office:value="25">
            <text:p>25</text:p>
          </table:table-cell>
          <table:table-cell table:formula="of:=[Sheet1.G495]" office:value-type="float" office:value="36">
            <text:p>36</text:p>
          </table:table-cell>
          <table:table-cell table:formula="of:=OR([Sheet1.D495]=&quot;TRUE&quot;; [Sheet1.F495]=&quot;TRUE&quot;; [.C495]=[.D495])" office:value-type="boolean" office:boolean-value="false">
            <text:p>FALSE</text:p>
          </table:table-cell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MAX([Sheet1.C496];[Sheet1.E496])" office:value-type="float" office:value="14">
            <text:p>14</text:p>
          </table:table-cell>
          <table:table-cell table:formula="of:=[Sheet1.G496]" office:value-type="float" office:value="18">
            <text:p>18</text:p>
          </table:table-cell>
          <table:table-cell table:formula="of:=OR([Sheet1.D496]=&quot;TRUE&quot;; [Sheet1.F496]=&quot;TRUE&quot;; [.C496]=[.D496])" office:value-type="boolean" office:boolean-value="false">
            <text:p>FALSE</text:p>
          </table:table-cell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MAX([Sheet1.C497];[Sheet1.E497])" office:value-type="float" office:value="16">
            <text:p>16</text:p>
          </table:table-cell>
          <table:table-cell table:formula="of:=[Sheet1.G497]" office:value-type="float" office:value="21">
            <text:p>21</text:p>
          </table:table-cell>
          <table:table-cell table:formula="of:=OR([Sheet1.D497]=&quot;TRUE&quot;; [Sheet1.F497]=&quot;TRUE&quot;; [.C497]=[.D497])" office:value-type="boolean" office:boolean-value="false">
            <text:p>FALSE</text:p>
          </table:table-cell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MAX([Sheet1.C498];[Sheet1.E498])" office:value-type="float" office:value="16">
            <text:p>16</text:p>
          </table:table-cell>
          <table:table-cell table:formula="of:=[Sheet1.G498]" office:value-type="float" office:value="18">
            <text:p>18</text:p>
          </table:table-cell>
          <table:table-cell table:formula="of:=OR([Sheet1.D498]=&quot;TRUE&quot;; [Sheet1.F498]=&quot;TRUE&quot;; [.C498]=[.D498])" office:value-type="boolean" office:boolean-value="false">
            <text:p>FALSE</text:p>
          </table:table-cell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MAX([Sheet1.C499];[Sheet1.E499])" office:value-type="float" office:value="18">
            <text:p>18</text:p>
          </table:table-cell>
          <table:table-cell table:formula="of:=[Sheet1.G499]" office:value-type="float" office:value="30">
            <text:p>30</text:p>
          </table:table-cell>
          <table:table-cell table:formula="of:=OR([Sheet1.D499]=&quot;TRUE&quot;; [Sheet1.F499]=&quot;TRUE&quot;; [.C499]=[.D499])" office:value-type="boolean" office:boolean-value="false">
            <text:p>FALSE</text:p>
          </table:table-cell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MAX([Sheet1.C500];[Sheet1.E500])" office:value-type="float" office:value="12">
            <text:p>12</text:p>
          </table:table-cell>
          <table:table-cell table:formula="of:=[Sheet1.G500]" office:value-type="float" office:value="17">
            <text:p>17</text:p>
          </table:table-cell>
          <table:table-cell table:formula="of:=OR([Sheet1.D500]=&quot;TRUE&quot;; [Sheet1.F500]=&quot;TRUE&quot;; [.C500]=[.D500])" office:value-type="boolean" office:boolean-value="false">
            <text:p>FALSE</text:p>
          </table:table-cell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MAX([Sheet1.C501];[Sheet1.E501])" office:value-type="float" office:value="15">
            <text:p>15</text:p>
          </table:table-cell>
          <table:table-cell table:formula="of:=[Sheet1.G501]" office:value-type="float" office:value="19">
            <text:p>19</text:p>
          </table:table-cell>
          <table:table-cell table:formula="of:=OR([Sheet1.D501]=&quot;TRUE&quot;; [Sheet1.F501]=&quot;TRUE&quot;; [.C501]=[.D501])" office:value-type="boolean" office:boolean-value="false">
            <text:p>FALSE</text:p>
          </table:table-cell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MAX([Sheet1.C502];[Sheet1.E502])" office:value-type="float" office:value="14">
            <text:p>14</text:p>
          </table:table-cell>
          <table:table-cell table:formula="of:=[Sheet1.G502]" office:value-type="float" office:value="14">
            <text:p>14</text:p>
          </table:table-cell>
          <table:table-cell table:formula="of:=OR([Sheet1.D502]=&quot;TRUE&quot;; [Sheet1.F502]=&quot;TRUE&quot;; [.C502]=[.D502])" office:value-type="boolean" office:boolean-value="true">
            <text:p>TRUE</text:p>
          </table:table-cell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MAX([Sheet1.C503];[Sheet1.E503])" office:value-type="float" office:value="14">
            <text:p>14</text:p>
          </table:table-cell>
          <table:table-cell table:formula="of:=[Sheet1.G503]" office:value-type="float" office:value="23">
            <text:p>23</text:p>
          </table:table-cell>
          <table:table-cell table:formula="of:=OR([Sheet1.D503]=&quot;TRUE&quot;; [Sheet1.F503]=&quot;TRUE&quot;; [.C503]=[.D503])" office:value-type="boolean" office:boolean-value="false">
            <text:p>FALSE</text:p>
          </table:table-cell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MAX([Sheet1.C504];[Sheet1.E504])" office:value-type="float" office:value="16">
            <text:p>16</text:p>
          </table:table-cell>
          <table:table-cell table:formula="of:=[Sheet1.G504]" office:value-type="float" office:value="24">
            <text:p>24</text:p>
          </table:table-cell>
          <table:table-cell table:formula="of:=OR([Sheet1.D504]=&quot;TRUE&quot;; [Sheet1.F504]=&quot;TRUE&quot;; [.C504]=[.D504])" office:value-type="boolean" office:boolean-value="false">
            <text:p>FALSE</text:p>
          </table:table-cell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MAX([Sheet1.C505];[Sheet1.E505])" office:value-type="float" office:value="15">
            <text:p>15</text:p>
          </table:table-cell>
          <table:table-cell table:formula="of:=[Sheet1.G505]" office:value-type="float" office:value="28">
            <text:p>28</text:p>
          </table:table-cell>
          <table:table-cell table:formula="of:=OR([Sheet1.D505]=&quot;TRUE&quot;; [Sheet1.F505]=&quot;TRUE&quot;; [.C505]=[.D505])" office:value-type="boolean" office:boolean-value="false">
            <text:p>FALSE</text:p>
          </table:table-cell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MAX([Sheet1.C506];[Sheet1.E506])" office:value-type="float" office:value="8">
            <text:p>8</text:p>
          </table:table-cell>
          <table:table-cell table:formula="of:=[Sheet1.G506]" office:value-type="float" office:value="8">
            <text:p>8</text:p>
          </table:table-cell>
          <table:table-cell table:formula="of:=OR([Sheet1.D506]=&quot;TRUE&quot;; [Sheet1.F506]=&quot;TRUE&quot;; [.C506]=[.D506])" office:value-type="boolean" office:boolean-value="true">
            <text:p>TRUE</text:p>
          </table:table-cell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MAX([Sheet1.C507];[Sheet1.E507])" office:value-type="float" office:value="16">
            <text:p>16</text:p>
          </table:table-cell>
          <table:table-cell table:formula="of:=[Sheet1.G507]" office:value-type="float" office:value="16">
            <text:p>16</text:p>
          </table:table-cell>
          <table:table-cell table:formula="of:=OR([Sheet1.D507]=&quot;TRUE&quot;; [Sheet1.F507]=&quot;TRUE&quot;; [.C507]=[.D507])" office:value-type="boolean" office:boolean-value="true">
            <text:p>TRUE</text:p>
          </table:table-cell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MAX([Sheet1.C508];[Sheet1.E508])" office:value-type="float" office:value="15">
            <text:p>15</text:p>
          </table:table-cell>
          <table:table-cell table:formula="of:=[Sheet1.G508]" office:value-type="float" office:value="21">
            <text:p>21</text:p>
          </table:table-cell>
          <table:table-cell table:formula="of:=OR([Sheet1.D508]=&quot;TRUE&quot;; [Sheet1.F508]=&quot;TRUE&quot;; [.C508]=[.D508])" office:value-type="boolean" office:boolean-value="false">
            <text:p>FALSE</text:p>
          </table:table-cell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MAX([Sheet1.C509];[Sheet1.E509])" office:value-type="float" office:value="16">
            <text:p>16</text:p>
          </table:table-cell>
          <table:table-cell table:formula="of:=[Sheet1.G509]" office:value-type="float" office:value="29">
            <text:p>29</text:p>
          </table:table-cell>
          <table:table-cell table:formula="of:=OR([Sheet1.D509]=&quot;TRUE&quot;; [Sheet1.F509]=&quot;TRUE&quot;; [.C509]=[.D509])" office:value-type="boolean" office:boolean-value="false">
            <text:p>FALSE</text:p>
          </table:table-cell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MAX([Sheet1.C510];[Sheet1.E510])" office:value-type="float" office:value="15">
            <text:p>15</text:p>
          </table:table-cell>
          <table:table-cell table:formula="of:=[Sheet1.G510]" office:value-type="float" office:value="24">
            <text:p>24</text:p>
          </table:table-cell>
          <table:table-cell table:formula="of:=OR([Sheet1.D510]=&quot;TRUE&quot;; [Sheet1.F510]=&quot;TRUE&quot;; [.C510]=[.D510])" office:value-type="boolean" office:boolean-value="false">
            <text:p>FALSE</text:p>
          </table:table-cell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MAX([Sheet1.C511];[Sheet1.E511])" office:value-type="float" office:value="17">
            <text:p>17</text:p>
          </table:table-cell>
          <table:table-cell table:formula="of:=[Sheet1.G511]" office:value-type="float" office:value="34">
            <text:p>34</text:p>
          </table:table-cell>
          <table:table-cell table:formula="of:=OR([Sheet1.D511]=&quot;TRUE&quot;; [Sheet1.F511]=&quot;TRUE&quot;; [.C511]=[.D511])" office:value-type="boolean" office:boolean-value="false">
            <text:p>FALSE</text:p>
          </table:table-cell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MAX([Sheet1.C512];[Sheet1.E512])" office:value-type="float" office:value="21">
            <text:p>21</text:p>
          </table:table-cell>
          <table:table-cell table:formula="of:=[Sheet1.G512]" office:value-type="float" office:value="39">
            <text:p>39</text:p>
          </table:table-cell>
          <table:table-cell table:formula="of:=OR([Sheet1.D512]=&quot;TRUE&quot;; [Sheet1.F512]=&quot;TRUE&quot;; [.C512]=[.D512])" office:value-type="boolean" office:boolean-value="false">
            <text:p>FALSE</text:p>
          </table:table-cell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MAX([Sheet1.C513];[Sheet1.E513])" office:value-type="float" office:value="24">
            <text:p>24</text:p>
          </table:table-cell>
          <table:table-cell table:formula="of:=[Sheet1.G513]" office:value-type="float" office:value="47">
            <text:p>47</text:p>
          </table:table-cell>
          <table:table-cell table:formula="of:=OR([Sheet1.D513]=&quot;TRUE&quot;; [Sheet1.F513]=&quot;TRUE&quot;; [.C513]=[.D513])" office:value-type="boolean" office:boolean-value="false">
            <text:p>FALSE</text:p>
          </table:table-cell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MAX([Sheet1.C514];[Sheet1.E514])" office:value-type="float" office:value="18">
            <text:p>18</text:p>
          </table:table-cell>
          <table:table-cell table:formula="of:=[Sheet1.G514]" office:value-type="float" office:value="31">
            <text:p>31</text:p>
          </table:table-cell>
          <table:table-cell table:formula="of:=OR([Sheet1.D514]=&quot;TRUE&quot;; [Sheet1.F514]=&quot;TRUE&quot;; [.C514]=[.D514])" office:value-type="boolean" office:boolean-value="false">
            <text:p>FALSE</text:p>
          </table:table-cell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MAX([Sheet1.C515];[Sheet1.E515])" office:value-type="float" office:value="21">
            <text:p>21</text:p>
          </table:table-cell>
          <table:table-cell table:formula="of:=[Sheet1.G515]" office:value-type="float" office:value="48">
            <text:p>48</text:p>
          </table:table-cell>
          <table:table-cell table:formula="of:=OR([Sheet1.D515]=&quot;TRUE&quot;; [Sheet1.F515]=&quot;TRUE&quot;; [.C515]=[.D515])" office:value-type="boolean" office:boolean-value="false">
            <text:p>FALSE</text:p>
          </table:table-cell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MAX([Sheet1.C516];[Sheet1.E516])" office:value-type="float" office:value="5">
            <text:p>5</text:p>
          </table:table-cell>
          <table:table-cell table:formula="of:=[Sheet1.G516]" office:value-type="float" office:value="5">
            <text:p>5</text:p>
          </table:table-cell>
          <table:table-cell table:formula="of:=OR([Sheet1.D516]=&quot;TRUE&quot;; [Sheet1.F516]=&quot;TRUE&quot;; [.C516]=[.D516])" office:value-type="boolean" office:boolean-value="true">
            <text:p>TRUE</text:p>
          </table:table-cell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MAX([Sheet1.C517];[Sheet1.E517])" office:value-type="float" office:value="7">
            <text:p>7</text:p>
          </table:table-cell>
          <table:table-cell table:formula="of:=[Sheet1.G517]" office:value-type="float" office:value="7">
            <text:p>7</text:p>
          </table:table-cell>
          <table:table-cell table:formula="of:=OR([Sheet1.D517]=&quot;TRUE&quot;; [Sheet1.F517]=&quot;TRUE&quot;; [.C517]=[.D517])" office:value-type="boolean" office:boolean-value="true">
            <text:p>TRUE</text:p>
          </table:table-cell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MAX([Sheet1.C518];[Sheet1.E518])" office:value-type="float" office:value="7">
            <text:p>7</text:p>
          </table:table-cell>
          <table:table-cell table:formula="of:=[Sheet1.G518]" office:value-type="float" office:value="7">
            <text:p>7</text:p>
          </table:table-cell>
          <table:table-cell table:formula="of:=OR([Sheet1.D518]=&quot;TRUE&quot;; [Sheet1.F518]=&quot;TRUE&quot;; [.C518]=[.D518])" office:value-type="boolean" office:boolean-value="true">
            <text:p>TRUE</text:p>
          </table:table-cell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MAX([Sheet1.C519];[Sheet1.E519])" office:value-type="float" office:value="7">
            <text:p>7</text:p>
          </table:table-cell>
          <table:table-cell table:formula="of:=[Sheet1.G519]" office:value-type="float" office:value="7">
            <text:p>7</text:p>
          </table:table-cell>
          <table:table-cell table:formula="of:=OR([Sheet1.D519]=&quot;TRUE&quot;; [Sheet1.F519]=&quot;TRUE&quot;; [.C519]=[.D519])" office:value-type="boolean" office:boolean-value="true">
            <text:p>TRUE</text:p>
          </table:table-cell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MAX([Sheet1.C520];[Sheet1.E520])" office:value-type="float" office:value="7">
            <text:p>7</text:p>
          </table:table-cell>
          <table:table-cell table:formula="of:=[Sheet1.G520]" office:value-type="float" office:value="7">
            <text:p>7</text:p>
          </table:table-cell>
          <table:table-cell table:formula="of:=OR([Sheet1.D520]=&quot;TRUE&quot;; [Sheet1.F520]=&quot;TRUE&quot;; [.C520]=[.D520])" office:value-type="boolean" office:boolean-value="true">
            <text:p>TRUE</text:p>
          </table:table-cell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MAX([Sheet1.C521];[Sheet1.E521])" office:value-type="float" office:value="9">
            <text:p>9</text:p>
          </table:table-cell>
          <table:table-cell table:formula="of:=[Sheet1.G521]" office:value-type="float" office:value="9">
            <text:p>9</text:p>
          </table:table-cell>
          <table:table-cell table:formula="of:=OR([Sheet1.D521]=&quot;TRUE&quot;; [Sheet1.F521]=&quot;TRUE&quot;; [.C521]=[.D521])" office:value-type="boolean" office:boolean-value="true">
            <text:p>TRUE</text:p>
          </table:table-cell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MAX([Sheet1.C522];[Sheet1.E522])" office:value-type="float" office:value="8">
            <text:p>8</text:p>
          </table:table-cell>
          <table:table-cell table:formula="of:=[Sheet1.G522]" office:value-type="float" office:value="8">
            <text:p>8</text:p>
          </table:table-cell>
          <table:table-cell table:formula="of:=OR([Sheet1.D522]=&quot;TRUE&quot;; [Sheet1.F522]=&quot;TRUE&quot;; [.C522]=[.D522])" office:value-type="boolean" office:boolean-value="true">
            <text:p>TRUE</text:p>
          </table:table-cell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MAX([Sheet1.C523];[Sheet1.E523])" office:value-type="float" office:value="10">
            <text:p>10</text:p>
          </table:table-cell>
          <table:table-cell table:formula="of:=[Sheet1.G523]" office:value-type="float" office:value="11">
            <text:p>11</text:p>
          </table:table-cell>
          <table:table-cell table:formula="of:=OR([Sheet1.D523]=&quot;TRUE&quot;; [Sheet1.F523]=&quot;TRUE&quot;; [.C523]=[.D523])" office:value-type="boolean" office:boolean-value="true">
            <text:p>TRUE</text:p>
          </table:table-cell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MAX([Sheet1.C524];[Sheet1.E524])" office:value-type="float" office:value="13">
            <text:p>13</text:p>
          </table:table-cell>
          <table:table-cell table:formula="of:=[Sheet1.G524]" office:value-type="float" office:value="16">
            <text:p>16</text:p>
          </table:table-cell>
          <table:table-cell table:formula="of:=OR([Sheet1.D524]=&quot;TRUE&quot;; [Sheet1.F524]=&quot;TRUE&quot;; [.C524]=[.D524])" office:value-type="boolean" office:boolean-value="true">
            <text:p>TRUE</text:p>
          </table:table-cell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MAX([Sheet1.C525];[Sheet1.E525])" office:value-type="float" office:value="17">
            <text:p>17</text:p>
          </table:table-cell>
          <table:table-cell table:formula="of:=[Sheet1.G525]" office:value-type="float" office:value="23">
            <text:p>23</text:p>
          </table:table-cell>
          <table:table-cell table:formula="of:=OR([Sheet1.D525]=&quot;TRUE&quot;; [Sheet1.F525]=&quot;TRUE&quot;; [.C525]=[.D525])" office:value-type="boolean" office:boolean-value="true">
            <text:p>TRUE</text:p>
          </table:table-cell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MAX([Sheet1.C526];[Sheet1.E526])" office:value-type="float" office:value="12">
            <text:p>12</text:p>
          </table:table-cell>
          <table:table-cell table:formula="of:=[Sheet1.G526]" office:value-type="float" office:value="12">
            <text:p>12</text:p>
          </table:table-cell>
          <table:table-cell table:formula="of:=OR([Sheet1.D526]=&quot;TRUE&quot;; [Sheet1.F526]=&quot;TRUE&quot;; [.C526]=[.D526])" office:value-type="boolean" office:boolean-value="true">
            <text:p>TRUE</text:p>
          </table:table-cell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MAX([Sheet1.C527];[Sheet1.E527])" office:value-type="float" office:value="13">
            <text:p>13</text:p>
          </table:table-cell>
          <table:table-cell table:formula="of:=[Sheet1.G527]" office:value-type="float" office:value="13">
            <text:p>13</text:p>
          </table:table-cell>
          <table:table-cell table:formula="of:=OR([Sheet1.D527]=&quot;TRUE&quot;; [Sheet1.F527]=&quot;TRUE&quot;; [.C527]=[.D527])" office:value-type="boolean" office:boolean-value="true">
            <text:p>TRUE</text:p>
          </table:table-cell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MAX([Sheet1.C528];[Sheet1.E528])" office:value-type="float" office:value="12">
            <text:p>12</text:p>
          </table:table-cell>
          <table:table-cell table:formula="of:=[Sheet1.G528]" office:value-type="float" office:value="13">
            <text:p>13</text:p>
          </table:table-cell>
          <table:table-cell table:formula="of:=OR([Sheet1.D528]=&quot;TRUE&quot;; [Sheet1.F528]=&quot;TRUE&quot;; [.C528]=[.D528])" office:value-type="boolean" office:boolean-value="true">
            <text:p>TRUE</text:p>
          </table:table-cell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MAX([Sheet1.C529];[Sheet1.E529])" office:value-type="float" office:value="16">
            <text:p>16</text:p>
          </table:table-cell>
          <table:table-cell table:formula="of:=[Sheet1.G529]" office:value-type="float" office:value="19">
            <text:p>19</text:p>
          </table:table-cell>
          <table:table-cell table:formula="of:=OR([Sheet1.D529]=&quot;TRUE&quot;; [Sheet1.F529]=&quot;TRUE&quot;; [.C529]=[.D529])" office:value-type="boolean" office:boolean-value="false">
            <text:p>FALSE</text:p>
          </table:table-cell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MAX([Sheet1.C530];[Sheet1.E530])" office:value-type="float" office:value="14">
            <text:p>14</text:p>
          </table:table-cell>
          <table:table-cell table:formula="of:=[Sheet1.G530]" office:value-type="float" office:value="14">
            <text:p>14</text:p>
          </table:table-cell>
          <table:table-cell table:formula="of:=OR([Sheet1.D530]=&quot;TRUE&quot;; [Sheet1.F530]=&quot;TRUE&quot;; [.C530]=[.D530])" office:value-type="boolean" office:boolean-value="true">
            <text:p>TRUE</text:p>
          </table:table-cell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MAX([Sheet1.C531];[Sheet1.E531])" office:value-type="float" office:value="18">
            <text:p>18</text:p>
          </table:table-cell>
          <table:table-cell table:formula="of:=[Sheet1.G531]" office:value-type="float" office:value="20">
            <text:p>20</text:p>
          </table:table-cell>
          <table:table-cell table:formula="of:=OR([Sheet1.D531]=&quot;TRUE&quot;; [Sheet1.F531]=&quot;TRUE&quot;; [.C531]=[.D531])" office:value-type="boolean" office:boolean-value="false">
            <text:p>FALSE</text:p>
          </table:table-cell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MAX([Sheet1.C532];[Sheet1.E532])" office:value-type="float" office:value="13">
            <text:p>13</text:p>
          </table:table-cell>
          <table:table-cell table:formula="of:=[Sheet1.G532]" office:value-type="float" office:value="13">
            <text:p>13</text:p>
          </table:table-cell>
          <table:table-cell table:formula="of:=OR([Sheet1.D532]=&quot;TRUE&quot;; [Sheet1.F532]=&quot;TRUE&quot;; [.C532]=[.D532])" office:value-type="boolean" office:boolean-value="true">
            <text:p>TRUE</text:p>
          </table:table-cell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MAX([Sheet1.C533];[Sheet1.E533])" office:value-type="float" office:value="14">
            <text:p>14</text:p>
          </table:table-cell>
          <table:table-cell table:formula="of:=[Sheet1.G533]" office:value-type="float" office:value="22">
            <text:p>22</text:p>
          </table:table-cell>
          <table:table-cell table:formula="of:=OR([Sheet1.D533]=&quot;TRUE&quot;; [Sheet1.F533]=&quot;TRUE&quot;; [.C533]=[.D533])" office:value-type="boolean" office:boolean-value="false">
            <text:p>FALSE</text:p>
          </table:table-cell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MAX([Sheet1.C534];[Sheet1.E534])" office:value-type="float" office:value="15">
            <text:p>15</text:p>
          </table:table-cell>
          <table:table-cell table:formula="of:=[Sheet1.G534]" office:value-type="float" office:value="20">
            <text:p>20</text:p>
          </table:table-cell>
          <table:table-cell table:formula="of:=OR([Sheet1.D534]=&quot;TRUE&quot;; [Sheet1.F534]=&quot;TRUE&quot;; [.C534]=[.D534])" office:value-type="boolean" office:boolean-value="false">
            <text:p>FALSE</text:p>
          </table:table-cell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MAX([Sheet1.C535];[Sheet1.E535])" office:value-type="float" office:value="17">
            <text:p>17</text:p>
          </table:table-cell>
          <table:table-cell table:formula="of:=[Sheet1.G535]" office:value-type="float" office:value="33">
            <text:p>33</text:p>
          </table:table-cell>
          <table:table-cell table:formula="of:=OR([Sheet1.D535]=&quot;TRUE&quot;; [Sheet1.F535]=&quot;TRUE&quot;; [.C535]=[.D535])" office:value-type="boolean" office:boolean-value="false">
            <text:p>FALSE</text:p>
          </table:table-cell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MAX([Sheet1.C536];[Sheet1.E536])" office:value-type="float" office:value="9">
            <text:p>9</text:p>
          </table:table-cell>
          <table:table-cell table:formula="of:=[Sheet1.G536]" office:value-type="float" office:value="9">
            <text:p>9</text:p>
          </table:table-cell>
          <table:table-cell table:formula="of:=OR([Sheet1.D536]=&quot;TRUE&quot;; [Sheet1.F536]=&quot;TRUE&quot;; [.C536]=[.D536])" office:value-type="boolean" office:boolean-value="true">
            <text:p>TRUE</text:p>
          </table:table-cell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MAX([Sheet1.C537];[Sheet1.E537])" office:value-type="float" office:value="16">
            <text:p>16</text:p>
          </table:table-cell>
          <table:table-cell table:formula="of:=[Sheet1.G537]" office:value-type="float" office:value="19">
            <text:p>19</text:p>
          </table:table-cell>
          <table:table-cell table:formula="of:=OR([Sheet1.D537]=&quot;TRUE&quot;; [Sheet1.F537]=&quot;TRUE&quot;; [.C537]=[.D537])" office:value-type="boolean" office:boolean-value="false">
            <text:p>FALSE</text:p>
          </table:table-cell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MAX([Sheet1.C538];[Sheet1.E538])" office:value-type="float" office:value="14">
            <text:p>14</text:p>
          </table:table-cell>
          <table:table-cell table:formula="of:=[Sheet1.G538]" office:value-type="float" office:value="16">
            <text:p>16</text:p>
          </table:table-cell>
          <table:table-cell table:formula="of:=OR([Sheet1.D538]=&quot;TRUE&quot;; [Sheet1.F538]=&quot;TRUE&quot;; [.C538]=[.D538])" office:value-type="boolean" office:boolean-value="false">
            <text:p>FALSE</text:p>
          </table:table-cell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MAX([Sheet1.C539];[Sheet1.E539])" office:value-type="float" office:value="15">
            <text:p>15</text:p>
          </table:table-cell>
          <table:table-cell table:formula="of:=[Sheet1.G539]" office:value-type="float" office:value="21">
            <text:p>21</text:p>
          </table:table-cell>
          <table:table-cell table:formula="of:=OR([Sheet1.D539]=&quot;TRUE&quot;; [Sheet1.F539]=&quot;TRUE&quot;; [.C539]=[.D539])" office:value-type="boolean" office:boolean-value="false">
            <text:p>FALSE</text:p>
          </table:table-cell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MAX([Sheet1.C540];[Sheet1.E540])" office:value-type="float" office:value="16">
            <text:p>16</text:p>
          </table:table-cell>
          <table:table-cell table:formula="of:=[Sheet1.G540]" office:value-type="float" office:value="25">
            <text:p>25</text:p>
          </table:table-cell>
          <table:table-cell table:formula="of:=OR([Sheet1.D540]=&quot;TRUE&quot;; [Sheet1.F540]=&quot;TRUE&quot;; [.C540]=[.D540])" office:value-type="boolean" office:boolean-value="false">
            <text:p>FALSE</text:p>
          </table:table-cell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MAX([Sheet1.C541];[Sheet1.E541])" office:value-type="float" office:value="19">
            <text:p>19</text:p>
          </table:table-cell>
          <table:table-cell table:formula="of:=[Sheet1.G541]" office:value-type="float" office:value="28">
            <text:p>28</text:p>
          </table:table-cell>
          <table:table-cell table:formula="of:=OR([Sheet1.D541]=&quot;TRUE&quot;; [Sheet1.F541]=&quot;TRUE&quot;; [.C541]=[.D541])" office:value-type="boolean" office:boolean-value="false">
            <text:p>FALSE</text:p>
          </table:table-cell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MAX([Sheet1.C542];[Sheet1.E542])" office:value-type="float" office:value="15">
            <text:p>15</text:p>
          </table:table-cell>
          <table:table-cell table:formula="of:=[Sheet1.G542]" office:value-type="float" office:value="26">
            <text:p>26</text:p>
          </table:table-cell>
          <table:table-cell table:formula="of:=OR([Sheet1.D542]=&quot;TRUE&quot;; [Sheet1.F542]=&quot;TRUE&quot;; [.C542]=[.D542])" office:value-type="boolean" office:boolean-value="false">
            <text:p>FALSE</text:p>
          </table:table-cell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MAX([Sheet1.C543];[Sheet1.E543])" office:value-type="float" office:value="19">
            <text:p>19</text:p>
          </table:table-cell>
          <table:table-cell table:formula="of:=[Sheet1.G543]" office:value-type="float" office:value="32">
            <text:p>32</text:p>
          </table:table-cell>
          <table:table-cell table:formula="of:=OR([Sheet1.D543]=&quot;TRUE&quot;; [Sheet1.F543]=&quot;TRUE&quot;; [.C543]=[.D543])" office:value-type="boolean" office:boolean-value="false">
            <text:p>FALSE</text:p>
          </table:table-cell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MAX([Sheet1.C544];[Sheet1.E544])" office:value-type="float" office:value="18">
            <text:p>18</text:p>
          </table:table-cell>
          <table:table-cell table:formula="of:=[Sheet1.G544]" office:value-type="float" office:value="31">
            <text:p>31</text:p>
          </table:table-cell>
          <table:table-cell table:formula="of:=OR([Sheet1.D544]=&quot;TRUE&quot;; [Sheet1.F544]=&quot;TRUE&quot;; [.C544]=[.D544])" office:value-type="boolean" office:boolean-value="false">
            <text:p>FALSE</text:p>
          </table:table-cell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MAX([Sheet1.C545];[Sheet1.E545])" office:value-type="float" office:value="21">
            <text:p>21</text:p>
          </table:table-cell>
          <table:table-cell table:formula="of:=[Sheet1.G545]" office:value-type="float" office:value="40">
            <text:p>40</text:p>
          </table:table-cell>
          <table:table-cell table:formula="of:=OR([Sheet1.D545]=&quot;TRUE&quot;; [Sheet1.F545]=&quot;TRUE&quot;; [.C545]=[.D545])" office:value-type="boolean" office:boolean-value="false">
            <text:p>FALSE</text:p>
          </table:table-cell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MAX([Sheet1.C546];[Sheet1.E546])" office:value-type="float" office:value="18">
            <text:p>18</text:p>
          </table:table-cell>
          <table:table-cell table:formula="of:=[Sheet1.G546]" office:value-type="float" office:value="19">
            <text:p>19</text:p>
          </table:table-cell>
          <table:table-cell table:formula="of:=OR([Sheet1.D546]=&quot;TRUE&quot;; [Sheet1.F546]=&quot;TRUE&quot;; [.C546]=[.D546])" office:value-type="boolean" office:boolean-value="false">
            <text:p>FALSE</text:p>
          </table:table-cell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MAX([Sheet1.C547];[Sheet1.E547])" office:value-type="float" office:value="15">
            <text:p>15</text:p>
          </table:table-cell>
          <table:table-cell table:formula="of:=[Sheet1.G547]" office:value-type="float" office:value="24">
            <text:p>24</text:p>
          </table:table-cell>
          <table:table-cell table:formula="of:=OR([Sheet1.D547]=&quot;TRUE&quot;; [Sheet1.F547]=&quot;TRUE&quot;; [.C547]=[.D547])" office:value-type="boolean" office:boolean-value="false">
            <text:p>FALSE</text:p>
          </table:table-cell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MAX([Sheet1.C548];[Sheet1.E548])" office:value-type="float" office:value="14">
            <text:p>14</text:p>
          </table:table-cell>
          <table:table-cell table:formula="of:=[Sheet1.G548]" office:value-type="float" office:value="20">
            <text:p>20</text:p>
          </table:table-cell>
          <table:table-cell table:formula="of:=OR([Sheet1.D548]=&quot;TRUE&quot;; [Sheet1.F548]=&quot;TRUE&quot;; [.C548]=[.D548])" office:value-type="boolean" office:boolean-value="false">
            <text:p>FALSE</text:p>
          </table:table-cell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MAX([Sheet1.C549];[Sheet1.E549])" office:value-type="float" office:value="17">
            <text:p>17</text:p>
          </table:table-cell>
          <table:table-cell table:formula="of:=[Sheet1.G549]" office:value-type="float" office:value="31">
            <text:p>31</text:p>
          </table:table-cell>
          <table:table-cell table:formula="of:=OR([Sheet1.D549]=&quot;TRUE&quot;; [Sheet1.F549]=&quot;TRUE&quot;; [.C549]=[.D549])" office:value-type="boolean" office:boolean-value="false">
            <text:p>FALSE</text:p>
          </table:table-cell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MAX([Sheet1.C550];[Sheet1.E550])" office:value-type="float" office:value="11">
            <text:p>11</text:p>
          </table:table-cell>
          <table:table-cell table:formula="of:=[Sheet1.G550]" office:value-type="float" office:value="19">
            <text:p>19</text:p>
          </table:table-cell>
          <table:table-cell table:formula="of:=OR([Sheet1.D550]=&quot;TRUE&quot;; [Sheet1.F550]=&quot;TRUE&quot;; [.C550]=[.D550])" office:value-type="boolean" office:boolean-value="false">
            <text:p>FALSE</text:p>
          </table:table-cell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MAX([Sheet1.C551];[Sheet1.E551])" office:value-type="float" office:value="11">
            <text:p>11</text:p>
          </table:table-cell>
          <table:table-cell table:formula="of:=[Sheet1.G551]" office:value-type="float" office:value="26">
            <text:p>26</text:p>
          </table:table-cell>
          <table:table-cell table:formula="of:=OR([Sheet1.D551]=&quot;TRUE&quot;; [Sheet1.F551]=&quot;TRUE&quot;; [.C551]=[.D551])" office:value-type="boolean" office:boolean-value="false">
            <text:p>FALSE</text:p>
          </table:table-cell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MAX([Sheet1.C552];[Sheet1.E552])" office:value-type="float" office:value="10">
            <text:p>10</text:p>
          </table:table-cell>
          <table:table-cell table:formula="of:=[Sheet1.G552]" office:value-type="float" office:value="17">
            <text:p>17</text:p>
          </table:table-cell>
          <table:table-cell table:formula="of:=OR([Sheet1.D552]=&quot;TRUE&quot;; [Sheet1.F552]=&quot;TRUE&quot;; [.C552]=[.D552])" office:value-type="boolean" office:boolean-value="false">
            <text:p>FALSE</text:p>
          </table:table-cell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MAX([Sheet1.C553];[Sheet1.E553])" office:value-type="float" office:value="12">
            <text:p>12</text:p>
          </table:table-cell>
          <table:table-cell table:formula="of:=[Sheet1.G553]" office:value-type="float" office:value="24">
            <text:p>24</text:p>
          </table:table-cell>
          <table:table-cell table:formula="of:=OR([Sheet1.D553]=&quot;TRUE&quot;; [Sheet1.F553]=&quot;TRUE&quot;; [.C553]=[.D553])" office:value-type="boolean" office:boolean-value="false">
            <text:p>FALSE</text:p>
          </table:table-cell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MAX([Sheet1.C554];[Sheet1.E554])" office:value-type="float" office:value="15">
            <text:p>15</text:p>
          </table:table-cell>
          <table:table-cell table:formula="of:=[Sheet1.G554]" office:value-type="float" office:value="24">
            <text:p>24</text:p>
          </table:table-cell>
          <table:table-cell table:formula="of:=OR([Sheet1.D554]=&quot;TRUE&quot;; [Sheet1.F554]=&quot;TRUE&quot;; [.C554]=[.D554])" office:value-type="boolean" office:boolean-value="false">
            <text:p>FALSE</text:p>
          </table:table-cell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MAX([Sheet1.C555];[Sheet1.E555])" office:value-type="float" office:value="15">
            <text:p>15</text:p>
          </table:table-cell>
          <table:table-cell table:formula="of:=[Sheet1.G555]" office:value-type="float" office:value="27">
            <text:p>27</text:p>
          </table:table-cell>
          <table:table-cell table:formula="of:=OR([Sheet1.D555]=&quot;TRUE&quot;; [Sheet1.F555]=&quot;TRUE&quot;; [.C555]=[.D555])" office:value-type="boolean" office:boolean-value="false">
            <text:p>FALSE</text:p>
          </table:table-cell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MAX([Sheet1.C556];[Sheet1.E556])" office:value-type="float" office:value="8">
            <text:p>8</text:p>
          </table:table-cell>
          <table:table-cell table:formula="of:=[Sheet1.G556]" office:value-type="float" office:value="8">
            <text:p>8</text:p>
          </table:table-cell>
          <table:table-cell table:formula="of:=OR([Sheet1.D556]=&quot;TRUE&quot;; [Sheet1.F556]=&quot;TRUE&quot;; [.C556]=[.D556])" office:value-type="boolean" office:boolean-value="true">
            <text:p>TRUE</text:p>
          </table:table-cell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MAX([Sheet1.C557];[Sheet1.E557])" office:value-type="float" office:value="12">
            <text:p>12</text:p>
          </table:table-cell>
          <table:table-cell table:formula="of:=[Sheet1.G557]" office:value-type="float" office:value="22">
            <text:p>22</text:p>
          </table:table-cell>
          <table:table-cell table:formula="of:=OR([Sheet1.D557]=&quot;TRUE&quot;; [Sheet1.F557]=&quot;TRUE&quot;; [.C557]=[.D557])" office:value-type="boolean" office:boolean-value="false">
            <text:p>FALSE</text:p>
          </table:table-cell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MAX([Sheet1.C558];[Sheet1.E558])" office:value-type="float" office:value="12">
            <text:p>12</text:p>
          </table:table-cell>
          <table:table-cell table:formula="of:=[Sheet1.G558]" office:value-type="float" office:value="26">
            <text:p>26</text:p>
          </table:table-cell>
          <table:table-cell table:formula="of:=OR([Sheet1.D558]=&quot;TRUE&quot;; [Sheet1.F558]=&quot;TRUE&quot;; [.C558]=[.D558])" office:value-type="boolean" office:boolean-value="false">
            <text:p>FALSE</text:p>
          </table:table-cell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MAX([Sheet1.C559];[Sheet1.E559])" office:value-type="float" office:value="13">
            <text:p>13</text:p>
          </table:table-cell>
          <table:table-cell table:formula="of:=[Sheet1.G559]" office:value-type="float" office:value="30">
            <text:p>30</text:p>
          </table:table-cell>
          <table:table-cell table:formula="of:=OR([Sheet1.D559]=&quot;TRUE&quot;; [Sheet1.F559]=&quot;TRUE&quot;; [.C559]=[.D559])" office:value-type="boolean" office:boolean-value="false">
            <text:p>FALSE</text:p>
          </table:table-cell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MAX([Sheet1.C560];[Sheet1.E560])" office:value-type="float" office:value="13">
            <text:p>13</text:p>
          </table:table-cell>
          <table:table-cell table:formula="of:=[Sheet1.G560]" office:value-type="float" office:value="25">
            <text:p>25</text:p>
          </table:table-cell>
          <table:table-cell table:formula="of:=OR([Sheet1.D560]=&quot;TRUE&quot;; [Sheet1.F560]=&quot;TRUE&quot;; [.C560]=[.D560])" office:value-type="boolean" office:boolean-value="false">
            <text:p>FALSE</text:p>
          </table:table-cell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MAX([Sheet1.C561];[Sheet1.E561])" office:value-type="float" office:value="15">
            <text:p>15</text:p>
          </table:table-cell>
          <table:table-cell table:formula="of:=[Sheet1.G561]" office:value-type="float" office:value="35">
            <text:p>35</text:p>
          </table:table-cell>
          <table:table-cell table:formula="of:=OR([Sheet1.D561]=&quot;TRUE&quot;; [Sheet1.F561]=&quot;TRUE&quot;; [.C561]=[.D561])" office:value-type="boolean" office:boolean-value="false">
            <text:p>FALSE</text:p>
          </table:table-cell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MAX([Sheet1.C562];[Sheet1.E562])" office:value-type="float" office:value="19">
            <text:p>19</text:p>
          </table:table-cell>
          <table:table-cell table:formula="of:=[Sheet1.G562]" office:value-type="float" office:value="41">
            <text:p>41</text:p>
          </table:table-cell>
          <table:table-cell table:formula="of:=OR([Sheet1.D562]=&quot;TRUE&quot;; [Sheet1.F562]=&quot;TRUE&quot;; [.C562]=[.D562])" office:value-type="boolean" office:boolean-value="false">
            <text:p>FALSE</text:p>
          </table:table-cell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MAX([Sheet1.C563];[Sheet1.E563])" office:value-type="float" office:value="21">
            <text:p>21</text:p>
          </table:table-cell>
          <table:table-cell table:formula="of:=[Sheet1.G563]" office:value-type="float" office:value="51">
            <text:p>51</text:p>
          </table:table-cell>
          <table:table-cell table:formula="of:=OR([Sheet1.D563]=&quot;TRUE&quot;; [Sheet1.F563]=&quot;TRUE&quot;; [.C563]=[.D563])" office:value-type="boolean" office:boolean-value="false">
            <text:p>FALSE</text:p>
          </table:table-cell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MAX([Sheet1.C564];[Sheet1.E564])" office:value-type="float" office:value="13">
            <text:p>13</text:p>
          </table:table-cell>
          <table:table-cell table:formula="of:=[Sheet1.G564]" office:value-type="float" office:value="32">
            <text:p>32</text:p>
          </table:table-cell>
          <table:table-cell table:formula="of:=OR([Sheet1.D564]=&quot;TRUE&quot;; [Sheet1.F564]=&quot;TRUE&quot;; [.C564]=[.D564])" office:value-type="boolean" office:boolean-value="false">
            <text:p>FALSE</text:p>
          </table:table-cell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MAX([Sheet1.C565];[Sheet1.E565])" office:value-type="float" office:value="17">
            <text:p>17</text:p>
          </table:table-cell>
          <table:table-cell table:formula="of:=[Sheet1.G565]" office:value-type="float" office:value="50">
            <text:p>50</text:p>
          </table:table-cell>
          <table:table-cell table:formula="of:=OR([Sheet1.D565]=&quot;TRUE&quot;; [Sheet1.F565]=&quot;TRUE&quot;; [.C565]=[.D565])" office:value-type="boolean" office:boolean-value="false">
            <text:p>FALSE</text:p>
          </table:table-cell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MAX([Sheet1.C566];[Sheet1.E566])" office:value-type="float" office:value="1">
            <text:p>1</text:p>
          </table:table-cell>
          <table:table-cell table:formula="of:=[Sheet1.G566]" office:value-type="float" office:value="1">
            <text:p>1</text:p>
          </table:table-cell>
          <table:table-cell table:formula="of:=OR([Sheet1.D566]=&quot;TRUE&quot;; [Sheet1.F566]=&quot;TRUE&quot;; [.C566]=[.D566])" office:value-type="boolean" office:boolean-value="true">
            <text:p>TRUE</text:p>
          </table:table-cell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MAX([Sheet1.C567];[Sheet1.E567])" office:value-type="float" office:value="1">
            <text:p>1</text:p>
          </table:table-cell>
          <table:table-cell table:formula="of:=[Sheet1.G567]" office:value-type="float" office:value="1">
            <text:p>1</text:p>
          </table:table-cell>
          <table:table-cell table:formula="of:=OR([Sheet1.D567]=&quot;TRUE&quot;; [Sheet1.F567]=&quot;TRUE&quot;; [.C567]=[.D567])" office:value-type="boolean" office:boolean-value="true">
            <text:p>TRUE</text:p>
          </table:table-cell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MAX([Sheet1.C568];[Sheet1.E568])" office:value-type="float" office:value="1">
            <text:p>1</text:p>
          </table:table-cell>
          <table:table-cell table:formula="of:=[Sheet1.G568]" office:value-type="float" office:value="1">
            <text:p>1</text:p>
          </table:table-cell>
          <table:table-cell table:formula="of:=OR([Sheet1.D568]=&quot;TRUE&quot;; [Sheet1.F568]=&quot;TRUE&quot;; [.C568]=[.D568])" office:value-type="boolean" office:boolean-value="true">
            <text:p>TRUE</text:p>
          </table:table-cell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MAX([Sheet1.C569];[Sheet1.E569])" office:value-type="float" office:value="1">
            <text:p>1</text:p>
          </table:table-cell>
          <table:table-cell table:formula="of:=[Sheet1.G569]" office:value-type="float" office:value="1">
            <text:p>1</text:p>
          </table:table-cell>
          <table:table-cell table:formula="of:=OR([Sheet1.D569]=&quot;TRUE&quot;; [Sheet1.F569]=&quot;TRUE&quot;; [.C569]=[.D569])" office:value-type="boolean" office:boolean-value="true">
            <text:p>TRUE</text:p>
          </table:table-cell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MAX([Sheet1.C570];[Sheet1.E570])" office:value-type="float" office:value="1">
            <text:p>1</text:p>
          </table:table-cell>
          <table:table-cell table:formula="of:=[Sheet1.G570]" office:value-type="float" office:value="1">
            <text:p>1</text:p>
          </table:table-cell>
          <table:table-cell table:formula="of:=OR([Sheet1.D570]=&quot;TRUE&quot;; [Sheet1.F570]=&quot;TRUE&quot;; [.C570]=[.D570])" office:value-type="boolean" office:boolean-value="true">
            <text:p>TRUE</text:p>
          </table:table-cell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MAX([Sheet1.C571];[Sheet1.E571])" office:value-type="float" office:value="1">
            <text:p>1</text:p>
          </table:table-cell>
          <table:table-cell table:formula="of:=[Sheet1.G571]" office:value-type="float" office:value="1">
            <text:p>1</text:p>
          </table:table-cell>
          <table:table-cell table:formula="of:=OR([Sheet1.D571]=&quot;TRUE&quot;; [Sheet1.F571]=&quot;TRUE&quot;; [.C571]=[.D571])" office:value-type="boolean" office:boolean-value="true">
            <text:p>TRUE</text:p>
          </table:table-cell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MAX([Sheet1.C572];[Sheet1.E572])" office:value-type="float" office:value="1">
            <text:p>1</text:p>
          </table:table-cell>
          <table:table-cell table:formula="of:=[Sheet1.G572]" office:value-type="float" office:value="1">
            <text:p>1</text:p>
          </table:table-cell>
          <table:table-cell table:formula="of:=OR([Sheet1.D572]=&quot;TRUE&quot;; [Sheet1.F572]=&quot;TRUE&quot;; [.C572]=[.D572])" office:value-type="boolean" office:boolean-value="true">
            <text:p>TRUE</text:p>
          </table:table-cell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MAX([Sheet1.C573];[Sheet1.E573])" office:value-type="float" office:value="1">
            <text:p>1</text:p>
          </table:table-cell>
          <table:table-cell table:formula="of:=[Sheet1.G573]" office:value-type="float" office:value="1">
            <text:p>1</text:p>
          </table:table-cell>
          <table:table-cell table:formula="of:=OR([Sheet1.D573]=&quot;TRUE&quot;; [Sheet1.F573]=&quot;TRUE&quot;; [.C573]=[.D573])" office:value-type="boolean" office:boolean-value="true">
            <text:p>TRUE</text:p>
          </table:table-cell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MAX([Sheet1.C574];[Sheet1.E574])" office:value-type="float" office:value="1">
            <text:p>1</text:p>
          </table:table-cell>
          <table:table-cell table:formula="of:=[Sheet1.G574]" office:value-type="float" office:value="1">
            <text:p>1</text:p>
          </table:table-cell>
          <table:table-cell table:formula="of:=OR([Sheet1.D574]=&quot;TRUE&quot;; [Sheet1.F574]=&quot;TRUE&quot;; [.C574]=[.D574])" office:value-type="boolean" office:boolean-value="true">
            <text:p>TRUE</text:p>
          </table:table-cell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MAX([Sheet1.C575];[Sheet1.E575])" office:value-type="float" office:value="2">
            <text:p>2</text:p>
          </table:table-cell>
          <table:table-cell table:formula="of:=[Sheet1.G575]" office:value-type="float" office:value="2">
            <text:p>2</text:p>
          </table:table-cell>
          <table:table-cell table:formula="of:=OR([Sheet1.D575]=&quot;TRUE&quot;; [Sheet1.F575]=&quot;TRUE&quot;; [.C575]=[.D575])" office:value-type="boolean" office:boolean-value="true">
            <text:p>TRUE</text:p>
          </table:table-cell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MAX([Sheet1.C576];[Sheet1.E576])" office:value-type="float" office:value="2">
            <text:p>2</text:p>
          </table:table-cell>
          <table:table-cell table:formula="of:=[Sheet1.G576]" office:value-type="float" office:value="2">
            <text:p>2</text:p>
          </table:table-cell>
          <table:table-cell table:formula="of:=OR([Sheet1.D576]=&quot;TRUE&quot;; [Sheet1.F576]=&quot;TRUE&quot;; [.C576]=[.D576])" office:value-type="boolean" office:boolean-value="true">
            <text:p>TRUE</text:p>
          </table:table-cell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MAX([Sheet1.C577];[Sheet1.E577])" office:value-type="float" office:value="2">
            <text:p>2</text:p>
          </table:table-cell>
          <table:table-cell table:formula="of:=[Sheet1.G577]" office:value-type="float" office:value="2">
            <text:p>2</text:p>
          </table:table-cell>
          <table:table-cell table:formula="of:=OR([Sheet1.D577]=&quot;TRUE&quot;; [Sheet1.F577]=&quot;TRUE&quot;; [.C577]=[.D577])" office:value-type="boolean" office:boolean-value="true">
            <text:p>TRUE</text:p>
          </table:table-cell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MAX([Sheet1.C578];[Sheet1.E578])" office:value-type="float" office:value="3">
            <text:p>3</text:p>
          </table:table-cell>
          <table:table-cell table:formula="of:=[Sheet1.G578]" office:value-type="float" office:value="3">
            <text:p>3</text:p>
          </table:table-cell>
          <table:table-cell table:formula="of:=OR([Sheet1.D578]=&quot;TRUE&quot;; [Sheet1.F578]=&quot;TRUE&quot;; [.C578]=[.D578])" office:value-type="boolean" office:boolean-value="true">
            <text:p>TRUE</text:p>
          </table:table-cell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MAX([Sheet1.C579];[Sheet1.E579])" office:value-type="float" office:value="2">
            <text:p>2</text:p>
          </table:table-cell>
          <table:table-cell table:formula="of:=[Sheet1.G579]" office:value-type="float" office:value="2">
            <text:p>2</text:p>
          </table:table-cell>
          <table:table-cell table:formula="of:=OR([Sheet1.D579]=&quot;TRUE&quot;; [Sheet1.F579]=&quot;TRUE&quot;; [.C579]=[.D579])" office:value-type="boolean" office:boolean-value="true">
            <text:p>TRUE</text:p>
          </table:table-cell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MAX([Sheet1.C580];[Sheet1.E580])" office:value-type="float" office:value="2">
            <text:p>2</text:p>
          </table:table-cell>
          <table:table-cell table:formula="of:=[Sheet1.G580]" office:value-type="float" office:value="2">
            <text:p>2</text:p>
          </table:table-cell>
          <table:table-cell table:formula="of:=OR([Sheet1.D580]=&quot;TRUE&quot;; [Sheet1.F580]=&quot;TRUE&quot;; [.C580]=[.D580])" office:value-type="boolean" office:boolean-value="true">
            <text:p>TRUE</text:p>
          </table:table-cell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MAX([Sheet1.C581];[Sheet1.E581])" office:value-type="float" office:value="3">
            <text:p>3</text:p>
          </table:table-cell>
          <table:table-cell table:formula="of:=[Sheet1.G581]" office:value-type="float" office:value="3">
            <text:p>3</text:p>
          </table:table-cell>
          <table:table-cell table:formula="of:=OR([Sheet1.D581]=&quot;TRUE&quot;; [Sheet1.F581]=&quot;TRUE&quot;; [.C581]=[.D581])" office:value-type="boolean" office:boolean-value="true">
            <text:p>TRUE</text:p>
          </table:table-cell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MAX([Sheet1.C582];[Sheet1.E582])" office:value-type="float" office:value="2">
            <text:p>2</text:p>
          </table:table-cell>
          <table:table-cell table:formula="of:=[Sheet1.G582]" office:value-type="float" office:value="2">
            <text:p>2</text:p>
          </table:table-cell>
          <table:table-cell table:formula="of:=OR([Sheet1.D582]=&quot;TRUE&quot;; [Sheet1.F582]=&quot;TRUE&quot;; [.C582]=[.D582])" office:value-type="boolean" office:boolean-value="true">
            <text:p>TRUE</text:p>
          </table:table-cell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MAX([Sheet1.C583];[Sheet1.E583])" office:value-type="float" office:value="2">
            <text:p>2</text:p>
          </table:table-cell>
          <table:table-cell table:formula="of:=[Sheet1.G583]" office:value-type="float" office:value="2">
            <text:p>2</text:p>
          </table:table-cell>
          <table:table-cell table:formula="of:=OR([Sheet1.D583]=&quot;TRUE&quot;; [Sheet1.F583]=&quot;TRUE&quot;; [.C583]=[.D583])" office:value-type="boolean" office:boolean-value="true">
            <text:p>TRUE</text:p>
          </table:table-cell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MAX([Sheet1.C584];[Sheet1.E584])" office:value-type="float" office:value="5">
            <text:p>5</text:p>
          </table:table-cell>
          <table:table-cell table:formula="of:=[Sheet1.G584]" office:value-type="float" office:value="5">
            <text:p>5</text:p>
          </table:table-cell>
          <table:table-cell table:formula="of:=OR([Sheet1.D584]=&quot;TRUE&quot;; [Sheet1.F584]=&quot;TRUE&quot;; [.C584]=[.D584])" office:value-type="boolean" office:boolean-value="true">
            <text:p>TRUE</text:p>
          </table:table-cell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MAX([Sheet1.C585];[Sheet1.E585])" office:value-type="float" office:value="3">
            <text:p>3</text:p>
          </table:table-cell>
          <table:table-cell table:formula="of:=[Sheet1.G585]" office:value-type="float" office:value="3">
            <text:p>3</text:p>
          </table:table-cell>
          <table:table-cell table:formula="of:=OR([Sheet1.D585]=&quot;TRUE&quot;; [Sheet1.F585]=&quot;TRUE&quot;; [.C585]=[.D585])" office:value-type="boolean" office:boolean-value="true">
            <text:p>TRUE</text:p>
          </table:table-cell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MAX([Sheet1.C586];[Sheet1.E586])" office:value-type="float" office:value="3">
            <text:p>3</text:p>
          </table:table-cell>
          <table:table-cell table:formula="of:=[Sheet1.G586]" office:value-type="float" office:value="3">
            <text:p>3</text:p>
          </table:table-cell>
          <table:table-cell table:formula="of:=OR([Sheet1.D586]=&quot;TRUE&quot;; [Sheet1.F586]=&quot;TRUE&quot;; [.C586]=[.D586])" office:value-type="boolean" office:boolean-value="true">
            <text:p>TRUE</text:p>
          </table:table-cell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MAX([Sheet1.C587];[Sheet1.E587])" office:value-type="float" office:value="4">
            <text:p>4</text:p>
          </table:table-cell>
          <table:table-cell table:formula="of:=[Sheet1.G587]" office:value-type="float" office:value="4">
            <text:p>4</text:p>
          </table:table-cell>
          <table:table-cell table:formula="of:=OR([Sheet1.D587]=&quot;TRUE&quot;; [Sheet1.F587]=&quot;TRUE&quot;; [.C587]=[.D587])" office:value-type="boolean" office:boolean-value="true">
            <text:p>TRUE</text:p>
          </table:table-cell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MAX([Sheet1.C588];[Sheet1.E588])" office:value-type="float" office:value="3">
            <text:p>3</text:p>
          </table:table-cell>
          <table:table-cell table:formula="of:=[Sheet1.G588]" office:value-type="float" office:value="3">
            <text:p>3</text:p>
          </table:table-cell>
          <table:table-cell table:formula="of:=OR([Sheet1.D588]=&quot;TRUE&quot;; [Sheet1.F588]=&quot;TRUE&quot;; [.C588]=[.D588])" office:value-type="boolean" office:boolean-value="true">
            <text:p>TRUE</text:p>
          </table:table-cell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MAX([Sheet1.C589];[Sheet1.E589])" office:value-type="float" office:value="3">
            <text:p>3</text:p>
          </table:table-cell>
          <table:table-cell table:formula="of:=[Sheet1.G589]" office:value-type="float" office:value="3">
            <text:p>3</text:p>
          </table:table-cell>
          <table:table-cell table:formula="of:=OR([Sheet1.D589]=&quot;TRUE&quot;; [Sheet1.F589]=&quot;TRUE&quot;; [.C589]=[.D589])" office:value-type="boolean" office:boolean-value="true">
            <text:p>TRUE</text:p>
          </table:table-cell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MAX([Sheet1.C590];[Sheet1.E590])" office:value-type="float" office:value="2">
            <text:p>2</text:p>
          </table:table-cell>
          <table:table-cell table:formula="of:=[Sheet1.G590]" office:value-type="float" office:value="2">
            <text:p>2</text:p>
          </table:table-cell>
          <table:table-cell table:formula="of:=OR([Sheet1.D590]=&quot;TRUE&quot;; [Sheet1.F590]=&quot;TRUE&quot;; [.C590]=[.D590])" office:value-type="boolean" office:boolean-value="true">
            <text:p>TRUE</text:p>
          </table:table-cell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MAX([Sheet1.C591];[Sheet1.E591])" office:value-type="float" office:value="3">
            <text:p>3</text:p>
          </table:table-cell>
          <table:table-cell table:formula="of:=[Sheet1.G591]" office:value-type="float" office:value="3">
            <text:p>3</text:p>
          </table:table-cell>
          <table:table-cell table:formula="of:=OR([Sheet1.D591]=&quot;TRUE&quot;; [Sheet1.F591]=&quot;TRUE&quot;; [.C591]=[.D591])" office:value-type="boolean" office:boolean-value="true">
            <text:p>TRUE</text:p>
          </table:table-cell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MAX([Sheet1.C592];[Sheet1.E592])" office:value-type="float" office:value="3">
            <text:p>3</text:p>
          </table:table-cell>
          <table:table-cell table:formula="of:=[Sheet1.G592]" office:value-type="float" office:value="3">
            <text:p>3</text:p>
          </table:table-cell>
          <table:table-cell table:formula="of:=OR([Sheet1.D592]=&quot;TRUE&quot;; [Sheet1.F592]=&quot;TRUE&quot;; [.C592]=[.D592])" office:value-type="boolean" office:boolean-value="true">
            <text:p>TRUE</text:p>
          </table:table-cell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MAX([Sheet1.C593];[Sheet1.E593])" office:value-type="float" office:value="3">
            <text:p>3</text:p>
          </table:table-cell>
          <table:table-cell table:formula="of:=[Sheet1.G593]" office:value-type="float" office:value="3">
            <text:p>3</text:p>
          </table:table-cell>
          <table:table-cell table:formula="of:=OR([Sheet1.D593]=&quot;TRUE&quot;; [Sheet1.F593]=&quot;TRUE&quot;; [.C593]=[.D593])" office:value-type="boolean" office:boolean-value="true">
            <text:p>TRUE</text:p>
          </table:table-cell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MAX([Sheet1.C594];[Sheet1.E594])" office:value-type="float" office:value="5">
            <text:p>5</text:p>
          </table:table-cell>
          <table:table-cell table:formula="of:=[Sheet1.G594]" office:value-type="float" office:value="5">
            <text:p>5</text:p>
          </table:table-cell>
          <table:table-cell table:formula="of:=OR([Sheet1.D594]=&quot;TRUE&quot;; [Sheet1.F594]=&quot;TRUE&quot;; [.C594]=[.D594])" office:value-type="boolean" office:boolean-value="true">
            <text:p>TRUE</text:p>
          </table:table-cell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MAX([Sheet1.C595];[Sheet1.E595])" office:value-type="float" office:value="3">
            <text:p>3</text:p>
          </table:table-cell>
          <table:table-cell table:formula="of:=[Sheet1.G595]" office:value-type="float" office:value="3">
            <text:p>3</text:p>
          </table:table-cell>
          <table:table-cell table:formula="of:=OR([Sheet1.D595]=&quot;TRUE&quot;; [Sheet1.F595]=&quot;TRUE&quot;; [.C595]=[.D595])" office:value-type="boolean" office:boolean-value="true">
            <text:p>TRUE</text:p>
          </table:table-cell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MAX([Sheet1.C596];[Sheet1.E596])" office:value-type="float" office:value="4">
            <text:p>4</text:p>
          </table:table-cell>
          <table:table-cell table:formula="of:=[Sheet1.G596]" office:value-type="float" office:value="4">
            <text:p>4</text:p>
          </table:table-cell>
          <table:table-cell table:formula="of:=OR([Sheet1.D596]=&quot;TRUE&quot;; [Sheet1.F596]=&quot;TRUE&quot;; [.C596]=[.D596])" office:value-type="boolean" office:boolean-value="true">
            <text:p>TRUE</text:p>
          </table:table-cell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MAX([Sheet1.C597];[Sheet1.E597])" office:value-type="float" office:value="4">
            <text:p>4</text:p>
          </table:table-cell>
          <table:table-cell table:formula="of:=[Sheet1.G597]" office:value-type="float" office:value="4">
            <text:p>4</text:p>
          </table:table-cell>
          <table:table-cell table:formula="of:=OR([Sheet1.D597]=&quot;TRUE&quot;; [Sheet1.F597]=&quot;TRUE&quot;; [.C597]=[.D597])" office:value-type="boolean" office:boolean-value="true">
            <text:p>TRUE</text:p>
          </table:table-cell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MAX([Sheet1.C598];[Sheet1.E598])" office:value-type="float" office:value="4">
            <text:p>4</text:p>
          </table:table-cell>
          <table:table-cell table:formula="of:=[Sheet1.G598]" office:value-type="float" office:value="4">
            <text:p>4</text:p>
          </table:table-cell>
          <table:table-cell table:formula="of:=OR([Sheet1.D598]=&quot;TRUE&quot;; [Sheet1.F598]=&quot;TRUE&quot;; [.C598]=[.D598])" office:value-type="boolean" office:boolean-value="true">
            <text:p>TRUE</text:p>
          </table:table-cell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MAX([Sheet1.C599];[Sheet1.E599])" office:value-type="float" office:value="4">
            <text:p>4</text:p>
          </table:table-cell>
          <table:table-cell table:formula="of:=[Sheet1.G599]" office:value-type="float" office:value="4">
            <text:p>4</text:p>
          </table:table-cell>
          <table:table-cell table:formula="of:=OR([Sheet1.D599]=&quot;TRUE&quot;; [Sheet1.F599]=&quot;TRUE&quot;; [.C599]=[.D599])" office:value-type="boolean" office:boolean-value="true">
            <text:p>TRUE</text:p>
          </table:table-cell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MAX([Sheet1.C600];[Sheet1.E600])" office:value-type="float" office:value="4">
            <text:p>4</text:p>
          </table:table-cell>
          <table:table-cell table:formula="of:=[Sheet1.G600]" office:value-type="float" office:value="4">
            <text:p>4</text:p>
          </table:table-cell>
          <table:table-cell table:formula="of:=OR([Sheet1.D600]=&quot;TRUE&quot;; [Sheet1.F600]=&quot;TRUE&quot;; [.C600]=[.D600])" office:value-type="boolean" office:boolean-value="true">
            <text:p>TRUE</text:p>
          </table:table-cell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MAX([Sheet1.C601];[Sheet1.E601])" office:value-type="float" office:value="6">
            <text:p>6</text:p>
          </table:table-cell>
          <table:table-cell table:formula="of:=[Sheet1.G601]" office:value-type="float" office:value="6">
            <text:p>6</text:p>
          </table:table-cell>
          <table:table-cell table:formula="of:=OR([Sheet1.D601]=&quot;TRUE&quot;; [Sheet1.F601]=&quot;TRUE&quot;; [.C601]=[.D601])" office:value-type="boolean" office:boolean-value="true">
            <text:p>TRUE</text:p>
          </table:table-cell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MAX([Sheet1.C602];[Sheet1.E602])" office:value-type="float" office:value="6">
            <text:p>6</text:p>
          </table:table-cell>
          <table:table-cell table:formula="of:=[Sheet1.G602]" office:value-type="float" office:value="6">
            <text:p>6</text:p>
          </table:table-cell>
          <table:table-cell table:formula="of:=OR([Sheet1.D602]=&quot;TRUE&quot;; [Sheet1.F602]=&quot;TRUE&quot;; [.C602]=[.D602])" office:value-type="boolean" office:boolean-value="true">
            <text:p>TRUE</text:p>
          </table:table-cell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MAX([Sheet1.C603];[Sheet1.E603])" office:value-type="float" office:value="3">
            <text:p>3</text:p>
          </table:table-cell>
          <table:table-cell table:formula="of:=[Sheet1.G603]" office:value-type="float" office:value="3">
            <text:p>3</text:p>
          </table:table-cell>
          <table:table-cell table:formula="of:=OR([Sheet1.D603]=&quot;TRUE&quot;; [Sheet1.F603]=&quot;TRUE&quot;; [.C603]=[.D603])" office:value-type="boolean" office:boolean-value="true">
            <text:p>TRUE</text:p>
          </table:table-cell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MAX([Sheet1.C604];[Sheet1.E604])" office:value-type="float" office:value="3">
            <text:p>3</text:p>
          </table:table-cell>
          <table:table-cell table:formula="of:=[Sheet1.G604]" office:value-type="float" office:value="3">
            <text:p>3</text:p>
          </table:table-cell>
          <table:table-cell table:formula="of:=OR([Sheet1.D604]=&quot;TRUE&quot;; [Sheet1.F604]=&quot;TRUE&quot;; [.C604]=[.D604])" office:value-type="boolean" office:boolean-value="true">
            <text:p>TRUE</text:p>
          </table:table-cell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MAX([Sheet1.C605];[Sheet1.E605])" office:value-type="float" office:value="3">
            <text:p>3</text:p>
          </table:table-cell>
          <table:table-cell table:formula="of:=[Sheet1.G605]" office:value-type="float" office:value="3">
            <text:p>3</text:p>
          </table:table-cell>
          <table:table-cell table:formula="of:=OR([Sheet1.D605]=&quot;TRUE&quot;; [Sheet1.F605]=&quot;TRUE&quot;; [.C605]=[.D605])" office:value-type="boolean" office:boolean-value="true">
            <text:p>TRUE</text:p>
          </table:table-cell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MAX([Sheet1.C606];[Sheet1.E606])" office:value-type="float" office:value="3">
            <text:p>3</text:p>
          </table:table-cell>
          <table:table-cell table:formula="of:=[Sheet1.G606]" office:value-type="float" office:value="3">
            <text:p>3</text:p>
          </table:table-cell>
          <table:table-cell table:formula="of:=OR([Sheet1.D606]=&quot;TRUE&quot;; [Sheet1.F606]=&quot;TRUE&quot;; [.C606]=[.D606])" office:value-type="boolean" office:boolean-value="true">
            <text:p>TRUE</text:p>
          </table:table-cell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MAX([Sheet1.C607];[Sheet1.E607])" office:value-type="float" office:value="4">
            <text:p>4</text:p>
          </table:table-cell>
          <table:table-cell table:formula="of:=[Sheet1.G607]" office:value-type="float" office:value="4">
            <text:p>4</text:p>
          </table:table-cell>
          <table:table-cell table:formula="of:=OR([Sheet1.D607]=&quot;TRUE&quot;; [Sheet1.F607]=&quot;TRUE&quot;; [.C607]=[.D607])" office:value-type="boolean" office:boolean-value="true">
            <text:p>TRUE</text:p>
          </table:table-cell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MAX([Sheet1.C608];[Sheet1.E608])" office:value-type="float" office:value="4">
            <text:p>4</text:p>
          </table:table-cell>
          <table:table-cell table:formula="of:=[Sheet1.G608]" office:value-type="float" office:value="4">
            <text:p>4</text:p>
          </table:table-cell>
          <table:table-cell table:formula="of:=OR([Sheet1.D608]=&quot;TRUE&quot;; [Sheet1.F608]=&quot;TRUE&quot;; [.C608]=[.D608])" office:value-type="boolean" office:boolean-value="true">
            <text:p>TRUE</text:p>
          </table:table-cell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MAX([Sheet1.C609];[Sheet1.E609])" office:value-type="float" office:value="5">
            <text:p>5</text:p>
          </table:table-cell>
          <table:table-cell table:formula="of:=[Sheet1.G609]" office:value-type="float" office:value="5">
            <text:p>5</text:p>
          </table:table-cell>
          <table:table-cell table:formula="of:=OR([Sheet1.D609]=&quot;TRUE&quot;; [Sheet1.F609]=&quot;TRUE&quot;; [.C609]=[.D609])" office:value-type="boolean" office:boolean-value="true">
            <text:p>TRUE</text:p>
          </table:table-cell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MAX([Sheet1.C610];[Sheet1.E610])" office:value-type="float" office:value="4">
            <text:p>4</text:p>
          </table:table-cell>
          <table:table-cell table:formula="of:=[Sheet1.G610]" office:value-type="float" office:value="4">
            <text:p>4</text:p>
          </table:table-cell>
          <table:table-cell table:formula="of:=OR([Sheet1.D610]=&quot;TRUE&quot;; [Sheet1.F610]=&quot;TRUE&quot;; [.C610]=[.D610])" office:value-type="boolean" office:boolean-value="true">
            <text:p>TRUE</text:p>
          </table:table-cell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MAX([Sheet1.C611];[Sheet1.E611])" office:value-type="float" office:value="5">
            <text:p>5</text:p>
          </table:table-cell>
          <table:table-cell table:formula="of:=[Sheet1.G611]" office:value-type="float" office:value="5">
            <text:p>5</text:p>
          </table:table-cell>
          <table:table-cell table:formula="of:=OR([Sheet1.D611]=&quot;TRUE&quot;; [Sheet1.F611]=&quot;TRUE&quot;; [.C611]=[.D611])" office:value-type="boolean" office:boolean-value="true">
            <text:p>TRUE</text:p>
          </table:table-cell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MAX([Sheet1.C612];[Sheet1.E612])" office:value-type="float" office:value="4">
            <text:p>4</text:p>
          </table:table-cell>
          <table:table-cell table:formula="of:=[Sheet1.G612]" office:value-type="float" office:value="4">
            <text:p>4</text:p>
          </table:table-cell>
          <table:table-cell table:formula="of:=OR([Sheet1.D612]=&quot;TRUE&quot;; [Sheet1.F612]=&quot;TRUE&quot;; [.C612]=[.D612])" office:value-type="boolean" office:boolean-value="true">
            <text:p>TRUE</text:p>
          </table:table-cell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MAX([Sheet1.C613];[Sheet1.E613])" office:value-type="float" office:value="5">
            <text:p>5</text:p>
          </table:table-cell>
          <table:table-cell table:formula="of:=[Sheet1.G613]" office:value-type="float" office:value="5">
            <text:p>5</text:p>
          </table:table-cell>
          <table:table-cell table:formula="of:=OR([Sheet1.D613]=&quot;TRUE&quot;; [Sheet1.F613]=&quot;TRUE&quot;; [.C613]=[.D613])" office:value-type="boolean" office:boolean-value="true">
            <text:p>TRUE</text:p>
          </table:table-cell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MAX([Sheet1.C614];[Sheet1.E614])" office:value-type="float" office:value="7">
            <text:p>7</text:p>
          </table:table-cell>
          <table:table-cell table:formula="of:=[Sheet1.G614]" office:value-type="float" office:value="7">
            <text:p>7</text:p>
          </table:table-cell>
          <table:table-cell table:formula="of:=OR([Sheet1.D614]=&quot;TRUE&quot;; [Sheet1.F614]=&quot;TRUE&quot;; [.C614]=[.D614])" office:value-type="boolean" office:boolean-value="true">
            <text:p>TRUE</text:p>
          </table:table-cell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MAX([Sheet1.C615];[Sheet1.E615])" office:value-type="float" office:value="6">
            <text:p>6</text:p>
          </table:table-cell>
          <table:table-cell table:formula="of:=[Sheet1.G615]" office:value-type="float" office:value="6">
            <text:p>6</text:p>
          </table:table-cell>
          <table:table-cell table:formula="of:=OR([Sheet1.D615]=&quot;TRUE&quot;; [Sheet1.F615]=&quot;TRUE&quot;; [.C615]=[.D615])" office:value-type="boolean" office:boolean-value="true">
            <text:p>TRUE</text:p>
          </table:table-cell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MAX([Sheet1.C616];[Sheet1.E616])" office:value-type="float" office:value="9">
            <text:p>9</text:p>
          </table:table-cell>
          <table:table-cell table:formula="of:=[Sheet1.G616]" office:value-type="float" office:value="9">
            <text:p>9</text:p>
          </table:table-cell>
          <table:table-cell table:formula="of:=OR([Sheet1.D616]=&quot;TRUE&quot;; [Sheet1.F616]=&quot;TRUE&quot;; [.C616]=[.D616])" office:value-type="boolean" office:boolean-value="true">
            <text:p>TRUE</text:p>
          </table:table-cell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MAX([Sheet1.C617];[Sheet1.E617])" office:value-type="float" office:value="7">
            <text:p>7</text:p>
          </table:table-cell>
          <table:table-cell table:formula="of:=[Sheet1.G617]" office:value-type="float" office:value="7">
            <text:p>7</text:p>
          </table:table-cell>
          <table:table-cell table:formula="of:=OR([Sheet1.D617]=&quot;TRUE&quot;; [Sheet1.F617]=&quot;TRUE&quot;; [.C617]=[.D617])" office:value-type="boolean" office:boolean-value="true">
            <text:p>TRUE</text:p>
          </table:table-cell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MAX([Sheet1.C618];[Sheet1.E618])" office:value-type="float" office:value="9">
            <text:p>9</text:p>
          </table:table-cell>
          <table:table-cell table:formula="of:=[Sheet1.G618]" office:value-type="float" office:value="9">
            <text:p>9</text:p>
          </table:table-cell>
          <table:table-cell table:formula="of:=OR([Sheet1.D618]=&quot;TRUE&quot;; [Sheet1.F618]=&quot;TRUE&quot;; [.C618]=[.D618])" office:value-type="boolean" office:boolean-value="true">
            <text:p>TRUE</text:p>
          </table:table-cell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MAX([Sheet1.C619];[Sheet1.E619])" office:value-type="float" office:value="8">
            <text:p>8</text:p>
          </table:table-cell>
          <table:table-cell table:formula="of:=[Sheet1.G619]" office:value-type="float" office:value="8">
            <text:p>8</text:p>
          </table:table-cell>
          <table:table-cell table:formula="of:=OR([Sheet1.D619]=&quot;TRUE&quot;; [Sheet1.F619]=&quot;TRUE&quot;; [.C619]=[.D619])" office:value-type="boolean" office:boolean-value="true">
            <text:p>TRUE</text:p>
          </table:table-cell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MAX([Sheet1.C620];[Sheet1.E620])" office:value-type="float" office:value="18">
            <text:p>18</text:p>
          </table:table-cell>
          <table:table-cell table:formula="of:=[Sheet1.G620]" office:value-type="float" office:value="18">
            <text:p>18</text:p>
          </table:table-cell>
          <table:table-cell table:formula="of:=OR([Sheet1.D620]=&quot;TRUE&quot;; [Sheet1.F620]=&quot;TRUE&quot;; [.C620]=[.D620])" office:value-type="boolean" office:boolean-value="true">
            <text:p>TRUE</text:p>
          </table:table-cell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MAX([Sheet1.C621];[Sheet1.E621])" office:value-type="float" office:value="27">
            <text:p>27</text:p>
          </table:table-cell>
          <table:table-cell table:formula="of:=[Sheet1.G621]" office:value-type="float" office:value="27">
            <text:p>27</text:p>
          </table:table-cell>
          <table:table-cell table:formula="of:=OR([Sheet1.D621]=&quot;TRUE&quot;; [Sheet1.F621]=&quot;TRUE&quot;; [.C621]=[.D621])" office:value-type="boolean" office:boolean-value="true">
            <text:p>TRUE</text:p>
          </table:table-cell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MAX([Sheet1.C622];[Sheet1.E622])" office:value-type="float" office:value="15">
            <text:p>15</text:p>
          </table:table-cell>
          <table:table-cell table:formula="of:=[Sheet1.G622]" office:value-type="float" office:value="15">
            <text:p>15</text:p>
          </table:table-cell>
          <table:table-cell table:formula="of:=OR([Sheet1.D622]=&quot;TRUE&quot;; [Sheet1.F622]=&quot;TRUE&quot;; [.C622]=[.D622])" office:value-type="boolean" office:boolean-value="true">
            <text:p>TRUE</text:p>
          </table:table-cell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MAX([Sheet1.C623];[Sheet1.E623])" office:value-type="float" office:value="21">
            <text:p>21</text:p>
          </table:table-cell>
          <table:table-cell table:formula="of:=[Sheet1.G623]" office:value-type="float" office:value="21">
            <text:p>21</text:p>
          </table:table-cell>
          <table:table-cell table:formula="of:=OR([Sheet1.D623]=&quot;TRUE&quot;; [Sheet1.F623]=&quot;TRUE&quot;; [.C623]=[.D623])" office:value-type="boolean" office:boolean-value="true">
            <text:p>TRUE</text:p>
          </table:table-cell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MAX([Sheet1.C624];[Sheet1.E624])" office:value-type="float" office:value="24">
            <text:p>24</text:p>
          </table:table-cell>
          <table:table-cell table:formula="of:=[Sheet1.G624]" office:value-type="float" office:value="24">
            <text:p>24</text:p>
          </table:table-cell>
          <table:table-cell table:formula="of:=OR([Sheet1.D624]=&quot;TRUE&quot;; [Sheet1.F624]=&quot;TRUE&quot;; [.C624]=[.D624])" office:value-type="boolean" office:boolean-value="true">
            <text:p>TRUE</text:p>
          </table:table-cell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MAX([Sheet1.C625];[Sheet1.E625])" office:value-type="float" office:value="26">
            <text:p>26</text:p>
          </table:table-cell>
          <table:table-cell table:formula="of:=[Sheet1.G625]" office:value-type="float" office:value="26">
            <text:p>26</text:p>
          </table:table-cell>
          <table:table-cell table:formula="of:=OR([Sheet1.D625]=&quot;TRUE&quot;; [Sheet1.F625]=&quot;TRUE&quot;; [.C625]=[.D625])" office:value-type="boolean" office:boolean-value="true">
            <text:p>TRUE</text:p>
          </table:table-cell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MAX([Sheet1.C626];[Sheet1.E626])" office:value-type="float" office:value="24">
            <text:p>24</text:p>
          </table:table-cell>
          <table:table-cell table:formula="of:=[Sheet1.G626]" office:value-type="float" office:value="24">
            <text:p>24</text:p>
          </table:table-cell>
          <table:table-cell table:formula="of:=OR([Sheet1.D626]=&quot;TRUE&quot;; [Sheet1.F626]=&quot;TRUE&quot;; [.C626]=[.D626])" office:value-type="boolean" office:boolean-value="true">
            <text:p>TRUE</text:p>
          </table:table-cell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MAX([Sheet1.C627];[Sheet1.E627])" office:value-type="float" office:value="16">
            <text:p>16</text:p>
          </table:table-cell>
          <table:table-cell table:formula="of:=[Sheet1.G627]" office:value-type="float" office:value="16">
            <text:p>16</text:p>
          </table:table-cell>
          <table:table-cell table:formula="of:=OR([Sheet1.D627]=&quot;TRUE&quot;; [Sheet1.F627]=&quot;TRUE&quot;; [.C627]=[.D627])" office:value-type="boolean" office:boolean-value="true">
            <text:p>TRUE</text:p>
          </table:table-cell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MAX([Sheet1.C628];[Sheet1.E628])" office:value-type="float" office:value="32">
            <text:p>32</text:p>
          </table:table-cell>
          <table:table-cell table:formula="of:=[Sheet1.G628]" office:value-type="float" office:value="32">
            <text:p>32</text:p>
          </table:table-cell>
          <table:table-cell table:formula="of:=OR([Sheet1.D628]=&quot;TRUE&quot;; [Sheet1.F628]=&quot;TRUE&quot;; [.C628]=[.D628])" office:value-type="boolean" office:boolean-value="true">
            <text:p>TRUE</text:p>
          </table:table-cell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MAX([Sheet1.C629];[Sheet1.E629])" office:value-type="float" office:value="22">
            <text:p>22</text:p>
          </table:table-cell>
          <table:table-cell table:formula="of:=[Sheet1.G629]" office:value-type="float" office:value="22">
            <text:p>22</text:p>
          </table:table-cell>
          <table:table-cell table:formula="of:=OR([Sheet1.D629]=&quot;TRUE&quot;; [Sheet1.F629]=&quot;TRUE&quot;; [.C629]=[.D629])" office:value-type="boolean" office:boolean-value="true">
            <text:p>TRUE</text:p>
          </table:table-cell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MAX([Sheet1.C630];[Sheet1.E630])" office:value-type="float" office:value="29">
            <text:p>29</text:p>
          </table:table-cell>
          <table:table-cell table:formula="of:=[Sheet1.G630]" office:value-type="float" office:value="29">
            <text:p>29</text:p>
          </table:table-cell>
          <table:table-cell table:formula="of:=OR([Sheet1.D630]=&quot;TRUE&quot;; [Sheet1.F630]=&quot;TRUE&quot;; [.C630]=[.D630])" office:value-type="boolean" office:boolean-value="true">
            <text:p>TRUE</text:p>
          </table:table-cell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MAX([Sheet1.C631];[Sheet1.E631])" office:value-type="float" office:value="30">
            <text:p>30</text:p>
          </table:table-cell>
          <table:table-cell table:formula="of:=[Sheet1.G631]" office:value-type="float" office:value="30">
            <text:p>30</text:p>
          </table:table-cell>
          <table:table-cell table:formula="of:=OR([Sheet1.D631]=&quot;TRUE&quot;; [Sheet1.F631]=&quot;TRUE&quot;; [.C631]=[.D631])" office:value-type="boolean" office:boolean-value="true">
            <text:p>TRUE</text:p>
          </table:table-cell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MAX([Sheet1.C632];[Sheet1.E632])" office:value-type="float" office:value="36">
            <text:p>36</text:p>
          </table:table-cell>
          <table:table-cell table:formula="of:=[Sheet1.G632]" office:value-type="float" office:value="36">
            <text:p>36</text:p>
          </table:table-cell>
          <table:table-cell table:formula="of:=OR([Sheet1.D632]=&quot;TRUE&quot;; [Sheet1.F632]=&quot;TRUE&quot;; [.C632]=[.D632])" office:value-type="boolean" office:boolean-value="true">
            <text:p>TRUE</text:p>
          </table:table-cell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MAX([Sheet1.C633];[Sheet1.E633])" office:value-type="float" office:value="31">
            <text:p>31</text:p>
          </table:table-cell>
          <table:table-cell table:formula="of:=[Sheet1.G633]" office:value-type="float" office:value="31">
            <text:p>31</text:p>
          </table:table-cell>
          <table:table-cell table:formula="of:=OR([Sheet1.D633]=&quot;TRUE&quot;; [Sheet1.F633]=&quot;TRUE&quot;; [.C633]=[.D633])" office:value-type="boolean" office:boolean-value="true">
            <text:p>TRUE</text:p>
          </table:table-cell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MAX([Sheet1.C634];[Sheet1.E634])" office:value-type="float" office:value="45">
            <text:p>45</text:p>
          </table:table-cell>
          <table:table-cell table:formula="of:=[Sheet1.G634]" office:value-type="float" office:value="45">
            <text:p>45</text:p>
          </table:table-cell>
          <table:table-cell table:formula="of:=OR([Sheet1.D634]=&quot;TRUE&quot;; [Sheet1.F634]=&quot;TRUE&quot;; [.C634]=[.D634])" office:value-type="boolean" office:boolean-value="true">
            <text:p>TRUE</text:p>
          </table:table-cell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MAX([Sheet1.C635];[Sheet1.E635])" office:value-type="float" office:value="56">
            <text:p>56</text:p>
          </table:table-cell>
          <table:table-cell table:formula="of:=[Sheet1.G635]" office:value-type="float" office:value="60">
            <text:p>60</text:p>
          </table:table-cell>
          <table:table-cell table:formula="of:=OR([Sheet1.D635]=&quot;TRUE&quot;; [Sheet1.F635]=&quot;TRUE&quot;; [.C635]=[.D635])" office:value-type="boolean" office:boolean-value="false">
            <text:p>FALSE</text:p>
          </table:table-cell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MAX([Sheet1.C636];[Sheet1.E636])" office:value-type="float" office:value="39">
            <text:p>39</text:p>
          </table:table-cell>
          <table:table-cell table:formula="of:=[Sheet1.G636]" office:value-type="float" office:value="41">
            <text:p>41</text:p>
          </table:table-cell>
          <table:table-cell table:formula="of:=OR([Sheet1.D636]=&quot;TRUE&quot;; [Sheet1.F636]=&quot;TRUE&quot;; [.C636]=[.D636])" office:value-type="boolean" office:boolean-value="false">
            <text:p>FALSE</text:p>
          </table:table-cell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MAX([Sheet1.C637];[Sheet1.E637])" office:value-type="float" office:value="46">
            <text:p>46</text:p>
          </table:table-cell>
          <table:table-cell table:formula="of:=[Sheet1.G637]" office:value-type="float" office:value="46">
            <text:p>46</text:p>
          </table:table-cell>
          <table:table-cell table:formula="of:=OR([Sheet1.D637]=&quot;TRUE&quot;; [Sheet1.F637]=&quot;TRUE&quot;; [.C637]=[.D637])" office:value-type="boolean" office:boolean-value="true">
            <text:p>TRUE</text:p>
          </table:table-cell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MAX([Sheet1.C638];[Sheet1.E638])" office:value-type="float" office:value="50">
            <text:p>50</text:p>
          </table:table-cell>
          <table:table-cell table:formula="of:=[Sheet1.G638]" office:value-type="float" office:value="54">
            <text:p>54</text:p>
          </table:table-cell>
          <table:table-cell table:formula="of:=OR([Sheet1.D638]=&quot;TRUE&quot;; [Sheet1.F638]=&quot;TRUE&quot;; [.C638]=[.D638])" office:value-type="boolean" office:boolean-value="false">
            <text:p>FALSE</text:p>
          </table:table-cell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MAX([Sheet1.C639];[Sheet1.E639])" office:value-type="float" office:value="59">
            <text:p>59</text:p>
          </table:table-cell>
          <table:table-cell table:formula="of:=[Sheet1.G639]" office:value-type="float" office:value="67">
            <text:p>67</text:p>
          </table:table-cell>
          <table:table-cell table:formula="of:=OR([Sheet1.D639]=&quot;TRUE&quot;; [Sheet1.F639]=&quot;TRUE&quot;; [.C639]=[.D639])" office:value-type="boolean" office:boolean-value="false">
            <text:p>FALSE</text:p>
          </table:table-cell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MAX([Sheet1.C640];[Sheet1.E640])" office:value-type="float" office:value="25">
            <text:p>25</text:p>
          </table:table-cell>
          <table:table-cell table:formula="of:=[Sheet1.G640]" office:value-type="float" office:value="25">
            <text:p>25</text:p>
          </table:table-cell>
          <table:table-cell table:formula="of:=OR([Sheet1.D640]=&quot;TRUE&quot;; [Sheet1.F640]=&quot;TRUE&quot;; [.C640]=[.D640])" office:value-type="boolean" office:boolean-value="true">
            <text:p>TRUE</text:p>
          </table:table-cell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MAX([Sheet1.C641];[Sheet1.E641])" office:value-type="float" office:value="40">
            <text:p>40</text:p>
          </table:table-cell>
          <table:table-cell table:formula="of:=[Sheet1.G641]" office:value-type="float" office:value="40">
            <text:p>40</text:p>
          </table:table-cell>
          <table:table-cell table:formula="of:=OR([Sheet1.D641]=&quot;TRUE&quot;; [Sheet1.F641]=&quot;TRUE&quot;; [.C641]=[.D641])" office:value-type="boolean" office:boolean-value="true">
            <text:p>TRUE</text:p>
          </table:table-cell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MAX([Sheet1.C642];[Sheet1.E642])" office:value-type="float" office:value="59">
            <text:p>59</text:p>
          </table:table-cell>
          <table:table-cell table:formula="of:=[Sheet1.G642]" office:value-type="float" office:value="59">
            <text:p>59</text:p>
          </table:table-cell>
          <table:table-cell table:formula="of:=OR([Sheet1.D642]=&quot;TRUE&quot;; [Sheet1.F642]=&quot;TRUE&quot;; [.C642]=[.D642])" office:value-type="boolean" office:boolean-value="true">
            <text:p>TRUE</text:p>
          </table:table-cell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MAX([Sheet1.C643];[Sheet1.E643])" office:value-type="float" office:value="49">
            <text:p>49</text:p>
          </table:table-cell>
          <table:table-cell table:formula="of:=[Sheet1.G643]" office:value-type="float" office:value="55">
            <text:p>55</text:p>
          </table:table-cell>
          <table:table-cell table:formula="of:=OR([Sheet1.D643]=&quot;TRUE&quot;; [Sheet1.F643]=&quot;TRUE&quot;; [.C643]=[.D643])" office:value-type="boolean" office:boolean-value="false">
            <text:p>FALSE</text:p>
          </table:table-cell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MAX([Sheet1.C644];[Sheet1.E644])" office:value-type="float" office:value="40">
            <text:p>40</text:p>
          </table:table-cell>
          <table:table-cell table:formula="of:=[Sheet1.G644]" office:value-type="float" office:value="44">
            <text:p>44</text:p>
          </table:table-cell>
          <table:table-cell table:formula="of:=OR([Sheet1.D644]=&quot;TRUE&quot;; [Sheet1.F644]=&quot;TRUE&quot;; [.C644]=[.D644])" office:value-type="boolean" office:boolean-value="false">
            <text:p>FALSE</text:p>
          </table:table-cell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MAX([Sheet1.C645];[Sheet1.E645])" office:value-type="float" office:value="62">
            <text:p>62</text:p>
          </table:table-cell>
          <table:table-cell table:formula="of:=[Sheet1.G645]" office:value-type="float" office:value="75">
            <text:p>75</text:p>
          </table:table-cell>
          <table:table-cell table:formula="of:=OR([Sheet1.D645]=&quot;TRUE&quot;; [Sheet1.F645]=&quot;TRUE&quot;; [.C645]=[.D645])" office:value-type="boolean" office:boolean-value="false">
            <text:p>FALSE</text:p>
          </table:table-cell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MAX([Sheet1.C646];[Sheet1.E646])" office:value-type="float" office:value="68">
            <text:p>68</text:p>
          </table:table-cell>
          <table:table-cell table:formula="of:=[Sheet1.G646]" office:value-type="float" office:value="71">
            <text:p>71</text:p>
          </table:table-cell>
          <table:table-cell table:formula="of:=OR([Sheet1.D646]=&quot;TRUE&quot;; [Sheet1.F646]=&quot;TRUE&quot;; [.C646]=[.D646])" office:value-type="boolean" office:boolean-value="false">
            <text:p>FALSE</text:p>
          </table:table-cell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MAX([Sheet1.C647];[Sheet1.E647])" office:value-type="float" office:value="90">
            <text:p>90</text:p>
          </table:table-cell>
          <table:table-cell table:formula="of:=[Sheet1.G647]" office:value-type="float" office:value="103">
            <text:p>103</text:p>
          </table:table-cell>
          <table:table-cell table:formula="of:=OR([Sheet1.D647]=&quot;TRUE&quot;; [Sheet1.F647]=&quot;TRUE&quot;; [.C647]=[.D647])" office:value-type="boolean" office:boolean-value="false">
            <text:p>FALSE</text:p>
          </table:table-cell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MAX([Sheet1.C648];[Sheet1.E648])" office:value-type="float" office:value="116">
            <text:p>116</text:p>
          </table:table-cell>
          <table:table-cell table:formula="of:=[Sheet1.G648]" office:value-type="float" office:value="132">
            <text:p>132</text:p>
          </table:table-cell>
          <table:table-cell table:formula="of:=OR([Sheet1.D648]=&quot;TRUE&quot;; [Sheet1.F648]=&quot;TRUE&quot;; [.C648]=[.D648])" office:value-type="boolean" office:boolean-value="false">
            <text:p>FALSE</text:p>
          </table:table-cell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MAX([Sheet1.C649];[Sheet1.E649])" office:value-type="float" office:value="80">
            <text:p>80</text:p>
          </table:table-cell>
          <table:table-cell table:formula="of:=[Sheet1.G649]" office:value-type="float" office:value="95">
            <text:p>95</text:p>
          </table:table-cell>
          <table:table-cell table:formula="of:=OR([Sheet1.D649]=&quot;TRUE&quot;; [Sheet1.F649]=&quot;TRUE&quot;; [.C649]=[.D649])" office:value-type="boolean" office:boolean-value="false">
            <text:p>FALSE</text:p>
          </table:table-cell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MAX([Sheet1.C650];[Sheet1.E650])" office:value-type="float" office:value="164">
            <text:p>164</text:p>
          </table:table-cell>
          <table:table-cell table:formula="of:=[Sheet1.G650]" office:value-type="float" office:value="188">
            <text:p>188</text:p>
          </table:table-cell>
          <table:table-cell table:formula="of:=OR([Sheet1.D650]=&quot;TRUE&quot;; [Sheet1.F650]=&quot;TRUE&quot;; [.C650]=[.D650])" office:value-type="boolean" office:boolean-value="false">
            <text:p>FALSE</text:p>
          </table:table-cell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MAX([Sheet1.C651];[Sheet1.E651])" office:value-type="float" office:value="109">
            <text:p>109</text:p>
          </table:table-cell>
          <table:table-cell table:formula="of:=[Sheet1.G651]" office:value-type="float" office:value="131">
            <text:p>131</text:p>
          </table:table-cell>
          <table:table-cell table:formula="of:=OR([Sheet1.D651]=&quot;TRUE&quot;; [Sheet1.F651]=&quot;TRUE&quot;; [.C651]=[.D651])" office:value-type="boolean" office:boolean-value="false">
            <text:p>FALSE</text:p>
          </table:table-cell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MAX([Sheet1.C652];[Sheet1.E652])" office:value-type="float" office:value="148">
            <text:p>148</text:p>
          </table:table-cell>
          <table:table-cell table:formula="of:=[Sheet1.G652]" office:value-type="float" office:value="170">
            <text:p>170</text:p>
          </table:table-cell>
          <table:table-cell table:formula="of:=OR([Sheet1.D652]=&quot;TRUE&quot;; [Sheet1.F652]=&quot;TRUE&quot;; [.C652]=[.D652])" office:value-type="boolean" office:boolean-value="false">
            <text:p>FALSE</text:p>
          </table:table-cell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MAX([Sheet1.C653];[Sheet1.E653])" office:value-type="float" office:value="135">
            <text:p>135</text:p>
          </table:table-cell>
          <table:table-cell table:formula="of:=[Sheet1.G653]" office:value-type="float" office:value="154">
            <text:p>154</text:p>
          </table:table-cell>
          <table:table-cell table:formula="of:=OR([Sheet1.D653]=&quot;TRUE&quot;; [Sheet1.F653]=&quot;TRUE&quot;; [.C653]=[.D653])" office:value-type="boolean" office:boolean-value="false">
            <text:p>FALSE</text:p>
          </table:table-cell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MAX([Sheet1.C654];[Sheet1.E654])" office:value-type="float" office:value="172">
            <text:p>172</text:p>
          </table:table-cell>
          <table:table-cell table:formula="of:=[Sheet1.G654]" office:value-type="float" office:value="202">
            <text:p>202</text:p>
          </table:table-cell>
          <table:table-cell table:formula="of:=OR([Sheet1.D654]=&quot;TRUE&quot;; [Sheet1.F654]=&quot;TRUE&quot;; [.C654]=[.D654])" office:value-type="boolean" office:boolean-value="false">
            <text:p>FALSE</text:p>
          </table:table-cell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MAX([Sheet1.C655];[Sheet1.E655])" office:value-type="float" office:value="163">
            <text:p>163</text:p>
          </table:table-cell>
          <table:table-cell table:formula="of:=[Sheet1.G655]" office:value-type="float" office:value="196">
            <text:p>196</text:p>
          </table:table-cell>
          <table:table-cell table:formula="of:=OR([Sheet1.D655]=&quot;TRUE&quot;; [Sheet1.F655]=&quot;TRUE&quot;; [.C655]=[.D655])" office:value-type="boolean" office:boolean-value="false">
            <text:p>FALSE</text:p>
          </table:table-cell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MAX([Sheet1.C656];[Sheet1.E656])" office:value-type="float" office:value="4">
            <text:p>4</text:p>
          </table:table-cell>
          <table:table-cell table:formula="of:=[Sheet1.G656]" office:value-type="float" office:value="4">
            <text:p>4</text:p>
          </table:table-cell>
          <table:table-cell table:formula="of:=OR([Sheet1.D656]=&quot;TRUE&quot;; [Sheet1.F656]=&quot;TRUE&quot;; [.C656]=[.D656])" office:value-type="boolean" office:boolean-value="true">
            <text:p>TRUE</text:p>
          </table:table-cell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MAX([Sheet1.C657];[Sheet1.E657])" office:value-type="float" office:value="7">
            <text:p>7</text:p>
          </table:table-cell>
          <table:table-cell table:formula="of:=[Sheet1.G657]" office:value-type="float" office:value="7">
            <text:p>7</text:p>
          </table:table-cell>
          <table:table-cell table:formula="of:=OR([Sheet1.D657]=&quot;TRUE&quot;; [Sheet1.F657]=&quot;TRUE&quot;; [.C657]=[.D657])" office:value-type="boolean" office:boolean-value="true">
            <text:p>TRUE</text:p>
          </table:table-cell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MAX([Sheet1.C658];[Sheet1.E658])" office:value-type="float" office:value="10">
            <text:p>10</text:p>
          </table:table-cell>
          <table:table-cell table:formula="of:=[Sheet1.G658]" office:value-type="float" office:value="10">
            <text:p>10</text:p>
          </table:table-cell>
          <table:table-cell table:formula="of:=OR([Sheet1.D658]=&quot;TRUE&quot;; [Sheet1.F658]=&quot;TRUE&quot;; [.C658]=[.D658])" office:value-type="boolean" office:boolean-value="true">
            <text:p>TRUE</text:p>
          </table:table-cell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MAX([Sheet1.C659];[Sheet1.E659])" office:value-type="float" office:value="13">
            <text:p>13</text:p>
          </table:table-cell>
          <table:table-cell table:formula="of:=[Sheet1.G659]" office:value-type="float" office:value="13">
            <text:p>13</text:p>
          </table:table-cell>
          <table:table-cell table:formula="of:=OR([Sheet1.D659]=&quot;TRUE&quot;; [Sheet1.F659]=&quot;TRUE&quot;; [.C659]=[.D659])" office:value-type="boolean" office:boolean-value="true">
            <text:p>TRUE</text:p>
          </table:table-cell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MAX([Sheet1.C660];[Sheet1.E660])" office:value-type="float" office:value="17">
            <text:p>17</text:p>
          </table:table-cell>
          <table:table-cell table:formula="of:=[Sheet1.G660]" office:value-type="float" office:value="17">
            <text:p>17</text:p>
          </table:table-cell>
          <table:table-cell table:formula="of:=OR([Sheet1.D660]=&quot;TRUE&quot;; [Sheet1.F660]=&quot;TRUE&quot;; [.C660]=[.D660])" office:value-type="boolean" office:boolean-value="true">
            <text:p>TRUE</text:p>
          </table:table-cell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MAX([Sheet1.C661];[Sheet1.E661])" office:value-type="float" office:value="21">
            <text:p>21</text:p>
          </table:table-cell>
          <table:table-cell table:formula="of:=[Sheet1.G661]" office:value-type="float" office:value="21">
            <text:p>21</text:p>
          </table:table-cell>
          <table:table-cell table:formula="of:=OR([Sheet1.D661]=&quot;TRUE&quot;; [Sheet1.F661]=&quot;TRUE&quot;; [.C661]=[.D661])" office:value-type="boolean" office:boolean-value="true">
            <text:p>TRUE</text:p>
          </table:table-cell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MAX([Sheet1.C662];[Sheet1.E662])" office:value-type="float" office:value="26">
            <text:p>26</text:p>
          </table:table-cell>
          <table:table-cell table:formula="of:=[Sheet1.G662]" office:value-type="float" office:value="26">
            <text:p>26</text:p>
          </table:table-cell>
          <table:table-cell table:formula="of:=OR([Sheet1.D662]=&quot;TRUE&quot;; [Sheet1.F662]=&quot;TRUE&quot;; [.C662]=[.D662])" office:value-type="boolean" office:boolean-value="true">
            <text:p>TRUE</text:p>
          </table:table-cell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MAX([Sheet1.C663];[Sheet1.E663])" office:value-type="float" office:value="30">
            <text:p>30</text:p>
          </table:table-cell>
          <table:table-cell table:formula="of:=[Sheet1.G663]" office:value-type="float" office:value="30">
            <text:p>30</text:p>
          </table:table-cell>
          <table:table-cell table:formula="of:=OR([Sheet1.D663]=&quot;TRUE&quot;; [Sheet1.F663]=&quot;TRUE&quot;; [.C663]=[.D663])" office:value-type="boolean" office:boolean-value="true">
            <text:p>TRUE</text:p>
          </table:table-cell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MAX([Sheet1.C664];[Sheet1.E664])" office:value-type="float" office:value="35">
            <text:p>35</text:p>
          </table:table-cell>
          <table:table-cell table:formula="of:=[Sheet1.G664]" office:value-type="float" office:value="35">
            <text:p>35</text:p>
          </table:table-cell>
          <table:table-cell table:formula="of:=OR([Sheet1.D664]=&quot;TRUE&quot;; [Sheet1.F664]=&quot;TRUE&quot;; [.C664]=[.D664])" office:value-type="boolean" office:boolean-value="true">
            <text:p>TRUE</text:p>
          </table:table-cell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MAX([Sheet1.C665];[Sheet1.E665])" office:value-type="float" office:value="39">
            <text:p>39</text:p>
          </table:table-cell>
          <table:table-cell table:formula="of:=[Sheet1.G665]" office:value-type="float" office:value="39">
            <text:p>39</text:p>
          </table:table-cell>
          <table:table-cell table:formula="of:=OR([Sheet1.D665]=&quot;TRUE&quot;; [Sheet1.F665]=&quot;TRUE&quot;; [.C665]=[.D665])" office:value-type="boolean" office:boolean-value="true">
            <text:p>TRUE</text:p>
          </table:table-cell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MAX([Sheet1.C666];[Sheet1.E666])" office:value-type="float" office:value="30">
            <text:p>30</text:p>
          </table:table-cell>
          <table:table-cell table:formula="of:=[Sheet1.G666]" office:value-type="float" office:value="30">
            <text:p>30</text:p>
          </table:table-cell>
          <table:table-cell table:formula="of:=OR([Sheet1.D666]=&quot;TRUE&quot;; [Sheet1.F666]=&quot;TRUE&quot;; [.C666]=[.D666])" office:value-type="boolean" office:boolean-value="true">
            <text:p>TRUE</text:p>
          </table:table-cell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MAX([Sheet1.C667];[Sheet1.E667])" office:value-type="float" office:value="32">
            <text:p>32</text:p>
          </table:table-cell>
          <table:table-cell table:formula="of:=[Sheet1.G667]" office:value-type="float" office:value="32">
            <text:p>32</text:p>
          </table:table-cell>
          <table:table-cell table:formula="of:=OR([Sheet1.D667]=&quot;TRUE&quot;; [Sheet1.F667]=&quot;TRUE&quot;; [.C667]=[.D667])" office:value-type="boolean" office:boolean-value="true">
            <text:p>TRUE</text:p>
          </table:table-cell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MAX([Sheet1.C668];[Sheet1.E668])" office:value-type="float" office:value="31">
            <text:p>31</text:p>
          </table:table-cell>
          <table:table-cell table:formula="of:=[Sheet1.G668]" office:value-type="float" office:value="31">
            <text:p>31</text:p>
          </table:table-cell>
          <table:table-cell table:formula="of:=OR([Sheet1.D668]=&quot;TRUE&quot;; [Sheet1.F668]=&quot;TRUE&quot;; [.C668]=[.D668])" office:value-type="boolean" office:boolean-value="true">
            <text:p>TRUE</text:p>
          </table:table-cell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MAX([Sheet1.C669];[Sheet1.E669])" office:value-type="float" office:value="39">
            <text:p>39</text:p>
          </table:table-cell>
          <table:table-cell table:formula="of:=[Sheet1.G669]" office:value-type="float" office:value="39">
            <text:p>39</text:p>
          </table:table-cell>
          <table:table-cell table:formula="of:=OR([Sheet1.D669]=&quot;TRUE&quot;; [Sheet1.F669]=&quot;TRUE&quot;; [.C669]=[.D669])" office:value-type="boolean" office:boolean-value="true">
            <text:p>TRUE</text:p>
          </table:table-cell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MAX([Sheet1.C670];[Sheet1.E670])" office:value-type="float" office:value="45">
            <text:p>45</text:p>
          </table:table-cell>
          <table:table-cell table:formula="of:=[Sheet1.G670]" office:value-type="float" office:value="45">
            <text:p>45</text:p>
          </table:table-cell>
          <table:table-cell table:formula="of:=OR([Sheet1.D670]=&quot;TRUE&quot;; [Sheet1.F670]=&quot;TRUE&quot;; [.C670]=[.D670])" office:value-type="boolean" office:boolean-value="true">
            <text:p>TRUE</text:p>
          </table:table-cell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MAX([Sheet1.C671];[Sheet1.E671])" office:value-type="float" office:value="52">
            <text:p>52</text:p>
          </table:table-cell>
          <table:table-cell table:formula="of:=[Sheet1.G671]" office:value-type="float" office:value="52">
            <text:p>52</text:p>
          </table:table-cell>
          <table:table-cell table:formula="of:=OR([Sheet1.D671]=&quot;TRUE&quot;; [Sheet1.F671]=&quot;TRUE&quot;; [.C671]=[.D671])" office:value-type="boolean" office:boolean-value="true">
            <text:p>TRUE</text:p>
          </table:table-cell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MAX([Sheet1.C672];[Sheet1.E672])" office:value-type="float" office:value="50">
            <text:p>50</text:p>
          </table:table-cell>
          <table:table-cell table:formula="of:=[Sheet1.G672]" office:value-type="float" office:value="50">
            <text:p>50</text:p>
          </table:table-cell>
          <table:table-cell table:formula="of:=OR([Sheet1.D672]=&quot;TRUE&quot;; [Sheet1.F672]=&quot;TRUE&quot;; [.C672]=[.D672])" office:value-type="boolean" office:boolean-value="true">
            <text:p>TRUE</text:p>
          </table:table-cell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MAX([Sheet1.C673];[Sheet1.E673])" office:value-type="float" office:value="51">
            <text:p>51</text:p>
          </table:table-cell>
          <table:table-cell table:formula="of:=[Sheet1.G673]" office:value-type="float" office:value="51">
            <text:p>51</text:p>
          </table:table-cell>
          <table:table-cell table:formula="of:=OR([Sheet1.D673]=&quot;TRUE&quot;; [Sheet1.F673]=&quot;TRUE&quot;; [.C673]=[.D673])" office:value-type="boolean" office:boolean-value="true">
            <text:p>TRUE</text:p>
          </table:table-cell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MAX([Sheet1.C674];[Sheet1.E674])" office:value-type="float" office:value="62">
            <text:p>62</text:p>
          </table:table-cell>
          <table:table-cell table:formula="of:=[Sheet1.G674]" office:value-type="float" office:value="62">
            <text:p>62</text:p>
          </table:table-cell>
          <table:table-cell table:formula="of:=OR([Sheet1.D674]=&quot;TRUE&quot;; [Sheet1.F674]=&quot;TRUE&quot;; [.C674]=[.D674])" office:value-type="boolean" office:boolean-value="true">
            <text:p>TRUE</text:p>
          </table:table-cell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MAX([Sheet1.C675];[Sheet1.E675])" office:value-type="float" office:value="69">
            <text:p>69</text:p>
          </table:table-cell>
          <table:table-cell table:formula="of:=[Sheet1.G675]" office:value-type="float" office:value="69">
            <text:p>69</text:p>
          </table:table-cell>
          <table:table-cell table:formula="of:=OR([Sheet1.D675]=&quot;TRUE&quot;; [Sheet1.F675]=&quot;TRUE&quot;; [.C675]=[.D675])" office:value-type="boolean" office:boolean-value="true">
            <text:p>TRUE</text:p>
          </table:table-cell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MAX([Sheet1.C676];[Sheet1.E676])" office:value-type="float" office:value="60">
            <text:p>60</text:p>
          </table:table-cell>
          <table:table-cell table:formula="of:=[Sheet1.G676]" office:value-type="float" office:value="60">
            <text:p>60</text:p>
          </table:table-cell>
          <table:table-cell table:formula="of:=OR([Sheet1.D676]=&quot;TRUE&quot;; [Sheet1.F676]=&quot;TRUE&quot;; [.C676]=[.D676])" office:value-type="boolean" office:boolean-value="true">
            <text:p>TRUE</text:p>
          </table:table-cell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MAX([Sheet1.C677];[Sheet1.E677])" office:value-type="float" office:value="54">
            <text:p>54</text:p>
          </table:table-cell>
          <table:table-cell table:formula="of:=[Sheet1.G677]" office:value-type="float" office:value="54">
            <text:p>54</text:p>
          </table:table-cell>
          <table:table-cell table:formula="of:=OR([Sheet1.D677]=&quot;TRUE&quot;; [Sheet1.F677]=&quot;TRUE&quot;; [.C677]=[.D677])" office:value-type="boolean" office:boolean-value="true">
            <text:p>TRUE</text:p>
          </table:table-cell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MAX([Sheet1.C678];[Sheet1.E678])" office:value-type="float" office:value="63">
            <text:p>63</text:p>
          </table:table-cell>
          <table:table-cell table:formula="of:=[Sheet1.G678]" office:value-type="float" office:value="63">
            <text:p>63</text:p>
          </table:table-cell>
          <table:table-cell table:formula="of:=OR([Sheet1.D678]=&quot;TRUE&quot;; [Sheet1.F678]=&quot;TRUE&quot;; [.C678]=[.D678])" office:value-type="boolean" office:boolean-value="true">
            <text:p>TRUE</text:p>
          </table:table-cell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MAX([Sheet1.C679];[Sheet1.E679])" office:value-type="float" office:value="65">
            <text:p>65</text:p>
          </table:table-cell>
          <table:table-cell table:formula="of:=[Sheet1.G679]" office:value-type="float" office:value="65">
            <text:p>65</text:p>
          </table:table-cell>
          <table:table-cell table:formula="of:=OR([Sheet1.D679]=&quot;TRUE&quot;; [Sheet1.F679]=&quot;TRUE&quot;; [.C679]=[.D679])" office:value-type="boolean" office:boolean-value="true">
            <text:p>TRUE</text:p>
          </table:table-cell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MAX([Sheet1.C680];[Sheet1.E680])" office:value-type="float" office:value="74">
            <text:p>74</text:p>
          </table:table-cell>
          <table:table-cell table:formula="of:=[Sheet1.G680]" office:value-type="float" office:value="74">
            <text:p>74</text:p>
          </table:table-cell>
          <table:table-cell table:formula="of:=OR([Sheet1.D680]=&quot;TRUE&quot;; [Sheet1.F680]=&quot;TRUE&quot;; [.C680]=[.D680])" office:value-type="boolean" office:boolean-value="true">
            <text:p>TRUE</text:p>
          </table:table-cell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MAX([Sheet1.C681];[Sheet1.E681])" office:value-type="float" office:value="75">
            <text:p>75</text:p>
          </table:table-cell>
          <table:table-cell table:formula="of:=[Sheet1.G681]" office:value-type="float" office:value="77">
            <text:p>77</text:p>
          </table:table-cell>
          <table:table-cell table:formula="of:=OR([Sheet1.D681]=&quot;TRUE&quot;; [Sheet1.F681]=&quot;TRUE&quot;; [.C681]=[.D681])" office:value-type="boolean" office:boolean-value="false">
            <text:p>FALSE</text:p>
          </table:table-cell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MAX([Sheet1.C682];[Sheet1.E682])" office:value-type="float" office:value="82">
            <text:p>82</text:p>
          </table:table-cell>
          <table:table-cell table:formula="of:=[Sheet1.G682]" office:value-type="float" office:value="83">
            <text:p>83</text:p>
          </table:table-cell>
          <table:table-cell table:formula="of:=OR([Sheet1.D682]=&quot;TRUE&quot;; [Sheet1.F682]=&quot;TRUE&quot;; [.C682]=[.D682])" office:value-type="boolean" office:boolean-value="false">
            <text:p>FALSE</text:p>
          </table:table-cell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MAX([Sheet1.C683];[Sheet1.E683])" office:value-type="float" office:value="87">
            <text:p>87</text:p>
          </table:table-cell>
          <table:table-cell table:formula="of:=[Sheet1.G683]" office:value-type="float" office:value="87">
            <text:p>87</text:p>
          </table:table-cell>
          <table:table-cell table:formula="of:=OR([Sheet1.D683]=&quot;TRUE&quot;; [Sheet1.F683]=&quot;TRUE&quot;; [.C683]=[.D683])" office:value-type="boolean" office:boolean-value="true">
            <text:p>TRUE</text:p>
          </table:table-cell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MAX([Sheet1.C684];[Sheet1.E684])" office:value-type="float" office:value="101">
            <text:p>101</text:p>
          </table:table-cell>
          <table:table-cell table:formula="of:=[Sheet1.G684]" office:value-type="float" office:value="102">
            <text:p>102</text:p>
          </table:table-cell>
          <table:table-cell table:formula="of:=OR([Sheet1.D684]=&quot;TRUE&quot;; [Sheet1.F684]=&quot;TRUE&quot;; [.C684]=[.D684])" office:value-type="boolean" office:boolean-value="false">
            <text:p>FALSE</text:p>
          </table:table-cell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MAX([Sheet1.C685];[Sheet1.E685])" office:value-type="float" office:value="99">
            <text:p>99</text:p>
          </table:table-cell>
          <table:table-cell table:formula="of:=[Sheet1.G685]" office:value-type="float" office:value="101">
            <text:p>101</text:p>
          </table:table-cell>
          <table:table-cell table:formula="of:=OR([Sheet1.D685]=&quot;TRUE&quot;; [Sheet1.F685]=&quot;TRUE&quot;; [.C685]=[.D685])" office:value-type="boolean" office:boolean-value="false">
            <text:p>FALSE</text:p>
          </table:table-cell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MAX([Sheet1.C686];[Sheet1.E686])" office:value-type="float" office:value="11">
            <text:p>11</text:p>
          </table:table-cell>
          <table:table-cell table:formula="of:=[Sheet1.G686]" office:value-type="float" office:value="11">
            <text:p>11</text:p>
          </table:table-cell>
          <table:table-cell table:formula="of:=OR([Sheet1.D686]=&quot;TRUE&quot;; [Sheet1.F686]=&quot;TRUE&quot;; [.C686]=[.D686])" office:value-type="boolean" office:boolean-value="true">
            <text:p>TRUE</text:p>
          </table:table-cell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MAX([Sheet1.C687];[Sheet1.E687])" office:value-type="float" office:value="14">
            <text:p>14</text:p>
          </table:table-cell>
          <table:table-cell table:formula="of:=[Sheet1.G687]" office:value-type="float" office:value="14">
            <text:p>14</text:p>
          </table:table-cell>
          <table:table-cell table:formula="of:=OR([Sheet1.D687]=&quot;TRUE&quot;; [Sheet1.F687]=&quot;TRUE&quot;; [.C687]=[.D687])" office:value-type="boolean" office:boolean-value="true">
            <text:p>TRUE</text:p>
          </table:table-cell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MAX([Sheet1.C688];[Sheet1.E688])" office:value-type="float" office:value="17">
            <text:p>17</text:p>
          </table:table-cell>
          <table:table-cell table:formula="of:=[Sheet1.G688]" office:value-type="float" office:value="17">
            <text:p>17</text:p>
          </table:table-cell>
          <table:table-cell table:formula="of:=OR([Sheet1.D688]=&quot;TRUE&quot;; [Sheet1.F688]=&quot;TRUE&quot;; [.C688]=[.D688])" office:value-type="boolean" office:boolean-value="true">
            <text:p>TRUE</text:p>
          </table:table-cell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MAX([Sheet1.C689];[Sheet1.E689])" office:value-type="float" office:value="20">
            <text:p>20</text:p>
          </table:table-cell>
          <table:table-cell table:formula="of:=[Sheet1.G689]" office:value-type="float" office:value="20">
            <text:p>20</text:p>
          </table:table-cell>
          <table:table-cell table:formula="of:=OR([Sheet1.D689]=&quot;TRUE&quot;; [Sheet1.F689]=&quot;TRUE&quot;; [.C689]=[.D689])" office:value-type="boolean" office:boolean-value="true">
            <text:p>TRUE</text:p>
          </table:table-cell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MAX([Sheet1.C690];[Sheet1.E690])" office:value-type="float" office:value="23">
            <text:p>23</text:p>
          </table:table-cell>
          <table:table-cell table:formula="of:=[Sheet1.G690]" office:value-type="float" office:value="23">
            <text:p>23</text:p>
          </table:table-cell>
          <table:table-cell table:formula="of:=OR([Sheet1.D690]=&quot;TRUE&quot;; [Sheet1.F690]=&quot;TRUE&quot;; [.C690]=[.D690])" office:value-type="boolean" office:boolean-value="true">
            <text:p>TRUE</text:p>
          </table:table-cell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MAX([Sheet1.C691];[Sheet1.E691])" office:value-type="float" office:value="26">
            <text:p>26</text:p>
          </table:table-cell>
          <table:table-cell table:formula="of:=[Sheet1.G691]" office:value-type="float" office:value="26">
            <text:p>26</text:p>
          </table:table-cell>
          <table:table-cell table:formula="of:=OR([Sheet1.D691]=&quot;TRUE&quot;; [Sheet1.F691]=&quot;TRUE&quot;; [.C691]=[.D691])" office:value-type="boolean" office:boolean-value="true">
            <text:p>TRUE</text:p>
          </table:table-cell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MAX([Sheet1.C692];[Sheet1.E692])" office:value-type="float" office:value="20">
            <text:p>20</text:p>
          </table:table-cell>
          <table:table-cell table:formula="of:=[Sheet1.G692]" office:value-type="float" office:value="20">
            <text:p>20</text:p>
          </table:table-cell>
          <table:table-cell table:formula="of:=OR([Sheet1.D692]=&quot;TRUE&quot;; [Sheet1.F692]=&quot;TRUE&quot;; [.C692]=[.D692])" office:value-type="boolean" office:boolean-value="true">
            <text:p>TRUE</text:p>
          </table:table-cell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MAX([Sheet1.C693];[Sheet1.E693])" office:value-type="float" office:value="24">
            <text:p>24</text:p>
          </table:table-cell>
          <table:table-cell table:formula="of:=[Sheet1.G693]" office:value-type="float" office:value="24">
            <text:p>24</text:p>
          </table:table-cell>
          <table:table-cell table:formula="of:=OR([Sheet1.D693]=&quot;TRUE&quot;; [Sheet1.F693]=&quot;TRUE&quot;; [.C693]=[.D693])" office:value-type="boolean" office:boolean-value="true">
            <text:p>TRUE</text:p>
          </table:table-cell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MAX([Sheet1.C694];[Sheet1.E694])" office:value-type="float" office:value="26">
            <text:p>26</text:p>
          </table:table-cell>
          <table:table-cell table:formula="of:=[Sheet1.G694]" office:value-type="float" office:value="26">
            <text:p>26</text:p>
          </table:table-cell>
          <table:table-cell table:formula="of:=OR([Sheet1.D694]=&quot;TRUE&quot;; [Sheet1.F694]=&quot;TRUE&quot;; [.C694]=[.D694])" office:value-type="boolean" office:boolean-value="true">
            <text:p>TRUE</text:p>
          </table:table-cell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MAX([Sheet1.C695];[Sheet1.E695])" office:value-type="float" office:value="30">
            <text:p>30</text:p>
          </table:table-cell>
          <table:table-cell table:formula="of:=[Sheet1.G695]" office:value-type="float" office:value="30">
            <text:p>30</text:p>
          </table:table-cell>
          <table:table-cell table:formula="of:=OR([Sheet1.D695]=&quot;TRUE&quot;; [Sheet1.F695]=&quot;TRUE&quot;; [.C695]=[.D695])" office:value-type="boolean" office:boolean-value="true">
            <text:p>TRUE</text:p>
          </table:table-cell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MAX([Sheet1.C696];[Sheet1.E696])" office:value-type="float" office:value="33">
            <text:p>33</text:p>
          </table:table-cell>
          <table:table-cell table:formula="of:=[Sheet1.G696]" office:value-type="float" office:value="33">
            <text:p>33</text:p>
          </table:table-cell>
          <table:table-cell table:formula="of:=OR([Sheet1.D696]=&quot;TRUE&quot;; [Sheet1.F696]=&quot;TRUE&quot;; [.C696]=[.D696])" office:value-type="boolean" office:boolean-value="true">
            <text:p>TRUE</text:p>
          </table:table-cell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MAX([Sheet1.C697];[Sheet1.E697])" office:value-type="float" office:value="36">
            <text:p>36</text:p>
          </table:table-cell>
          <table:table-cell table:formula="of:=[Sheet1.G697]" office:value-type="float" office:value="36">
            <text:p>36</text:p>
          </table:table-cell>
          <table:table-cell table:formula="of:=OR([Sheet1.D697]=&quot;TRUE&quot;; [Sheet1.F697]=&quot;TRUE&quot;; [.C697]=[.D697])" office:value-type="boolean" office:boolean-value="true">
            <text:p>TRUE</text:p>
          </table:table-cell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MAX([Sheet1.C698];[Sheet1.E698])" office:value-type="float" office:value="30">
            <text:p>30</text:p>
          </table:table-cell>
          <table:table-cell table:formula="of:=[Sheet1.G698]" office:value-type="float" office:value="30">
            <text:p>30</text:p>
          </table:table-cell>
          <table:table-cell table:formula="of:=OR([Sheet1.D698]=&quot;TRUE&quot;; [Sheet1.F698]=&quot;TRUE&quot;; [.C698]=[.D698])" office:value-type="boolean" office:boolean-value="true">
            <text:p>TRUE</text:p>
          </table:table-cell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MAX([Sheet1.C699];[Sheet1.E699])" office:value-type="float" office:value="34">
            <text:p>34</text:p>
          </table:table-cell>
          <table:table-cell table:formula="of:=[Sheet1.G699]" office:value-type="float" office:value="34">
            <text:p>34</text:p>
          </table:table-cell>
          <table:table-cell table:formula="of:=OR([Sheet1.D699]=&quot;TRUE&quot;; [Sheet1.F699]=&quot;TRUE&quot;; [.C699]=[.D699])" office:value-type="boolean" office:boolean-value="true">
            <text:p>TRUE</text:p>
          </table:table-cell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MAX([Sheet1.C700];[Sheet1.E700])" office:value-type="float" office:value="37">
            <text:p>37</text:p>
          </table:table-cell>
          <table:table-cell table:formula="of:=[Sheet1.G700]" office:value-type="float" office:value="37">
            <text:p>37</text:p>
          </table:table-cell>
          <table:table-cell table:formula="of:=OR([Sheet1.D700]=&quot;TRUE&quot;; [Sheet1.F700]=&quot;TRUE&quot;; [.C700]=[.D700])" office:value-type="boolean" office:boolean-value="true">
            <text:p>TRUE</text:p>
          </table:table-cell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MAX([Sheet1.C701];[Sheet1.E701])" office:value-type="float" office:value="40">
            <text:p>40</text:p>
          </table:table-cell>
          <table:table-cell table:formula="of:=[Sheet1.G701]" office:value-type="float" office:value="41">
            <text:p>41</text:p>
          </table:table-cell>
          <table:table-cell table:formula="of:=OR([Sheet1.D701]=&quot;TRUE&quot;; [Sheet1.F701]=&quot;TRUE&quot;; [.C701]=[.D701])" office:value-type="boolean" office:boolean-value="true">
            <text:p>TRUE</text:p>
          </table:table-cell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MAX([Sheet1.C702];[Sheet1.E702])" office:value-type="float" office:value="43">
            <text:p>43</text:p>
          </table:table-cell>
          <table:table-cell table:formula="of:=[Sheet1.G702]" office:value-type="float" office:value="43">
            <text:p>43</text:p>
          </table:table-cell>
          <table:table-cell table:formula="of:=OR([Sheet1.D702]=&quot;TRUE&quot;; [Sheet1.F702]=&quot;TRUE&quot;; [.C702]=[.D702])" office:value-type="boolean" office:boolean-value="true">
            <text:p>TRUE</text:p>
          </table:table-cell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MAX([Sheet1.C703];[Sheet1.E703])" office:value-type="float" office:value="46">
            <text:p>46</text:p>
          </table:table-cell>
          <table:table-cell table:formula="of:=[Sheet1.G703]" office:value-type="float" office:value="46">
            <text:p>46</text:p>
          </table:table-cell>
          <table:table-cell table:formula="of:=OR([Sheet1.D703]=&quot;TRUE&quot;; [Sheet1.F703]=&quot;TRUE&quot;; [.C703]=[.D703])" office:value-type="boolean" office:boolean-value="true">
            <text:p>TRUE</text:p>
          </table:table-cell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MAX([Sheet1.C704];[Sheet1.E704])" office:value-type="float" office:value="41">
            <text:p>41</text:p>
          </table:table-cell>
          <table:table-cell table:formula="of:=[Sheet1.G704]" office:value-type="float" office:value="44">
            <text:p>44</text:p>
          </table:table-cell>
          <table:table-cell table:formula="of:=OR([Sheet1.D704]=&quot;TRUE&quot;; [Sheet1.F704]=&quot;TRUE&quot;; [.C704]=[.D704])" office:value-type="boolean" office:boolean-value="true">
            <text:p>TRUE</text:p>
          </table:table-cell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MAX([Sheet1.C705];[Sheet1.E705])" office:value-type="float" office:value="44">
            <text:p>44</text:p>
          </table:table-cell>
          <table:table-cell table:formula="of:=[Sheet1.G705]" office:value-type="float" office:value="44">
            <text:p>44</text:p>
          </table:table-cell>
          <table:table-cell table:formula="of:=OR([Sheet1.D705]=&quot;TRUE&quot;; [Sheet1.F705]=&quot;TRUE&quot;; [.C705]=[.D705])" office:value-type="boolean" office:boolean-value="true">
            <text:p>TRUE</text:p>
          </table:table-cell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MAX([Sheet1.C706];[Sheet1.E706])" office:value-type="float" office:value="47">
            <text:p>47</text:p>
          </table:table-cell>
          <table:table-cell table:formula="of:=[Sheet1.G706]" office:value-type="float" office:value="49">
            <text:p>49</text:p>
          </table:table-cell>
          <table:table-cell table:formula="of:=OR([Sheet1.D706]=&quot;TRUE&quot;; [Sheet1.F706]=&quot;TRUE&quot;; [.C706]=[.D706])" office:value-type="boolean" office:boolean-value="true">
            <text:p>TRUE</text:p>
          </table:table-cell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MAX([Sheet1.C707];[Sheet1.E707])" office:value-type="float" office:value="50">
            <text:p>50</text:p>
          </table:table-cell>
          <table:table-cell table:formula="of:=[Sheet1.G707]" office:value-type="float" office:value="50">
            <text:p>50</text:p>
          </table:table-cell>
          <table:table-cell table:formula="of:=OR([Sheet1.D707]=&quot;TRUE&quot;; [Sheet1.F707]=&quot;TRUE&quot;; [.C707]=[.D707])" office:value-type="boolean" office:boolean-value="true">
            <text:p>TRUE</text:p>
          </table:table-cell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MAX([Sheet1.C708];[Sheet1.E708])" office:value-type="float" office:value="53">
            <text:p>53</text:p>
          </table:table-cell>
          <table:table-cell table:formula="of:=[Sheet1.G708]" office:value-type="float" office:value="53">
            <text:p>53</text:p>
          </table:table-cell>
          <table:table-cell table:formula="of:=OR([Sheet1.D708]=&quot;TRUE&quot;; [Sheet1.F708]=&quot;TRUE&quot;; [.C708]=[.D708])" office:value-type="boolean" office:boolean-value="true">
            <text:p>TRUE</text:p>
          </table:table-cell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MAX([Sheet1.C709];[Sheet1.E709])" office:value-type="float" office:value="56">
            <text:p>56</text:p>
          </table:table-cell>
          <table:table-cell table:formula="of:=[Sheet1.G709]" office:value-type="float" office:value="58">
            <text:p>58</text:p>
          </table:table-cell>
          <table:table-cell table:formula="of:=OR([Sheet1.D709]=&quot;TRUE&quot;; [Sheet1.F709]=&quot;TRUE&quot;; [.C709]=[.D709])" office:value-type="boolean" office:boolean-value="true">
            <text:p>TRUE</text:p>
          </table:table-cell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MAX([Sheet1.C710];[Sheet1.E710])" office:value-type="float" office:value="50">
            <text:p>50</text:p>
          </table:table-cell>
          <table:table-cell table:formula="of:=[Sheet1.G710]" office:value-type="float" office:value="50">
            <text:p>50</text:p>
          </table:table-cell>
          <table:table-cell table:formula="of:=OR([Sheet1.D710]=&quot;TRUE&quot;; [Sheet1.F710]=&quot;TRUE&quot;; [.C710]=[.D710])" office:value-type="boolean" office:boolean-value="true">
            <text:p>TRUE</text:p>
          </table:table-cell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MAX([Sheet1.C711];[Sheet1.E711])" office:value-type="float" office:value="54">
            <text:p>54</text:p>
          </table:table-cell>
          <table:table-cell table:formula="of:=[Sheet1.G711]" office:value-type="float" office:value="54">
            <text:p>54</text:p>
          </table:table-cell>
          <table:table-cell table:formula="of:=OR([Sheet1.D711]=&quot;TRUE&quot;; [Sheet1.F711]=&quot;TRUE&quot;; [.C711]=[.D711])" office:value-type="boolean" office:boolean-value="true">
            <text:p>TRUE</text:p>
          </table:table-cell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MAX([Sheet1.C712];[Sheet1.E712])" office:value-type="float" office:value="57">
            <text:p>57</text:p>
          </table:table-cell>
          <table:table-cell table:formula="of:=[Sheet1.G712]" office:value-type="float" office:value="64">
            <text:p>64</text:p>
          </table:table-cell>
          <table:table-cell table:formula="of:=OR([Sheet1.D712]=&quot;TRUE&quot;; [Sheet1.F712]=&quot;TRUE&quot;; [.C712]=[.D712])" office:value-type="boolean" office:boolean-value="true">
            <text:p>TRUE</text:p>
          </table:table-cell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MAX([Sheet1.C713];[Sheet1.E713])" office:value-type="float" office:value="60">
            <text:p>60</text:p>
          </table:table-cell>
          <table:table-cell table:formula="of:=[Sheet1.G713]" office:value-type="float" office:value="62">
            <text:p>62</text:p>
          </table:table-cell>
          <table:table-cell table:formula="of:=OR([Sheet1.D713]=&quot;TRUE&quot;; [Sheet1.F713]=&quot;TRUE&quot;; [.C713]=[.D713])" office:value-type="boolean" office:boolean-value="true">
            <text:p>TRUE</text:p>
          </table:table-cell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MAX([Sheet1.C714];[Sheet1.E714])" office:value-type="float" office:value="63">
            <text:p>63</text:p>
          </table:table-cell>
          <table:table-cell table:formula="of:=[Sheet1.G714]" office:value-type="float" office:value="64">
            <text:p>64</text:p>
          </table:table-cell>
          <table:table-cell table:formula="of:=OR([Sheet1.D714]=&quot;TRUE&quot;; [Sheet1.F714]=&quot;TRUE&quot;; [.C714]=[.D714])" office:value-type="boolean" office:boolean-value="true">
            <text:p>TRUE</text:p>
          </table:table-cell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MAX([Sheet1.C715];[Sheet1.E715])" office:value-type="float" office:value="66">
            <text:p>66</text:p>
          </table:table-cell>
          <table:table-cell table:formula="of:=[Sheet1.G715]" office:value-type="float" office:value="66">
            <text:p>66</text:p>
          </table:table-cell>
          <table:table-cell table:formula="of:=OR([Sheet1.D715]=&quot;TRUE&quot;; [Sheet1.F715]=&quot;TRUE&quot;; [.C715]=[.D715])" office:value-type="boolean" office:boolean-value="true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19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2T19:38:55</dc:date>
    <dc:creator>Flogo </dc:creator>
    <meta:generator>OpenOffice.org/3.2$Linux OpenOffice.org_project/320m12$Build-9483</meta:generator>
    <meta:editing-duration>PT01H51M02S</meta:editing-duration>
    <meta:editing-cycles>7</meta:editing-cycles>
    <meta:document-statistic meta:table-count="2" meta:cell-count="8580" meta:object-count="0"/>
  </office:meta>
</office:document-meta>
</file>